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72850conf_memo" table:style-name="ta1">
        <table:shapes>
          <draw:frame draw:z-index="0" draw:style-name="gr1" draw:text-style-name="P1" svg:width="15.999cm" svg:height="8.999cm" svg:x="3.567cm" svg:y="805.223cm">
            <draw:object draw:notify-on-update-of-ranges="20230215_172850conf_memo.A1:20230215_172850conf_memo.A18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7549883723259" calcext:value-type="float">
            <text:p>0.27549883723259</text:p>
          </table:table-cell>
          <table:table-cell table:number-columns-repeated="2"/>
        </table:table-row>
        <table:table-row table:style-name="ro1">
          <table:table-cell office:value-type="float" office:value="0.340233385562897" calcext:value-type="float">
            <text:p>0.340233385562897</text:p>
          </table:table-cell>
          <table:table-cell table:number-columns-repeated="2"/>
        </table:table-row>
        <table:table-row table:style-name="ro1">
          <table:table-cell office:value-type="float" office:value="0.640673100948334" calcext:value-type="float">
            <text:p>0.640673100948334</text:p>
          </table:table-cell>
          <table:table-cell table:number-columns-repeated="2"/>
        </table:table-row>
        <table:table-row table:style-name="ro1">
          <table:table-cell office:value-type="float" office:value="0.855454623699188" calcext:value-type="float">
            <text:p>0.855454623699188</text:p>
          </table:table-cell>
          <table:table-cell table:number-columns-repeated="2"/>
        </table:table-row>
        <table:table-row table:style-name="ro1">
          <table:table-cell office:value-type="float" office:value="0.815786302089691" calcext:value-type="float">
            <text:p>0.815786302089691</text:p>
          </table:table-cell>
          <table:table-cell table:number-columns-repeated="2"/>
        </table:table-row>
        <table:table-row table:style-name="ro1">
          <table:table-cell office:value-type="float" office:value="0.812570750713348" calcext:value-type="float">
            <text:p>0.812570750713348</text:p>
          </table:table-cell>
          <table:table-cell table:number-columns-repeated="2"/>
        </table:table-row>
        <table:table-row table:style-name="ro1">
          <table:table-cell office:value-type="float" office:value="0.809136688709259" calcext:value-type="float">
            <text:p>0.809136688709259</text:p>
          </table:table-cell>
          <table:table-cell table:number-columns-repeated="2"/>
        </table:table-row>
        <table:table-row table:style-name="ro1">
          <table:table-cell office:value-type="float" office:value="0.556088447570801" calcext:value-type="float">
            <text:p>0.556088447570801</text:p>
          </table:table-cell>
          <table:table-cell table:number-columns-repeated="2"/>
        </table:table-row>
        <table:table-row table:style-name="ro1">
          <table:table-cell office:value-type="float" office:value="0.436593651771545" calcext:value-type="float">
            <text:p>0.436593651771545</text:p>
          </table:table-cell>
          <table:table-cell table:number-columns-repeated="2"/>
        </table:table-row>
        <table:table-row table:style-name="ro1">
          <table:table-cell office:value-type="float" office:value="0.879309356212616" calcext:value-type="float">
            <text:p>0.879309356212616</text:p>
          </table:table-cell>
          <table:table-cell table:number-columns-repeated="2"/>
        </table:table-row>
        <table:table-row table:style-name="ro1">
          <table:table-cell office:value-type="float" office:value="0.842110335826874" calcext:value-type="float">
            <text:p>0.842110335826874</text:p>
          </table:table-cell>
          <table:table-cell table:number-columns-repeated="2"/>
        </table:table-row>
        <table:table-row table:style-name="ro1">
          <table:table-cell office:value-type="float" office:value="0.257034331560135" calcext:value-type="float">
            <text:p>0.257034331560135</text:p>
          </table:table-cell>
          <table:table-cell table:number-columns-repeated="2"/>
        </table:table-row>
        <table:table-row table:style-name="ro1">
          <table:table-cell office:value-type="float" office:value="0.252511024475098" calcext:value-type="float">
            <text:p>0.252511024475098</text:p>
          </table:table-cell>
          <table:table-cell table:number-columns-repeated="2"/>
        </table:table-row>
        <table:table-row table:style-name="ro1">
          <table:table-cell office:value-type="float" office:value="0.256899297237396" calcext:value-type="float">
            <text:p>0.256899297237396</text:p>
          </table:table-cell>
          <table:table-cell table:number-columns-repeated="2"/>
        </table:table-row>
        <table:table-row table:style-name="ro1">
          <table:table-cell office:value-type="float" office:value="0.296636968851089" calcext:value-type="float">
            <text:p>0.296636968851089</text:p>
          </table:table-cell>
          <table:table-cell table:number-columns-repeated="2"/>
        </table:table-row>
        <table:table-row table:style-name="ro1">
          <table:table-cell office:value-type="float" office:value="0.679725825786591" calcext:value-type="float">
            <text:p>0.679725825786591</text:p>
          </table:table-cell>
          <table:table-cell table:number-columns-repeated="2"/>
        </table:table-row>
        <table:table-row table:style-name="ro1">
          <table:table-cell office:value-type="float" office:value="0.746872842311859" calcext:value-type="float">
            <text:p>0.746872842311859</text:p>
          </table:table-cell>
          <table:table-cell table:number-columns-repeated="2"/>
        </table:table-row>
        <table:table-row table:style-name="ro1">
          <table:table-cell office:value-type="float" office:value="0.429011911153793" calcext:value-type="float">
            <text:p>0.429011911153793</text:p>
          </table:table-cell>
          <table:table-cell table:number-columns-repeated="2"/>
        </table:table-row>
        <table:table-row table:style-name="ro1">
          <table:table-cell office:value-type="float" office:value="0.346481651067734" calcext:value-type="float">
            <text:p>0.346481651067734</text:p>
          </table:table-cell>
          <table:table-cell table:number-columns-repeated="2"/>
        </table:table-row>
        <table:table-row table:style-name="ro1">
          <table:table-cell office:value-type="float" office:value="0.390310317277908" calcext:value-type="float">
            <text:p>0.390310317277908</text:p>
          </table:table-cell>
          <table:table-cell table:number-columns-repeated="2"/>
        </table:table-row>
        <table:table-row table:style-name="ro1">
          <table:table-cell office:value-type="float" office:value="0.262103229761124" calcext:value-type="float">
            <text:p>0.262103229761124</text:p>
          </table:table-cell>
          <table:table-cell table:number-columns-repeated="2"/>
        </table:table-row>
        <table:table-row table:style-name="ro1">
          <table:table-cell office:value-type="float" office:value="0.261025696992874" calcext:value-type="float">
            <text:p>0.261025696992874</text:p>
          </table:table-cell>
          <table:table-cell table:number-columns-repeated="2"/>
        </table:table-row>
        <table:table-row table:style-name="ro1">
          <table:table-cell office:value-type="float" office:value="0.291537553071976" calcext:value-type="float">
            <text:p>0.291537553071976</text:p>
          </table:table-cell>
          <table:table-cell table:number-columns-repeated="2"/>
        </table:table-row>
        <table:table-row table:style-name="ro1">
          <table:table-cell office:value-type="float" office:value="0.258029609918594" calcext:value-type="float">
            <text:p>0.258029609918594</text:p>
          </table:table-cell>
          <table:table-cell table:number-columns-repeated="2"/>
        </table:table-row>
        <table:table-row table:style-name="ro1">
          <table:table-cell office:value-type="float" office:value="0.681103885173798" calcext:value-type="float">
            <text:p>0.681103885173798</text:p>
          </table:table-cell>
          <table:table-cell table:number-columns-repeated="2"/>
        </table:table-row>
        <table:table-row table:style-name="ro1">
          <table:table-cell office:value-type="float" office:value="0.257326334714889" calcext:value-type="float">
            <text:p>0.257326334714889</text:p>
          </table:table-cell>
          <table:table-cell table:number-columns-repeated="2"/>
        </table:table-row>
        <table:table-row table:style-name="ro1">
          <table:table-cell office:value-type="float" office:value="0.828961491584778" calcext:value-type="float">
            <text:p>0.828961491584778</text:p>
          </table:table-cell>
          <table:table-cell table:number-columns-repeated="2"/>
        </table:table-row>
        <table:table-row table:style-name="ro1">
          <table:table-cell office:value-type="float" office:value="0.257317066192627" calcext:value-type="float">
            <text:p>0.257317066192627</text:p>
          </table:table-cell>
          <table:table-cell table:number-columns-repeated="2"/>
        </table:table-row>
        <table:table-row table:style-name="ro1">
          <table:table-cell office:value-type="float" office:value="0.741540253162384" calcext:value-type="float">
            <text:p>0.741540253162384</text:p>
          </table:table-cell>
          <table:table-cell table:number-columns-repeated="2"/>
        </table:table-row>
        <table:table-row table:style-name="ro1">
          <table:table-cell office:value-type="float" office:value="0.258799612522125" calcext:value-type="float">
            <text:p>0.258799612522125</text:p>
          </table:table-cell>
          <table:table-cell table:number-columns-repeated="2"/>
        </table:table-row>
        <table:table-row table:style-name="ro1">
          <table:table-cell office:value-type="float" office:value="0.820525467395783" calcext:value-type="float">
            <text:p>0.820525467395783</text:p>
          </table:table-cell>
          <table:table-cell table:number-columns-repeated="2"/>
        </table:table-row>
        <table:table-row table:style-name="ro1">
          <table:table-cell office:value-type="float" office:value="0.258471965789795" calcext:value-type="float">
            <text:p>0.258471965789795</text:p>
          </table:table-cell>
          <table:table-cell table:number-columns-repeated="2"/>
        </table:table-row>
        <table:table-row table:style-name="ro1">
          <table:table-cell office:value-type="float" office:value="0.894885897636414" calcext:value-type="float">
            <text:p>0.894885897636414</text:p>
          </table:table-cell>
          <table:table-cell table:number-columns-repeated="2"/>
        </table:table-row>
        <table:table-row table:style-name="ro1">
          <table:table-cell office:value-type="float" office:value="0.259368717670441" calcext:value-type="float">
            <text:p>0.259368717670441</text:p>
          </table:table-cell>
          <table:table-cell table:number-columns-repeated="2"/>
        </table:table-row>
        <table:table-row table:style-name="ro1">
          <table:table-cell office:value-type="float" office:value="0.916475713253021" calcext:value-type="float">
            <text:p>0.916475713253021</text:p>
          </table:table-cell>
          <table:table-cell table:number-columns-repeated="2"/>
        </table:table-row>
        <table:table-row table:style-name="ro1">
          <table:table-cell office:value-type="float" office:value="0.258544951677322" calcext:value-type="float">
            <text:p>0.258544951677322</text:p>
          </table:table-cell>
          <table:table-cell table:number-columns-repeated="2"/>
        </table:table-row>
        <table:table-row table:style-name="ro1">
          <table:table-cell office:value-type="float" office:value="0.888521134853363" calcext:value-type="float">
            <text:p>0.888521134853363</text:p>
          </table:table-cell>
          <table:table-cell table:number-columns-repeated="2"/>
        </table:table-row>
        <table:table-row table:style-name="ro1">
          <table:table-cell office:value-type="float" office:value="0.260763257741928" calcext:value-type="float">
            <text:p>0.260763257741928</text:p>
          </table:table-cell>
          <table:table-cell table:number-columns-repeated="2"/>
        </table:table-row>
        <table:table-row table:style-name="ro1">
          <table:table-cell office:value-type="float" office:value="0.703237116336823" calcext:value-type="float">
            <text:p>0.703237116336823</text:p>
          </table:table-cell>
          <table:table-cell table:number-columns-repeated="2"/>
        </table:table-row>
        <table:table-row table:style-name="ro1">
          <table:table-cell office:value-type="float" office:value="0.264109551906586" calcext:value-type="float">
            <text:p>0.264109551906586</text:p>
          </table:table-cell>
          <table:table-cell table:number-columns-repeated="2"/>
        </table:table-row>
        <table:table-row table:style-name="ro1">
          <table:table-cell office:value-type="float" office:value="0.837111473083496" calcext:value-type="float">
            <text:p>0.837111473083496</text:p>
          </table:table-cell>
          <table:table-cell table:number-columns-repeated="2"/>
        </table:table-row>
        <table:table-row table:style-name="ro1">
          <table:table-cell office:value-type="float" office:value="0.263354122638702" calcext:value-type="float">
            <text:p>0.263354122638702</text:p>
          </table:table-cell>
          <table:table-cell table:number-columns-repeated="2"/>
        </table:table-row>
        <table:table-row table:style-name="ro1">
          <table:table-cell office:value-type="float" office:value="0.281625419855118" calcext:value-type="float">
            <text:p>0.281625419855118</text:p>
          </table:table-cell>
          <table:table-cell table:number-columns-repeated="2"/>
        </table:table-row>
        <table:table-row table:style-name="ro1">
          <table:table-cell office:value-type="float" office:value="0.863226592540741" calcext:value-type="float">
            <text:p>0.863226592540741</text:p>
          </table:table-cell>
          <table:table-cell table:number-columns-repeated="2"/>
        </table:table-row>
        <table:table-row table:style-name="ro1">
          <table:table-cell office:value-type="float" office:value="0.280861109495163" calcext:value-type="float">
            <text:p>0.280861109495163</text:p>
          </table:table-cell>
          <table:table-cell table:number-columns-repeated="2"/>
        </table:table-row>
        <table:table-row table:style-name="ro1">
          <table:table-cell office:value-type="float" office:value="0.878931641578674" calcext:value-type="float">
            <text:p>0.878931641578674</text:p>
          </table:table-cell>
          <table:table-cell table:number-columns-repeated="2"/>
        </table:table-row>
        <table:table-row table:style-name="ro1">
          <table:table-cell office:value-type="float" office:value="0.281766772270203" calcext:value-type="float">
            <text:p>0.281766772270203</text:p>
          </table:table-cell>
          <table:table-cell table:number-columns-repeated="2"/>
        </table:table-row>
        <table:table-row table:style-name="ro1">
          <table:table-cell office:value-type="float" office:value="0.762942552566528" calcext:value-type="float">
            <text:p>0.762942552566528</text:p>
          </table:table-cell>
          <table:table-cell table:number-columns-repeated="2"/>
        </table:table-row>
        <table:table-row table:style-name="ro1">
          <table:table-cell office:value-type="float" office:value="0.281738370656967" calcext:value-type="float">
            <text:p>0.281738370656967</text:p>
          </table:table-cell>
          <table:table-cell table:number-columns-repeated="2"/>
        </table:table-row>
        <table:table-row table:style-name="ro1">
          <table:table-cell office:value-type="float" office:value="0.771106362342835" calcext:value-type="float">
            <text:p>0.771106362342835</text:p>
          </table:table-cell>
          <table:table-cell table:number-columns-repeated="2"/>
        </table:table-row>
        <table:table-row table:style-name="ro1">
          <table:table-cell office:value-type="float" office:value="0.281826168298721" calcext:value-type="float">
            <text:p>0.281826168298721</text:p>
          </table:table-cell>
          <table:table-cell table:number-columns-repeated="2"/>
        </table:table-row>
        <table:table-row table:style-name="ro1">
          <table:table-cell office:value-type="float" office:value="0.755421340465546" calcext:value-type="float">
            <text:p>0.755421340465546</text:p>
          </table:table-cell>
          <table:table-cell table:number-columns-repeated="2"/>
        </table:table-row>
        <table:table-row table:style-name="ro1">
          <table:table-cell office:value-type="float" office:value="0.302534312009811" calcext:value-type="float">
            <text:p>0.302534312009811</text:p>
          </table:table-cell>
          <table:table-cell table:number-columns-repeated="2"/>
        </table:table-row>
        <table:table-row table:style-name="ro1">
          <table:table-cell office:value-type="float" office:value="0.900497794151306" calcext:value-type="float">
            <text:p>0.900497794151306</text:p>
          </table:table-cell>
          <table:table-cell table:number-columns-repeated="2"/>
        </table:table-row>
        <table:table-row table:style-name="ro1">
          <table:table-cell office:value-type="float" office:value="0.298242598772049" calcext:value-type="float">
            <text:p>0.298242598772049</text:p>
          </table:table-cell>
          <table:table-cell table:number-columns-repeated="2"/>
        </table:table-row>
        <table:table-row table:style-name="ro1">
          <table:table-cell office:value-type="float" office:value="0.830580353736877" calcext:value-type="float">
            <text:p>0.830580353736877</text:p>
          </table:table-cell>
          <table:table-cell table:number-columns-repeated="2"/>
        </table:table-row>
        <table:table-row table:style-name="ro1">
          <table:table-cell office:value-type="float" office:value="0.301591783761978" calcext:value-type="float">
            <text:p>0.301591783761978</text:p>
          </table:table-cell>
          <table:table-cell table:number-columns-repeated="2"/>
        </table:table-row>
        <table:table-row table:style-name="ro1">
          <table:table-cell office:value-type="float" office:value="0.294848412275314" calcext:value-type="float">
            <text:p>0.294848412275314</text:p>
          </table:table-cell>
          <table:table-cell table:number-columns-repeated="2"/>
        </table:table-row>
        <table:table-row table:style-name="ro1">
          <table:table-cell office:value-type="float" office:value="0.312609970569611" calcext:value-type="float">
            <text:p>0.312609970569611</text:p>
          </table:table-cell>
          <table:table-cell table:number-columns-repeated="2"/>
        </table:table-row>
        <table:table-row table:style-name="ro1">
          <table:table-cell office:value-type="float" office:value="0.271273225545883" calcext:value-type="float">
            <text:p>0.271273225545883</text:p>
          </table:table-cell>
          <table:table-cell table:number-columns-repeated="2"/>
        </table:table-row>
        <table:table-row table:style-name="ro1">
          <table:table-cell office:value-type="float" office:value="0.27691912651062" calcext:value-type="float">
            <text:p>0.27691912651062</text:p>
          </table:table-cell>
          <table:table-cell table:number-columns-repeated="2"/>
        </table:table-row>
        <table:table-row table:style-name="ro1">
          <table:table-cell office:value-type="float" office:value="0.277138084173203" calcext:value-type="float">
            <text:p>0.277138084173203</text:p>
          </table:table-cell>
          <table:table-cell table:number-columns-repeated="2"/>
        </table:table-row>
        <table:table-row table:style-name="ro1">
          <table:table-cell office:value-type="float" office:value="0.35218745470047" calcext:value-type="float">
            <text:p>0.35218745470047</text:p>
          </table:table-cell>
          <table:table-cell table:number-columns-repeated="2"/>
        </table:table-row>
        <table:table-row table:style-name="ro1">
          <table:table-cell office:value-type="float" office:value="0.354037016630173" calcext:value-type="float">
            <text:p>0.354037016630173</text:p>
          </table:table-cell>
          <table:table-cell table:number-columns-repeated="2"/>
        </table:table-row>
        <table:table-row table:style-name="ro1">
          <table:table-cell office:value-type="float" office:value="0.35644194483757" calcext:value-type="float">
            <text:p>0.35644194483757</text:p>
          </table:table-cell>
          <table:table-cell table:number-columns-repeated="2"/>
        </table:table-row>
        <table:table-row table:style-name="ro1">
          <table:table-cell office:value-type="float" office:value="0.344887226819992" calcext:value-type="float">
            <text:p>0.344887226819992</text:p>
          </table:table-cell>
          <table:table-cell table:number-columns-repeated="2"/>
        </table:table-row>
        <table:table-row table:style-name="ro1">
          <table:table-cell office:value-type="float" office:value="0.346432209014893" calcext:value-type="float">
            <text:p>0.346432209014893</text:p>
          </table:table-cell>
          <table:table-cell table:number-columns-repeated="2"/>
        </table:table-row>
        <table:table-row table:style-name="ro1">
          <table:table-cell office:value-type="float" office:value="0.345968216657639" calcext:value-type="float">
            <text:p>0.345968216657639</text:p>
          </table:table-cell>
          <table:table-cell table:number-columns-repeated="2"/>
        </table:table-row>
        <table:table-row table:style-name="ro1">
          <table:table-cell office:value-type="float" office:value="0.34908252954483" calcext:value-type="float">
            <text:p>0.34908252954483</text:p>
          </table:table-cell>
          <table:table-cell table:number-columns-repeated="2"/>
        </table:table-row>
        <table:table-row table:style-name="ro1">
          <table:table-cell office:value-type="float" office:value="0.349260240793228" calcext:value-type="float">
            <text:p>0.349260240793228</text:p>
          </table:table-cell>
          <table:table-cell table:number-columns-repeated="2"/>
        </table:table-row>
        <table:table-row table:style-name="ro1">
          <table:table-cell office:value-type="float" office:value="0.349841713905334" calcext:value-type="float">
            <text:p>0.349841713905334</text:p>
          </table:table-cell>
          <table:table-cell table:number-columns-repeated="2"/>
        </table:table-row>
        <table:table-row table:style-name="ro1">
          <table:table-cell office:value-type="float" office:value="0.345356017351151" calcext:value-type="float">
            <text:p>0.345356017351151</text:p>
          </table:table-cell>
          <table:table-cell table:number-columns-repeated="2"/>
        </table:table-row>
        <table:table-row table:style-name="ro1">
          <table:table-cell office:value-type="float" office:value="0.343022018671036" calcext:value-type="float">
            <text:p>0.343022018671036</text:p>
          </table:table-cell>
          <table:table-cell table:number-columns-repeated="2"/>
        </table:table-row>
        <table:table-row table:style-name="ro1">
          <table:table-cell office:value-type="float" office:value="0.343824476003647" calcext:value-type="float">
            <text:p>0.343824476003647</text:p>
          </table:table-cell>
          <table:table-cell table:number-columns-repeated="2"/>
        </table:table-row>
        <table:table-row table:style-name="ro1">
          <table:table-cell office:value-type="float" office:value="0.298862993717194" calcext:value-type="float">
            <text:p>0.298862993717194</text:p>
          </table:table-cell>
          <table:table-cell table:number-columns-repeated="2"/>
        </table:table-row>
        <table:table-row table:style-name="ro1">
          <table:table-cell office:value-type="float" office:value="0.295889735221863" calcext:value-type="float">
            <text:p>0.295889735221863</text:p>
          </table:table-cell>
          <table:table-cell table:number-columns-repeated="2"/>
        </table:table-row>
        <table:table-row table:style-name="ro1">
          <table:table-cell office:value-type="float" office:value="0.290688633918762" calcext:value-type="float">
            <text:p>0.290688633918762</text:p>
          </table:table-cell>
          <table:table-cell table:number-columns-repeated="2"/>
        </table:table-row>
        <table:table-row table:style-name="ro1">
          <table:table-cell office:value-type="float" office:value="0.294254273176193" calcext:value-type="float">
            <text:p>0.294254273176193</text:p>
          </table:table-cell>
          <table:table-cell table:number-columns-repeated="2"/>
        </table:table-row>
        <table:table-row table:style-name="ro1">
          <table:table-cell office:value-type="float" office:value="0.292694389820099" calcext:value-type="float">
            <text:p>0.292694389820099</text:p>
          </table:table-cell>
          <table:table-cell table:number-columns-repeated="2"/>
        </table:table-row>
        <table:table-row table:style-name="ro1">
          <table:table-cell office:value-type="float" office:value="0.286507248878479" calcext:value-type="float">
            <text:p>0.286507248878479</text:p>
          </table:table-cell>
          <table:table-cell table:number-columns-repeated="2"/>
        </table:table-row>
        <table:table-row table:style-name="ro1">
          <table:table-cell office:value-type="float" office:value="0.286555588245392" calcext:value-type="float">
            <text:p>0.286555588245392</text:p>
          </table:table-cell>
          <table:table-cell table:number-columns-repeated="2"/>
        </table:table-row>
        <table:table-row table:style-name="ro1">
          <table:table-cell office:value-type="float" office:value="0.287105888128281" calcext:value-type="float">
            <text:p>0.287105888128281</text:p>
          </table:table-cell>
          <table:table-cell table:number-columns-repeated="2"/>
        </table:table-row>
        <table:table-row table:style-name="ro1">
          <table:table-cell office:value-type="float" office:value="0.283196568489075" calcext:value-type="float">
            <text:p>0.283196568489075</text:p>
          </table:table-cell>
          <table:table-cell table:number-columns-repeated="2"/>
        </table:table-row>
        <table:table-row table:style-name="ro1">
          <table:table-cell office:value-type="float" office:value="0.28679221868515" calcext:value-type="float">
            <text:p>0.28679221868515</text:p>
          </table:table-cell>
          <table:table-cell table:number-columns-repeated="2"/>
        </table:table-row>
        <table:table-row table:style-name="ro1">
          <table:table-cell office:value-type="float" office:value="0.284503012895584" calcext:value-type="float">
            <text:p>0.284503012895584</text:p>
          </table:table-cell>
          <table:table-cell table:number-columns-repeated="2"/>
        </table:table-row>
        <table:table-row table:style-name="ro1">
          <table:table-cell office:value-type="float" office:value="0.285177499055862" calcext:value-type="float">
            <text:p>0.285177499055862</text:p>
          </table:table-cell>
          <table:table-cell table:number-columns-repeated="2"/>
        </table:table-row>
        <table:table-row table:style-name="ro1">
          <table:table-cell office:value-type="float" office:value="0.280553817749023" calcext:value-type="float">
            <text:p>0.280553817749023</text:p>
          </table:table-cell>
          <table:table-cell table:number-columns-repeated="2"/>
        </table:table-row>
        <table:table-row table:style-name="ro1">
          <table:table-cell office:value-type="float" office:value="0.278442919254303" calcext:value-type="float">
            <text:p>0.278442919254303</text:p>
          </table:table-cell>
          <table:table-cell table:number-columns-repeated="2"/>
        </table:table-row>
        <table:table-row table:style-name="ro1">
          <table:table-cell office:value-type="float" office:value="0.318725436925888" calcext:value-type="float">
            <text:p>0.318725436925888</text:p>
          </table:table-cell>
          <table:table-cell table:number-columns-repeated="2"/>
        </table:table-row>
        <table:table-row table:style-name="ro1">
          <table:table-cell office:value-type="float" office:value="0.369053840637207" calcext:value-type="float">
            <text:p>0.369053840637207</text:p>
          </table:table-cell>
          <table:table-cell table:number-columns-repeated="2"/>
        </table:table-row>
        <table:table-row table:style-name="ro1">
          <table:table-cell office:value-type="float" office:value="0.639688849449158" calcext:value-type="float">
            <text:p>0.639688849449158</text:p>
          </table:table-cell>
          <table:table-cell table:number-columns-repeated="2"/>
        </table:table-row>
        <table:table-row table:style-name="ro1">
          <table:table-cell office:value-type="float" office:value="0.725912868976593" calcext:value-type="float">
            <text:p>0.725912868976593</text:p>
          </table:table-cell>
          <table:table-cell table:number-columns-repeated="2"/>
        </table:table-row>
        <table:table-row table:style-name="ro1">
          <table:table-cell office:value-type="float" office:value="0.340727925300598" calcext:value-type="float">
            <text:p>0.340727925300598</text:p>
          </table:table-cell>
          <table:table-cell table:number-columns-repeated="2"/>
        </table:table-row>
        <table:table-row table:style-name="ro1">
          <table:table-cell office:value-type="float" office:value="0.535924136638641" calcext:value-type="float">
            <text:p>0.535924136638641</text:p>
          </table:table-cell>
          <table:table-cell table:number-columns-repeated="2"/>
        </table:table-row>
        <table:table-row table:style-name="ro1">
          <table:table-cell office:value-type="float" office:value="0.259216576814651" calcext:value-type="float">
            <text:p>0.259216576814651</text:p>
          </table:table-cell>
          <table:table-cell table:number-columns-repeated="2"/>
        </table:table-row>
        <table:table-row table:style-name="ro1">
          <table:table-cell office:value-type="float" office:value="0.438901126384735" calcext:value-type="float">
            <text:p>0.438901126384735</text:p>
          </table:table-cell>
          <table:table-cell table:number-columns-repeated="2"/>
        </table:table-row>
        <table:table-row table:style-name="ro1">
          <table:table-cell office:value-type="float" office:value="0.717851996421814" calcext:value-type="float">
            <text:p>0.717851996421814</text:p>
          </table:table-cell>
          <table:table-cell table:number-columns-repeated="2"/>
        </table:table-row>
        <table:table-row table:style-name="ro1">
          <table:table-cell office:value-type="float" office:value="0.832421898841858" calcext:value-type="float">
            <text:p>0.832421898841858</text:p>
          </table:table-cell>
          <table:table-cell table:number-columns-repeated="2"/>
        </table:table-row>
        <table:table-row table:style-name="ro1">
          <table:table-cell office:value-type="float" office:value="0.895530462265015" calcext:value-type="float">
            <text:p>0.895530462265015</text:p>
          </table:table-cell>
          <table:table-cell table:number-columns-repeated="2"/>
        </table:table-row>
        <table:table-row table:style-name="ro1">
          <table:table-cell office:value-type="float" office:value="0.82694274187088" calcext:value-type="float">
            <text:p>0.82694274187088</text:p>
          </table:table-cell>
          <table:table-cell table:number-columns-repeated="2"/>
        </table:table-row>
        <table:table-row table:style-name="ro1">
          <table:table-cell office:value-type="float" office:value="0.865539610385895" calcext:value-type="float">
            <text:p>0.865539610385895</text:p>
          </table:table-cell>
          <table:table-cell table:number-columns-repeated="2"/>
        </table:table-row>
        <table:table-row table:style-name="ro1">
          <table:table-cell office:value-type="float" office:value="0.879131972789764" calcext:value-type="float">
            <text:p>0.879131972789764</text:p>
          </table:table-cell>
          <table:table-cell table:number-columns-repeated="2"/>
        </table:table-row>
        <table:table-row table:style-name="ro1">
          <table:table-cell office:value-type="float" office:value="0.917602360248566" calcext:value-type="float">
            <text:p>0.917602360248566</text:p>
          </table:table-cell>
          <table:table-cell table:number-columns-repeated="2"/>
        </table:table-row>
        <table:table-row table:style-name="ro1">
          <table:table-cell office:value-type="float" office:value="0.915824115276337" calcext:value-type="float">
            <text:p>0.915824115276337</text:p>
          </table:table-cell>
          <table:table-cell table:number-columns-repeated="2"/>
        </table:table-row>
        <table:table-row table:style-name="ro1">
          <table:table-cell office:value-type="float" office:value="0.881497859954834" calcext:value-type="float">
            <text:p>0.881497859954834</text:p>
          </table:table-cell>
          <table:table-cell table:number-columns-repeated="2"/>
        </table:table-row>
        <table:table-row table:style-name="ro1">
          <table:table-cell office:value-type="float" office:value="0.849853992462158" calcext:value-type="float">
            <text:p>0.849853992462158</text:p>
          </table:table-cell>
          <table:table-cell table:number-columns-repeated="2"/>
        </table:table-row>
        <table:table-row table:style-name="ro1">
          <table:table-cell office:value-type="float" office:value="0.861463665962219" calcext:value-type="float">
            <text:p>0.861463665962219</text:p>
          </table:table-cell>
          <table:table-cell table:number-columns-repeated="2"/>
        </table:table-row>
        <table:table-row table:style-name="ro1">
          <table:table-cell office:value-type="float" office:value="0.900490939617157" calcext:value-type="float">
            <text:p>0.900490939617157</text:p>
          </table:table-cell>
          <table:table-cell table:number-columns-repeated="2"/>
        </table:table-row>
        <table:table-row table:style-name="ro1">
          <table:table-cell office:value-type="float" office:value="0.869913399219513" calcext:value-type="float">
            <text:p>0.869913399219513</text:p>
          </table:table-cell>
          <table:table-cell table:number-columns-repeated="2"/>
        </table:table-row>
        <table:table-row table:style-name="ro1">
          <table:table-cell office:value-type="float" office:value="0.875542104244232" calcext:value-type="float">
            <text:p>0.875542104244232</text:p>
          </table:table-cell>
          <table:table-cell table:number-columns-repeated="2"/>
        </table:table-row>
        <table:table-row table:style-name="ro1">
          <table:table-cell office:value-type="float" office:value="0.916293025016785" calcext:value-type="float">
            <text:p>0.916293025016785</text:p>
          </table:table-cell>
          <table:table-cell table:number-columns-repeated="2"/>
        </table:table-row>
        <table:table-row table:style-name="ro1">
          <table:table-cell office:value-type="float" office:value="0.954762160778046" calcext:value-type="float">
            <text:p>0.954762160778046</text:p>
          </table:table-cell>
          <table:table-cell table:number-columns-repeated="2"/>
        </table:table-row>
        <table:table-row table:style-name="ro1">
          <table:table-cell office:value-type="float" office:value="0.939390599727631" calcext:value-type="float">
            <text:p>0.939390599727631</text:p>
          </table:table-cell>
          <table:table-cell table:number-columns-repeated="2"/>
        </table:table-row>
        <table:table-row table:style-name="ro1">
          <table:table-cell office:value-type="float" office:value="0.940797090530396" calcext:value-type="float">
            <text:p>0.940797090530396</text:p>
          </table:table-cell>
          <table:table-cell table:number-columns-repeated="2"/>
        </table:table-row>
        <table:table-row table:style-name="ro1">
          <table:table-cell office:value-type="float" office:value="0.906344890594482" calcext:value-type="float">
            <text:p>0.906344890594482</text:p>
          </table:table-cell>
          <table:table-cell table:number-columns-repeated="2"/>
        </table:table-row>
        <table:table-row table:style-name="ro1">
          <table:table-cell office:value-type="float" office:value="0.944766759872436" calcext:value-type="float">
            <text:p>0.944766759872436</text:p>
          </table:table-cell>
          <table:table-cell table:number-columns-repeated="2"/>
        </table:table-row>
        <table:table-row table:style-name="ro1">
          <table:table-cell office:value-type="float" office:value="0.905366539955139" calcext:value-type="float">
            <text:p>0.905366539955139</text:p>
          </table:table-cell>
          <table:table-cell table:number-columns-repeated="2"/>
        </table:table-row>
        <table:table-row table:style-name="ro1">
          <table:table-cell office:value-type="float" office:value="0.857493102550507" calcext:value-type="float">
            <text:p>0.857493102550507</text:p>
          </table:table-cell>
          <table:table-cell table:number-columns-repeated="2"/>
        </table:table-row>
        <table:table-row table:style-name="ro1">
          <table:table-cell office:value-type="float" office:value="0.569873332977295" calcext:value-type="float">
            <text:p>0.569873332977295</text:p>
          </table:table-cell>
          <table:table-cell table:number-columns-repeated="2"/>
        </table:table-row>
        <table:table-row table:style-name="ro1">
          <table:table-cell office:value-type="float" office:value="0.88411146402359" calcext:value-type="float">
            <text:p>0.88411146402359</text:p>
          </table:table-cell>
          <table:table-cell table:number-columns-repeated="2"/>
        </table:table-row>
        <table:table-row table:style-name="ro1">
          <table:table-cell office:value-type="float" office:value="0.88371992111206" calcext:value-type="float">
            <text:p>0.88371992111206</text:p>
          </table:table-cell>
          <table:table-cell table:number-columns-repeated="2"/>
        </table:table-row>
        <table:table-row table:style-name="ro1">
          <table:table-cell office:value-type="float" office:value="0.686398506164551" calcext:value-type="float">
            <text:p>0.686398506164551</text:p>
          </table:table-cell>
          <table:table-cell table:number-columns-repeated="2"/>
        </table:table-row>
        <table:table-row table:style-name="ro1">
          <table:table-cell office:value-type="float" office:value="0.921683847904205" calcext:value-type="float">
            <text:p>0.921683847904205</text:p>
          </table:table-cell>
          <table:table-cell table:number-columns-repeated="2"/>
        </table:table-row>
        <table:table-row table:style-name="ro1">
          <table:table-cell office:value-type="float" office:value="0.91018158197403" calcext:value-type="float">
            <text:p>0.91018158197403</text:p>
          </table:table-cell>
          <table:table-cell table:number-columns-repeated="2"/>
        </table:table-row>
        <table:table-row table:style-name="ro1">
          <table:table-cell office:value-type="float" office:value="0.878336429595947" calcext:value-type="float">
            <text:p>0.878336429595947</text:p>
          </table:table-cell>
          <table:table-cell table:number-columns-repeated="2"/>
        </table:table-row>
        <table:table-row table:style-name="ro1">
          <table:table-cell office:value-type="float" office:value="0.772063493728638" calcext:value-type="float">
            <text:p>0.772063493728638</text:p>
          </table:table-cell>
          <table:table-cell table:number-columns-repeated="2"/>
        </table:table-row>
        <table:table-row table:style-name="ro1">
          <table:table-cell office:value-type="float" office:value="0.274707198143005" calcext:value-type="float">
            <text:p>0.274707198143005</text:p>
          </table:table-cell>
          <table:table-cell table:number-columns-repeated="2"/>
        </table:table-row>
        <table:table-row table:style-name="ro1">
          <table:table-cell office:value-type="float" office:value="0.563543796539307" calcext:value-type="float">
            <text:p>0.563543796539307</text:p>
          </table:table-cell>
          <table:table-cell table:number-columns-repeated="2"/>
        </table:table-row>
        <table:table-row table:style-name="ro1">
          <table:table-cell office:value-type="float" office:value="0.40024322271347" calcext:value-type="float">
            <text:p>0.40024322271347</text:p>
          </table:table-cell>
          <table:table-cell table:number-columns-repeated="2"/>
        </table:table-row>
        <table:table-row table:style-name="ro1">
          <table:table-cell office:value-type="float" office:value="0.323388576507568" calcext:value-type="float">
            <text:p>0.323388576507568</text:p>
          </table:table-cell>
          <table:table-cell table:number-columns-repeated="2"/>
        </table:table-row>
        <table:table-row table:style-name="ro1">
          <table:table-cell office:value-type="float" office:value="0.591568827629089" calcext:value-type="float">
            <text:p>0.591568827629089</text:p>
          </table:table-cell>
          <table:table-cell table:number-columns-repeated="2"/>
        </table:table-row>
        <table:table-row table:style-name="ro1">
          <table:table-cell office:value-type="float" office:value="0.803778827190399" calcext:value-type="float">
            <text:p>0.803778827190399</text:p>
          </table:table-cell>
          <table:table-cell table:number-columns-repeated="2"/>
        </table:table-row>
        <table:table-row table:style-name="ro1">
          <table:table-cell office:value-type="float" office:value="0.830312669277191" calcext:value-type="float">
            <text:p>0.830312669277191</text:p>
          </table:table-cell>
          <table:table-cell table:number-columns-repeated="2"/>
        </table:table-row>
        <table:table-row table:style-name="ro1">
          <table:table-cell office:value-type="float" office:value="0.834221065044403" calcext:value-type="float">
            <text:p>0.834221065044403</text:p>
          </table:table-cell>
          <table:table-cell table:number-columns-repeated="2"/>
        </table:table-row>
        <table:table-row table:style-name="ro1">
          <table:table-cell office:value-type="float" office:value="0.88011085987091" calcext:value-type="float">
            <text:p>0.88011085987091</text:p>
          </table:table-cell>
          <table:table-cell table:number-columns-repeated="2"/>
        </table:table-row>
        <table:table-row table:style-name="ro1">
          <table:table-cell office:value-type="float" office:value="0.905493259429931" calcext:value-type="float">
            <text:p>0.905493259429931</text:p>
          </table:table-cell>
          <table:table-cell table:number-columns-repeated="2"/>
        </table:table-row>
        <table:table-row table:style-name="ro1">
          <table:table-cell office:value-type="float" office:value="0.837634325027466" calcext:value-type="float">
            <text:p>0.837634325027466</text:p>
          </table:table-cell>
          <table:table-cell table:number-columns-repeated="2"/>
        </table:table-row>
        <table:table-row table:style-name="ro1">
          <table:table-cell office:value-type="float" office:value="0.294314593076706" calcext:value-type="float">
            <text:p>0.294314593076706</text:p>
          </table:table-cell>
          <table:table-cell table:number-columns-repeated="2"/>
        </table:table-row>
        <table:table-row table:style-name="ro1">
          <table:table-cell office:value-type="float" office:value="0.68434202671051" calcext:value-type="float">
            <text:p>0.68434202671051</text:p>
          </table:table-cell>
          <table:table-cell table:number-columns-repeated="2"/>
        </table:table-row>
        <table:table-row table:style-name="ro1">
          <table:table-cell office:value-type="float" office:value="0.260600656270981" calcext:value-type="float">
            <text:p>0.260600656270981</text:p>
          </table:table-cell>
          <table:table-cell table:number-columns-repeated="2"/>
        </table:table-row>
        <table:table-row table:style-name="ro1">
          <table:table-cell office:value-type="float" office:value="0.293745845556259" calcext:value-type="float">
            <text:p>0.293745845556259</text:p>
          </table:table-cell>
          <table:table-cell table:number-columns-repeated="2"/>
        </table:table-row>
        <table:table-row table:style-name="ro1">
          <table:table-cell office:value-type="float" office:value="0.909946322441101" calcext:value-type="float">
            <text:p>0.909946322441101</text:p>
          </table:table-cell>
          <table:table-cell table:number-columns-repeated="2"/>
        </table:table-row>
        <table:table-row table:style-name="ro1">
          <table:table-cell office:value-type="float" office:value="0.258618980646133" calcext:value-type="float">
            <text:p>0.258618980646133</text:p>
          </table:table-cell>
          <table:table-cell table:number-columns-repeated="2"/>
        </table:table-row>
        <table:table-row table:style-name="ro1">
          <table:table-cell office:value-type="float" office:value="0.935069680213928" calcext:value-type="float">
            <text:p>0.935069680213928</text:p>
          </table:table-cell>
          <table:table-cell table:number-columns-repeated="2"/>
        </table:table-row>
        <table:table-row table:style-name="ro1">
          <table:table-cell office:value-type="float" office:value="0.260913789272308" calcext:value-type="float">
            <text:p>0.260913789272308</text:p>
          </table:table-cell>
          <table:table-cell table:number-columns-repeated="2"/>
        </table:table-row>
        <table:table-row table:style-name="ro1">
          <table:table-cell office:value-type="float" office:value="0.93328469991684" calcext:value-type="float">
            <text:p>0.93328469991684</text:p>
          </table:table-cell>
          <table:table-cell table:number-columns-repeated="2"/>
        </table:table-row>
        <table:table-row table:style-name="ro1">
          <table:table-cell office:value-type="float" office:value="0.267125278711319" calcext:value-type="float">
            <text:p>0.267125278711319</text:p>
          </table:table-cell>
          <table:table-cell table:number-columns-repeated="2"/>
        </table:table-row>
        <table:table-row table:style-name="ro1">
          <table:table-cell office:value-type="float" office:value="0.930987358093262" calcext:value-type="float">
            <text:p>0.930987358093262</text:p>
          </table:table-cell>
          <table:table-cell table:number-columns-repeated="2"/>
        </table:table-row>
        <table:table-row table:style-name="ro1">
          <table:table-cell office:value-type="float" office:value="0.265885323286057" calcext:value-type="float">
            <text:p>0.265885323286057</text:p>
          </table:table-cell>
          <table:table-cell table:number-columns-repeated="2"/>
        </table:table-row>
        <table:table-row table:style-name="ro1">
          <table:table-cell office:value-type="float" office:value="0.86324155330658" calcext:value-type="float">
            <text:p>0.86324155330658</text:p>
          </table:table-cell>
          <table:table-cell table:number-columns-repeated="2"/>
        </table:table-row>
        <table:table-row table:style-name="ro1">
          <table:table-cell office:value-type="float" office:value="0.26593804359436" calcext:value-type="float">
            <text:p>0.26593804359436</text:p>
          </table:table-cell>
          <table:table-cell table:number-columns-repeated="2"/>
        </table:table-row>
        <table:table-row table:style-name="ro1">
          <table:table-cell office:value-type="float" office:value="0.588274598121643" calcext:value-type="float">
            <text:p>0.588274598121643</text:p>
          </table:table-cell>
          <table:table-cell table:number-columns-repeated="2"/>
        </table:table-row>
        <table:table-row table:style-name="ro1">
          <table:table-cell office:value-type="float" office:value="0.263937532901764" calcext:value-type="float">
            <text:p>0.263937532901764</text:p>
          </table:table-cell>
          <table:table-cell table:number-columns-repeated="2"/>
        </table:table-row>
        <table:table-row table:style-name="ro1">
          <table:table-cell office:value-type="float" office:value="0.692432701587677" calcext:value-type="float">
            <text:p>0.692432701587677</text:p>
          </table:table-cell>
          <table:table-cell table:number-columns-repeated="2"/>
        </table:table-row>
        <table:table-row table:style-name="ro1">
          <table:table-cell office:value-type="float" office:value="0.670733630657196" calcext:value-type="float">
            <text:p>0.670733630657196</text:p>
          </table:table-cell>
          <table:table-cell table:number-columns-repeated="2"/>
        </table:table-row>
        <table:table-row table:style-name="ro1">
          <table:table-cell office:value-type="float" office:value="0.25640070438385" calcext:value-type="float">
            <text:p>0.25640070438385</text:p>
          </table:table-cell>
          <table:table-cell table:number-columns-repeated="2"/>
        </table:table-row>
        <table:table-row table:style-name="ro1">
          <table:table-cell office:value-type="float" office:value="0.250523239374161" calcext:value-type="float">
            <text:p>0.250523239374161</text:p>
          </table:table-cell>
          <table:table-cell table:number-columns-repeated="2"/>
        </table:table-row>
        <table:table-row table:style-name="ro1">
          <table:table-cell office:value-type="float" office:value="0.260815411806107" calcext:value-type="float">
            <text:p>0.260815411806107</text:p>
          </table:table-cell>
          <table:table-cell table:number-columns-repeated="2"/>
        </table:table-row>
        <table:table-row table:style-name="ro1">
          <table:table-cell office:value-type="float" office:value="0.269194155931473" calcext:value-type="float">
            <text:p>0.269194155931473</text:p>
          </table:table-cell>
          <table:table-cell table:number-columns-repeated="2"/>
        </table:table-row>
        <table:table-row table:style-name="ro1">
          <table:table-cell office:value-type="float" office:value="0.268875598907471" calcext:value-type="float">
            <text:p>0.268875598907471</text:p>
          </table:table-cell>
          <table:table-cell table:number-columns-repeated="2"/>
        </table:table-row>
        <table:table-row table:style-name="ro1">
          <table:table-cell office:value-type="float" office:value="0.277463465929031" calcext:value-type="float">
            <text:p>0.277463465929031</text:p>
          </table:table-cell>
          <table:table-cell table:number-columns-repeated="2"/>
        </table:table-row>
        <table:table-row table:style-name="ro1">
          <table:table-cell office:value-type="float" office:value="0.27061253786087" calcext:value-type="float">
            <text:p>0.27061253786087</text:p>
          </table:table-cell>
          <table:table-cell table:number-columns-repeated="2"/>
        </table:table-row>
        <table:table-row table:style-name="ro1">
          <table:table-cell office:value-type="float" office:value="0.280230760574341" calcext:value-type="float">
            <text:p>0.280230760574341</text:p>
          </table:table-cell>
          <table:table-cell table:number-columns-repeated="2"/>
        </table:table-row>
        <table:table-row table:style-name="ro1">
          <table:table-cell office:value-type="float" office:value="0.257851004600525" calcext:value-type="float">
            <text:p>0.257851004600525</text:p>
          </table:table-cell>
          <table:table-cell table:number-columns-repeated="2"/>
        </table:table-row>
        <table:table-row table:style-name="ro1">
          <table:table-cell office:value-type="float" office:value="0.292899072170258" calcext:value-type="float">
            <text:p>0.292899072170258</text:p>
          </table:table-cell>
          <table:table-cell table:number-columns-repeated="2"/>
        </table:table-row>
        <table:table-row table:style-name="ro1">
          <table:table-cell office:value-type="float" office:value="0.287398606538773" calcext:value-type="float">
            <text:p>0.287398606538773</text:p>
          </table:table-cell>
          <table:table-cell table:number-columns-repeated="2"/>
        </table:table-row>
        <table:table-row table:style-name="ro1">
          <table:table-cell office:value-type="float" office:value="0.275257110595703" calcext:value-type="float">
            <text:p>0.275257110595703</text:p>
          </table:table-cell>
          <table:table-cell table:number-columns-repeated="2"/>
        </table:table-row>
        <table:table-row table:style-name="ro1">
          <table:table-cell office:value-type="float" office:value="0.29091677069664" calcext:value-type="float">
            <text:p>0.29091677069664</text:p>
          </table:table-cell>
          <table:table-cell table:number-columns-repeated="2"/>
        </table:table-row>
        <table:table-row table:style-name="ro1">
          <table:table-cell office:value-type="float" office:value="0.31167459487915" calcext:value-type="float">
            <text:p>0.31167459487915</text:p>
          </table:table-cell>
          <table:table-cell table:number-columns-repeated="2"/>
        </table:table-row>
        <table:table-row table:style-name="ro1">
          <table:table-cell office:value-type="float" office:value="0.287978947162628" calcext:value-type="float">
            <text:p>0.287978947162628</text:p>
          </table:table-cell>
          <table:table-cell table:number-columns-repeated="2"/>
        </table:table-row>
        <table:table-row table:style-name="ro1">
          <table:table-cell office:value-type="float" office:value="0.355130881071091" calcext:value-type="float">
            <text:p>0.355130881071091</text:p>
          </table:table-cell>
          <table:table-cell table:number-columns-repeated="2"/>
        </table:table-row>
        <table:table-row table:style-name="ro1">
          <table:table-cell office:value-type="float" office:value="0.28605392575264" calcext:value-type="float">
            <text:p>0.28605392575264</text:p>
          </table:table-cell>
          <table:table-cell table:number-columns-repeated="2"/>
        </table:table-row>
        <table:table-row table:style-name="ro1">
          <table:table-cell office:value-type="float" office:value="0.75105893611908" calcext:value-type="float">
            <text:p>0.75105893611908</text:p>
          </table:table-cell>
          <table:table-cell table:number-columns-repeated="2"/>
        </table:table-row>
        <table:table-row table:style-name="ro1">
          <table:table-cell office:value-type="float" office:value="0.283693015575409" calcext:value-type="float">
            <text:p>0.283693015575409</text:p>
          </table:table-cell>
          <table:table-cell table:number-columns-repeated="2"/>
        </table:table-row>
        <table:table-row table:style-name="ro1">
          <table:table-cell office:value-type="float" office:value="0.31218758225441" calcext:value-type="float">
            <text:p>0.31218758225441</text:p>
          </table:table-cell>
          <table:table-cell table:number-columns-repeated="2"/>
        </table:table-row>
        <table:table-row table:style-name="ro1">
          <table:table-cell office:value-type="float" office:value="0.778487503528595" calcext:value-type="float">
            <text:p>0.778487503528595</text:p>
          </table:table-cell>
          <table:table-cell table:number-columns-repeated="2"/>
        </table:table-row>
        <table:table-row table:style-name="ro1">
          <table:table-cell office:value-type="float" office:value="0.28490149974823" calcext:value-type="float">
            <text:p>0.28490149974823</text:p>
          </table:table-cell>
          <table:table-cell table:number-columns-repeated="2"/>
        </table:table-row>
        <table:table-row table:style-name="ro1">
          <table:table-cell office:value-type="float" office:value="0.425953894853592" calcext:value-type="float">
            <text:p>0.425953894853592</text:p>
          </table:table-cell>
          <table:table-cell table:number-columns-repeated="2"/>
        </table:table-row>
        <table:table-row table:style-name="ro1">
          <table:table-cell office:value-type="float" office:value="0.905020534992218" calcext:value-type="float">
            <text:p>0.905020534992218</text:p>
          </table:table-cell>
          <table:table-cell table:number-columns-repeated="2"/>
        </table:table-row>
        <table:table-row table:style-name="ro1">
          <table:table-cell office:value-type="float" office:value="0.302974373102188" calcext:value-type="float">
            <text:p>0.302974373102188</text:p>
          </table:table-cell>
          <table:table-cell table:number-columns-repeated="2"/>
        </table:table-row>
        <table:table-row table:style-name="ro1">
          <table:table-cell office:value-type="float" office:value="0.422805905342102" calcext:value-type="float">
            <text:p>0.422805905342102</text:p>
          </table:table-cell>
          <table:table-cell table:number-columns-repeated="2"/>
        </table:table-row>
        <table:table-row table:style-name="ro1">
          <table:table-cell office:value-type="float" office:value="0.629119753837585" calcext:value-type="float">
            <text:p>0.629119753837585</text:p>
          </table:table-cell>
          <table:table-cell table:number-columns-repeated="2"/>
        </table:table-row>
        <table:table-row table:style-name="ro1">
          <table:table-cell office:value-type="float" office:value="0.743842124938965" calcext:value-type="float">
            <text:p>0.743842124938965</text:p>
          </table:table-cell>
          <table:table-cell table:number-columns-repeated="2"/>
        </table:table-row>
        <table:table-row table:style-name="ro1">
          <table:table-cell office:value-type="float" office:value="0.727774202823639" calcext:value-type="float">
            <text:p>0.727774202823639</text:p>
          </table:table-cell>
          <table:table-cell table:number-columns-repeated="2"/>
        </table:table-row>
        <table:table-row table:style-name="ro1">
          <table:table-cell office:value-type="float" office:value="0.73229718208313" calcext:value-type="float">
            <text:p>0.73229718208313</text:p>
          </table:table-cell>
          <table:table-cell table:number-columns-repeated="2"/>
        </table:table-row>
        <table:table-row table:style-name="ro1">
          <table:table-cell office:value-type="float" office:value="0.752179205417633" calcext:value-type="float">
            <text:p>0.752179205417633</text:p>
          </table:table-cell>
          <table:table-cell table:number-columns-repeated="2"/>
        </table:table-row>
        <table:table-row table:style-name="ro1">
          <table:table-cell office:value-type="float" office:value="0.727826356887817" calcext:value-type="float">
            <text:p>0.727826356887817</text:p>
          </table:table-cell>
          <table:table-cell table:number-columns-repeated="2"/>
        </table:table-row>
        <table:table-row table:style-name="ro1">
          <table:table-cell office:value-type="float" office:value="0.790198445320129" calcext:value-type="float">
            <text:p>0.790198445320129</text:p>
          </table:table-cell>
          <table:table-cell table:number-columns-repeated="2"/>
        </table:table-row>
        <table:table-row table:style-name="ro1">
          <table:table-cell office:value-type="float" office:value="0.668586850166321" calcext:value-type="float">
            <text:p>0.668586850166321</text:p>
          </table:table-cell>
          <table:table-cell table:number-columns-repeated="2"/>
        </table:table-row>
        <table:table-row table:style-name="ro1">
          <table:table-cell office:value-type="float" office:value="0.922634661197662" calcext:value-type="float">
            <text:p>0.922634661197662</text:p>
          </table:table-cell>
          <table:table-cell table:number-columns-repeated="2"/>
        </table:table-row>
        <table:table-row table:style-name="ro1">
          <table:table-cell office:value-type="float" office:value="0.653417885303497" calcext:value-type="float">
            <text:p>0.653417885303497</text:p>
          </table:table-cell>
          <table:table-cell table:number-columns-repeated="2"/>
        </table:table-row>
        <table:table-row table:style-name="ro1">
          <table:table-cell office:value-type="float" office:value="0.813596904277802" calcext:value-type="float">
            <text:p>0.813596904277802</text:p>
          </table:table-cell>
          <table:table-cell table:number-columns-repeated="2"/>
        </table:table-row>
        <table:table-row table:style-name="ro1">
          <table:table-cell office:value-type="float" office:value="0.579821467399597" calcext:value-type="float">
            <text:p>0.579821467399597</text:p>
          </table:table-cell>
          <table:table-cell table:number-columns-repeated="2"/>
        </table:table-row>
        <table:table-row table:style-name="ro1">
          <table:table-cell office:value-type="float" office:value="0.685460090637207" calcext:value-type="float">
            <text:p>0.685460090637207</text:p>
          </table:table-cell>
          <table:table-cell table:number-columns-repeated="2"/>
        </table:table-row>
        <table:table-row table:style-name="ro1">
          <table:table-cell office:value-type="float" office:value="0.664124965667725" calcext:value-type="float">
            <text:p>0.664124965667725</text:p>
          </table:table-cell>
          <table:table-cell table:number-columns-repeated="2"/>
        </table:table-row>
        <table:table-row table:style-name="ro1">
          <table:table-cell office:value-type="float" office:value="0.827911615371704" calcext:value-type="float">
            <text:p>0.827911615371704</text:p>
          </table:table-cell>
          <table:table-cell table:number-columns-repeated="2"/>
        </table:table-row>
        <table:table-row table:style-name="ro1">
          <table:table-cell office:value-type="float" office:value="0.628004550933838" calcext:value-type="float">
            <text:p>0.628004550933838</text:p>
          </table:table-cell>
          <table:table-cell table:number-columns-repeated="2"/>
        </table:table-row>
        <table:table-row table:style-name="ro1">
          <table:table-cell office:value-type="float" office:value="0.8985555768013" calcext:value-type="float">
            <text:p>0.8985555768013</text:p>
          </table:table-cell>
          <table:table-cell table:number-columns-repeated="2"/>
        </table:table-row>
        <table:table-row table:style-name="ro1">
          <table:table-cell office:value-type="float" office:value="0.483312726020813" calcext:value-type="float">
            <text:p>0.483312726020813</text:p>
          </table:table-cell>
          <table:table-cell table:number-columns-repeated="2"/>
        </table:table-row>
        <table:table-row table:style-name="ro1">
          <table:table-cell office:value-type="float" office:value="0.916145086288452" calcext:value-type="float">
            <text:p>0.916145086288452</text:p>
          </table:table-cell>
          <table:table-cell table:number-columns-repeated="2"/>
        </table:table-row>
        <table:table-row table:style-name="ro1">
          <table:table-cell office:value-type="float" office:value="0.448897123336792" calcext:value-type="float">
            <text:p>0.448897123336792</text:p>
          </table:table-cell>
          <table:table-cell table:number-columns-repeated="2"/>
        </table:table-row>
        <table:table-row table:style-name="ro1">
          <table:table-cell office:value-type="float" office:value="0.877204120159149" calcext:value-type="float">
            <text:p>0.877204120159149</text:p>
          </table:table-cell>
          <table:table-cell table:number-columns-repeated="2"/>
        </table:table-row>
        <table:table-row table:style-name="ro1">
          <table:table-cell office:value-type="float" office:value="0.458970814943314" calcext:value-type="float">
            <text:p>0.458970814943314</text:p>
          </table:table-cell>
          <table:table-cell table:number-columns-repeated="2"/>
        </table:table-row>
        <table:table-row table:style-name="ro1">
          <table:table-cell office:value-type="float" office:value="0.313493520021439" calcext:value-type="float">
            <text:p>0.313493520021439</text:p>
          </table:table-cell>
          <table:table-cell table:number-columns-repeated="2"/>
        </table:table-row>
        <table:table-row table:style-name="ro1">
          <table:table-cell office:value-type="float" office:value="0.308495223522186" calcext:value-type="float">
            <text:p>0.308495223522186</text:p>
          </table:table-cell>
          <table:table-cell table:number-columns-repeated="2"/>
        </table:table-row>
        <table:table-row table:style-name="ro1">
          <table:table-cell office:value-type="float" office:value="0.26082906126976" calcext:value-type="float">
            <text:p>0.26082906126976</text:p>
          </table:table-cell>
          <table:table-cell table:number-columns-repeated="2"/>
        </table:table-row>
        <table:table-row table:style-name="ro1">
          <table:table-cell office:value-type="float" office:value="0.322028428316116" calcext:value-type="float">
            <text:p>0.322028428316116</text:p>
          </table:table-cell>
          <table:table-cell table:number-columns-repeated="2"/>
        </table:table-row>
        <table:table-row table:style-name="ro1">
          <table:table-cell office:value-type="float" office:value="0.267076015472412" calcext:value-type="float">
            <text:p>0.267076015472412</text:p>
          </table:table-cell>
          <table:table-cell table:number-columns-repeated="2"/>
        </table:table-row>
        <table:table-row table:style-name="ro1">
          <table:table-cell office:value-type="float" office:value="0.881958484649658" calcext:value-type="float">
            <text:p>0.881958484649658</text:p>
          </table:table-cell>
          <table:table-cell table:number-columns-repeated="2"/>
        </table:table-row>
        <table:table-row table:style-name="ro1">
          <table:table-cell office:value-type="float" office:value="0.908780694007874" calcext:value-type="float">
            <text:p>0.908780694007874</text:p>
          </table:table-cell>
          <table:table-cell table:number-columns-repeated="2"/>
        </table:table-row>
        <table:table-row table:style-name="ro1">
          <table:table-cell office:value-type="float" office:value="0.895143389701843" calcext:value-type="float">
            <text:p>0.895143389701843</text:p>
          </table:table-cell>
          <table:table-cell table:number-columns-repeated="2"/>
        </table:table-row>
        <table:table-row table:style-name="ro1">
          <table:table-cell office:value-type="float" office:value="0.308101952075958" calcext:value-type="float">
            <text:p>0.308101952075958</text:p>
          </table:table-cell>
          <table:table-cell table:number-columns-repeated="2"/>
        </table:table-row>
        <table:table-row table:style-name="ro1">
          <table:table-cell office:value-type="float" office:value="0.869161128997803" calcext:value-type="float">
            <text:p>0.869161128997803</text:p>
          </table:table-cell>
          <table:table-cell table:number-columns-repeated="2"/>
        </table:table-row>
        <table:table-row table:style-name="ro1">
          <table:table-cell office:value-type="float" office:value="0.944724142551422" calcext:value-type="float">
            <text:p>0.944724142551422</text:p>
          </table:table-cell>
          <table:table-cell table:number-columns-repeated="2"/>
        </table:table-row>
        <table:table-row table:style-name="ro1">
          <table:table-cell office:value-type="float" office:value="0.906672239303589" calcext:value-type="float">
            <text:p>0.906672239303589</text:p>
          </table:table-cell>
          <table:table-cell table:number-columns-repeated="2"/>
        </table:table-row>
        <table:table-row table:style-name="ro1">
          <table:table-cell office:value-type="float" office:value="0.301296144723892" calcext:value-type="float">
            <text:p>0.301296144723892</text:p>
          </table:table-cell>
          <table:table-cell table:number-columns-repeated="2"/>
        </table:table-row>
        <table:table-row table:style-name="ro1">
          <table:table-cell office:value-type="float" office:value="0.359947025775909" calcext:value-type="float">
            <text:p>0.359947025775909</text:p>
          </table:table-cell>
          <table:table-cell table:number-columns-repeated="2"/>
        </table:table-row>
        <table:table-row table:style-name="ro1">
          <table:table-cell office:value-type="float" office:value="0.271941304206848" calcext:value-type="float">
            <text:p>0.271941304206848</text:p>
          </table:table-cell>
          <table:table-cell table:number-columns-repeated="2"/>
        </table:table-row>
        <table:table-row table:style-name="ro1">
          <table:table-cell office:value-type="float" office:value="0.266624808311462" calcext:value-type="float">
            <text:p>0.266624808311462</text:p>
          </table:table-cell>
          <table:table-cell table:number-columns-repeated="2"/>
        </table:table-row>
        <table:table-row table:style-name="ro1">
          <table:table-cell office:value-type="float" office:value="0.312444984912872" calcext:value-type="float">
            <text:p>0.312444984912872</text:p>
          </table:table-cell>
          <table:table-cell table:number-columns-repeated="2"/>
        </table:table-row>
        <table:table-row table:style-name="ro1">
          <table:table-cell office:value-type="float" office:value="0.317074537277222" calcext:value-type="float">
            <text:p>0.317074537277222</text:p>
          </table:table-cell>
          <table:table-cell table:number-columns-repeated="2"/>
        </table:table-row>
        <table:table-row table:style-name="ro1">
          <table:table-cell office:value-type="float" office:value="0.322505295276642" calcext:value-type="float">
            <text:p>0.322505295276642</text:p>
          </table:table-cell>
          <table:table-cell table:number-columns-repeated="2"/>
        </table:table-row>
        <table:table-row table:style-name="ro1">
          <table:table-cell office:value-type="float" office:value="0.510210931301117" calcext:value-type="float">
            <text:p>0.510210931301117</text:p>
          </table:table-cell>
          <table:table-cell table:number-columns-repeated="2"/>
        </table:table-row>
        <table:table-row table:style-name="ro1">
          <table:table-cell office:value-type="float" office:value="0.698401153087616" calcext:value-type="float">
            <text:p>0.698401153087616</text:p>
          </table:table-cell>
          <table:table-cell table:number-columns-repeated="2"/>
        </table:table-row>
        <table:table-row table:style-name="ro1">
          <table:table-cell office:value-type="float" office:value="0.752003252506256" calcext:value-type="float">
            <text:p>0.752003252506256</text:p>
          </table:table-cell>
          <table:table-cell table:number-columns-repeated="2"/>
        </table:table-row>
        <table:table-row table:style-name="ro1">
          <table:table-cell office:value-type="float" office:value="0.856150388717651" calcext:value-type="float">
            <text:p>0.856150388717651</text:p>
          </table:table-cell>
          <table:table-cell table:number-columns-repeated="2"/>
        </table:table-row>
        <table:table-row table:style-name="ro1">
          <table:table-cell office:value-type="float" office:value="0.851240336894989" calcext:value-type="float">
            <text:p>0.851240336894989</text:p>
          </table:table-cell>
          <table:table-cell table:number-columns-repeated="2"/>
        </table:table-row>
        <table:table-row table:style-name="ro1">
          <table:table-cell office:value-type="float" office:value="0.793610572814941" calcext:value-type="float">
            <text:p>0.793610572814941</text:p>
          </table:table-cell>
          <table:table-cell table:number-columns-repeated="2"/>
        </table:table-row>
        <table:table-row table:style-name="ro1">
          <table:table-cell office:value-type="float" office:value="0.72568267583847" calcext:value-type="float">
            <text:p>0.72568267583847</text:p>
          </table:table-cell>
          <table:table-cell table:number-columns-repeated="2"/>
        </table:table-row>
        <table:table-row table:style-name="ro1">
          <table:table-cell office:value-type="float" office:value="0.801459968090057" calcext:value-type="float">
            <text:p>0.801459968090057</text:p>
          </table:table-cell>
          <table:table-cell table:number-columns-repeated="2"/>
        </table:table-row>
        <table:table-row table:style-name="ro1">
          <table:table-cell office:value-type="float" office:value="0.77314293384552" calcext:value-type="float">
            <text:p>0.77314293384552</text:p>
          </table:table-cell>
          <table:table-cell table:number-columns-repeated="2"/>
        </table:table-row>
        <table:table-row table:style-name="ro1">
          <table:table-cell office:value-type="float" office:value="0.589078664779663" calcext:value-type="float">
            <text:p>0.589078664779663</text:p>
          </table:table-cell>
          <table:table-cell table:number-columns-repeated="2"/>
        </table:table-row>
        <table:table-row table:style-name="ro1">
          <table:table-cell office:value-type="float" office:value="0.442185699939728" calcext:value-type="float">
            <text:p>0.442185699939728</text:p>
          </table:table-cell>
          <table:table-cell table:number-columns-repeated="2"/>
        </table:table-row>
        <table:table-row table:style-name="ro1">
          <table:table-cell office:value-type="float" office:value="0.809320747852325" calcext:value-type="float">
            <text:p>0.809320747852325</text:p>
          </table:table-cell>
          <table:table-cell table:number-columns-repeated="2"/>
        </table:table-row>
        <table:table-row table:style-name="ro1">
          <table:table-cell office:value-type="float" office:value="0.717605292797089" calcext:value-type="float">
            <text:p>0.717605292797089</text:p>
          </table:table-cell>
          <table:table-cell table:number-columns-repeated="2"/>
        </table:table-row>
        <table:table-row table:style-name="ro1">
          <table:table-cell office:value-type="float" office:value="0.812917709350586" calcext:value-type="float">
            <text:p>0.812917709350586</text:p>
          </table:table-cell>
          <table:table-cell table:number-columns-repeated="2"/>
        </table:table-row>
        <table:table-row table:style-name="ro1">
          <table:table-cell office:value-type="float" office:value="0.892353892326355" calcext:value-type="float">
            <text:p>0.892353892326355</text:p>
          </table:table-cell>
          <table:table-cell table:number-columns-repeated="2"/>
        </table:table-row>
        <table:table-row table:style-name="ro1">
          <table:table-cell office:value-type="float" office:value="0.884662926197052" calcext:value-type="float">
            <text:p>0.884662926197052</text:p>
          </table:table-cell>
          <table:table-cell table:number-columns-repeated="2"/>
        </table:table-row>
        <table:table-row table:style-name="ro1">
          <table:table-cell office:value-type="float" office:value="0.875968515872955" calcext:value-type="float">
            <text:p>0.875968515872955</text:p>
          </table:table-cell>
          <table:table-cell table:number-columns-repeated="2"/>
        </table:table-row>
        <table:table-row table:style-name="ro1">
          <table:table-cell office:value-type="float" office:value="0.794898509979248" calcext:value-type="float">
            <text:p>0.794898509979248</text:p>
          </table:table-cell>
          <table:table-cell table:number-columns-repeated="2"/>
        </table:table-row>
        <table:table-row table:style-name="ro1">
          <table:table-cell office:value-type="float" office:value="0.507207095623016" calcext:value-type="float">
            <text:p>0.507207095623016</text:p>
          </table:table-cell>
          <table:table-cell table:number-columns-repeated="2"/>
        </table:table-row>
        <table:table-row table:style-name="ro1">
          <table:table-cell office:value-type="float" office:value="0.324270129203796" calcext:value-type="float">
            <text:p>0.324270129203796</text:p>
          </table:table-cell>
          <table:table-cell table:number-columns-repeated="2"/>
        </table:table-row>
        <table:table-row table:style-name="ro1">
          <table:table-cell office:value-type="float" office:value="0.297225683927536" calcext:value-type="float">
            <text:p>0.297225683927536</text:p>
          </table:table-cell>
          <table:table-cell table:number-columns-repeated="2"/>
        </table:table-row>
        <table:table-row table:style-name="ro1">
          <table:table-cell office:value-type="float" office:value="0.317178100347519" calcext:value-type="float">
            <text:p>0.317178100347519</text:p>
          </table:table-cell>
          <table:table-cell table:number-columns-repeated="2"/>
        </table:table-row>
        <table:table-row table:style-name="ro1">
          <table:table-cell office:value-type="float" office:value="0.358628362417221" calcext:value-type="float">
            <text:p>0.358628362417221</text:p>
          </table:table-cell>
          <table:table-cell table:number-columns-repeated="2"/>
        </table:table-row>
        <table:table-row table:style-name="ro1">
          <table:table-cell office:value-type="float" office:value="0.325743764638901" calcext:value-type="float">
            <text:p>0.325743764638901</text:p>
          </table:table-cell>
          <table:table-cell table:number-columns-repeated="2"/>
        </table:table-row>
        <table:table-row table:style-name="ro1">
          <table:table-cell office:value-type="float" office:value="0.329407513141632" calcext:value-type="float">
            <text:p>0.329407513141632</text:p>
          </table:table-cell>
          <table:table-cell table:number-columns-repeated="2"/>
        </table:table-row>
        <table:table-row table:style-name="ro1">
          <table:table-cell office:value-type="float" office:value="0.264608651399612" calcext:value-type="float">
            <text:p>0.264608651399612</text:p>
          </table:table-cell>
          <table:table-cell table:number-columns-repeated="2"/>
        </table:table-row>
        <table:table-row table:style-name="ro1">
          <table:table-cell office:value-type="float" office:value="0.854737281799316" calcext:value-type="float">
            <text:p>0.854737281799316</text:p>
          </table:table-cell>
          <table:table-cell table:number-columns-repeated="2"/>
        </table:table-row>
        <table:table-row table:style-name="ro1">
          <table:table-cell office:value-type="float" office:value="0.826591193675995" calcext:value-type="float">
            <text:p>0.826591193675995</text:p>
          </table:table-cell>
          <table:table-cell table:number-columns-repeated="2"/>
        </table:table-row>
        <table:table-row table:style-name="ro1">
          <table:table-cell office:value-type="float" office:value="0.914664924144745" calcext:value-type="float">
            <text:p>0.914664924144745</text:p>
          </table:table-cell>
          <table:table-cell table:number-columns-repeated="2"/>
        </table:table-row>
        <table:table-row table:style-name="ro1">
          <table:table-cell office:value-type="float" office:value="0.900375425815582" calcext:value-type="float">
            <text:p>0.900375425815582</text:p>
          </table:table-cell>
          <table:table-cell table:number-columns-repeated="2"/>
        </table:table-row>
        <table:table-row table:style-name="ro1">
          <table:table-cell office:value-type="float" office:value="0.281753569841385" calcext:value-type="float">
            <text:p>0.281753569841385</text:p>
          </table:table-cell>
          <table:table-cell table:number-columns-repeated="2"/>
        </table:table-row>
        <table:table-row table:style-name="ro1">
          <table:table-cell office:value-type="float" office:value="0.915355384349823" calcext:value-type="float">
            <text:p>0.915355384349823</text:p>
          </table:table-cell>
          <table:table-cell table:number-columns-repeated="2"/>
        </table:table-row>
        <table:table-row table:style-name="ro1">
          <table:table-cell office:value-type="float" office:value="0.922544240951538" calcext:value-type="float">
            <text:p>0.922544240951538</text:p>
          </table:table-cell>
          <table:table-cell table:number-columns-repeated="2"/>
        </table:table-row>
        <table:table-row table:style-name="ro1">
          <table:table-cell office:value-type="float" office:value="0.8592249751091" calcext:value-type="float">
            <text:p>0.8592249751091</text:p>
          </table:table-cell>
          <table:table-cell table:number-columns-repeated="2"/>
        </table:table-row>
        <table:table-row table:style-name="ro1">
          <table:table-cell office:value-type="float" office:value="0.913211166858673" calcext:value-type="float">
            <text:p>0.913211166858673</text:p>
          </table:table-cell>
          <table:table-cell table:number-columns-repeated="2"/>
        </table:table-row>
        <table:table-row table:style-name="ro1">
          <table:table-cell office:value-type="float" office:value="0.919310986995697" calcext:value-type="float">
            <text:p>0.919310986995697</text:p>
          </table:table-cell>
          <table:table-cell table:number-columns-repeated="2"/>
        </table:table-row>
        <table:table-row table:style-name="ro1">
          <table:table-cell office:value-type="float" office:value="0.94032871723175" calcext:value-type="float">
            <text:p>0.94032871723175</text:p>
          </table:table-cell>
          <table:table-cell table:number-columns-repeated="2"/>
        </table:table-row>
        <table:table-row table:style-name="ro1">
          <table:table-cell office:value-type="float" office:value="0.939434587955475" calcext:value-type="float">
            <text:p>0.939434587955475</text:p>
          </table:table-cell>
          <table:table-cell table:number-columns-repeated="2"/>
        </table:table-row>
        <table:table-row table:style-name="ro1">
          <table:table-cell office:value-type="float" office:value="0.909454107284546" calcext:value-type="float">
            <text:p>0.909454107284546</text:p>
          </table:table-cell>
          <table:table-cell table:number-columns-repeated="2"/>
        </table:table-row>
        <table:table-row table:style-name="ro1">
          <table:table-cell office:value-type="float" office:value="0.867938697338104" calcext:value-type="float">
            <text:p>0.867938697338104</text:p>
          </table:table-cell>
          <table:table-cell table:number-columns-repeated="2"/>
        </table:table-row>
        <table:table-row table:style-name="ro1">
          <table:table-cell office:value-type="float" office:value="0.879263758659363" calcext:value-type="float">
            <text:p>0.879263758659363</text:p>
          </table:table-cell>
          <table:table-cell table:number-columns-repeated="2"/>
        </table:table-row>
        <table:table-row table:style-name="ro1">
          <table:table-cell office:value-type="float" office:value="0.251307994127274" calcext:value-type="float">
            <text:p>0.251307994127274</text:p>
          </table:table-cell>
          <table:table-cell table:number-columns-repeated="2"/>
        </table:table-row>
        <table:table-row table:style-name="ro1">
          <table:table-cell office:value-type="float" office:value="0.410521894693375" calcext:value-type="float">
            <text:p>0.410521894693375</text:p>
          </table:table-cell>
          <table:table-cell table:number-columns-repeated="2"/>
        </table:table-row>
        <table:table-row table:style-name="ro1">
          <table:table-cell office:value-type="float" office:value="0.266614466905594" calcext:value-type="float">
            <text:p>0.266614466905594</text:p>
          </table:table-cell>
          <table:table-cell table:number-columns-repeated="2"/>
        </table:table-row>
        <table:table-row table:style-name="ro1">
          <table:table-cell office:value-type="float" office:value="0.286821305751801" calcext:value-type="float">
            <text:p>0.286821305751801</text:p>
          </table:table-cell>
          <table:table-cell table:number-columns-repeated="2"/>
        </table:table-row>
        <table:table-row table:style-name="ro1">
          <table:table-cell office:value-type="float" office:value="0.290046542882919" calcext:value-type="float">
            <text:p>0.290046542882919</text:p>
          </table:table-cell>
          <table:table-cell table:number-columns-repeated="2"/>
        </table:table-row>
        <table:table-row table:style-name="ro1">
          <table:table-cell office:value-type="float" office:value="0.297701954841614" calcext:value-type="float">
            <text:p>0.297701954841614</text:p>
          </table:table-cell>
          <table:table-cell table:number-columns-repeated="2"/>
        </table:table-row>
        <table:table-row table:style-name="ro1">
          <table:table-cell office:value-type="float" office:value="0.264942675828934" calcext:value-type="float">
            <text:p>0.264942675828934</text:p>
          </table:table-cell>
          <table:table-cell table:number-columns-repeated="2"/>
        </table:table-row>
        <table:table-row table:style-name="ro1">
          <table:table-cell office:value-type="float" office:value="0.289353370666504" calcext:value-type="float">
            <text:p>0.289353370666504</text:p>
          </table:table-cell>
          <table:table-cell table:number-columns-repeated="2"/>
        </table:table-row>
        <table:table-row table:style-name="ro1">
          <table:table-cell office:value-type="float" office:value="0.504599332809448" calcext:value-type="float">
            <text:p>0.504599332809448</text:p>
          </table:table-cell>
          <table:table-cell table:number-columns-repeated="2"/>
        </table:table-row>
        <table:table-row table:style-name="ro1">
          <table:table-cell office:value-type="float" office:value="0.290883243083954" calcext:value-type="float">
            <text:p>0.290883243083954</text:p>
          </table:table-cell>
          <table:table-cell table:number-columns-repeated="2"/>
        </table:table-row>
        <table:table-row table:style-name="ro1">
          <table:table-cell office:value-type="float" office:value="0.321428418159485" calcext:value-type="float">
            <text:p>0.321428418159485</text:p>
          </table:table-cell>
          <table:table-cell table:number-columns-repeated="2"/>
        </table:table-row>
        <table:table-row table:style-name="ro1">
          <table:table-cell office:value-type="float" office:value="0.444825947284699" calcext:value-type="float">
            <text:p>0.444825947284699</text:p>
          </table:table-cell>
          <table:table-cell table:number-columns-repeated="2"/>
        </table:table-row>
        <table:table-row table:style-name="ro1">
          <table:table-cell office:value-type="float" office:value="0.288622945547104" calcext:value-type="float">
            <text:p>0.288622945547104</text:p>
          </table:table-cell>
          <table:table-cell table:number-columns-repeated="2"/>
        </table:table-row>
        <table:table-row table:style-name="ro1">
          <table:table-cell office:value-type="float" office:value="0.293247312307358" calcext:value-type="float">
            <text:p>0.293247312307358</text:p>
          </table:table-cell>
          <table:table-cell table:number-columns-repeated="2"/>
        </table:table-row>
        <table:table-row table:style-name="ro1">
          <table:table-cell office:value-type="float" office:value="0.673628270626068" calcext:value-type="float">
            <text:p>0.673628270626068</text:p>
          </table:table-cell>
          <table:table-cell table:number-columns-repeated="2"/>
        </table:table-row>
        <table:table-row table:style-name="ro1">
          <table:table-cell office:value-type="float" office:value="0.288427650928497" calcext:value-type="float">
            <text:p>0.288427650928497</text:p>
          </table:table-cell>
          <table:table-cell table:number-columns-repeated="2"/>
        </table:table-row>
        <table:table-row table:style-name="ro1">
          <table:table-cell office:value-type="float" office:value="0.290656417608261" calcext:value-type="float">
            <text:p>0.290656417608261</text:p>
          </table:table-cell>
          <table:table-cell table:number-columns-repeated="2"/>
        </table:table-row>
        <table:table-row table:style-name="ro1">
          <table:table-cell office:value-type="float" office:value="0.282539516687393" calcext:value-type="float">
            <text:p>0.282539516687393</text:p>
          </table:table-cell>
          <table:table-cell table:number-columns-repeated="2"/>
        </table:table-row>
        <table:table-row table:style-name="ro1">
          <table:table-cell office:value-type="float" office:value="0.29469159245491" calcext:value-type="float">
            <text:p>0.29469159245491</text:p>
          </table:table-cell>
          <table:table-cell table:number-columns-repeated="2"/>
        </table:table-row>
        <table:table-row table:style-name="ro1">
          <table:table-cell office:value-type="float" office:value="0.645103633403778" calcext:value-type="float">
            <text:p>0.645103633403778</text:p>
          </table:table-cell>
          <table:table-cell table:number-columns-repeated="2"/>
        </table:table-row>
        <table:table-row table:style-name="ro1">
          <table:table-cell office:value-type="float" office:value="0.292804032564163" calcext:value-type="float">
            <text:p>0.292804032564163</text:p>
          </table:table-cell>
          <table:table-cell table:number-columns-repeated="2"/>
        </table:table-row>
        <table:table-row table:style-name="ro1">
          <table:table-cell office:value-type="float" office:value="0.310250669717789" calcext:value-type="float">
            <text:p>0.310250669717789</text:p>
          </table:table-cell>
          <table:table-cell table:number-columns-repeated="2"/>
        </table:table-row>
        <table:table-row table:style-name="ro1">
          <table:table-cell office:value-type="float" office:value="0.743265330791473" calcext:value-type="float">
            <text:p>0.743265330791473</text:p>
          </table:table-cell>
          <table:table-cell table:number-columns-repeated="2"/>
        </table:table-row>
        <table:table-row table:style-name="ro1">
          <table:table-cell office:value-type="float" office:value="0.293482303619385" calcext:value-type="float">
            <text:p>0.293482303619385</text:p>
          </table:table-cell>
          <table:table-cell table:number-columns-repeated="2"/>
        </table:table-row>
        <table:table-row table:style-name="ro1">
          <table:table-cell office:value-type="float" office:value="0.294476807117462" calcext:value-type="float">
            <text:p>0.294476807117462</text:p>
          </table:table-cell>
          <table:table-cell table:number-columns-repeated="2"/>
        </table:table-row>
        <table:table-row table:style-name="ro1">
          <table:table-cell office:value-type="float" office:value="0.868644118309021" calcext:value-type="float">
            <text:p>0.868644118309021</text:p>
          </table:table-cell>
          <table:table-cell table:number-columns-repeated="2"/>
        </table:table-row>
        <table:table-row table:style-name="ro1">
          <table:table-cell office:value-type="float" office:value="0.295124918222427" calcext:value-type="float">
            <text:p>0.295124918222427</text:p>
          </table:table-cell>
          <table:table-cell table:number-columns-repeated="2"/>
        </table:table-row>
        <table:table-row table:style-name="ro1">
          <table:table-cell office:value-type="float" office:value="0.299512833356857" calcext:value-type="float">
            <text:p>0.299512833356857</text:p>
          </table:table-cell>
          <table:table-cell table:number-columns-repeated="2"/>
        </table:table-row>
        <table:table-row table:style-name="ro1">
          <table:table-cell office:value-type="float" office:value="0.810756206512451" calcext:value-type="float">
            <text:p>0.810756206512451</text:p>
          </table:table-cell>
          <table:table-cell table:number-columns-repeated="2"/>
        </table:table-row>
        <table:table-row table:style-name="ro1">
          <table:table-cell office:value-type="float" office:value="0.289610892534256" calcext:value-type="float">
            <text:p>0.289610892534256</text:p>
          </table:table-cell>
          <table:table-cell table:number-columns-repeated="2"/>
        </table:table-row>
        <table:table-row table:style-name="ro1">
          <table:table-cell office:value-type="float" office:value="0.29584139585495" calcext:value-type="float">
            <text:p>0.29584139585495</text:p>
          </table:table-cell>
          <table:table-cell table:number-columns-repeated="2"/>
        </table:table-row>
        <table:table-row table:style-name="ro1">
          <table:table-cell office:value-type="float" office:value="0.68674647808075" calcext:value-type="float">
            <text:p>0.68674647808075</text:p>
          </table:table-cell>
          <table:table-cell table:number-columns-repeated="2"/>
        </table:table-row>
        <table:table-row table:style-name="ro1">
          <table:table-cell office:value-type="float" office:value="0.295939326286316" calcext:value-type="float">
            <text:p>0.295939326286316</text:p>
          </table:table-cell>
          <table:table-cell table:number-columns-repeated="2"/>
        </table:table-row>
        <table:table-row table:style-name="ro1">
          <table:table-cell office:value-type="float" office:value="0.303136497735977" calcext:value-type="float">
            <text:p>0.303136497735977</text:p>
          </table:table-cell>
          <table:table-cell table:number-columns-repeated="2"/>
        </table:table-row>
        <table:table-row table:style-name="ro1">
          <table:table-cell office:value-type="float" office:value="0.641867578029633" calcext:value-type="float">
            <text:p>0.641867578029633</text:p>
          </table:table-cell>
          <table:table-cell table:number-columns-repeated="2"/>
        </table:table-row>
        <table:table-row table:style-name="ro1">
          <table:table-cell office:value-type="float" office:value="0.292437672615051" calcext:value-type="float">
            <text:p>0.292437672615051</text:p>
          </table:table-cell>
          <table:table-cell table:number-columns-repeated="2"/>
        </table:table-row>
        <table:table-row table:style-name="ro1">
          <table:table-cell office:value-type="float" office:value="0.297123849391937" calcext:value-type="float">
            <text:p>0.297123849391937</text:p>
          </table:table-cell>
          <table:table-cell table:number-columns-repeated="2"/>
        </table:table-row>
        <table:table-row table:style-name="ro1">
          <table:table-cell office:value-type="float" office:value="0.270219027996063" calcext:value-type="float">
            <text:p>0.270219027996063</text:p>
          </table:table-cell>
          <table:table-cell table:number-columns-repeated="2"/>
        </table:table-row>
        <table:table-row table:style-name="ro1">
          <table:table-cell office:value-type="float" office:value="0.299795925617218" calcext:value-type="float">
            <text:p>0.299795925617218</text:p>
          </table:table-cell>
          <table:table-cell table:number-columns-repeated="2"/>
        </table:table-row>
        <table:table-row table:style-name="ro1">
          <table:table-cell office:value-type="float" office:value="0.28849396109581" calcext:value-type="float">
            <text:p>0.28849396109581</text:p>
          </table:table-cell>
          <table:table-cell table:number-columns-repeated="2"/>
        </table:table-row>
        <table:table-row table:style-name="ro1">
          <table:table-cell office:value-type="float" office:value="0.489069521427155" calcext:value-type="float">
            <text:p>0.489069521427155</text:p>
          </table:table-cell>
          <table:table-cell table:number-columns-repeated="2"/>
        </table:table-row>
        <table:table-row table:style-name="ro1">
          <table:table-cell office:value-type="float" office:value="0.285528033971786" calcext:value-type="float">
            <text:p>0.285528033971786</text:p>
          </table:table-cell>
          <table:table-cell table:number-columns-repeated="2"/>
        </table:table-row>
        <table:table-row table:style-name="ro1">
          <table:table-cell office:value-type="float" office:value="0.502770006656647" calcext:value-type="float">
            <text:p>0.502770006656647</text:p>
          </table:table-cell>
          <table:table-cell table:number-columns-repeated="2"/>
        </table:table-row>
        <table:table-row table:style-name="ro1">
          <table:table-cell office:value-type="float" office:value="0.282862901687622" calcext:value-type="float">
            <text:p>0.282862901687622</text:p>
          </table:table-cell>
          <table:table-cell table:number-columns-repeated="2"/>
        </table:table-row>
        <table:table-row table:style-name="ro1">
          <table:table-cell office:value-type="float" office:value="0.508597195148468" calcext:value-type="float">
            <text:p>0.508597195148468</text:p>
          </table:table-cell>
          <table:table-cell table:number-columns-repeated="2"/>
        </table:table-row>
        <table:table-row table:style-name="ro1">
          <table:table-cell office:value-type="float" office:value="0.283437520265579" calcext:value-type="float">
            <text:p>0.283437520265579</text:p>
          </table:table-cell>
          <table:table-cell table:number-columns-repeated="2"/>
        </table:table-row>
        <table:table-row table:style-name="ro1">
          <table:table-cell office:value-type="float" office:value="0.509633779525757" calcext:value-type="float">
            <text:p>0.509633779525757</text:p>
          </table:table-cell>
          <table:table-cell table:number-columns-repeated="2"/>
        </table:table-row>
        <table:table-row table:style-name="ro1">
          <table:table-cell office:value-type="float" office:value="0.283079862594604" calcext:value-type="float">
            <text:p>0.283079862594604</text:p>
          </table:table-cell>
          <table:table-cell table:number-columns-repeated="2"/>
        </table:table-row>
        <table:table-row table:style-name="ro1">
          <table:table-cell office:value-type="float" office:value="0.515044271945953" calcext:value-type="float">
            <text:p>0.515044271945953</text:p>
          </table:table-cell>
          <table:table-cell table:number-columns-repeated="2"/>
        </table:table-row>
        <table:table-row table:style-name="ro1">
          <table:table-cell office:value-type="float" office:value="0.283572942018509" calcext:value-type="float">
            <text:p>0.283572942018509</text:p>
          </table:table-cell>
          <table:table-cell table:number-columns-repeated="2"/>
        </table:table-row>
        <table:table-row table:style-name="ro1">
          <table:table-cell office:value-type="float" office:value="0.526331782341003" calcext:value-type="float">
            <text:p>0.526331782341003</text:p>
          </table:table-cell>
          <table:table-cell table:number-columns-repeated="2"/>
        </table:table-row>
        <table:table-row table:style-name="ro1">
          <table:table-cell office:value-type="float" office:value="0.28258603811264" calcext:value-type="float">
            <text:p>0.28258603811264</text:p>
          </table:table-cell>
          <table:table-cell table:number-columns-repeated="2"/>
        </table:table-row>
        <table:table-row table:style-name="ro1">
          <table:table-cell office:value-type="float" office:value="0.527806580066681" calcext:value-type="float">
            <text:p>0.527806580066681</text:p>
          </table:table-cell>
          <table:table-cell table:number-columns-repeated="2"/>
        </table:table-row>
        <table:table-row table:style-name="ro1">
          <table:table-cell office:value-type="float" office:value="0.284937500953674" calcext:value-type="float">
            <text:p>0.284937500953674</text:p>
          </table:table-cell>
          <table:table-cell table:number-columns-repeated="2"/>
        </table:table-row>
        <table:table-row table:style-name="ro1">
          <table:table-cell office:value-type="float" office:value="0.534080803394318" calcext:value-type="float">
            <text:p>0.534080803394318</text:p>
          </table:table-cell>
          <table:table-cell table:number-columns-repeated="2"/>
        </table:table-row>
        <table:table-row table:style-name="ro1">
          <table:table-cell office:value-type="float" office:value="0.284861326217651" calcext:value-type="float">
            <text:p>0.284861326217651</text:p>
          </table:table-cell>
          <table:table-cell table:number-columns-repeated="2"/>
        </table:table-row>
        <table:table-row table:style-name="ro1">
          <table:table-cell office:value-type="float" office:value="0.527399063110352" calcext:value-type="float">
            <text:p>0.527399063110352</text:p>
          </table:table-cell>
          <table:table-cell table:number-columns-repeated="2"/>
        </table:table-row>
        <table:table-row table:style-name="ro1">
          <table:table-cell office:value-type="float" office:value="0.524864256381989" calcext:value-type="float">
            <text:p>0.524864256381989</text:p>
          </table:table-cell>
          <table:table-cell table:number-columns-repeated="2"/>
        </table:table-row>
        <table:table-row table:style-name="ro1">
          <table:table-cell office:value-type="float" office:value="0.422570675611496" calcext:value-type="float">
            <text:p>0.422570675611496</text:p>
          </table:table-cell>
          <table:table-cell table:number-columns-repeated="2"/>
        </table:table-row>
        <table:table-row table:style-name="ro1">
          <table:table-cell office:value-type="float" office:value="0.430134534835815" calcext:value-type="float">
            <text:p>0.430134534835815</text:p>
          </table:table-cell>
          <table:table-cell table:number-columns-repeated="2"/>
        </table:table-row>
        <table:table-row table:style-name="ro1">
          <table:table-cell office:value-type="float" office:value="0.294115394353867" calcext:value-type="float">
            <text:p>0.294115394353867</text:p>
          </table:table-cell>
          <table:table-cell table:number-columns-repeated="2"/>
        </table:table-row>
        <table:table-row table:style-name="ro1">
          <table:table-cell office:value-type="float" office:value="0.317072868347168" calcext:value-type="float">
            <text:p>0.317072868347168</text:p>
          </table:table-cell>
          <table:table-cell table:number-columns-repeated="2"/>
        </table:table-row>
        <table:table-row table:style-name="ro1">
          <table:table-cell office:value-type="float" office:value="0.288337796926498" calcext:value-type="float">
            <text:p>0.288337796926498</text:p>
          </table:table-cell>
          <table:table-cell table:number-columns-repeated="2"/>
        </table:table-row>
        <table:table-row table:style-name="ro1">
          <table:table-cell office:value-type="float" office:value="0.322921872138977" calcext:value-type="float">
            <text:p>0.322921872138977</text:p>
          </table:table-cell>
          <table:table-cell table:number-columns-repeated="2"/>
        </table:table-row>
        <table:table-row table:style-name="ro1">
          <table:table-cell office:value-type="float" office:value="0.304357588291168" calcext:value-type="float">
            <text:p>0.304357588291168</text:p>
          </table:table-cell>
          <table:table-cell table:number-columns-repeated="2"/>
        </table:table-row>
        <table:table-row table:style-name="ro1">
          <table:table-cell office:value-type="float" office:value="0.259790331125259" calcext:value-type="float">
            <text:p>0.259790331125259</text:p>
          </table:table-cell>
          <table:table-cell table:number-columns-repeated="2"/>
        </table:table-row>
        <table:table-row table:style-name="ro1">
          <table:table-cell office:value-type="float" office:value="0.303270488977432" calcext:value-type="float">
            <text:p>0.303270488977432</text:p>
          </table:table-cell>
          <table:table-cell table:number-columns-repeated="2"/>
        </table:table-row>
        <table:table-row table:style-name="ro1">
          <table:table-cell office:value-type="float" office:value="0.306921780109406" calcext:value-type="float">
            <text:p>0.306921780109406</text:p>
          </table:table-cell>
          <table:table-cell table:number-columns-repeated="2"/>
        </table:table-row>
        <table:table-row table:style-name="ro1">
          <table:table-cell office:value-type="float" office:value="0.303849220275879" calcext:value-type="float">
            <text:p>0.303849220275879</text:p>
          </table:table-cell>
          <table:table-cell table:number-columns-repeated="2"/>
        </table:table-row>
        <table:table-row table:style-name="ro1">
          <table:table-cell office:value-type="float" office:value="0.30704253911972" calcext:value-type="float">
            <text:p>0.30704253911972</text:p>
          </table:table-cell>
          <table:table-cell table:number-columns-repeated="2"/>
        </table:table-row>
        <table:table-row table:style-name="ro1">
          <table:table-cell office:value-type="float" office:value="0.267423927783966" calcext:value-type="float">
            <text:p>0.267423927783966</text:p>
          </table:table-cell>
          <table:table-cell table:number-columns-repeated="2"/>
        </table:table-row>
        <table:table-row table:style-name="ro1">
          <table:table-cell office:value-type="float" office:value="0.832194864749908" calcext:value-type="float">
            <text:p>0.832194864749908</text:p>
          </table:table-cell>
          <table:table-cell table:number-columns-repeated="2"/>
        </table:table-row>
        <table:table-row table:style-name="ro1">
          <table:table-cell office:value-type="float" office:value="0.27747854590416" calcext:value-type="float">
            <text:p>0.27747854590416</text:p>
          </table:table-cell>
          <table:table-cell table:number-columns-repeated="2"/>
        </table:table-row>
        <table:table-row table:style-name="ro1">
          <table:table-cell office:value-type="float" office:value="0.850602149963379" calcext:value-type="float">
            <text:p>0.850602149963379</text:p>
          </table:table-cell>
          <table:table-cell table:number-columns-repeated="2"/>
        </table:table-row>
        <table:table-row table:style-name="ro1">
          <table:table-cell office:value-type="float" office:value="0.277941793203354" calcext:value-type="float">
            <text:p>0.277941793203354</text:p>
          </table:table-cell>
          <table:table-cell table:number-columns-repeated="2"/>
        </table:table-row>
        <table:table-row table:style-name="ro1">
          <table:table-cell office:value-type="float" office:value="0.278918892145157" calcext:value-type="float">
            <text:p>0.278918892145157</text:p>
          </table:table-cell>
          <table:table-cell table:number-columns-repeated="2"/>
        </table:table-row>
        <table:table-row table:style-name="ro1">
          <table:table-cell office:value-type="float" office:value="0.278938770294189" calcext:value-type="float">
            <text:p>0.278938770294189</text:p>
          </table:table-cell>
          <table:table-cell table:number-columns-repeated="2"/>
        </table:table-row>
        <table:table-row table:style-name="ro1">
          <table:table-cell office:value-type="float" office:value="0.678720891475678" calcext:value-type="float">
            <text:p>0.678720891475678</text:p>
          </table:table-cell>
          <table:table-cell table:number-columns-repeated="2"/>
        </table:table-row>
        <table:table-row table:style-name="ro1">
          <table:table-cell office:value-type="float" office:value="0.278211206197739" calcext:value-type="float">
            <text:p>0.278211206197739</text:p>
          </table:table-cell>
          <table:table-cell table:number-columns-repeated="2"/>
        </table:table-row>
        <table:table-row table:style-name="ro1">
          <table:table-cell office:value-type="float" office:value="0.810850024223328" calcext:value-type="float">
            <text:p>0.810850024223328</text:p>
          </table:table-cell>
          <table:table-cell table:number-columns-repeated="2"/>
        </table:table-row>
        <table:table-row table:style-name="ro1">
          <table:table-cell office:value-type="float" office:value="0.278386443853378" calcext:value-type="float">
            <text:p>0.278386443853378</text:p>
          </table:table-cell>
          <table:table-cell table:number-columns-repeated="2"/>
        </table:table-row>
        <table:table-row table:style-name="ro1">
          <table:table-cell office:value-type="float" office:value="0.427818417549133" calcext:value-type="float">
            <text:p>0.427818417549133</text:p>
          </table:table-cell>
          <table:table-cell table:number-columns-repeated="2"/>
        </table:table-row>
        <table:table-row table:style-name="ro1">
          <table:table-cell office:value-type="float" office:value="0.276143759489059" calcext:value-type="float">
            <text:p>0.276143759489059</text:p>
          </table:table-cell>
          <table:table-cell table:number-columns-repeated="2"/>
        </table:table-row>
        <table:table-row table:style-name="ro1">
          <table:table-cell office:value-type="float" office:value="0.387791514396667" calcext:value-type="float">
            <text:p>0.387791514396667</text:p>
          </table:table-cell>
          <table:table-cell table:number-columns-repeated="2"/>
        </table:table-row>
        <table:table-row table:style-name="ro1">
          <table:table-cell office:value-type="float" office:value="0.275118261575699" calcext:value-type="float">
            <text:p>0.275118261575699</text:p>
          </table:table-cell>
          <table:table-cell table:number-columns-repeated="2"/>
        </table:table-row>
        <table:table-row table:style-name="ro1">
          <table:table-cell office:value-type="float" office:value="0.577427744865418" calcext:value-type="float">
            <text:p>0.577427744865418</text:p>
          </table:table-cell>
          <table:table-cell table:number-columns-repeated="2"/>
        </table:table-row>
        <table:table-row table:style-name="ro1">
          <table:table-cell office:value-type="float" office:value="0.273193448781967" calcext:value-type="float">
            <text:p>0.273193448781967</text:p>
          </table:table-cell>
          <table:table-cell table:number-columns-repeated="2"/>
        </table:table-row>
        <table:table-row table:style-name="ro1">
          <table:table-cell office:value-type="float" office:value="0.812065601348877" calcext:value-type="float">
            <text:p>0.812065601348877</text:p>
          </table:table-cell>
          <table:table-cell table:number-columns-repeated="2"/>
        </table:table-row>
        <table:table-row table:style-name="ro1">
          <table:table-cell office:value-type="float" office:value="0.260564893484116" calcext:value-type="float">
            <text:p>0.260564893484116</text:p>
          </table:table-cell>
          <table:table-cell table:number-columns-repeated="2"/>
        </table:table-row>
        <table:table-row table:style-name="ro1">
          <table:table-cell office:value-type="float" office:value="0.613181412220001" calcext:value-type="float">
            <text:p>0.613181412220001</text:p>
          </table:table-cell>
          <table:table-cell table:number-columns-repeated="2"/>
        </table:table-row>
        <table:table-row table:style-name="ro1">
          <table:table-cell office:value-type="float" office:value="0.261402368545532" calcext:value-type="float">
            <text:p>0.261402368545532</text:p>
          </table:table-cell>
          <table:table-cell table:number-columns-repeated="2"/>
        </table:table-row>
        <table:table-row table:style-name="ro1">
          <table:table-cell office:value-type="float" office:value="0.518349766731262" calcext:value-type="float">
            <text:p>0.518349766731262</text:p>
          </table:table-cell>
          <table:table-cell table:number-columns-repeated="2"/>
        </table:table-row>
        <table:table-row table:style-name="ro1">
          <table:table-cell office:value-type="float" office:value="0.260017424821854" calcext:value-type="float">
            <text:p>0.260017424821854</text:p>
          </table:table-cell>
          <table:table-cell table:number-columns-repeated="2"/>
        </table:table-row>
        <table:table-row table:style-name="ro1">
          <table:table-cell office:value-type="float" office:value="0.873524606227875" calcext:value-type="float">
            <text:p>0.873524606227875</text:p>
          </table:table-cell>
          <table:table-cell table:number-columns-repeated="2"/>
        </table:table-row>
        <table:table-row table:style-name="ro1">
          <table:table-cell office:value-type="float" office:value="0.260095477104187" calcext:value-type="float">
            <text:p>0.260095477104187</text:p>
          </table:table-cell>
          <table:table-cell table:number-columns-repeated="2"/>
        </table:table-row>
        <table:table-row table:style-name="ro1">
          <table:table-cell office:value-type="float" office:value="0.800571143627167" calcext:value-type="float">
            <text:p>0.800571143627167</text:p>
          </table:table-cell>
          <table:table-cell table:number-columns-repeated="2"/>
        </table:table-row>
        <table:table-row table:style-name="ro1">
          <table:table-cell office:value-type="float" office:value="0.260387301445007" calcext:value-type="float">
            <text:p>0.260387301445007</text:p>
          </table:table-cell>
          <table:table-cell table:number-columns-repeated="2"/>
        </table:table-row>
        <table:table-row table:style-name="ro1">
          <table:table-cell office:value-type="float" office:value="0.723369002342224" calcext:value-type="float">
            <text:p>0.723369002342224</text:p>
          </table:table-cell>
          <table:table-cell table:number-columns-repeated="2"/>
        </table:table-row>
        <table:table-row table:style-name="ro1">
          <table:table-cell office:value-type="float" office:value="0.87786877155304" calcext:value-type="float">
            <text:p>0.87786877155304</text:p>
          </table:table-cell>
          <table:table-cell table:number-columns-repeated="2"/>
        </table:table-row>
        <table:table-row table:style-name="ro1">
          <table:table-cell office:value-type="float" office:value="0.85302084684372" calcext:value-type="float">
            <text:p>0.85302084684372</text:p>
          </table:table-cell>
          <table:table-cell table:number-columns-repeated="2"/>
        </table:table-row>
        <table:table-row table:style-name="ro1">
          <table:table-cell office:value-type="float" office:value="0.834744274616241" calcext:value-type="float">
            <text:p>0.834744274616241</text:p>
          </table:table-cell>
          <table:table-cell table:number-columns-repeated="2"/>
        </table:table-row>
        <table:table-row table:style-name="ro1">
          <table:table-cell office:value-type="float" office:value="0.801262021064758" calcext:value-type="float">
            <text:p>0.801262021064758</text:p>
          </table:table-cell>
          <table:table-cell table:number-columns-repeated="2"/>
        </table:table-row>
        <table:table-row table:style-name="ro1">
          <table:table-cell office:value-type="float" office:value="0.256765902042389" calcext:value-type="float">
            <text:p>0.256765902042389</text:p>
          </table:table-cell>
          <table:table-cell table:number-columns-repeated="2"/>
        </table:table-row>
        <table:table-row table:style-name="ro1">
          <table:table-cell office:value-type="float" office:value="0.259968996047974" calcext:value-type="float">
            <text:p>0.259968996047974</text:p>
          </table:table-cell>
          <table:table-cell table:number-columns-repeated="2"/>
        </table:table-row>
        <table:table-row table:style-name="ro1">
          <table:table-cell office:value-type="float" office:value="0.277199596166611" calcext:value-type="float">
            <text:p>0.277199596166611</text:p>
          </table:table-cell>
          <table:table-cell table:number-columns-repeated="2"/>
        </table:table-row>
        <table:table-row table:style-name="ro1">
          <table:table-cell office:value-type="float" office:value="0.278930634260178" calcext:value-type="float">
            <text:p>0.278930634260178</text:p>
          </table:table-cell>
          <table:table-cell table:number-columns-repeated="2"/>
        </table:table-row>
        <table:table-row table:style-name="ro1">
          <table:table-cell office:value-type="float" office:value="0.272167384624481" calcext:value-type="float">
            <text:p>0.272167384624481</text:p>
          </table:table-cell>
          <table:table-cell table:number-columns-repeated="2"/>
        </table:table-row>
        <table:table-row table:style-name="ro1">
          <table:table-cell office:value-type="float" office:value="0.273431777954102" calcext:value-type="float">
            <text:p>0.273431777954102</text:p>
          </table:table-cell>
          <table:table-cell table:number-columns-repeated="2"/>
        </table:table-row>
        <table:table-row table:style-name="ro1">
          <table:table-cell office:value-type="float" office:value="0.273035228252411" calcext:value-type="float">
            <text:p>0.273035228252411</text:p>
          </table:table-cell>
          <table:table-cell table:number-columns-repeated="2"/>
        </table:table-row>
        <table:table-row table:style-name="ro1">
          <table:table-cell office:value-type="float" office:value="0.81806755065918" calcext:value-type="float">
            <text:p>0.81806755065918</text:p>
          </table:table-cell>
          <table:table-cell table:number-columns-repeated="2"/>
        </table:table-row>
        <table:table-row table:style-name="ro1">
          <table:table-cell office:value-type="float" office:value="0.289854735136032" calcext:value-type="float">
            <text:p>0.289854735136032</text:p>
          </table:table-cell>
          <table:table-cell table:number-columns-repeated="2"/>
        </table:table-row>
        <table:table-row table:style-name="ro1">
          <table:table-cell office:value-type="float" office:value="0.279505997896194" calcext:value-type="float">
            <text:p>0.279505997896194</text:p>
          </table:table-cell>
          <table:table-cell table:number-columns-repeated="2"/>
        </table:table-row>
        <table:table-row table:style-name="ro1">
          <table:table-cell office:value-type="float" office:value="0.279668420553207" calcext:value-type="float">
            <text:p>0.279668420553207</text:p>
          </table:table-cell>
          <table:table-cell table:number-columns-repeated="2"/>
        </table:table-row>
        <table:table-row table:style-name="ro1">
          <table:table-cell office:value-type="float" office:value="0.283980250358582" calcext:value-type="float">
            <text:p>0.283980250358582</text:p>
          </table:table-cell>
          <table:table-cell table:number-columns-repeated="2"/>
        </table:table-row>
        <table:table-row table:style-name="ro1">
          <table:table-cell office:value-type="float" office:value="0.283356457948685" calcext:value-type="float">
            <text:p>0.283356457948685</text:p>
          </table:table-cell>
          <table:table-cell table:number-columns-repeated="2"/>
        </table:table-row>
        <table:table-row table:style-name="ro1">
          <table:table-cell office:value-type="float" office:value="0.501369178295136" calcext:value-type="float">
            <text:p>0.501369178295136</text:p>
          </table:table-cell>
          <table:table-cell table:number-columns-repeated="2"/>
        </table:table-row>
        <table:table-row table:style-name="ro1">
          <table:table-cell office:value-type="float" office:value="0.732420265674591" calcext:value-type="float">
            <text:p>0.732420265674591</text:p>
          </table:table-cell>
          <table:table-cell table:number-columns-repeated="2"/>
        </table:table-row>
        <table:table-row table:style-name="ro1">
          <table:table-cell office:value-type="float" office:value="0.740128934383392" calcext:value-type="float">
            <text:p>0.740128934383392</text:p>
          </table:table-cell>
          <table:table-cell table:number-columns-repeated="2"/>
        </table:table-row>
        <table:table-row table:style-name="ro1">
          <table:table-cell office:value-type="float" office:value="0.926902770996094" calcext:value-type="float">
            <text:p>0.926902770996094</text:p>
          </table:table-cell>
          <table:table-cell table:number-columns-repeated="2"/>
        </table:table-row>
        <table:table-row table:style-name="ro1">
          <table:table-cell office:value-type="float" office:value="0.92098331451416" calcext:value-type="float">
            <text:p>0.92098331451416</text:p>
          </table:table-cell>
          <table:table-cell table:number-columns-repeated="2"/>
        </table:table-row>
        <table:table-row table:style-name="ro1">
          <table:table-cell office:value-type="float" office:value="0.274950057268143" calcext:value-type="float">
            <text:p>0.274950057268143</text:p>
          </table:table-cell>
          <table:table-cell table:number-columns-repeated="2"/>
        </table:table-row>
        <table:table-row table:style-name="ro1">
          <table:table-cell office:value-type="float" office:value="0.593871831893921" calcext:value-type="float">
            <text:p>0.593871831893921</text:p>
          </table:table-cell>
          <table:table-cell table:number-columns-repeated="2"/>
        </table:table-row>
        <table:table-row table:style-name="ro1">
          <table:table-cell office:value-type="float" office:value="0.757879018783569" calcext:value-type="float">
            <text:p>0.757879018783569</text:p>
          </table:table-cell>
          <table:table-cell table:number-columns-repeated="2"/>
        </table:table-row>
        <table:table-row table:style-name="ro1">
          <table:table-cell office:value-type="float" office:value="0.274248242378235" calcext:value-type="float">
            <text:p>0.274248242378235</text:p>
          </table:table-cell>
          <table:table-cell table:number-columns-repeated="2"/>
        </table:table-row>
        <table:table-row table:style-name="ro1">
          <table:table-cell office:value-type="float" office:value="0.559318125247955" calcext:value-type="float">
            <text:p>0.559318125247955</text:p>
          </table:table-cell>
          <table:table-cell table:number-columns-repeated="2"/>
        </table:table-row>
        <table:table-row table:style-name="ro1">
          <table:table-cell office:value-type="float" office:value="0.817064166069031" calcext:value-type="float">
            <text:p>0.817064166069031</text:p>
          </table:table-cell>
          <table:table-cell table:number-columns-repeated="2"/>
        </table:table-row>
        <table:table-row table:style-name="ro1">
          <table:table-cell office:value-type="float" office:value="0.278774410486221" calcext:value-type="float">
            <text:p>0.278774410486221</text:p>
          </table:table-cell>
          <table:table-cell table:number-columns-repeated="2"/>
        </table:table-row>
        <table:table-row table:style-name="ro1">
          <table:table-cell office:value-type="float" office:value="0.522547483444214" calcext:value-type="float">
            <text:p>0.522547483444214</text:p>
          </table:table-cell>
          <table:table-cell table:number-columns-repeated="2"/>
        </table:table-row>
        <table:table-row table:style-name="ro1">
          <table:table-cell office:value-type="float" office:value="0.675053477287293" calcext:value-type="float">
            <text:p>0.675053477287293</text:p>
          </table:table-cell>
          <table:table-cell table:number-columns-repeated="2"/>
        </table:table-row>
        <table:table-row table:style-name="ro1">
          <table:table-cell office:value-type="float" office:value="0.312602162361145" calcext:value-type="float">
            <text:p>0.312602162361145</text:p>
          </table:table-cell>
          <table:table-cell table:number-columns-repeated="2"/>
        </table:table-row>
        <table:table-row table:style-name="ro1">
          <table:table-cell office:value-type="float" office:value="0.509117305278778" calcext:value-type="float">
            <text:p>0.509117305278778</text:p>
          </table:table-cell>
          <table:table-cell table:number-columns-repeated="2"/>
        </table:table-row>
        <table:table-row table:style-name="ro1">
          <table:table-cell office:value-type="float" office:value="0.856982886791229" calcext:value-type="float">
            <text:p>0.856982886791229</text:p>
          </table:table-cell>
          <table:table-cell table:number-columns-repeated="2"/>
        </table:table-row>
        <table:table-row table:style-name="ro1">
          <table:table-cell office:value-type="float" office:value="0.310472756624222" calcext:value-type="float">
            <text:p>0.310472756624222</text:p>
          </table:table-cell>
          <table:table-cell table:number-columns-repeated="2"/>
        </table:table-row>
        <table:table-row table:style-name="ro1">
          <table:table-cell office:value-type="float" office:value="0.511920869350433" calcext:value-type="float">
            <text:p>0.511920869350433</text:p>
          </table:table-cell>
          <table:table-cell table:number-columns-repeated="2"/>
        </table:table-row>
        <table:table-row table:style-name="ro1">
          <table:table-cell office:value-type="float" office:value="0.641688525676727" calcext:value-type="float">
            <text:p>0.641688525676727</text:p>
          </table:table-cell>
          <table:table-cell table:number-columns-repeated="2"/>
        </table:table-row>
        <table:table-row table:style-name="ro1">
          <table:table-cell office:value-type="float" office:value="0.308876365423203" calcext:value-type="float">
            <text:p>0.308876365423203</text:p>
          </table:table-cell>
          <table:table-cell table:number-columns-repeated="2"/>
        </table:table-row>
        <table:table-row table:style-name="ro1">
          <table:table-cell office:value-type="float" office:value="0.323337525129318" calcext:value-type="float">
            <text:p>0.323337525129318</text:p>
          </table:table-cell>
          <table:table-cell table:number-columns-repeated="2"/>
        </table:table-row>
        <table:table-row table:style-name="ro1">
          <table:table-cell office:value-type="float" office:value="0.455129325389862" calcext:value-type="float">
            <text:p>0.455129325389862</text:p>
          </table:table-cell>
          <table:table-cell table:number-columns-repeated="2"/>
        </table:table-row>
        <table:table-row table:style-name="ro1">
          <table:table-cell office:value-type="float" office:value="0.297842532396317" calcext:value-type="float">
            <text:p>0.297842532396317</text:p>
          </table:table-cell>
          <table:table-cell table:number-columns-repeated="2"/>
        </table:table-row>
        <table:table-row table:style-name="ro1">
          <table:table-cell office:value-type="float" office:value="0.302100390195847" calcext:value-type="float">
            <text:p>0.302100390195847</text:p>
          </table:table-cell>
          <table:table-cell table:number-columns-repeated="2"/>
        </table:table-row>
        <table:table-row table:style-name="ro1">
          <table:table-cell office:value-type="float" office:value="0.479609489440918" calcext:value-type="float">
            <text:p>0.479609489440918</text:p>
          </table:table-cell>
          <table:table-cell table:number-columns-repeated="2"/>
        </table:table-row>
        <table:table-row table:style-name="ro1">
          <table:table-cell office:value-type="float" office:value="0.300314724445343" calcext:value-type="float">
            <text:p>0.300314724445343</text:p>
          </table:table-cell>
          <table:table-cell table:number-columns-repeated="2"/>
        </table:table-row>
        <table:table-row table:style-name="ro1">
          <table:table-cell office:value-type="float" office:value="0.45479092001915" calcext:value-type="float">
            <text:p>0.45479092001915</text:p>
          </table:table-cell>
          <table:table-cell table:number-columns-repeated="2"/>
        </table:table-row>
        <table:table-row table:style-name="ro1">
          <table:table-cell office:value-type="float" office:value="0.291318625211716" calcext:value-type="float">
            <text:p>0.291318625211716</text:p>
          </table:table-cell>
          <table:table-cell table:number-columns-repeated="2"/>
        </table:table-row>
        <table:table-row table:style-name="ro1">
          <table:table-cell office:value-type="float" office:value="0.393884479999542" calcext:value-type="float">
            <text:p>0.393884479999542</text:p>
          </table:table-cell>
          <table:table-cell table:number-columns-repeated="2"/>
        </table:table-row>
        <table:table-row table:style-name="ro1">
          <table:table-cell office:value-type="float" office:value="0.514074325561523" calcext:value-type="float">
            <text:p>0.514074325561523</text:p>
          </table:table-cell>
          <table:table-cell table:number-columns-repeated="2"/>
        </table:table-row>
        <table:table-row table:style-name="ro1">
          <table:table-cell office:value-type="float" office:value="0.291046380996704" calcext:value-type="float">
            <text:p>0.291046380996704</text:p>
          </table:table-cell>
          <table:table-cell table:number-columns-repeated="2"/>
        </table:table-row>
        <table:table-row table:style-name="ro1">
          <table:table-cell office:value-type="float" office:value="0.540190279483795" calcext:value-type="float">
            <text:p>0.540190279483795</text:p>
          </table:table-cell>
          <table:table-cell table:number-columns-repeated="2"/>
        </table:table-row>
        <table:table-row table:style-name="ro1">
          <table:table-cell office:value-type="float" office:value="0.29244726896286" calcext:value-type="float">
            <text:p>0.29244726896286</text:p>
          </table:table-cell>
          <table:table-cell table:number-columns-repeated="2"/>
        </table:table-row>
        <table:table-row table:style-name="ro1">
          <table:table-cell office:value-type="float" office:value="0.444641709327698" calcext:value-type="float">
            <text:p>0.444641709327698</text:p>
          </table:table-cell>
          <table:table-cell table:number-columns-repeated="2"/>
        </table:table-row>
        <table:table-row table:style-name="ro1">
          <table:table-cell office:value-type="float" office:value="0.547394514083862" calcext:value-type="float">
            <text:p>0.547394514083862</text:p>
          </table:table-cell>
          <table:table-cell table:number-columns-repeated="2"/>
        </table:table-row>
        <table:table-row table:style-name="ro1">
          <table:table-cell office:value-type="float" office:value="0.291907876729965" calcext:value-type="float">
            <text:p>0.291907876729965</text:p>
          </table:table-cell>
          <table:table-cell table:number-columns-repeated="2"/>
        </table:table-row>
        <table:table-row table:style-name="ro1">
          <table:table-cell office:value-type="float" office:value="0.58770626783371" calcext:value-type="float">
            <text:p>0.58770626783371</text:p>
          </table:table-cell>
          <table:table-cell table:number-columns-repeated="2"/>
        </table:table-row>
        <table:table-row table:style-name="ro1">
          <table:table-cell office:value-type="float" office:value="0.293078392744064" calcext:value-type="float">
            <text:p>0.293078392744064</text:p>
          </table:table-cell>
          <table:table-cell table:number-columns-repeated="2"/>
        </table:table-row>
        <table:table-row table:style-name="ro1">
          <table:table-cell office:value-type="float" office:value="0.616218566894531" calcext:value-type="float">
            <text:p>0.616218566894531</text:p>
          </table:table-cell>
          <table:table-cell table:number-columns-repeated="2"/>
        </table:table-row>
        <table:table-row table:style-name="ro1">
          <table:table-cell office:value-type="float" office:value="0.290213614702225" calcext:value-type="float">
            <text:p>0.290213614702225</text:p>
          </table:table-cell>
          <table:table-cell table:number-columns-repeated="2"/>
        </table:table-row>
        <table:table-row table:style-name="ro1">
          <table:table-cell office:value-type="float" office:value="0.612974107265472" calcext:value-type="float">
            <text:p>0.612974107265472</text:p>
          </table:table-cell>
          <table:table-cell table:number-columns-repeated="2"/>
        </table:table-row>
        <table:table-row table:style-name="ro1">
          <table:table-cell office:value-type="float" office:value="0.290623307228088" calcext:value-type="float">
            <text:p>0.290623307228088</text:p>
          </table:table-cell>
          <table:table-cell table:number-columns-repeated="2"/>
        </table:table-row>
        <table:table-row table:style-name="ro1">
          <table:table-cell office:value-type="float" office:value="0.610987901687622" calcext:value-type="float">
            <text:p>0.610987901687622</text:p>
          </table:table-cell>
          <table:table-cell table:number-columns-repeated="2"/>
        </table:table-row>
        <table:table-row table:style-name="ro1">
          <table:table-cell office:value-type="float" office:value="0.299401342868805" calcext:value-type="float">
            <text:p>0.299401342868805</text:p>
          </table:table-cell>
          <table:table-cell table:number-columns-repeated="2"/>
        </table:table-row>
        <table:table-row table:style-name="ro1">
          <table:table-cell office:value-type="float" office:value="0.609110593795776" calcext:value-type="float">
            <text:p>0.609110593795776</text:p>
          </table:table-cell>
          <table:table-cell table:number-columns-repeated="2"/>
        </table:table-row>
        <table:table-row table:style-name="ro1">
          <table:table-cell office:value-type="float" office:value="0.305947929620743" calcext:value-type="float">
            <text:p>0.305947929620743</text:p>
          </table:table-cell>
          <table:table-cell table:number-columns-repeated="2"/>
        </table:table-row>
        <table:table-row table:style-name="ro1">
          <table:table-cell office:value-type="float" office:value="0.633099734783173" calcext:value-type="float">
            <text:p>0.633099734783173</text:p>
          </table:table-cell>
          <table:table-cell table:number-columns-repeated="2"/>
        </table:table-row>
        <table:table-row table:style-name="ro1">
          <table:table-cell office:value-type="float" office:value="0.305225044488907" calcext:value-type="float">
            <text:p>0.305225044488907</text:p>
          </table:table-cell>
          <table:table-cell table:number-columns-repeated="2"/>
        </table:table-row>
        <table:table-row table:style-name="ro1">
          <table:table-cell office:value-type="float" office:value="0.623764574527741" calcext:value-type="float">
            <text:p>0.623764574527741</text:p>
          </table:table-cell>
          <table:table-cell table:number-columns-repeated="2"/>
        </table:table-row>
        <table:table-row table:style-name="ro1">
          <table:table-cell office:value-type="float" office:value="0.322321146726608" calcext:value-type="float">
            <text:p>0.322321146726608</text:p>
          </table:table-cell>
          <table:table-cell table:number-columns-repeated="2"/>
        </table:table-row>
        <table:table-row table:style-name="ro1">
          <table:table-cell office:value-type="float" office:value="0.649668157100678" calcext:value-type="float">
            <text:p>0.649668157100678</text:p>
          </table:table-cell>
          <table:table-cell table:number-columns-repeated="2"/>
        </table:table-row>
        <table:table-row table:style-name="ro1">
          <table:table-cell office:value-type="float" office:value="0.323626130819321" calcext:value-type="float">
            <text:p>0.323626130819321</text:p>
          </table:table-cell>
          <table:table-cell table:number-columns-repeated="2"/>
        </table:table-row>
        <table:table-row table:style-name="ro1">
          <table:table-cell office:value-type="float" office:value="0.605650722980499" calcext:value-type="float">
            <text:p>0.605650722980499</text:p>
          </table:table-cell>
          <table:table-cell table:number-columns-repeated="2"/>
        </table:table-row>
        <table:table-row table:style-name="ro1">
          <table:table-cell office:value-type="float" office:value="0.323666304349899" calcext:value-type="float">
            <text:p>0.323666304349899</text:p>
          </table:table-cell>
          <table:table-cell table:number-columns-repeated="2"/>
        </table:table-row>
        <table:table-row table:style-name="ro1">
          <table:table-cell office:value-type="float" office:value="0.590046763420105" calcext:value-type="float">
            <text:p>0.590046763420105</text:p>
          </table:table-cell>
          <table:table-cell table:number-columns-repeated="2"/>
        </table:table-row>
        <table:table-row table:style-name="ro1">
          <table:table-cell office:value-type="float" office:value="0.321825414896011" calcext:value-type="float">
            <text:p>0.321825414896011</text:p>
          </table:table-cell>
          <table:table-cell table:number-columns-repeated="2"/>
        </table:table-row>
        <table:table-row table:style-name="ro1">
          <table:table-cell office:value-type="float" office:value="0.578566253185272" calcext:value-type="float">
            <text:p>0.578566253185272</text:p>
          </table:table-cell>
          <table:table-cell table:number-columns-repeated="2"/>
        </table:table-row>
        <table:table-row table:style-name="ro1">
          <table:table-cell office:value-type="float" office:value="0.619347929954529" calcext:value-type="float">
            <text:p>0.619347929954529</text:p>
          </table:table-cell>
          <table:table-cell table:number-columns-repeated="2"/>
        </table:table-row>
        <table:table-row table:style-name="ro1">
          <table:table-cell office:value-type="float" office:value="0.317675709724426" calcext:value-type="float">
            <text:p>0.317675709724426</text:p>
          </table:table-cell>
          <table:table-cell table:number-columns-repeated="2"/>
        </table:table-row>
        <table:table-row table:style-name="ro1">
          <table:table-cell office:value-type="float" office:value="0.566117107868195" calcext:value-type="float">
            <text:p>0.566117107868195</text:p>
          </table:table-cell>
          <table:table-cell table:number-columns-repeated="2"/>
        </table:table-row>
        <table:table-row table:style-name="ro1">
          <table:table-cell office:value-type="float" office:value="0.898771524429321" calcext:value-type="float">
            <text:p>0.898771524429321</text:p>
          </table:table-cell>
          <table:table-cell table:number-columns-repeated="2"/>
        </table:table-row>
        <table:table-row table:style-name="ro1">
          <table:table-cell office:value-type="float" office:value="0.326125890016556" calcext:value-type="float">
            <text:p>0.326125890016556</text:p>
          </table:table-cell>
          <table:table-cell table:number-columns-repeated="2"/>
        </table:table-row>
        <table:table-row table:style-name="ro1">
          <table:table-cell office:value-type="float" office:value="0.529894649982452" calcext:value-type="float">
            <text:p>0.529894649982452</text:p>
          </table:table-cell>
          <table:table-cell table:number-columns-repeated="2"/>
        </table:table-row>
        <table:table-row table:style-name="ro1">
          <table:table-cell office:value-type="float" office:value="0.875953614711762" calcext:value-type="float">
            <text:p>0.875953614711762</text:p>
          </table:table-cell>
          <table:table-cell table:number-columns-repeated="2"/>
        </table:table-row>
        <table:table-row table:style-name="ro1">
          <table:table-cell office:value-type="float" office:value="0.32836389541626" calcext:value-type="float">
            <text:p>0.32836389541626</text:p>
          </table:table-cell>
          <table:table-cell table:number-columns-repeated="2"/>
        </table:table-row>
        <table:table-row table:style-name="ro1">
          <table:table-cell office:value-type="float" office:value="0.526047229766846" calcext:value-type="float">
            <text:p>0.526047229766846</text:p>
          </table:table-cell>
          <table:table-cell table:number-columns-repeated="2"/>
        </table:table-row>
        <table:table-row table:style-name="ro1">
          <table:table-cell office:value-type="float" office:value="0.794263362884522" calcext:value-type="float">
            <text:p>0.794263362884522</text:p>
          </table:table-cell>
          <table:table-cell table:number-columns-repeated="2"/>
        </table:table-row>
        <table:table-row table:style-name="ro1">
          <table:table-cell office:value-type="float" office:value="0.325579822063446" calcext:value-type="float">
            <text:p>0.325579822063446</text:p>
          </table:table-cell>
          <table:table-cell table:number-columns-repeated="2"/>
        </table:table-row>
        <table:table-row table:style-name="ro1">
          <table:table-cell office:value-type="float" office:value="0.521200358867645" calcext:value-type="float">
            <text:p>0.521200358867645</text:p>
          </table:table-cell>
          <table:table-cell table:number-columns-repeated="2"/>
        </table:table-row>
        <table:table-row table:style-name="ro1">
          <table:table-cell office:value-type="float" office:value="0.866899609565735" calcext:value-type="float">
            <text:p>0.866899609565735</text:p>
          </table:table-cell>
          <table:table-cell table:number-columns-repeated="2"/>
        </table:table-row>
        <table:table-row table:style-name="ro1">
          <table:table-cell office:value-type="float" office:value="0.318549990653992" calcext:value-type="float">
            <text:p>0.318549990653992</text:p>
          </table:table-cell>
          <table:table-cell table:number-columns-repeated="2"/>
        </table:table-row>
        <table:table-row table:style-name="ro1">
          <table:table-cell office:value-type="float" office:value="0.49427542090416" calcext:value-type="float">
            <text:p>0.49427542090416</text:p>
          </table:table-cell>
          <table:table-cell table:number-columns-repeated="2"/>
        </table:table-row>
        <table:table-row table:style-name="ro1">
          <table:table-cell office:value-type="float" office:value="0.536685943603516" calcext:value-type="float">
            <text:p>0.536685943603516</text:p>
          </table:table-cell>
          <table:table-cell table:number-columns-repeated="2"/>
        </table:table-row>
        <table:table-row table:style-name="ro1">
          <table:table-cell office:value-type="float" office:value="0.292020469903946" calcext:value-type="float">
            <text:p>0.292020469903946</text:p>
          </table:table-cell>
          <table:table-cell table:number-columns-repeated="2"/>
        </table:table-row>
        <table:table-row table:style-name="ro1">
          <table:table-cell office:value-type="float" office:value="0.431134611368179" calcext:value-type="float">
            <text:p>0.431134611368179</text:p>
          </table:table-cell>
          <table:table-cell table:number-columns-repeated="2"/>
        </table:table-row>
        <table:table-row table:style-name="ro1">
          <table:table-cell office:value-type="float" office:value="0.887063682079315" calcext:value-type="float">
            <text:p>0.887063682079315</text:p>
          </table:table-cell>
          <table:table-cell table:number-columns-repeated="2"/>
        </table:table-row>
        <table:table-row table:style-name="ro1">
          <table:table-cell office:value-type="float" office:value="0.289272755384445" calcext:value-type="float">
            <text:p>0.289272755384445</text:p>
          </table:table-cell>
          <table:table-cell table:number-columns-repeated="2"/>
        </table:table-row>
        <table:table-row table:style-name="ro1">
          <table:table-cell office:value-type="float" office:value="0.44792577624321" calcext:value-type="float">
            <text:p>0.44792577624321</text:p>
          </table:table-cell>
          <table:table-cell table:number-columns-repeated="2"/>
        </table:table-row>
        <table:table-row table:style-name="ro1">
          <table:table-cell office:value-type="float" office:value="0.841464877128601" calcext:value-type="float">
            <text:p>0.841464877128601</text:p>
          </table:table-cell>
          <table:table-cell table:number-columns-repeated="2"/>
        </table:table-row>
        <table:table-row table:style-name="ro1">
          <table:table-cell office:value-type="float" office:value="0.289763987064362" calcext:value-type="float">
            <text:p>0.289763987064362</text:p>
          </table:table-cell>
          <table:table-cell table:number-columns-repeated="2"/>
        </table:table-row>
        <table:table-row table:style-name="ro1">
          <table:table-cell office:value-type="float" office:value="0.427141129970551" calcext:value-type="float">
            <text:p>0.427141129970551</text:p>
          </table:table-cell>
          <table:table-cell table:number-columns-repeated="2"/>
        </table:table-row>
        <table:table-row table:style-name="ro1">
          <table:table-cell office:value-type="float" office:value="0.930551052093506" calcext:value-type="float">
            <text:p>0.930551052093506</text:p>
          </table:table-cell>
          <table:table-cell table:number-columns-repeated="2"/>
        </table:table-row>
        <table:table-row table:style-name="ro1">
          <table:table-cell office:value-type="float" office:value="0.293486207723618" calcext:value-type="float">
            <text:p>0.293486207723618</text:p>
          </table:table-cell>
          <table:table-cell table:number-columns-repeated="2"/>
        </table:table-row>
        <table:table-row table:style-name="ro1">
          <table:table-cell office:value-type="float" office:value="0.427147924900055" calcext:value-type="float">
            <text:p>0.427147924900055</text:p>
          </table:table-cell>
          <table:table-cell table:number-columns-repeated="2"/>
        </table:table-row>
        <table:table-row table:style-name="ro1">
          <table:table-cell office:value-type="float" office:value="0.904437601566315" calcext:value-type="float">
            <text:p>0.904437601566315</text:p>
          </table:table-cell>
          <table:table-cell table:number-columns-repeated="2"/>
        </table:table-row>
        <table:table-row table:style-name="ro1">
          <table:table-cell office:value-type="float" office:value="0.292801469564438" calcext:value-type="float">
            <text:p>0.292801469564438</text:p>
          </table:table-cell>
          <table:table-cell table:number-columns-repeated="2"/>
        </table:table-row>
        <table:table-row table:style-name="ro1">
          <table:table-cell office:value-type="float" office:value="0.429767578840256" calcext:value-type="float">
            <text:p>0.429767578840256</text:p>
          </table:table-cell>
          <table:table-cell table:number-columns-repeated="2"/>
        </table:table-row>
        <table:table-row table:style-name="ro1">
          <table:table-cell office:value-type="float" office:value="0.302481710910797" calcext:value-type="float">
            <text:p>0.302481710910797</text:p>
          </table:table-cell>
          <table:table-cell table:number-columns-repeated="2"/>
        </table:table-row>
        <table:table-row table:style-name="ro1">
          <table:table-cell office:value-type="float" office:value="0.322087615728378" calcext:value-type="float">
            <text:p>0.322087615728378</text:p>
          </table:table-cell>
          <table:table-cell table:number-columns-repeated="2"/>
        </table:table-row>
        <table:table-row table:style-name="ro1">
          <table:table-cell office:value-type="float" office:value="0.329676657915115" calcext:value-type="float">
            <text:p>0.329676657915115</text:p>
          </table:table-cell>
          <table:table-cell table:number-columns-repeated="2"/>
        </table:table-row>
        <table:table-row table:style-name="ro1">
          <table:table-cell office:value-type="float" office:value="0.350576430559158" calcext:value-type="float">
            <text:p>0.350576430559158</text:p>
          </table:table-cell>
          <table:table-cell table:number-columns-repeated="2"/>
        </table:table-row>
        <table:table-row table:style-name="ro1">
          <table:table-cell office:value-type="float" office:value="0.301238745450973" calcext:value-type="float">
            <text:p>0.301238745450973</text:p>
          </table:table-cell>
          <table:table-cell table:number-columns-repeated="2"/>
        </table:table-row>
        <table:table-row table:style-name="ro1">
          <table:table-cell office:value-type="float" office:value="0.303233176469803" calcext:value-type="float">
            <text:p>0.303233176469803</text:p>
          </table:table-cell>
          <table:table-cell table:number-columns-repeated="2"/>
        </table:table-row>
        <table:table-row table:style-name="ro1">
          <table:table-cell office:value-type="float" office:value="0.305850595235825" calcext:value-type="float">
            <text:p>0.305850595235825</text:p>
          </table:table-cell>
          <table:table-cell table:number-columns-repeated="2"/>
        </table:table-row>
        <table:table-row table:style-name="ro1">
          <table:table-cell office:value-type="float" office:value="0.567647695541382" calcext:value-type="float">
            <text:p>0.567647695541382</text:p>
          </table:table-cell>
          <table:table-cell table:number-columns-repeated="2"/>
        </table:table-row>
        <table:table-row table:style-name="ro1">
          <table:table-cell office:value-type="float" office:value="0.818739354610443" calcext:value-type="float">
            <text:p>0.818739354610443</text:p>
          </table:table-cell>
          <table:table-cell table:number-columns-repeated="2"/>
        </table:table-row>
        <table:table-row table:style-name="ro1">
          <table:table-cell office:value-type="float" office:value="0.850365936756134" calcext:value-type="float">
            <text:p>0.850365936756134</text:p>
          </table:table-cell>
          <table:table-cell table:number-columns-repeated="2"/>
        </table:table-row>
        <table:table-row table:style-name="ro1">
          <table:table-cell office:value-type="float" office:value="0.897543549537659" calcext:value-type="float">
            <text:p>0.897543549537659</text:p>
          </table:table-cell>
          <table:table-cell table:number-columns-repeated="2"/>
        </table:table-row>
        <table:table-row table:style-name="ro1">
          <table:table-cell office:value-type="float" office:value="0.888502061367035" calcext:value-type="float">
            <text:p>0.888502061367035</text:p>
          </table:table-cell>
          <table:table-cell table:number-columns-repeated="2"/>
        </table:table-row>
        <table:table-row table:style-name="ro1">
          <table:table-cell office:value-type="float" office:value="0.873808085918427" calcext:value-type="float">
            <text:p>0.873808085918427</text:p>
          </table:table-cell>
          <table:table-cell table:number-columns-repeated="2"/>
        </table:table-row>
        <table:table-row table:style-name="ro1">
          <table:table-cell office:value-type="float" office:value="0.887875735759735" calcext:value-type="float">
            <text:p>0.887875735759735</text:p>
          </table:table-cell>
          <table:table-cell table:number-columns-repeated="2"/>
        </table:table-row>
        <table:table-row table:style-name="ro1">
          <table:table-cell office:value-type="float" office:value="0.880908846855164" calcext:value-type="float">
            <text:p>0.880908846855164</text:p>
          </table:table-cell>
          <table:table-cell table:number-columns-repeated="2"/>
        </table:table-row>
        <table:table-row table:style-name="ro1">
          <table:table-cell office:value-type="float" office:value="0.88108241558075" calcext:value-type="float">
            <text:p>0.88108241558075</text:p>
          </table:table-cell>
          <table:table-cell table:number-columns-repeated="2"/>
        </table:table-row>
        <table:table-row table:style-name="ro1">
          <table:table-cell office:value-type="float" office:value="0.884133398532867" calcext:value-type="float">
            <text:p>0.884133398532867</text:p>
          </table:table-cell>
          <table:table-cell table:number-columns-repeated="2"/>
        </table:table-row>
        <table:table-row table:style-name="ro1">
          <table:table-cell office:value-type="float" office:value="0.883191704750061" calcext:value-type="float">
            <text:p>0.883191704750061</text:p>
          </table:table-cell>
          <table:table-cell table:number-columns-repeated="2"/>
        </table:table-row>
        <table:table-row table:style-name="ro1">
          <table:table-cell office:value-type="float" office:value="0.858020842075348" calcext:value-type="float">
            <text:p>0.858020842075348</text:p>
          </table:table-cell>
          <table:table-cell table:number-columns-repeated="2"/>
        </table:table-row>
        <table:table-row table:style-name="ro1">
          <table:table-cell office:value-type="float" office:value="0.53585821390152" calcext:value-type="float">
            <text:p>0.53585821390152</text:p>
          </table:table-cell>
          <table:table-cell table:number-columns-repeated="2"/>
        </table:table-row>
        <table:table-row table:style-name="ro1">
          <table:table-cell office:value-type="float" office:value="0.839562356472015" calcext:value-type="float">
            <text:p>0.839562356472015</text:p>
          </table:table-cell>
          <table:table-cell table:number-columns-repeated="2"/>
        </table:table-row>
        <table:table-row table:style-name="ro1">
          <table:table-cell office:value-type="float" office:value="0.543449997901917" calcext:value-type="float">
            <text:p>0.543449997901917</text:p>
          </table:table-cell>
          <table:table-cell table:number-columns-repeated="2"/>
        </table:table-row>
        <table:table-row table:style-name="ro1">
          <table:table-cell office:value-type="float" office:value="0.844365477561951" calcext:value-type="float">
            <text:p>0.844365477561951</text:p>
          </table:table-cell>
          <table:table-cell table:number-columns-repeated="2"/>
        </table:table-row>
        <table:table-row table:style-name="ro1">
          <table:table-cell office:value-type="float" office:value="0.53712809085846" calcext:value-type="float">
            <text:p>0.53712809085846</text:p>
          </table:table-cell>
          <table:table-cell table:number-columns-repeated="2"/>
        </table:table-row>
        <table:table-row table:style-name="ro1">
          <table:table-cell office:value-type="float" office:value="0.695985674858093" calcext:value-type="float">
            <text:p>0.695985674858093</text:p>
          </table:table-cell>
          <table:table-cell table:number-columns-repeated="2"/>
        </table:table-row>
        <table:table-row table:style-name="ro1">
          <table:table-cell office:value-type="float" office:value="0.392389953136444" calcext:value-type="float">
            <text:p>0.392389953136444</text:p>
          </table:table-cell>
          <table:table-cell table:number-columns-repeated="2"/>
        </table:table-row>
        <table:table-row table:style-name="ro1">
          <table:table-cell office:value-type="float" office:value="0.539120674133301" calcext:value-type="float">
            <text:p>0.539120674133301</text:p>
          </table:table-cell>
          <table:table-cell table:number-columns-repeated="2"/>
        </table:table-row>
        <table:table-row table:style-name="ro1">
          <table:table-cell office:value-type="float" office:value="0.505708873271942" calcext:value-type="float">
            <text:p>0.505708873271942</text:p>
          </table:table-cell>
          <table:table-cell table:number-columns-repeated="2"/>
        </table:table-row>
        <table:table-row table:style-name="ro1">
          <table:table-cell office:value-type="float" office:value="0.465631783008575" calcext:value-type="float">
            <text:p>0.465631783008575</text:p>
          </table:table-cell>
          <table:table-cell table:number-columns-repeated="2"/>
        </table:table-row>
        <table:table-row table:style-name="ro1">
          <table:table-cell office:value-type="float" office:value="0.462634295225143" calcext:value-type="float">
            <text:p>0.462634295225143</text:p>
          </table:table-cell>
          <table:table-cell table:number-columns-repeated="2"/>
        </table:table-row>
        <table:table-row table:style-name="ro1">
          <table:table-cell office:value-type="float" office:value="0.435477644205093" calcext:value-type="float">
            <text:p>0.435477644205093</text:p>
          </table:table-cell>
          <table:table-cell table:number-columns-repeated="2"/>
        </table:table-row>
        <table:table-row table:style-name="ro1">
          <table:table-cell office:value-type="float" office:value="0.41988405585289" calcext:value-type="float">
            <text:p>0.41988405585289</text:p>
          </table:table-cell>
          <table:table-cell table:number-columns-repeated="2"/>
        </table:table-row>
        <table:table-row table:style-name="ro1">
          <table:table-cell office:value-type="float" office:value="0.44330632686615" calcext:value-type="float">
            <text:p>0.44330632686615</text:p>
          </table:table-cell>
          <table:table-cell table:number-columns-repeated="2"/>
        </table:table-row>
        <table:table-row table:style-name="ro1">
          <table:table-cell office:value-type="float" office:value="0.448814570903778" calcext:value-type="float">
            <text:p>0.448814570903778</text:p>
          </table:table-cell>
          <table:table-cell table:number-columns-repeated="2"/>
        </table:table-row>
        <table:table-row table:style-name="ro1">
          <table:table-cell office:value-type="float" office:value="0.391777575016022" calcext:value-type="float">
            <text:p>0.391777575016022</text:p>
          </table:table-cell>
          <table:table-cell table:number-columns-repeated="2"/>
        </table:table-row>
        <table:table-row table:style-name="ro1">
          <table:table-cell office:value-type="float" office:value="0.487242877483368" calcext:value-type="float">
            <text:p>0.487242877483368</text:p>
          </table:table-cell>
          <table:table-cell table:number-columns-repeated="2"/>
        </table:table-row>
        <table:table-row table:style-name="ro1">
          <table:table-cell office:value-type="float" office:value="0.309230297803879" calcext:value-type="float">
            <text:p>0.309230297803879</text:p>
          </table:table-cell>
          <table:table-cell table:number-columns-repeated="2"/>
        </table:table-row>
        <table:table-row table:style-name="ro1">
          <table:table-cell office:value-type="float" office:value="0.304501384496689" calcext:value-type="float">
            <text:p>0.304501384496689</text:p>
          </table:table-cell>
          <table:table-cell table:number-columns-repeated="2"/>
        </table:table-row>
        <table:table-row table:style-name="ro1">
          <table:table-cell office:value-type="float" office:value="0.280846178531647" calcext:value-type="float">
            <text:p>0.280846178531647</text:p>
          </table:table-cell>
          <table:table-cell table:number-columns-repeated="2"/>
        </table:table-row>
        <table:table-row table:style-name="ro1">
          <table:table-cell office:value-type="float" office:value="0.261312812566757" calcext:value-type="float">
            <text:p>0.261312812566757</text:p>
          </table:table-cell>
          <table:table-cell table:number-columns-repeated="2"/>
        </table:table-row>
        <table:table-row table:style-name="ro1">
          <table:table-cell office:value-type="float" office:value="0.272606313228607" calcext:value-type="float">
            <text:p>0.272606313228607</text:p>
          </table:table-cell>
          <table:table-cell table:number-columns-repeated="2"/>
        </table:table-row>
        <table:table-row table:style-name="ro1">
          <table:table-cell office:value-type="float" office:value="0.297226101160049" calcext:value-type="float">
            <text:p>0.297226101160049</text:p>
          </table:table-cell>
          <table:table-cell table:number-columns-repeated="2"/>
        </table:table-row>
        <table:table-row table:style-name="ro1">
          <table:table-cell office:value-type="float" office:value="0.34887221455574" calcext:value-type="float">
            <text:p>0.34887221455574</text:p>
          </table:table-cell>
          <table:table-cell table:number-columns-repeated="2"/>
        </table:table-row>
        <table:table-row table:style-name="ro1">
          <table:table-cell office:value-type="float" office:value="0.351455092430115" calcext:value-type="float">
            <text:p>0.351455092430115</text:p>
          </table:table-cell>
          <table:table-cell table:number-columns-repeated="2"/>
        </table:table-row>
        <table:table-row table:style-name="ro1">
          <table:table-cell office:value-type="float" office:value="0.27205628156662" calcext:value-type="float">
            <text:p>0.27205628156662</text:p>
          </table:table-cell>
          <table:table-cell table:number-columns-repeated="2"/>
        </table:table-row>
        <table:table-row table:style-name="ro1">
          <table:table-cell office:value-type="float" office:value="0.270904004573822" calcext:value-type="float">
            <text:p>0.270904004573822</text:p>
          </table:table-cell>
          <table:table-cell table:number-columns-repeated="2"/>
        </table:table-row>
        <table:table-row table:style-name="ro1">
          <table:table-cell office:value-type="float" office:value="0.275741159915924" calcext:value-type="float">
            <text:p>0.275741159915924</text:p>
          </table:table-cell>
          <table:table-cell table:number-columns-repeated="2"/>
        </table:table-row>
        <table:table-row table:style-name="ro1">
          <table:table-cell office:value-type="float" office:value="0.260826736688614" calcext:value-type="float">
            <text:p>0.260826736688614</text:p>
          </table:table-cell>
          <table:table-cell table:number-columns-repeated="2"/>
        </table:table-row>
        <table:table-row table:style-name="ro1">
          <table:table-cell office:value-type="float" office:value="0.463217854499817" calcext:value-type="float">
            <text:p>0.463217854499817</text:p>
          </table:table-cell>
          <table:table-cell table:number-columns-repeated="2"/>
        </table:table-row>
        <table:table-row table:style-name="ro1">
          <table:table-cell office:value-type="float" office:value="0.432344764471054" calcext:value-type="float">
            <text:p>0.432344764471054</text:p>
          </table:table-cell>
          <table:table-cell table:number-columns-repeated="2"/>
        </table:table-row>
        <table:table-row table:style-name="ro1">
          <table:table-cell office:value-type="float" office:value="0.430004447698593" calcext:value-type="float">
            <text:p>0.430004447698593</text:p>
          </table:table-cell>
          <table:table-cell table:number-columns-repeated="2"/>
        </table:table-row>
        <table:table-row table:style-name="ro1">
          <table:table-cell office:value-type="float" office:value="0.259555518627167" calcext:value-type="float">
            <text:p>0.259555518627167</text:p>
          </table:table-cell>
          <table:table-cell table:number-columns-repeated="2"/>
        </table:table-row>
        <table:table-row table:style-name="ro1">
          <table:table-cell office:value-type="float" office:value="0.258042097091675" calcext:value-type="float">
            <text:p>0.258042097091675</text:p>
          </table:table-cell>
          <table:table-cell table:number-columns-repeated="2"/>
        </table:table-row>
        <table:table-row table:style-name="ro1">
          <table:table-cell office:value-type="float" office:value="0.256197720766067" calcext:value-type="float">
            <text:p>0.256197720766067</text:p>
          </table:table-cell>
          <table:table-cell table:number-columns-repeated="2"/>
        </table:table-row>
        <table:table-row table:style-name="ro1">
          <table:table-cell office:value-type="float" office:value="0.324780583381653" calcext:value-type="float">
            <text:p>0.324780583381653</text:p>
          </table:table-cell>
          <table:table-cell table:number-columns-repeated="2"/>
        </table:table-row>
        <table:table-row table:style-name="ro1">
          <table:table-cell office:value-type="float" office:value="0.257484555244446" calcext:value-type="float">
            <text:p>0.257484555244446</text:p>
          </table:table-cell>
          <table:table-cell table:number-columns-repeated="2"/>
        </table:table-row>
        <table:table-row table:style-name="ro1">
          <table:table-cell office:value-type="float" office:value="0.318987101316452" calcext:value-type="float">
            <text:p>0.318987101316452</text:p>
          </table:table-cell>
          <table:table-cell table:number-columns-repeated="2"/>
        </table:table-row>
        <table:table-row table:style-name="ro1">
          <table:table-cell office:value-type="float" office:value="0.313989371061325" calcext:value-type="float">
            <text:p>0.313989371061325</text:p>
          </table:table-cell>
          <table:table-cell table:number-columns-repeated="2"/>
        </table:table-row>
        <table:table-row table:style-name="ro1">
          <table:table-cell office:value-type="float" office:value="0.25076088309288" calcext:value-type="float">
            <text:p>0.25076088309288</text:p>
          </table:table-cell>
          <table:table-cell table:number-columns-repeated="2"/>
        </table:table-row>
        <table:table-row table:style-name="ro1">
          <table:table-cell office:value-type="float" office:value="0.282738983631134" calcext:value-type="float">
            <text:p>0.282738983631134</text:p>
          </table:table-cell>
          <table:table-cell table:number-columns-repeated="2"/>
        </table:table-row>
        <table:table-row table:style-name="ro1">
          <table:table-cell office:value-type="float" office:value="0.250841647386551" calcext:value-type="float">
            <text:p>0.250841647386551</text:p>
          </table:table-cell>
          <table:table-cell table:number-columns-repeated="2"/>
        </table:table-row>
        <table:table-row table:style-name="ro1">
          <table:table-cell office:value-type="float" office:value="0.289297610521317" calcext:value-type="float">
            <text:p>0.289297610521317</text:p>
          </table:table-cell>
          <table:table-cell table:number-columns-repeated="2"/>
        </table:table-row>
        <table:table-row table:style-name="ro1">
          <table:table-cell office:value-type="float" office:value="0.255795955657959" calcext:value-type="float">
            <text:p>0.255795955657959</text:p>
          </table:table-cell>
          <table:table-cell table:number-columns-repeated="2"/>
        </table:table-row>
        <table:table-row table:style-name="ro1">
          <table:table-cell office:value-type="float" office:value="0.275401204824448" calcext:value-type="float">
            <text:p>0.275401204824448</text:p>
          </table:table-cell>
          <table:table-cell table:number-columns-repeated="2"/>
        </table:table-row>
        <table:table-row table:style-name="ro1">
          <table:table-cell office:value-type="float" office:value="0.253991335630417" calcext:value-type="float">
            <text:p>0.253991335630417</text:p>
          </table:table-cell>
          <table:table-cell table:number-columns-repeated="2"/>
        </table:table-row>
        <table:table-row table:style-name="ro1">
          <table:table-cell office:value-type="float" office:value="0.275026887655258" calcext:value-type="float">
            <text:p>0.275026887655258</text:p>
          </table:table-cell>
          <table:table-cell table:number-columns-repeated="2"/>
        </table:table-row>
        <table:table-row table:style-name="ro1">
          <table:table-cell office:value-type="float" office:value="0.253901541233063" calcext:value-type="float">
            <text:p>0.253901541233063</text:p>
          </table:table-cell>
          <table:table-cell table:number-columns-repeated="2"/>
        </table:table-row>
        <table:table-row table:style-name="ro1">
          <table:table-cell office:value-type="float" office:value="0.254046261310577" calcext:value-type="float">
            <text:p>0.254046261310577</text:p>
          </table:table-cell>
          <table:table-cell table:number-columns-repeated="2"/>
        </table:table-row>
        <table:table-row table:style-name="ro1">
          <table:table-cell office:value-type="float" office:value="0.252522557973862" calcext:value-type="float">
            <text:p>0.252522557973862</text:p>
          </table:table-cell>
          <table:table-cell table:number-columns-repeated="2"/>
        </table:table-row>
        <table:table-row table:style-name="ro1">
          <table:table-cell office:value-type="float" office:value="0.264937371015549" calcext:value-type="float">
            <text:p>0.264937371015549</text:p>
          </table:table-cell>
          <table:table-cell table:number-columns-repeated="2"/>
        </table:table-row>
        <table:table-row table:style-name="ro1">
          <table:table-cell office:value-type="float" office:value="0.250825315713882" calcext:value-type="float">
            <text:p>0.250825315713882</text:p>
          </table:table-cell>
          <table:table-cell table:number-columns-repeated="2"/>
        </table:table-row>
        <table:table-row table:style-name="ro1">
          <table:table-cell office:value-type="float" office:value="0.304618865251541" calcext:value-type="float">
            <text:p>0.304618865251541</text:p>
          </table:table-cell>
          <table:table-cell table:number-columns-repeated="2"/>
        </table:table-row>
        <table:table-row table:style-name="ro1">
          <table:table-cell office:value-type="float" office:value="0.250877112150192" calcext:value-type="float">
            <text:p>0.250877112150192</text:p>
          </table:table-cell>
          <table:table-cell table:number-columns-repeated="2"/>
        </table:table-row>
        <table:table-row table:style-name="ro1">
          <table:table-cell office:value-type="float" office:value="0.340218186378479" calcext:value-type="float">
            <text:p>0.340218186378479</text:p>
          </table:table-cell>
          <table:table-cell table:number-columns-repeated="2"/>
        </table:table-row>
        <table:table-row table:style-name="ro1">
          <table:table-cell office:value-type="float" office:value="0.250418424606323" calcext:value-type="float">
            <text:p>0.250418424606323</text:p>
          </table:table-cell>
          <table:table-cell table:number-columns-repeated="2"/>
        </table:table-row>
        <table:table-row table:style-name="ro1">
          <table:table-cell office:value-type="float" office:value="0.331600725650787" calcext:value-type="float">
            <text:p>0.331600725650787</text:p>
          </table:table-cell>
          <table:table-cell table:number-columns-repeated="2"/>
        </table:table-row>
        <table:table-row table:style-name="ro1">
          <table:table-cell office:value-type="float" office:value="0.250507831573486" calcext:value-type="float">
            <text:p>0.250507831573486</text:p>
          </table:table-cell>
          <table:table-cell table:number-columns-repeated="2"/>
        </table:table-row>
        <table:table-row table:style-name="ro1">
          <table:table-cell office:value-type="float" office:value="0.332962214946747" calcext:value-type="float">
            <text:p>0.332962214946747</text:p>
          </table:table-cell>
          <table:table-cell table:number-columns-repeated="2"/>
        </table:table-row>
        <table:table-row table:style-name="ro1">
          <table:table-cell office:value-type="float" office:value="0.250051409006119" calcext:value-type="float">
            <text:p>0.250051409006119</text:p>
          </table:table-cell>
          <table:table-cell table:number-columns-repeated="2"/>
        </table:table-row>
        <table:table-row table:style-name="ro1">
          <table:table-cell office:value-type="float" office:value="0.369802594184875" calcext:value-type="float">
            <text:p>0.369802594184875</text:p>
          </table:table-cell>
          <table:table-cell table:number-columns-repeated="2"/>
        </table:table-row>
        <table:table-row table:style-name="ro1">
          <table:table-cell office:value-type="float" office:value="0.252525091171265" calcext:value-type="float">
            <text:p>0.252525091171265</text:p>
          </table:table-cell>
          <table:table-cell table:number-columns-repeated="2"/>
        </table:table-row>
        <table:table-row table:style-name="ro1">
          <table:table-cell office:value-type="float" office:value="0.33901834487915" calcext:value-type="float">
            <text:p>0.33901834487915</text:p>
          </table:table-cell>
          <table:table-cell table:number-columns-repeated="2"/>
        </table:table-row>
        <table:table-row table:style-name="ro1">
          <table:table-cell office:value-type="float" office:value="0.353246062994003" calcext:value-type="float">
            <text:p>0.353246062994003</text:p>
          </table:table-cell>
          <table:table-cell table:number-columns-repeated="2"/>
        </table:table-row>
        <table:table-row table:style-name="ro1">
          <table:table-cell office:value-type="float" office:value="0.253874480724335" calcext:value-type="float">
            <text:p>0.253874480724335</text:p>
          </table:table-cell>
          <table:table-cell table:number-columns-repeated="2"/>
        </table:table-row>
        <table:table-row table:style-name="ro1">
          <table:table-cell office:value-type="float" office:value="0.345836013555527" calcext:value-type="float">
            <text:p>0.345836013555527</text:p>
          </table:table-cell>
          <table:table-cell table:number-columns-repeated="2"/>
        </table:table-row>
        <table:table-row table:style-name="ro1">
          <table:table-cell office:value-type="float" office:value="0.253595858812332" calcext:value-type="float">
            <text:p>0.253595858812332</text:p>
          </table:table-cell>
          <table:table-cell table:number-columns-repeated="2"/>
        </table:table-row>
        <table:table-row table:style-name="ro1">
          <table:table-cell office:value-type="float" office:value="0.340607702732086" calcext:value-type="float">
            <text:p>0.340607702732086</text:p>
          </table:table-cell>
          <table:table-cell table:number-columns-repeated="2"/>
        </table:table-row>
        <table:table-row table:style-name="ro1">
          <table:table-cell office:value-type="float" office:value="0.254163831472397" calcext:value-type="float">
            <text:p>0.254163831472397</text:p>
          </table:table-cell>
          <table:table-cell table:number-columns-repeated="2"/>
        </table:table-row>
        <table:table-row table:style-name="ro1">
          <table:table-cell office:value-type="float" office:value="0.398497223854065" calcext:value-type="float">
            <text:p>0.398497223854065</text:p>
          </table:table-cell>
          <table:table-cell table:number-columns-repeated="2"/>
        </table:table-row>
        <table:table-row table:style-name="ro1">
          <table:table-cell office:value-type="float" office:value="0.253718465566635" calcext:value-type="float">
            <text:p>0.253718465566635</text:p>
          </table:table-cell>
          <table:table-cell table:number-columns-repeated="2"/>
        </table:table-row>
        <table:table-row table:style-name="ro1">
          <table:table-cell office:value-type="float" office:value="0.397352069616318" calcext:value-type="float">
            <text:p>0.397352069616318</text:p>
          </table:table-cell>
          <table:table-cell table:number-columns-repeated="2"/>
        </table:table-row>
        <table:table-row table:style-name="ro1">
          <table:table-cell office:value-type="float" office:value="0.256204813718796" calcext:value-type="float">
            <text:p>0.256204813718796</text:p>
          </table:table-cell>
          <table:table-cell table:number-columns-repeated="2"/>
        </table:table-row>
        <table:table-row table:style-name="ro1">
          <table:table-cell office:value-type="float" office:value="0.401486665010452" calcext:value-type="float">
            <text:p>0.401486665010452</text:p>
          </table:table-cell>
          <table:table-cell table:number-columns-repeated="2"/>
        </table:table-row>
        <table:table-row table:style-name="ro1">
          <table:table-cell office:value-type="float" office:value="0.250540733337402" calcext:value-type="float">
            <text:p>0.250540733337402</text:p>
          </table:table-cell>
          <table:table-cell table:number-columns-repeated="2"/>
        </table:table-row>
        <table:table-row table:style-name="ro1">
          <table:table-cell office:value-type="float" office:value="0.270525991916656" calcext:value-type="float">
            <text:p>0.270525991916656</text:p>
          </table:table-cell>
          <table:table-cell table:number-columns-repeated="2"/>
        </table:table-row>
        <table:table-row table:style-name="ro1">
          <table:table-cell office:value-type="float" office:value="0.270355641841888" calcext:value-type="float">
            <text:p>0.270355641841888</text:p>
          </table:table-cell>
          <table:table-cell table:number-columns-repeated="2"/>
        </table:table-row>
        <table:table-row table:style-name="ro1">
          <table:table-cell office:value-type="float" office:value="0.3299760222435" calcext:value-type="float">
            <text:p>0.3299760222435</text:p>
          </table:table-cell>
          <table:table-cell table:number-columns-repeated="2"/>
        </table:table-row>
        <table:table-row table:style-name="ro1">
          <table:table-cell office:value-type="float" office:value="0.270695596933365" calcext:value-type="float">
            <text:p>0.270695596933365</text:p>
          </table:table-cell>
          <table:table-cell table:number-columns-repeated="2"/>
        </table:table-row>
        <table:table-row table:style-name="ro1">
          <table:table-cell office:value-type="float" office:value="0.329184889793396" calcext:value-type="float">
            <text:p>0.329184889793396</text:p>
          </table:table-cell>
          <table:table-cell table:number-columns-repeated="2"/>
        </table:table-row>
        <table:table-row table:style-name="ro1">
          <table:table-cell office:value-type="float" office:value="0.27199774980545" calcext:value-type="float">
            <text:p>0.27199774980545</text:p>
          </table:table-cell>
          <table:table-cell table:number-columns-repeated="2"/>
        </table:table-row>
        <table:table-row table:style-name="ro1">
          <table:table-cell office:value-type="float" office:value="0.323977947235107" calcext:value-type="float">
            <text:p>0.323977947235107</text:p>
          </table:table-cell>
          <table:table-cell table:number-columns-repeated="2"/>
        </table:table-row>
        <table:table-row table:style-name="ro1">
          <table:table-cell office:value-type="float" office:value="0.27081835269928" calcext:value-type="float">
            <text:p>0.27081835269928</text:p>
          </table:table-cell>
          <table:table-cell table:number-columns-repeated="2"/>
        </table:table-row>
        <table:table-row table:style-name="ro1">
          <table:table-cell office:value-type="float" office:value="0.323079526424408" calcext:value-type="float">
            <text:p>0.323079526424408</text:p>
          </table:table-cell>
          <table:table-cell table:number-columns-repeated="2"/>
        </table:table-row>
        <table:table-row table:style-name="ro1">
          <table:table-cell office:value-type="float" office:value="0.431543707847595" calcext:value-type="float">
            <text:p>0.431543707847595</text:p>
          </table:table-cell>
          <table:table-cell table:number-columns-repeated="2"/>
        </table:table-row>
        <table:table-row table:style-name="ro1">
          <table:table-cell office:value-type="float" office:value="0.428367078304291" calcext:value-type="float">
            <text:p>0.428367078304291</text:p>
          </table:table-cell>
          <table:table-cell table:number-columns-repeated="2"/>
        </table:table-row>
        <table:table-row table:style-name="ro1">
          <table:table-cell office:value-type="float" office:value="0.424305081367493" calcext:value-type="float">
            <text:p>0.424305081367493</text:p>
          </table:table-cell>
          <table:table-cell table:number-columns-repeated="2"/>
        </table:table-row>
        <table:table-row table:style-name="ro1">
          <table:table-cell office:value-type="float" office:value="0.377868741750717" calcext:value-type="float">
            <text:p>0.377868741750717</text:p>
          </table:table-cell>
          <table:table-cell table:number-columns-repeated="2"/>
        </table:table-row>
        <table:table-row table:style-name="ro1">
          <table:table-cell office:value-type="float" office:value="0.385676831007004" calcext:value-type="float">
            <text:p>0.385676831007004</text:p>
          </table:table-cell>
          <table:table-cell table:number-columns-repeated="2"/>
        </table:table-row>
        <table:table-row table:style-name="ro1">
          <table:table-cell office:value-type="float" office:value="0.376060038805008" calcext:value-type="float">
            <text:p>0.376060038805008</text:p>
          </table:table-cell>
          <table:table-cell table:number-columns-repeated="2"/>
        </table:table-row>
        <table:table-row table:style-name="ro1">
          <table:table-cell office:value-type="float" office:value="0.375564575195312" calcext:value-type="float">
            <text:p>0.375564575195312</text:p>
          </table:table-cell>
          <table:table-cell table:number-columns-repeated="2"/>
        </table:table-row>
        <table:table-row table:style-name="ro1">
          <table:table-cell office:value-type="float" office:value="0.372600108385086" calcext:value-type="float">
            <text:p>0.372600108385086</text:p>
          </table:table-cell>
          <table:table-cell table:number-columns-repeated="2"/>
        </table:table-row>
        <table:table-row table:style-name="ro1">
          <table:table-cell office:value-type="float" office:value="0.375790864229202" calcext:value-type="float">
            <text:p>0.375790864229202</text:p>
          </table:table-cell>
          <table:table-cell table:number-columns-repeated="2"/>
        </table:table-row>
        <table:table-row table:style-name="ro1">
          <table:table-cell office:value-type="float" office:value="0.375464588403702" calcext:value-type="float">
            <text:p>0.375464588403702</text:p>
          </table:table-cell>
          <table:table-cell table:number-columns-repeated="2"/>
        </table:table-row>
        <table:table-row table:style-name="ro1">
          <table:table-cell office:value-type="float" office:value="0.372691065073013" calcext:value-type="float">
            <text:p>0.372691065073013</text:p>
          </table:table-cell>
          <table:table-cell table:number-columns-repeated="2"/>
        </table:table-row>
        <table:table-row table:style-name="ro1">
          <table:table-cell office:value-type="float" office:value="0.372955620288849" calcext:value-type="float">
            <text:p>0.372955620288849</text:p>
          </table:table-cell>
          <table:table-cell table:number-columns-repeated="2"/>
        </table:table-row>
        <table:table-row table:style-name="ro1">
          <table:table-cell office:value-type="float" office:value="0.377521961927414" calcext:value-type="float">
            <text:p>0.377521961927414</text:p>
          </table:table-cell>
          <table:table-cell table:number-columns-repeated="2"/>
        </table:table-row>
        <table:table-row table:style-name="ro1">
          <table:table-cell office:value-type="float" office:value="0.377310246229172" calcext:value-type="float">
            <text:p>0.377310246229172</text:p>
          </table:table-cell>
          <table:table-cell table:number-columns-repeated="2"/>
        </table:table-row>
        <table:table-row table:style-name="ro1">
          <table:table-cell office:value-type="float" office:value="0.378895282745361" calcext:value-type="float">
            <text:p>0.378895282745361</text:p>
          </table:table-cell>
          <table:table-cell table:number-columns-repeated="2"/>
        </table:table-row>
        <table:table-row table:style-name="ro1">
          <table:table-cell office:value-type="float" office:value="0.301640421152115" calcext:value-type="float">
            <text:p>0.301640421152115</text:p>
          </table:table-cell>
          <table:table-cell table:number-columns-repeated="2"/>
        </table:table-row>
        <table:table-row table:style-name="ro1">
          <table:table-cell office:value-type="float" office:value="0.304093509912491" calcext:value-type="float">
            <text:p>0.304093509912491</text:p>
          </table:table-cell>
          <table:table-cell table:number-columns-repeated="2"/>
        </table:table-row>
        <table:table-row table:style-name="ro1">
          <table:table-cell office:value-type="float" office:value="0.303415060043335" calcext:value-type="float">
            <text:p>0.303415060043335</text:p>
          </table:table-cell>
          <table:table-cell table:number-columns-repeated="2"/>
        </table:table-row>
        <table:table-row table:style-name="ro1">
          <table:table-cell office:value-type="float" office:value="0.303992062807083" calcext:value-type="float">
            <text:p>0.303992062807083</text:p>
          </table:table-cell>
          <table:table-cell table:number-columns-repeated="2"/>
        </table:table-row>
        <table:table-row table:style-name="ro1">
          <table:table-cell office:value-type="float" office:value="0.304884552955627" calcext:value-type="float">
            <text:p>0.304884552955627</text:p>
          </table:table-cell>
          <table:table-cell table:number-columns-repeated="2"/>
        </table:table-row>
        <table:table-row table:style-name="ro1">
          <table:table-cell office:value-type="float" office:value="0.306668162345886" calcext:value-type="float">
            <text:p>0.306668162345886</text:p>
          </table:table-cell>
          <table:table-cell table:number-columns-repeated="2"/>
        </table:table-row>
        <table:table-row table:style-name="ro1">
          <table:table-cell office:value-type="float" office:value="0.304006695747375" calcext:value-type="float">
            <text:p>0.304006695747375</text:p>
          </table:table-cell>
          <table:table-cell table:number-columns-repeated="2"/>
        </table:table-row>
        <table:table-row table:style-name="ro1">
          <table:table-cell office:value-type="float" office:value="0.305425465106964" calcext:value-type="float">
            <text:p>0.305425465106964</text:p>
          </table:table-cell>
          <table:table-cell table:number-columns-repeated="2"/>
        </table:table-row>
        <table:table-row table:style-name="ro1">
          <table:table-cell office:value-type="float" office:value="0.305716872215271" calcext:value-type="float">
            <text:p>0.305716872215271</text:p>
          </table:table-cell>
          <table:table-cell table:number-columns-repeated="2"/>
        </table:table-row>
        <table:table-row table:style-name="ro1">
          <table:table-cell office:value-type="float" office:value="0.306626409292221" calcext:value-type="float">
            <text:p>0.306626409292221</text:p>
          </table:table-cell>
          <table:table-cell table:number-columns-repeated="2"/>
        </table:table-row>
        <table:table-row table:style-name="ro1">
          <table:table-cell office:value-type="float" office:value="0.302731305360794" calcext:value-type="float">
            <text:p>0.302731305360794</text:p>
          </table:table-cell>
          <table:table-cell table:number-columns-repeated="2"/>
        </table:table-row>
        <table:table-row table:style-name="ro1">
          <table:table-cell office:value-type="float" office:value="0.304062694311142" calcext:value-type="float">
            <text:p>0.304062694311142</text:p>
          </table:table-cell>
          <table:table-cell table:number-columns-repeated="2"/>
        </table:table-row>
        <table:table-row table:style-name="ro1">
          <table:table-cell office:value-type="float" office:value="0.34570786356926" calcext:value-type="float">
            <text:p>0.34570786356926</text:p>
          </table:table-cell>
          <table:table-cell table:number-columns-repeated="2"/>
        </table:table-row>
        <table:table-row table:style-name="ro1">
          <table:table-cell office:value-type="float" office:value="0.351264387369156" calcext:value-type="float">
            <text:p>0.351264387369156</text:p>
          </table:table-cell>
          <table:table-cell table:number-columns-repeated="2"/>
        </table:table-row>
        <table:table-row table:style-name="ro1">
          <table:table-cell office:value-type="float" office:value="0.350356101989746" calcext:value-type="float">
            <text:p>0.350356101989746</text:p>
          </table:table-cell>
          <table:table-cell table:number-columns-repeated="2"/>
        </table:table-row>
        <table:table-row table:style-name="ro1">
          <table:table-cell office:value-type="float" office:value="0.35202619433403" calcext:value-type="float">
            <text:p>0.35202619433403</text:p>
          </table:table-cell>
          <table:table-cell table:number-columns-repeated="2"/>
        </table:table-row>
        <table:table-row table:style-name="ro1">
          <table:table-cell office:value-type="float" office:value="0.352876842021942" calcext:value-type="float">
            <text:p>0.352876842021942</text:p>
          </table:table-cell>
          <table:table-cell table:number-columns-repeated="2"/>
        </table:table-row>
        <table:table-row table:style-name="ro1">
          <table:table-cell office:value-type="float" office:value="0.280194520950317" calcext:value-type="float">
            <text:p>0.280194520950317</text:p>
          </table:table-cell>
          <table:table-cell table:number-columns-repeated="2"/>
        </table:table-row>
        <table:table-row table:style-name="ro1">
          <table:table-cell office:value-type="float" office:value="0.27497923374176" calcext:value-type="float">
            <text:p>0.27497923374176</text:p>
          </table:table-cell>
          <table:table-cell table:number-columns-repeated="2"/>
        </table:table-row>
        <table:table-row table:style-name="ro1">
          <table:table-cell office:value-type="float" office:value="0.275289058685303" calcext:value-type="float">
            <text:p>0.275289058685303</text:p>
          </table:table-cell>
          <table:table-cell table:number-columns-repeated="2"/>
        </table:table-row>
        <table:table-row table:style-name="ro1">
          <table:table-cell office:value-type="float" office:value="0.271546751260757" calcext:value-type="float">
            <text:p>0.271546751260757</text:p>
          </table:table-cell>
          <table:table-cell table:number-columns-repeated="2"/>
        </table:table-row>
        <table:table-row table:style-name="ro1">
          <table:table-cell office:value-type="float" office:value="0.271234035491943" calcext:value-type="float">
            <text:p>0.271234035491943</text:p>
          </table:table-cell>
          <table:table-cell table:number-columns-repeated="2"/>
        </table:table-row>
        <table:table-row table:style-name="ro1">
          <table:table-cell office:value-type="float" office:value="0.269579410552979" calcext:value-type="float">
            <text:p>0.269579410552979</text:p>
          </table:table-cell>
          <table:table-cell table:number-columns-repeated="2"/>
        </table:table-row>
        <table:table-row table:style-name="ro1">
          <table:table-cell office:value-type="float" office:value="0.271981418132782" calcext:value-type="float">
            <text:p>0.271981418132782</text:p>
          </table:table-cell>
          <table:table-cell table:number-columns-repeated="2"/>
        </table:table-row>
        <table:table-row table:style-name="ro1">
          <table:table-cell office:value-type="float" office:value="0.256352722644806" calcext:value-type="float">
            <text:p>0.256352722644806</text:p>
          </table:table-cell>
          <table:table-cell table:number-columns-repeated="2"/>
        </table:table-row>
        <table:table-row table:style-name="ro1">
          <table:table-cell office:value-type="float" office:value="0.271724045276642" calcext:value-type="float">
            <text:p>0.271724045276642</text:p>
          </table:table-cell>
          <table:table-cell table:number-columns-repeated="2"/>
        </table:table-row>
        <table:table-row table:style-name="ro1">
          <table:table-cell office:value-type="float" office:value="0.279028832912445" calcext:value-type="float">
            <text:p>0.279028832912445</text:p>
          </table:table-cell>
          <table:table-cell table:number-columns-repeated="2"/>
        </table:table-row>
        <table:table-row table:style-name="ro1">
          <table:table-cell office:value-type="float" office:value="0.27120167016983" calcext:value-type="float">
            <text:p>0.27120167016983</text:p>
          </table:table-cell>
          <table:table-cell table:number-columns-repeated="2"/>
        </table:table-row>
        <table:table-row table:style-name="ro1">
          <table:table-cell office:value-type="float" office:value="0.277193427085876" calcext:value-type="float">
            <text:p>0.277193427085876</text:p>
          </table:table-cell>
          <table:table-cell table:number-columns-repeated="2"/>
        </table:table-row>
        <table:table-row table:style-name="ro1">
          <table:table-cell office:value-type="float" office:value="0.273002743721008" calcext:value-type="float">
            <text:p>0.273002743721008</text:p>
          </table:table-cell>
          <table:table-cell table:number-columns-repeated="2"/>
        </table:table-row>
        <table:table-row table:style-name="ro1">
          <table:table-cell office:value-type="float" office:value="0.268596649169922" calcext:value-type="float">
            <text:p>0.268596649169922</text:p>
          </table:table-cell>
          <table:table-cell table:number-columns-repeated="2"/>
        </table:table-row>
        <table:table-row table:style-name="ro1">
          <table:table-cell office:value-type="float" office:value="0.265665203332901" calcext:value-type="float">
            <text:p>0.265665203332901</text:p>
          </table:table-cell>
          <table:table-cell table:number-columns-repeated="2"/>
        </table:table-row>
        <table:table-row table:style-name="ro1">
          <table:table-cell office:value-type="float" office:value="0.265251070261002" calcext:value-type="float">
            <text:p>0.265251070261002</text:p>
          </table:table-cell>
          <table:table-cell table:number-columns-repeated="2"/>
        </table:table-row>
        <table:table-row table:style-name="ro1">
          <table:table-cell office:value-type="float" office:value="0.262607961893082" calcext:value-type="float">
            <text:p>0.262607961893082</text:p>
          </table:table-cell>
          <table:table-cell table:number-columns-repeated="2"/>
        </table:table-row>
        <table:table-row table:style-name="ro1">
          <table:table-cell office:value-type="float" office:value="0.260340303182602" calcext:value-type="float">
            <text:p>0.260340303182602</text:p>
          </table:table-cell>
          <table:table-cell table:number-columns-repeated="2"/>
        </table:table-row>
        <table:table-row table:style-name="ro1">
          <table:table-cell office:value-type="float" office:value="0.261254191398621" calcext:value-type="float">
            <text:p>0.261254191398621</text:p>
          </table:table-cell>
          <table:table-cell table:number-columns-repeated="2"/>
        </table:table-row>
        <table:table-row table:style-name="ro1">
          <table:table-cell office:value-type="float" office:value="0.260861754417419" calcext:value-type="float">
            <text:p>0.260861754417419</text:p>
          </table:table-cell>
          <table:table-cell table:number-columns-repeated="2"/>
        </table:table-row>
        <table:table-row table:style-name="ro1">
          <table:table-cell office:value-type="float" office:value="0.286243706941605" calcext:value-type="float">
            <text:p>0.286243706941605</text:p>
          </table:table-cell>
          <table:table-cell table:number-columns-repeated="2"/>
        </table:table-row>
        <table:table-row table:style-name="ro1">
          <table:table-cell office:value-type="float" office:value="0.285794138908386" calcext:value-type="float">
            <text:p>0.285794138908386</text:p>
          </table:table-cell>
          <table:table-cell table:number-columns-repeated="2"/>
        </table:table-row>
        <table:table-row table:style-name="ro1">
          <table:table-cell office:value-type="float" office:value="0.283403038978577" calcext:value-type="float">
            <text:p>0.283403038978577</text:p>
          </table:table-cell>
          <table:table-cell table:number-columns-repeated="2"/>
        </table:table-row>
        <table:table-row table:style-name="ro1">
          <table:table-cell office:value-type="float" office:value="0.28409069776535" calcext:value-type="float">
            <text:p>0.28409069776535</text:p>
          </table:table-cell>
          <table:table-cell table:number-columns-repeated="2"/>
        </table:table-row>
        <table:table-row table:style-name="ro1">
          <table:table-cell office:value-type="float" office:value="0.283041805028915" calcext:value-type="float">
            <text:p>0.283041805028915</text:p>
          </table:table-cell>
          <table:table-cell table:number-columns-repeated="2"/>
        </table:table-row>
        <table:table-row table:style-name="ro1">
          <table:table-cell office:value-type="float" office:value="0.285253345966339" calcext:value-type="float">
            <text:p>0.285253345966339</text:p>
          </table:table-cell>
          <table:table-cell table:number-columns-repeated="2"/>
        </table:table-row>
        <table:table-row table:style-name="ro1">
          <table:table-cell office:value-type="float" office:value="0.285781562328339" calcext:value-type="float">
            <text:p>0.285781562328339</text:p>
          </table:table-cell>
          <table:table-cell table:number-columns-repeated="2"/>
        </table:table-row>
        <table:table-row table:style-name="ro1">
          <table:table-cell office:value-type="float" office:value="0.285978049039841" calcext:value-type="float">
            <text:p>0.285978049039841</text:p>
          </table:table-cell>
          <table:table-cell table:number-columns-repeated="2"/>
        </table:table-row>
        <table:table-row table:style-name="ro1">
          <table:table-cell office:value-type="float" office:value="0.283379465341568" calcext:value-type="float">
            <text:p>0.283379465341568</text:p>
          </table:table-cell>
          <table:table-cell table:number-columns-repeated="2"/>
        </table:table-row>
        <table:table-row table:style-name="ro1">
          <table:table-cell office:value-type="float" office:value="0.284133076667786" calcext:value-type="float">
            <text:p>0.284133076667786</text:p>
          </table:table-cell>
          <table:table-cell table:number-columns-repeated="2"/>
        </table:table-row>
        <table:table-row table:style-name="ro1">
          <table:table-cell office:value-type="float" office:value="0.284764379262924" calcext:value-type="float">
            <text:p>0.284764379262924</text:p>
          </table:table-cell>
          <table:table-cell table:number-columns-repeated="2"/>
        </table:table-row>
        <table:table-row table:style-name="ro1">
          <table:table-cell office:value-type="float" office:value="0.283119887113571" calcext:value-type="float">
            <text:p>0.283119887113571</text:p>
          </table:table-cell>
          <table:table-cell table:number-columns-repeated="2"/>
        </table:table-row>
        <table:table-row table:style-name="ro1">
          <table:table-cell office:value-type="float" office:value="0.272524952888489" calcext:value-type="float">
            <text:p>0.272524952888489</text:p>
          </table:table-cell>
          <table:table-cell table:number-columns-repeated="2"/>
        </table:table-row>
        <table:table-row table:style-name="ro1">
          <table:table-cell office:value-type="float" office:value="0.268843978643417" calcext:value-type="float">
            <text:p>0.268843978643417</text:p>
          </table:table-cell>
          <table:table-cell table:number-columns-repeated="2"/>
        </table:table-row>
        <table:table-row table:style-name="ro1">
          <table:table-cell office:value-type="float" office:value="0.267749518156052" calcext:value-type="float">
            <text:p>0.267749518156052</text:p>
          </table:table-cell>
          <table:table-cell table:number-columns-repeated="2"/>
        </table:table-row>
        <table:table-row table:style-name="ro1">
          <table:table-cell office:value-type="float" office:value="0.268342733383179" calcext:value-type="float">
            <text:p>0.268342733383179</text:p>
          </table:table-cell>
          <table:table-cell table:number-columns-repeated="2"/>
        </table:table-row>
        <table:table-row table:style-name="ro1">
          <table:table-cell office:value-type="float" office:value="0.267912775278091" calcext:value-type="float">
            <text:p>0.267912775278091</text:p>
          </table:table-cell>
          <table:table-cell table:number-columns-repeated="2"/>
        </table:table-row>
        <table:table-row table:style-name="ro1">
          <table:table-cell office:value-type="float" office:value="0.290652602910995" calcext:value-type="float">
            <text:p>0.290652602910995</text:p>
          </table:table-cell>
          <table:table-cell table:number-columns-repeated="2"/>
        </table:table-row>
        <table:table-row table:style-name="ro1">
          <table:table-cell office:value-type="float" office:value="0.308858692646027" calcext:value-type="float">
            <text:p>0.308858692646027</text:p>
          </table:table-cell>
          <table:table-cell table:number-columns-repeated="2"/>
        </table:table-row>
        <table:table-row table:style-name="ro1">
          <table:table-cell office:value-type="float" office:value="0.317814320325851" calcext:value-type="float">
            <text:p>0.317814320325851</text:p>
          </table:table-cell>
          <table:table-cell table:number-columns-repeated="2"/>
        </table:table-row>
        <table:table-row table:style-name="ro1">
          <table:table-cell office:value-type="float" office:value="0.255782216787338" calcext:value-type="float">
            <text:p>0.255782216787338</text:p>
          </table:table-cell>
          <table:table-cell table:number-columns-repeated="2"/>
        </table:table-row>
        <table:table-row table:style-name="ro1">
          <table:table-cell office:value-type="float" office:value="0.253078907728195" calcext:value-type="float">
            <text:p>0.253078907728195</text:p>
          </table:table-cell>
          <table:table-cell table:number-columns-repeated="2"/>
        </table:table-row>
        <table:table-row table:style-name="ro1">
          <table:table-cell office:value-type="float" office:value="0.255028456449509" calcext:value-type="float">
            <text:p>0.255028456449509</text:p>
          </table:table-cell>
          <table:table-cell table:number-columns-repeated="2"/>
        </table:table-row>
        <table:table-row table:style-name="ro1">
          <table:table-cell office:value-type="float" office:value="0.25841623544693" calcext:value-type="float">
            <text:p>0.25841623544693</text:p>
          </table:table-cell>
          <table:table-cell table:number-columns-repeated="2"/>
        </table:table-row>
        <table:table-row table:style-name="ro1">
          <table:table-cell office:value-type="float" office:value="0.264124840497971" calcext:value-type="float">
            <text:p>0.264124840497971</text:p>
          </table:table-cell>
          <table:table-cell table:number-columns-repeated="2"/>
        </table:table-row>
        <table:table-row table:style-name="ro1">
          <table:table-cell office:value-type="float" office:value="0.263587951660156" calcext:value-type="float">
            <text:p>0.263587951660156</text:p>
          </table:table-cell>
          <table:table-cell table:number-columns-repeated="2"/>
        </table:table-row>
        <table:table-row table:style-name="ro1">
          <table:table-cell office:value-type="float" office:value="0.263934671878815" calcext:value-type="float">
            <text:p>0.263934671878815</text:p>
          </table:table-cell>
          <table:table-cell table:number-columns-repeated="2"/>
        </table:table-row>
        <table:table-row table:style-name="ro1">
          <table:table-cell office:value-type="float" office:value="0.263546973466873" calcext:value-type="float">
            <text:p>0.263546973466873</text:p>
          </table:table-cell>
          <table:table-cell table:number-columns-repeated="2"/>
        </table:table-row>
        <table:table-row table:style-name="ro1">
          <table:table-cell office:value-type="float" office:value="0.262688428163528" calcext:value-type="float">
            <text:p>0.262688428163528</text:p>
          </table:table-cell>
          <table:table-cell table:number-columns-repeated="2"/>
        </table:table-row>
        <table:table-row table:style-name="ro1">
          <table:table-cell office:value-type="float" office:value="0.262252897024155" calcext:value-type="float">
            <text:p>0.262252897024155</text:p>
          </table:table-cell>
          <table:table-cell table:number-columns-repeated="2"/>
        </table:table-row>
        <table:table-row table:style-name="ro1">
          <table:table-cell office:value-type="float" office:value="0.262513637542725" calcext:value-type="float">
            <text:p>0.262513637542725</text:p>
          </table:table-cell>
          <table:table-cell table:number-columns-repeated="2"/>
        </table:table-row>
        <table:table-row table:style-name="ro1">
          <table:table-cell office:value-type="float" office:value="0.262860924005508" calcext:value-type="float">
            <text:p>0.262860924005508</text:p>
          </table:table-cell>
          <table:table-cell table:number-columns-repeated="2"/>
        </table:table-row>
        <table:table-row table:style-name="ro1">
          <table:table-cell office:value-type="float" office:value="0.28459694981575" calcext:value-type="float">
            <text:p>0.28459694981575</text:p>
          </table:table-cell>
          <table:table-cell table:number-columns-repeated="2"/>
        </table:table-row>
        <table:table-row table:style-name="ro1">
          <table:table-cell office:value-type="float" office:value="0.285055100917816" calcext:value-type="float">
            <text:p>0.285055100917816</text:p>
          </table:table-cell>
          <table:table-cell table:number-columns-repeated="2"/>
        </table:table-row>
        <table:table-row table:style-name="ro1">
          <table:table-cell office:value-type="float" office:value="0.286934018135071" calcext:value-type="float">
            <text:p>0.286934018135071</text:p>
          </table:table-cell>
          <table:table-cell table:number-columns-repeated="2"/>
        </table:table-row>
        <table:table-row table:style-name="ro1">
          <table:table-cell office:value-type="float" office:value="0.292494744062424" calcext:value-type="float">
            <text:p>0.292494744062424</text:p>
          </table:table-cell>
          <table:table-cell table:number-columns-repeated="2"/>
        </table:table-row>
        <table:table-row table:style-name="ro1">
          <table:table-cell office:value-type="float" office:value="0.294049084186554" calcext:value-type="float">
            <text:p>0.294049084186554</text:p>
          </table:table-cell>
          <table:table-cell table:number-columns-repeated="2"/>
        </table:table-row>
        <table:table-row table:style-name="ro1">
          <table:table-cell office:value-type="float" office:value="0.293913096189499" calcext:value-type="float">
            <text:p>0.293913096189499</text:p>
          </table:table-cell>
          <table:table-cell table:number-columns-repeated="2"/>
        </table:table-row>
        <table:table-row table:style-name="ro1">
          <table:table-cell office:value-type="float" office:value="0.295007139444351" calcext:value-type="float">
            <text:p>0.295007139444351</text:p>
          </table:table-cell>
          <table:table-cell table:number-columns-repeated="2"/>
        </table:table-row>
        <table:table-row table:style-name="ro1">
          <table:table-cell office:value-type="float" office:value="0.298247337341309" calcext:value-type="float">
            <text:p>0.298247337341309</text:p>
          </table:table-cell>
          <table:table-cell table:number-columns-repeated="2"/>
        </table:table-row>
        <table:table-row table:style-name="ro1">
          <table:table-cell office:value-type="float" office:value="0.295845210552216" calcext:value-type="float">
            <text:p>0.295845210552216</text:p>
          </table:table-cell>
          <table:table-cell table:number-columns-repeated="2"/>
        </table:table-row>
        <table:table-row table:style-name="ro1">
          <table:table-cell office:value-type="float" office:value="0.295957535505295" calcext:value-type="float">
            <text:p>0.295957535505295</text:p>
          </table:table-cell>
          <table:table-cell table:number-columns-repeated="2"/>
        </table:table-row>
        <table:table-row table:style-name="ro1">
          <table:table-cell office:value-type="float" office:value="0.294925212860107" calcext:value-type="float">
            <text:p>0.294925212860107</text:p>
          </table:table-cell>
          <table:table-cell table:number-columns-repeated="2"/>
        </table:table-row>
        <table:table-row table:style-name="ro1">
          <table:table-cell office:value-type="float" office:value="0.294110506772995" calcext:value-type="float">
            <text:p>0.294110506772995</text:p>
          </table:table-cell>
          <table:table-cell table:number-columns-repeated="2"/>
        </table:table-row>
        <table:table-row table:style-name="ro1">
          <table:table-cell office:value-type="float" office:value="0.304071635007858" calcext:value-type="float">
            <text:p>0.304071635007858</text:p>
          </table:table-cell>
          <table:table-cell table:number-columns-repeated="2"/>
        </table:table-row>
        <table:table-row table:style-name="ro1">
          <table:table-cell office:value-type="float" office:value="0.320711433887482" calcext:value-type="float">
            <text:p>0.320711433887482</text:p>
          </table:table-cell>
          <table:table-cell table:number-columns-repeated="2"/>
        </table:table-row>
        <table:table-row table:style-name="ro1">
          <table:table-cell office:value-type="float" office:value="0.305681169033051" calcext:value-type="float">
            <text:p>0.305681169033051</text:p>
          </table:table-cell>
          <table:table-cell table:number-columns-repeated="2"/>
        </table:table-row>
        <table:table-row table:style-name="ro1">
          <table:table-cell office:value-type="float" office:value="0.306982308626175" calcext:value-type="float">
            <text:p>0.306982308626175</text:p>
          </table:table-cell>
          <table:table-cell table:number-columns-repeated="2"/>
        </table:table-row>
        <table:table-row table:style-name="ro1">
          <table:table-cell office:value-type="float" office:value="0.282117515802383" calcext:value-type="float">
            <text:p>0.282117515802383</text:p>
          </table:table-cell>
          <table:table-cell table:number-columns-repeated="2"/>
        </table:table-row>
        <table:table-row table:style-name="ro1">
          <table:table-cell office:value-type="float" office:value="0.288355350494385" calcext:value-type="float">
            <text:p>0.288355350494385</text:p>
          </table:table-cell>
          <table:table-cell table:number-columns-repeated="2"/>
        </table:table-row>
        <table:table-row table:style-name="ro1">
          <table:table-cell office:value-type="float" office:value="0.286321043968201" calcext:value-type="float">
            <text:p>0.286321043968201</text:p>
          </table:table-cell>
          <table:table-cell table:number-columns-repeated="2"/>
        </table:table-row>
        <table:table-row table:style-name="ro1">
          <table:table-cell office:value-type="float" office:value="0.258639842271805" calcext:value-type="float">
            <text:p>0.258639842271805</text:p>
          </table:table-cell>
          <table:table-cell table:number-columns-repeated="2"/>
        </table:table-row>
        <table:table-row table:style-name="ro1">
          <table:table-cell office:value-type="float" office:value="0.266600728034973" calcext:value-type="float">
            <text:p>0.266600728034973</text:p>
          </table:table-cell>
          <table:table-cell table:number-columns-repeated="2"/>
        </table:table-row>
        <table:table-row table:style-name="ro1">
          <table:table-cell office:value-type="float" office:value="0.266077548265457" calcext:value-type="float">
            <text:p>0.266077548265457</text:p>
          </table:table-cell>
          <table:table-cell table:number-columns-repeated="2"/>
        </table:table-row>
        <table:table-row table:style-name="ro1">
          <table:table-cell office:value-type="float" office:value="0.264203250408173" calcext:value-type="float">
            <text:p>0.264203250408173</text:p>
          </table:table-cell>
          <table:table-cell table:number-columns-repeated="2"/>
        </table:table-row>
        <table:table-row table:style-name="ro1">
          <table:table-cell office:value-type="float" office:value="0.262311100959778" calcext:value-type="float">
            <text:p>0.262311100959778</text:p>
          </table:table-cell>
          <table:table-cell table:number-columns-repeated="2"/>
        </table:table-row>
        <table:table-row table:style-name="ro1">
          <table:table-cell office:value-type="float" office:value="0.306012809276581" calcext:value-type="float">
            <text:p>0.306012809276581</text:p>
          </table:table-cell>
          <table:table-cell table:number-columns-repeated="2"/>
        </table:table-row>
        <table:table-row table:style-name="ro1">
          <table:table-cell office:value-type="float" office:value="0.309758692979813" calcext:value-type="float">
            <text:p>0.309758692979813</text:p>
          </table:table-cell>
          <table:table-cell table:number-columns-repeated="2"/>
        </table:table-row>
        <table:table-row table:style-name="ro1">
          <table:table-cell office:value-type="float" office:value="0.308703601360321" calcext:value-type="float">
            <text:p>0.308703601360321</text:p>
          </table:table-cell>
          <table:table-cell table:number-columns-repeated="2"/>
        </table:table-row>
        <table:table-row table:style-name="ro1">
          <table:table-cell office:value-type="float" office:value="0.329030990600586" calcext:value-type="float">
            <text:p>0.329030990600586</text:p>
          </table:table-cell>
          <table:table-cell table:number-columns-repeated="2"/>
        </table:table-row>
        <table:table-row table:style-name="ro1">
          <table:table-cell office:value-type="float" office:value="0.353345662355423" calcext:value-type="float">
            <text:p>0.353345662355423</text:p>
          </table:table-cell>
          <table:table-cell table:number-columns-repeated="2"/>
        </table:table-row>
        <table:table-row table:style-name="ro1">
          <table:table-cell office:value-type="float" office:value="0.352613538503647" calcext:value-type="float">
            <text:p>0.352613538503647</text:p>
          </table:table-cell>
          <table:table-cell table:number-columns-repeated="2"/>
        </table:table-row>
        <table:table-row table:style-name="ro1">
          <table:table-cell office:value-type="float" office:value="0.344631195068359" calcext:value-type="float">
            <text:p>0.344631195068359</text:p>
          </table:table-cell>
          <table:table-cell table:number-columns-repeated="2"/>
        </table:table-row>
        <table:table-row table:style-name="ro1">
          <table:table-cell office:value-type="float" office:value="0.346426486968994" calcext:value-type="float">
            <text:p>0.346426486968994</text:p>
          </table:table-cell>
          <table:table-cell table:number-columns-repeated="2"/>
        </table:table-row>
        <table:table-row table:style-name="ro1">
          <table:table-cell office:value-type="float" office:value="0.345560759305954" calcext:value-type="float">
            <text:p>0.345560759305954</text:p>
          </table:table-cell>
          <table:table-cell table:number-columns-repeated="2"/>
        </table:table-row>
        <table:table-row table:style-name="ro1">
          <table:table-cell office:value-type="float" office:value="0.326205104589462" calcext:value-type="float">
            <text:p>0.326205104589462</text:p>
          </table:table-cell>
          <table:table-cell table:number-columns-repeated="2"/>
        </table:table-row>
        <table:table-row table:style-name="ro1">
          <table:table-cell office:value-type="float" office:value="0.325338393449783" calcext:value-type="float">
            <text:p>0.325338393449783</text:p>
          </table:table-cell>
          <table:table-cell table:number-columns-repeated="2"/>
        </table:table-row>
        <table:table-row table:style-name="ro1">
          <table:table-cell office:value-type="float" office:value="0.302494883537292" calcext:value-type="float">
            <text:p>0.302494883537292</text:p>
          </table:table-cell>
          <table:table-cell table:number-columns-repeated="2"/>
        </table:table-row>
        <table:table-row table:style-name="ro1">
          <table:table-cell office:value-type="float" office:value="0.299272477626801" calcext:value-type="float">
            <text:p>0.299272477626801</text:p>
          </table:table-cell>
          <table:table-cell table:number-columns-repeated="2"/>
        </table:table-row>
        <table:table-row table:style-name="ro1">
          <table:table-cell office:value-type="float" office:value="0.302291452884674" calcext:value-type="float">
            <text:p>0.302291452884674</text:p>
          </table:table-cell>
          <table:table-cell table:number-columns-repeated="2"/>
        </table:table-row>
        <table:table-row table:style-name="ro1">
          <table:table-cell office:value-type="float" office:value="0.298232167959213" calcext:value-type="float">
            <text:p>0.298232167959213</text:p>
          </table:table-cell>
          <table:table-cell table:number-columns-repeated="2"/>
        </table:table-row>
        <table:table-row table:style-name="ro1">
          <table:table-cell office:value-type="float" office:value="0.297025620937347" calcext:value-type="float">
            <text:p>0.297025620937347</text:p>
          </table:table-cell>
          <table:table-cell table:number-columns-repeated="2"/>
        </table:table-row>
        <table:table-row table:style-name="ro1">
          <table:table-cell office:value-type="float" office:value="0.296365946531296" calcext:value-type="float">
            <text:p>0.296365946531296</text:p>
          </table:table-cell>
          <table:table-cell table:number-columns-repeated="2"/>
        </table:table-row>
        <table:table-row table:style-name="ro1">
          <table:table-cell office:value-type="float" office:value="0.296580225229263" calcext:value-type="float">
            <text:p>0.296580225229263</text:p>
          </table:table-cell>
          <table:table-cell table:number-columns-repeated="2"/>
        </table:table-row>
        <table:table-row table:style-name="ro1">
          <table:table-cell office:value-type="float" office:value="0.296538233757019" calcext:value-type="float">
            <text:p>0.296538233757019</text:p>
          </table:table-cell>
          <table:table-cell table:number-columns-repeated="2"/>
        </table:table-row>
        <table:table-row table:style-name="ro1">
          <table:table-cell office:value-type="float" office:value="0.297810643911362" calcext:value-type="float">
            <text:p>0.297810643911362</text:p>
          </table:table-cell>
          <table:table-cell table:number-columns-repeated="2"/>
        </table:table-row>
        <table:table-row table:style-name="ro1">
          <table:table-cell office:value-type="float" office:value="0.297063112258911" calcext:value-type="float">
            <text:p>0.297063112258911</text:p>
          </table:table-cell>
          <table:table-cell table:number-columns-repeated="2"/>
        </table:table-row>
        <table:table-row table:style-name="ro1">
          <table:table-cell office:value-type="float" office:value="0.48808941245079" calcext:value-type="float">
            <text:p>0.48808941245079</text:p>
          </table:table-cell>
          <table:table-cell table:number-columns-repeated="2"/>
        </table:table-row>
        <table:table-row table:style-name="ro1">
          <table:table-cell office:value-type="float" office:value="0.559186398983002" calcext:value-type="float">
            <text:p>0.559186398983002</text:p>
          </table:table-cell>
          <table:table-cell table:number-columns-repeated="2"/>
        </table:table-row>
        <table:table-row table:style-name="ro1">
          <table:table-cell office:value-type="float" office:value="0.251389563083649" calcext:value-type="float">
            <text:p>0.251389563083649</text:p>
          </table:table-cell>
          <table:table-cell table:number-columns-repeated="2"/>
        </table:table-row>
        <table:table-row table:style-name="ro1">
          <table:table-cell office:value-type="float" office:value="0.250607579946518" calcext:value-type="float">
            <text:p>0.250607579946518</text:p>
          </table:table-cell>
          <table:table-cell table:number-columns-repeated="2"/>
        </table:table-row>
        <table:table-row table:style-name="ro1">
          <table:table-cell office:value-type="float" office:value="0.25097331404686" calcext:value-type="float">
            <text:p>0.25097331404686</text:p>
          </table:table-cell>
          <table:table-cell table:number-columns-repeated="2"/>
        </table:table-row>
        <table:table-row table:style-name="ro1">
          <table:table-cell office:value-type="float" office:value="0.255517095327377" calcext:value-type="float">
            <text:p>0.255517095327377</text:p>
          </table:table-cell>
          <table:table-cell table:number-columns-repeated="2"/>
        </table:table-row>
        <table:table-row table:style-name="ro1">
          <table:table-cell office:value-type="float" office:value="0.257565557956696" calcext:value-type="float">
            <text:p>0.257565557956696</text:p>
          </table:table-cell>
          <table:table-cell table:number-columns-repeated="2"/>
        </table:table-row>
        <table:table-row table:style-name="ro1">
          <table:table-cell office:value-type="float" office:value="0.261914134025574" calcext:value-type="float">
            <text:p>0.261914134025574</text:p>
          </table:table-cell>
          <table:table-cell table:number-columns-repeated="2"/>
        </table:table-row>
        <table:table-row table:style-name="ro1">
          <table:table-cell office:value-type="float" office:value="0.266327947378159" calcext:value-type="float">
            <text:p>0.266327947378159</text:p>
          </table:table-cell>
          <table:table-cell table:number-columns-repeated="2"/>
        </table:table-row>
        <table:table-row table:style-name="ro1">
          <table:table-cell office:value-type="float" office:value="0.263366252183914" calcext:value-type="float">
            <text:p>0.263366252183914</text:p>
          </table:table-cell>
          <table:table-cell table:number-columns-repeated="2"/>
        </table:table-row>
        <table:table-row table:style-name="ro1">
          <table:table-cell office:value-type="float" office:value="0.483385026454926" calcext:value-type="float">
            <text:p>0.483385026454926</text:p>
          </table:table-cell>
          <table:table-cell table:number-columns-repeated="2"/>
        </table:table-row>
        <table:table-row table:style-name="ro1">
          <table:table-cell office:value-type="float" office:value="0.310820668935776" calcext:value-type="float">
            <text:p>0.310820668935776</text:p>
          </table:table-cell>
          <table:table-cell table:number-columns-repeated="2"/>
        </table:table-row>
        <table:table-row table:style-name="ro1">
          <table:table-cell office:value-type="float" office:value="0.594205558300018" calcext:value-type="float">
            <text:p>0.594205558300018</text:p>
          </table:table-cell>
          <table:table-cell table:number-columns-repeated="2"/>
        </table:table-row>
        <table:table-row table:style-name="ro1">
          <table:table-cell office:value-type="float" office:value="0.732128918170929" calcext:value-type="float">
            <text:p>0.732128918170929</text:p>
          </table:table-cell>
          <table:table-cell table:number-columns-repeated="2"/>
        </table:table-row>
        <table:table-row table:style-name="ro1">
          <table:table-cell office:value-type="float" office:value="0.702659070491791" calcext:value-type="float">
            <text:p>0.702659070491791</text:p>
          </table:table-cell>
          <table:table-cell table:number-columns-repeated="2"/>
        </table:table-row>
        <table:table-row table:style-name="ro1">
          <table:table-cell office:value-type="float" office:value="0.698265671730042" calcext:value-type="float">
            <text:p>0.698265671730042</text:p>
          </table:table-cell>
          <table:table-cell table:number-columns-repeated="2"/>
        </table:table-row>
        <table:table-row table:style-name="ro1">
          <table:table-cell office:value-type="float" office:value="0.654338121414185" calcext:value-type="float">
            <text:p>0.654338121414185</text:p>
          </table:table-cell>
          <table:table-cell table:number-columns-repeated="2"/>
        </table:table-row>
        <table:table-row table:style-name="ro1">
          <table:table-cell office:value-type="float" office:value="0.551166117191315" calcext:value-type="float">
            <text:p>0.551166117191315</text:p>
          </table:table-cell>
          <table:table-cell table:number-columns-repeated="2"/>
        </table:table-row>
        <table:table-row table:style-name="ro1">
          <table:table-cell office:value-type="float" office:value="0.565747499465942" calcext:value-type="float">
            <text:p>0.565747499465942</text:p>
          </table:table-cell>
          <table:table-cell table:number-columns-repeated="2"/>
        </table:table-row>
        <table:table-row table:style-name="ro1">
          <table:table-cell office:value-type="float" office:value="0.590011119842529" calcext:value-type="float">
            <text:p>0.590011119842529</text:p>
          </table:table-cell>
          <table:table-cell table:number-columns-repeated="2"/>
        </table:table-row>
        <table:table-row table:style-name="ro1">
          <table:table-cell office:value-type="float" office:value="0.613899409770966" calcext:value-type="float">
            <text:p>0.613899409770966</text:p>
          </table:table-cell>
          <table:table-cell table:number-columns-repeated="2"/>
        </table:table-row>
        <table:table-row table:style-name="ro1">
          <table:table-cell office:value-type="float" office:value="0.607589483261108" calcext:value-type="float">
            <text:p>0.607589483261108</text:p>
          </table:table-cell>
          <table:table-cell table:number-columns-repeated="2"/>
        </table:table-row>
        <table:table-row table:style-name="ro1">
          <table:table-cell office:value-type="float" office:value="0.616210639476776" calcext:value-type="float">
            <text:p>0.616210639476776</text:p>
          </table:table-cell>
          <table:table-cell table:number-columns-repeated="2"/>
        </table:table-row>
        <table:table-row table:style-name="ro1">
          <table:table-cell office:value-type="float" office:value="0.578014433383942" calcext:value-type="float">
            <text:p>0.578014433383942</text:p>
          </table:table-cell>
          <table:table-cell table:number-columns-repeated="2"/>
        </table:table-row>
        <table:table-row table:style-name="ro1">
          <table:table-cell office:value-type="float" office:value="0.524927854537964" calcext:value-type="float">
            <text:p>0.524927854537964</text:p>
          </table:table-cell>
          <table:table-cell table:number-columns-repeated="2"/>
        </table:table-row>
        <table:table-row table:style-name="ro1">
          <table:table-cell office:value-type="float" office:value="0.506050586700439" calcext:value-type="float">
            <text:p>0.506050586700439</text:p>
          </table:table-cell>
          <table:table-cell table:number-columns-repeated="2"/>
        </table:table-row>
        <table:table-row table:style-name="ro1">
          <table:table-cell office:value-type="float" office:value="0.511978030204773" calcext:value-type="float">
            <text:p>0.511978030204773</text:p>
          </table:table-cell>
          <table:table-cell table:number-columns-repeated="2"/>
        </table:table-row>
        <table:table-row table:style-name="ro1">
          <table:table-cell office:value-type="float" office:value="0.508723139762878" calcext:value-type="float">
            <text:p>0.508723139762878</text:p>
          </table:table-cell>
          <table:table-cell table:number-columns-repeated="2"/>
        </table:table-row>
        <table:table-row table:style-name="ro1">
          <table:table-cell office:value-type="float" office:value="0.466630578041077" calcext:value-type="float">
            <text:p>0.466630578041077</text:p>
          </table:table-cell>
          <table:table-cell table:number-columns-repeated="2"/>
        </table:table-row>
        <table:table-row table:style-name="ro1">
          <table:table-cell office:value-type="float" office:value="0.53942209482193" calcext:value-type="float">
            <text:p>0.53942209482193</text:p>
          </table:table-cell>
          <table:table-cell table:number-columns-repeated="2"/>
        </table:table-row>
        <table:table-row table:style-name="ro1">
          <table:table-cell office:value-type="float" office:value="0.565403461456299" calcext:value-type="float">
            <text:p>0.565403461456299</text:p>
          </table:table-cell>
          <table:table-cell table:number-columns-repeated="2"/>
        </table:table-row>
        <table:table-row table:style-name="ro1">
          <table:table-cell office:value-type="float" office:value="0.572386920452118" calcext:value-type="float">
            <text:p>0.572386920452118</text:p>
          </table:table-cell>
          <table:table-cell table:number-columns-repeated="2"/>
        </table:table-row>
        <table:table-row table:style-name="ro1">
          <table:table-cell office:value-type="float" office:value="0.604835033416748" calcext:value-type="float">
            <text:p>0.604835033416748</text:p>
          </table:table-cell>
          <table:table-cell table:number-columns-repeated="2"/>
        </table:table-row>
        <table:table-row table:style-name="ro1">
          <table:table-cell office:value-type="float" office:value="0.567607820034027" calcext:value-type="float">
            <text:p>0.567607820034027</text:p>
          </table:table-cell>
          <table:table-cell table:number-columns-repeated="2"/>
        </table:table-row>
        <table:table-row table:style-name="ro1">
          <table:table-cell office:value-type="float" office:value="0.699870467185974" calcext:value-type="float">
            <text:p>0.699870467185974</text:p>
          </table:table-cell>
          <table:table-cell table:number-columns-repeated="2"/>
        </table:table-row>
        <table:table-row table:style-name="ro1">
          <table:table-cell office:value-type="float" office:value="0.713130474090576" calcext:value-type="float">
            <text:p>0.713130474090576</text:p>
          </table:table-cell>
          <table:table-cell table:number-columns-repeated="2"/>
        </table:table-row>
        <table:table-row table:style-name="ro1">
          <table:table-cell office:value-type="float" office:value="0.713501155376434" calcext:value-type="float">
            <text:p>0.713501155376434</text:p>
          </table:table-cell>
          <table:table-cell table:number-columns-repeated="2"/>
        </table:table-row>
        <table:table-row table:style-name="ro1">
          <table:table-cell office:value-type="float" office:value="0.725213170051575" calcext:value-type="float">
            <text:p>0.725213170051575</text:p>
          </table:table-cell>
          <table:table-cell table:number-columns-repeated="2"/>
        </table:table-row>
        <table:table-row table:style-name="ro1">
          <table:table-cell office:value-type="float" office:value="0.722099184989929" calcext:value-type="float">
            <text:p>0.722099184989929</text:p>
          </table:table-cell>
          <table:table-cell table:number-columns-repeated="2"/>
        </table:table-row>
        <table:table-row table:style-name="ro1">
          <table:table-cell office:value-type="float" office:value="0.702830970287323" calcext:value-type="float">
            <text:p>0.702830970287323</text:p>
          </table:table-cell>
          <table:table-cell table:number-columns-repeated="2"/>
        </table:table-row>
        <table:table-row table:style-name="ro1">
          <table:table-cell office:value-type="float" office:value="0.714925765991211" calcext:value-type="float">
            <text:p>0.714925765991211</text:p>
          </table:table-cell>
          <table:table-cell table:number-columns-repeated="2"/>
        </table:table-row>
        <table:table-row table:style-name="ro1">
          <table:table-cell office:value-type="float" office:value="0.776902675628662" calcext:value-type="float">
            <text:p>0.776902675628662</text:p>
          </table:table-cell>
          <table:table-cell table:number-columns-repeated="2"/>
        </table:table-row>
        <table:table-row table:style-name="ro1">
          <table:table-cell office:value-type="float" office:value="0.779996395111084" calcext:value-type="float">
            <text:p>0.779996395111084</text:p>
          </table:table-cell>
          <table:table-cell table:number-columns-repeated="2"/>
        </table:table-row>
        <table:table-row table:style-name="ro1">
          <table:table-cell office:value-type="float" office:value="0.781949162483215" calcext:value-type="float">
            <text:p>0.781949162483215</text:p>
          </table:table-cell>
          <table:table-cell table:number-columns-repeated="2"/>
        </table:table-row>
        <table:table-row table:style-name="ro1">
          <table:table-cell office:value-type="float" office:value="0.771991670131683" calcext:value-type="float">
            <text:p>0.771991670131683</text:p>
          </table:table-cell>
          <table:table-cell table:number-columns-repeated="2"/>
        </table:table-row>
        <table:table-row table:style-name="ro1">
          <table:table-cell office:value-type="float" office:value="0.776738286018372" calcext:value-type="float">
            <text:p>0.776738286018372</text:p>
          </table:table-cell>
          <table:table-cell table:number-columns-repeated="2"/>
        </table:table-row>
        <table:table-row table:style-name="ro1">
          <table:table-cell office:value-type="float" office:value="0.78198379278183" calcext:value-type="float">
            <text:p>0.78198379278183</text:p>
          </table:table-cell>
          <table:table-cell table:number-columns-repeated="2"/>
        </table:table-row>
        <table:table-row table:style-name="ro1">
          <table:table-cell office:value-type="float" office:value="0.755581557750702" calcext:value-type="float">
            <text:p>0.755581557750702</text:p>
          </table:table-cell>
          <table:table-cell table:number-columns-repeated="2"/>
        </table:table-row>
        <table:table-row table:style-name="ro1">
          <table:table-cell office:value-type="float" office:value="0.782497406005859" calcext:value-type="float">
            <text:p>0.782497406005859</text:p>
          </table:table-cell>
          <table:table-cell table:number-columns-repeated="2"/>
        </table:table-row>
        <table:table-row table:style-name="ro1">
          <table:table-cell office:value-type="float" office:value="0.811743676662445" calcext:value-type="float">
            <text:p>0.811743676662445</text:p>
          </table:table-cell>
          <table:table-cell table:number-columns-repeated="2"/>
        </table:table-row>
        <table:table-row table:style-name="ro1">
          <table:table-cell office:value-type="float" office:value="0.309176117181778" calcext:value-type="float">
            <text:p>0.309176117181778</text:p>
          </table:table-cell>
          <table:table-cell table:number-columns-repeated="2"/>
        </table:table-row>
        <table:table-row table:style-name="ro1">
          <table:table-cell office:value-type="float" office:value="0.310589253902435" calcext:value-type="float">
            <text:p>0.310589253902435</text:p>
          </table:table-cell>
          <table:table-cell table:number-columns-repeated="2"/>
        </table:table-row>
        <table:table-row table:style-name="ro1">
          <table:table-cell office:value-type="float" office:value="0.307543456554413" calcext:value-type="float">
            <text:p>0.307543456554413</text:p>
          </table:table-cell>
          <table:table-cell table:number-columns-repeated="2"/>
        </table:table-row>
        <table:table-row table:style-name="ro1">
          <table:table-cell office:value-type="float" office:value="0.306352496147156" calcext:value-type="float">
            <text:p>0.306352496147156</text:p>
          </table:table-cell>
          <table:table-cell table:number-columns-repeated="2"/>
        </table:table-row>
        <table:table-row table:style-name="ro1">
          <table:table-cell office:value-type="float" office:value="0.306602329015732" calcext:value-type="float">
            <text:p>0.306602329015732</text:p>
          </table:table-cell>
          <table:table-cell table:number-columns-repeated="2"/>
        </table:table-row>
        <table:table-row table:style-name="ro1">
          <table:table-cell office:value-type="float" office:value="0.297244757413864" calcext:value-type="float">
            <text:p>0.297244757413864</text:p>
          </table:table-cell>
          <table:table-cell table:number-columns-repeated="2"/>
        </table:table-row>
        <table:table-row table:style-name="ro1">
          <table:table-cell office:value-type="float" office:value="0.294960826635361" calcext:value-type="float">
            <text:p>0.294960826635361</text:p>
          </table:table-cell>
          <table:table-cell table:number-columns-repeated="2"/>
        </table:table-row>
        <table:table-row table:style-name="ro1">
          <table:table-cell office:value-type="float" office:value="0.294521331787109" calcext:value-type="float">
            <text:p>0.294521331787109</text:p>
          </table:table-cell>
          <table:table-cell table:number-columns-repeated="2"/>
        </table:table-row>
        <table:table-row table:style-name="ro1">
          <table:table-cell office:value-type="float" office:value="0.292719632387161" calcext:value-type="float">
            <text:p>0.292719632387161</text:p>
          </table:table-cell>
          <table:table-cell table:number-columns-repeated="2"/>
        </table:table-row>
        <table:table-row table:style-name="ro1">
          <table:table-cell office:value-type="float" office:value="0.290813773870468" calcext:value-type="float">
            <text:p>0.290813773870468</text:p>
          </table:table-cell>
          <table:table-cell table:number-columns-repeated="2"/>
        </table:table-row>
        <table:table-row table:style-name="ro1">
          <table:table-cell office:value-type="float" office:value="0.290409654378891" calcext:value-type="float">
            <text:p>0.290409654378891</text:p>
          </table:table-cell>
          <table:table-cell table:number-columns-repeated="2"/>
        </table:table-row>
        <table:table-row table:style-name="ro1">
          <table:table-cell office:value-type="float" office:value="0.298926830291748" calcext:value-type="float">
            <text:p>0.298926830291748</text:p>
          </table:table-cell>
          <table:table-cell table:number-columns-repeated="2"/>
        </table:table-row>
        <table:table-row table:style-name="ro1">
          <table:table-cell office:value-type="float" office:value="0.281507521867752" calcext:value-type="float">
            <text:p>0.281507521867752</text:p>
          </table:table-cell>
          <table:table-cell table:number-columns-repeated="2"/>
        </table:table-row>
        <table:table-row table:style-name="ro1">
          <table:table-cell office:value-type="float" office:value="0.281912356615067" calcext:value-type="float">
            <text:p>0.281912356615067</text:p>
          </table:table-cell>
          <table:table-cell table:number-columns-repeated="2"/>
        </table:table-row>
        <table:table-row table:style-name="ro1">
          <table:table-cell office:value-type="float" office:value="0.28222531080246" calcext:value-type="float">
            <text:p>0.28222531080246</text:p>
          </table:table-cell>
          <table:table-cell table:number-columns-repeated="2"/>
        </table:table-row>
        <table:table-row table:style-name="ro1">
          <table:table-cell office:value-type="float" office:value="0.282119661569595" calcext:value-type="float">
            <text:p>0.282119661569595</text:p>
          </table:table-cell>
          <table:table-cell table:number-columns-repeated="2"/>
        </table:table-row>
        <table:table-row table:style-name="ro1">
          <table:table-cell office:value-type="float" office:value="0.280218929052353" calcext:value-type="float">
            <text:p>0.280218929052353</text:p>
          </table:table-cell>
          <table:table-cell table:number-columns-repeated="2"/>
        </table:table-row>
        <table:table-row table:style-name="ro1">
          <table:table-cell office:value-type="float" office:value="0.280040591955185" calcext:value-type="float">
            <text:p>0.280040591955185</text:p>
          </table:table-cell>
          <table:table-cell table:number-columns-repeated="2"/>
        </table:table-row>
        <table:table-row table:style-name="ro1">
          <table:table-cell office:value-type="float" office:value="0.280218303203583" calcext:value-type="float">
            <text:p>0.280218303203583</text:p>
          </table:table-cell>
          <table:table-cell table:number-columns-repeated="2"/>
        </table:table-row>
        <table:table-row table:style-name="ro1">
          <table:table-cell office:value-type="float" office:value="0.279683709144592" calcext:value-type="float">
            <text:p>0.279683709144592</text:p>
          </table:table-cell>
          <table:table-cell table:number-columns-repeated="2"/>
        </table:table-row>
        <table:table-row table:style-name="ro1">
          <table:table-cell office:value-type="float" office:value="0.280503153800964" calcext:value-type="float">
            <text:p>0.280503153800964</text:p>
          </table:table-cell>
          <table:table-cell table:number-columns-repeated="2"/>
        </table:table-row>
        <table:table-row table:style-name="ro1">
          <table:table-cell office:value-type="float" office:value="0.280355364084244" calcext:value-type="float">
            <text:p>0.280355364084244</text:p>
          </table:table-cell>
          <table:table-cell table:number-columns-repeated="2"/>
        </table:table-row>
        <table:table-row table:style-name="ro1">
          <table:table-cell office:value-type="float" office:value="0.280537098646164" calcext:value-type="float">
            <text:p>0.280537098646164</text:p>
          </table:table-cell>
          <table:table-cell table:number-columns-repeated="2"/>
        </table:table-row>
        <table:table-row table:style-name="ro1">
          <table:table-cell office:value-type="float" office:value="0.279177784919739" calcext:value-type="float">
            <text:p>0.279177784919739</text:p>
          </table:table-cell>
          <table:table-cell table:number-columns-repeated="2"/>
        </table:table-row>
        <table:table-row table:style-name="ro1">
          <table:table-cell office:value-type="float" office:value="0.277859181165695" calcext:value-type="float">
            <text:p>0.277859181165695</text:p>
          </table:table-cell>
          <table:table-cell table:number-columns-repeated="2"/>
        </table:table-row>
        <table:table-row table:style-name="ro1">
          <table:table-cell office:value-type="float" office:value="0.27563202381134" calcext:value-type="float">
            <text:p>0.27563202381134</text:p>
          </table:table-cell>
          <table:table-cell table:number-columns-repeated="2"/>
        </table:table-row>
        <table:table-row table:style-name="ro1">
          <table:table-cell office:value-type="float" office:value="0.270089417695999" calcext:value-type="float">
            <text:p>0.270089417695999</text:p>
          </table:table-cell>
          <table:table-cell table:number-columns-repeated="2"/>
        </table:table-row>
        <table:table-row table:style-name="ro1">
          <table:table-cell office:value-type="float" office:value="0.271533310413361" calcext:value-type="float">
            <text:p>0.271533310413361</text:p>
          </table:table-cell>
          <table:table-cell table:number-columns-repeated="2"/>
        </table:table-row>
        <table:table-row table:style-name="ro1">
          <table:table-cell office:value-type="float" office:value="0.2722048163414" calcext:value-type="float">
            <text:p>0.2722048163414</text:p>
          </table:table-cell>
          <table:table-cell table:number-columns-repeated="2"/>
        </table:table-row>
        <table:table-row table:style-name="ro1">
          <table:table-cell office:value-type="float" office:value="0.258867830038071" calcext:value-type="float">
            <text:p>0.258867830038071</text:p>
          </table:table-cell>
          <table:table-cell table:number-columns-repeated="2"/>
        </table:table-row>
        <table:table-row table:style-name="ro1">
          <table:table-cell office:value-type="float" office:value="0.250404477119446" calcext:value-type="float">
            <text:p>0.250404477119446</text:p>
          </table:table-cell>
          <table:table-cell table:number-columns-repeated="2"/>
        </table:table-row>
        <table:table-row table:style-name="ro1">
          <table:table-cell office:value-type="float" office:value="0.294919282197952" calcext:value-type="float">
            <text:p>0.294919282197952</text:p>
          </table:table-cell>
          <table:table-cell table:number-columns-repeated="2"/>
        </table:table-row>
        <table:table-row table:style-name="ro1">
          <table:table-cell office:value-type="float" office:value="0.532372891902924" calcext:value-type="float">
            <text:p>0.532372891902924</text:p>
          </table:table-cell>
          <table:table-cell table:number-columns-repeated="2"/>
        </table:table-row>
        <table:table-row table:style-name="ro1">
          <table:table-cell office:value-type="float" office:value="0.298888832330704" calcext:value-type="float">
            <text:p>0.298888832330704</text:p>
          </table:table-cell>
          <table:table-cell table:number-columns-repeated="2"/>
        </table:table-row>
        <table:table-row table:style-name="ro1">
          <table:table-cell office:value-type="float" office:value="0.517763257026672" calcext:value-type="float">
            <text:p>0.517763257026672</text:p>
          </table:table-cell>
          <table:table-cell table:number-columns-repeated="2"/>
        </table:table-row>
        <table:table-row table:style-name="ro1">
          <table:table-cell office:value-type="float" office:value="0.302082866430283" calcext:value-type="float">
            <text:p>0.302082866430283</text:p>
          </table:table-cell>
          <table:table-cell table:number-columns-repeated="2"/>
        </table:table-row>
        <table:table-row table:style-name="ro1">
          <table:table-cell office:value-type="float" office:value="0.521961331367493" calcext:value-type="float">
            <text:p>0.521961331367493</text:p>
          </table:table-cell>
          <table:table-cell table:number-columns-repeated="2"/>
        </table:table-row>
        <table:table-row table:style-name="ro1">
          <table:table-cell office:value-type="float" office:value="0.301976591348648" calcext:value-type="float">
            <text:p>0.301976591348648</text:p>
          </table:table-cell>
          <table:table-cell table:number-columns-repeated="2"/>
        </table:table-row>
        <table:table-row table:style-name="ro1">
          <table:table-cell office:value-type="float" office:value="0.529500246047974" calcext:value-type="float">
            <text:p>0.529500246047974</text:p>
          </table:table-cell>
          <table:table-cell table:number-columns-repeated="2"/>
        </table:table-row>
        <table:table-row table:style-name="ro1">
          <table:table-cell office:value-type="float" office:value="0.301984965801239" calcext:value-type="float">
            <text:p>0.301984965801239</text:p>
          </table:table-cell>
          <table:table-cell table:number-columns-repeated="2"/>
        </table:table-row>
        <table:table-row table:style-name="ro1">
          <table:table-cell office:value-type="float" office:value="0.520976424217224" calcext:value-type="float">
            <text:p>0.520976424217224</text:p>
          </table:table-cell>
          <table:table-cell table:number-columns-repeated="2"/>
        </table:table-row>
        <table:table-row table:style-name="ro1">
          <table:table-cell office:value-type="float" office:value="0.301709651947021" calcext:value-type="float">
            <text:p>0.301709651947021</text:p>
          </table:table-cell>
          <table:table-cell table:number-columns-repeated="2"/>
        </table:table-row>
        <table:table-row table:style-name="ro1">
          <table:table-cell office:value-type="float" office:value="0.556768894195557" calcext:value-type="float">
            <text:p>0.556768894195557</text:p>
          </table:table-cell>
          <table:table-cell table:number-columns-repeated="2"/>
        </table:table-row>
        <table:table-row table:style-name="ro1">
          <table:table-cell office:value-type="float" office:value="0.302019834518433" calcext:value-type="float">
            <text:p>0.302019834518433</text:p>
          </table:table-cell>
          <table:table-cell table:number-columns-repeated="2"/>
        </table:table-row>
        <table:table-row table:style-name="ro1">
          <table:table-cell office:value-type="float" office:value="0.561639487743378" calcext:value-type="float">
            <text:p>0.561639487743378</text:p>
          </table:table-cell>
          <table:table-cell table:number-columns-repeated="2"/>
        </table:table-row>
        <table:table-row table:style-name="ro1">
          <table:table-cell office:value-type="float" office:value="0.302405923604965" calcext:value-type="float">
            <text:p>0.302405923604965</text:p>
          </table:table-cell>
          <table:table-cell table:number-columns-repeated="2"/>
        </table:table-row>
        <table:table-row table:style-name="ro1">
          <table:table-cell office:value-type="float" office:value="0.564152359962463" calcext:value-type="float">
            <text:p>0.564152359962463</text:p>
          </table:table-cell>
          <table:table-cell table:number-columns-repeated="2"/>
        </table:table-row>
        <table:table-row table:style-name="ro1">
          <table:table-cell office:value-type="float" office:value="0.301906168460846" calcext:value-type="float">
            <text:p>0.301906168460846</text:p>
          </table:table-cell>
          <table:table-cell table:number-columns-repeated="2"/>
        </table:table-row>
        <table:table-row table:style-name="ro1">
          <table:table-cell office:value-type="float" office:value="0.570293843746185" calcext:value-type="float">
            <text:p>0.570293843746185</text:p>
          </table:table-cell>
          <table:table-cell table:number-columns-repeated="2"/>
        </table:table-row>
        <table:table-row table:style-name="ro1">
          <table:table-cell office:value-type="float" office:value="0.302464723587036" calcext:value-type="float">
            <text:p>0.302464723587036</text:p>
          </table:table-cell>
          <table:table-cell table:number-columns-repeated="2"/>
        </table:table-row>
        <table:table-row table:style-name="ro1">
          <table:table-cell office:value-type="float" office:value="0.567886233329773" calcext:value-type="float">
            <text:p>0.567886233329773</text:p>
          </table:table-cell>
          <table:table-cell table:number-columns-repeated="2"/>
        </table:table-row>
        <table:table-row table:style-name="ro1">
          <table:table-cell office:value-type="float" office:value="0.302915424108505" calcext:value-type="float">
            <text:p>0.302915424108505</text:p>
          </table:table-cell>
          <table:table-cell table:number-columns-repeated="2"/>
        </table:table-row>
        <table:table-row table:style-name="ro1">
          <table:table-cell office:value-type="float" office:value="0.554317712783814" calcext:value-type="float">
            <text:p>0.554317712783814</text:p>
          </table:table-cell>
          <table:table-cell table:number-columns-repeated="2"/>
        </table:table-row>
        <table:table-row table:style-name="ro1">
          <table:table-cell office:value-type="float" office:value="0.303119540214539" calcext:value-type="float">
            <text:p>0.303119540214539</text:p>
          </table:table-cell>
          <table:table-cell table:number-columns-repeated="2"/>
        </table:table-row>
        <table:table-row table:style-name="ro1">
          <table:table-cell office:value-type="float" office:value="0.562284231185913" calcext:value-type="float">
            <text:p>0.562284231185913</text:p>
          </table:table-cell>
          <table:table-cell table:number-columns-repeated="2"/>
        </table:table-row>
        <table:table-row table:style-name="ro1">
          <table:table-cell office:value-type="float" office:value="0.30437844991684" calcext:value-type="float">
            <text:p>0.30437844991684</text:p>
          </table:table-cell>
          <table:table-cell table:number-columns-repeated="2"/>
        </table:table-row>
        <table:table-row table:style-name="ro1">
          <table:table-cell office:value-type="float" office:value="0.592437267303467" calcext:value-type="float">
            <text:p>0.592437267303467</text:p>
          </table:table-cell>
          <table:table-cell table:number-columns-repeated="2"/>
        </table:table-row>
        <table:table-row table:style-name="ro1">
          <table:table-cell office:value-type="float" office:value="0.296982884407043" calcext:value-type="float">
            <text:p>0.296982884407043</text:p>
          </table:table-cell>
          <table:table-cell table:number-columns-repeated="2"/>
        </table:table-row>
        <table:table-row table:style-name="ro1">
          <table:table-cell office:value-type="float" office:value="0.583073973655701" calcext:value-type="float">
            <text:p>0.583073973655701</text:p>
          </table:table-cell>
          <table:table-cell table:number-columns-repeated="2"/>
        </table:table-row>
        <table:table-row table:style-name="ro1">
          <table:table-cell office:value-type="float" office:value="0.292042434215546" calcext:value-type="float">
            <text:p>0.292042434215546</text:p>
          </table:table-cell>
          <table:table-cell table:number-columns-repeated="2"/>
        </table:table-row>
        <table:table-row table:style-name="ro1">
          <table:table-cell office:value-type="float" office:value="0.604230582714081" calcext:value-type="float">
            <text:p>0.604230582714081</text:p>
          </table:table-cell>
          <table:table-cell table:number-columns-repeated="2"/>
        </table:table-row>
        <table:table-row table:style-name="ro1">
          <table:table-cell office:value-type="float" office:value="0.296726644039154" calcext:value-type="float">
            <text:p>0.296726644039154</text:p>
          </table:table-cell>
          <table:table-cell table:number-columns-repeated="2"/>
        </table:table-row>
        <table:table-row table:style-name="ro1">
          <table:table-cell office:value-type="float" office:value="0.599950850009918" calcext:value-type="float">
            <text:p>0.599950850009918</text:p>
          </table:table-cell>
          <table:table-cell table:number-columns-repeated="2"/>
        </table:table-row>
        <table:table-row table:style-name="ro1">
          <table:table-cell office:value-type="float" office:value="0.296122610569" calcext:value-type="float">
            <text:p>0.296122610569</text:p>
          </table:table-cell>
          <table:table-cell table:number-columns-repeated="2"/>
        </table:table-row>
        <table:table-row table:style-name="ro1">
          <table:table-cell office:value-type="float" office:value="0.595719695091248" calcext:value-type="float">
            <text:p>0.595719695091248</text:p>
          </table:table-cell>
          <table:table-cell table:number-columns-repeated="2"/>
        </table:table-row>
        <table:table-row table:style-name="ro1">
          <table:table-cell office:value-type="float" office:value="0.288765043020248" calcext:value-type="float">
            <text:p>0.288765043020248</text:p>
          </table:table-cell>
          <table:table-cell table:number-columns-repeated="2"/>
        </table:table-row>
        <table:table-row table:style-name="ro1">
          <table:table-cell office:value-type="float" office:value="0.579685628414154" calcext:value-type="float">
            <text:p>0.579685628414154</text:p>
          </table:table-cell>
          <table:table-cell table:number-columns-repeated="2"/>
        </table:table-row>
        <table:table-row table:style-name="ro1">
          <table:table-cell office:value-type="float" office:value="0.288562595844269" calcext:value-type="float">
            <text:p>0.288562595844269</text:p>
          </table:table-cell>
          <table:table-cell table:number-columns-repeated="2"/>
        </table:table-row>
        <table:table-row table:style-name="ro1">
          <table:table-cell office:value-type="float" office:value="0.579266905784607" calcext:value-type="float">
            <text:p>0.579266905784607</text:p>
          </table:table-cell>
          <table:table-cell table:number-columns-repeated="2"/>
        </table:table-row>
        <table:table-row table:style-name="ro1">
          <table:table-cell office:value-type="float" office:value="0.288668721914291" calcext:value-type="float">
            <text:p>0.288668721914291</text:p>
          </table:table-cell>
          <table:table-cell table:number-columns-repeated="2"/>
        </table:table-row>
        <table:table-row table:style-name="ro1">
          <table:table-cell office:value-type="float" office:value="0.578194141387939" calcext:value-type="float">
            <text:p>0.578194141387939</text:p>
          </table:table-cell>
          <table:table-cell table:number-columns-repeated="2"/>
        </table:table-row>
        <table:table-row table:style-name="ro1">
          <table:table-cell office:value-type="float" office:value="0.288776934146881" calcext:value-type="float">
            <text:p>0.288776934146881</text:p>
          </table:table-cell>
          <table:table-cell table:number-columns-repeated="2"/>
        </table:table-row>
        <table:table-row table:style-name="ro1">
          <table:table-cell office:value-type="float" office:value="0.562682211399078" calcext:value-type="float">
            <text:p>0.562682211399078</text:p>
          </table:table-cell>
          <table:table-cell table:number-columns-repeated="2"/>
        </table:table-row>
        <table:table-row table:style-name="ro1">
          <table:table-cell office:value-type="float" office:value="0.251091718673706" calcext:value-type="float">
            <text:p>0.251091718673706</text:p>
          </table:table-cell>
          <table:table-cell table:number-columns-repeated="2"/>
        </table:table-row>
        <table:table-row table:style-name="ro1">
          <table:table-cell office:value-type="float" office:value="0.251697182655334" calcext:value-type="float">
            <text:p>0.251697182655334</text:p>
          </table:table-cell>
          <table:table-cell table:number-columns-repeated="2"/>
        </table:table-row>
        <table:table-row table:style-name="ro1">
          <table:table-cell office:value-type="float" office:value="0.250388771295547" calcext:value-type="float">
            <text:p>0.250388771295547</text:p>
          </table:table-cell>
          <table:table-cell table:number-columns-repeated="2"/>
        </table:table-row>
        <table:table-row table:style-name="ro1">
          <table:table-cell office:value-type="float" office:value="0.258046299219132" calcext:value-type="float">
            <text:p>0.258046299219132</text:p>
          </table:table-cell>
          <table:table-cell table:number-columns-repeated="2"/>
        </table:table-row>
        <table:table-row table:style-name="ro1">
          <table:table-cell office:value-type="float" office:value="0.255014717578888" calcext:value-type="float">
            <text:p>0.255014717578888</text:p>
          </table:table-cell>
          <table:table-cell table:number-columns-repeated="2"/>
        </table:table-row>
        <table:table-row table:style-name="ro1">
          <table:table-cell office:value-type="float" office:value="0.255159169435501" calcext:value-type="float">
            <text:p>0.255159169435501</text:p>
          </table:table-cell>
          <table:table-cell table:number-columns-repeated="2"/>
        </table:table-row>
        <table:table-row table:style-name="ro1">
          <table:table-cell office:value-type="float" office:value="0.394988477230072" calcext:value-type="float">
            <text:p>0.394988477230072</text:p>
          </table:table-cell>
          <table:table-cell table:number-columns-repeated="2"/>
        </table:table-row>
        <table:table-row table:style-name="ro1">
          <table:table-cell office:value-type="float" office:value="0.418585687875748" calcext:value-type="float">
            <text:p>0.418585687875748</text:p>
          </table:table-cell>
          <table:table-cell table:number-columns-repeated="2"/>
        </table:table-row>
        <table:table-row table:style-name="ro1">
          <table:table-cell office:value-type="float" office:value="0.414871215820313" calcext:value-type="float">
            <text:p>0.414871215820313</text:p>
          </table:table-cell>
          <table:table-cell table:number-columns-repeated="2"/>
        </table:table-row>
        <table:table-row table:style-name="ro1">
          <table:table-cell office:value-type="float" office:value="0.42706310749054" calcext:value-type="float">
            <text:p>0.42706310749054</text:p>
          </table:table-cell>
          <table:table-cell table:number-columns-repeated="2"/>
        </table:table-row>
        <table:table-row table:style-name="ro1">
          <table:table-cell office:value-type="float" office:value="0.429733842611313" calcext:value-type="float">
            <text:p>0.429733842611313</text:p>
          </table:table-cell>
          <table:table-cell table:number-columns-repeated="2"/>
        </table:table-row>
        <table:table-row table:style-name="ro1">
          <table:table-cell office:value-type="float" office:value="0.428588569164276" calcext:value-type="float">
            <text:p>0.428588569164276</text:p>
          </table:table-cell>
          <table:table-cell table:number-columns-repeated="2"/>
        </table:table-row>
        <table:table-row table:style-name="ro1">
          <table:table-cell office:value-type="float" office:value="0.432116687297821" calcext:value-type="float">
            <text:p>0.432116687297821</text:p>
          </table:table-cell>
          <table:table-cell table:number-columns-repeated="2"/>
        </table:table-row>
        <table:table-row table:style-name="ro1">
          <table:table-cell office:value-type="float" office:value="0.431604564189911" calcext:value-type="float">
            <text:p>0.431604564189911</text:p>
          </table:table-cell>
          <table:table-cell table:number-columns-repeated="2"/>
        </table:table-row>
        <table:table-row table:style-name="ro1">
          <table:table-cell office:value-type="float" office:value="0.431215852499008" calcext:value-type="float">
            <text:p>0.431215852499008</text:p>
          </table:table-cell>
          <table:table-cell table:number-columns-repeated="2"/>
        </table:table-row>
        <table:table-row table:style-name="ro1">
          <table:table-cell office:value-type="float" office:value="0.431068658828735" calcext:value-type="float">
            <text:p>0.431068658828735</text:p>
          </table:table-cell>
          <table:table-cell table:number-columns-repeated="2"/>
        </table:table-row>
        <table:table-row table:style-name="ro1">
          <table:table-cell office:value-type="float" office:value="0.430518805980682" calcext:value-type="float">
            <text:p>0.430518805980682</text:p>
          </table:table-cell>
          <table:table-cell table:number-columns-repeated="2"/>
        </table:table-row>
        <table:table-row table:style-name="ro1">
          <table:table-cell office:value-type="float" office:value="0.427336633205414" calcext:value-type="float">
            <text:p>0.427336633205414</text:p>
          </table:table-cell>
          <table:table-cell table:number-columns-repeated="2"/>
        </table:table-row>
        <table:table-row table:style-name="ro1">
          <table:table-cell office:value-type="float" office:value="0.427120327949524" calcext:value-type="float">
            <text:p>0.427120327949524</text:p>
          </table:table-cell>
          <table:table-cell table:number-columns-repeated="2"/>
        </table:table-row>
        <table:table-row table:style-name="ro1">
          <table:table-cell office:value-type="float" office:value="0.426960706710815" calcext:value-type="float">
            <text:p>0.426960706710815</text:p>
          </table:table-cell>
          <table:table-cell table:number-columns-repeated="2"/>
        </table:table-row>
        <table:table-row table:style-name="ro1">
          <table:table-cell office:value-type="float" office:value="0.427205622196198" calcext:value-type="float">
            <text:p>0.427205622196198</text:p>
          </table:table-cell>
          <table:table-cell table:number-columns-repeated="2"/>
        </table:table-row>
        <table:table-row table:style-name="ro1">
          <table:table-cell office:value-type="float" office:value="0.431399255990982" calcext:value-type="float">
            <text:p>0.431399255990982</text:p>
          </table:table-cell>
          <table:table-cell table:number-columns-repeated="2"/>
        </table:table-row>
        <table:table-row table:style-name="ro1">
          <table:table-cell office:value-type="float" office:value="0.429256945848465" calcext:value-type="float">
            <text:p>0.429256945848465</text:p>
          </table:table-cell>
          <table:table-cell table:number-columns-repeated="2"/>
        </table:table-row>
        <table:table-row table:style-name="ro1">
          <table:table-cell office:value-type="float" office:value="0.428447186946869" calcext:value-type="float">
            <text:p>0.428447186946869</text:p>
          </table:table-cell>
          <table:table-cell table:number-columns-repeated="2"/>
        </table:table-row>
        <table:table-row table:style-name="ro1">
          <table:table-cell office:value-type="float" office:value="0.429215967655182" calcext:value-type="float">
            <text:p>0.429215967655182</text:p>
          </table:table-cell>
          <table:table-cell table:number-columns-repeated="2"/>
        </table:table-row>
        <table:table-row table:style-name="ro1">
          <table:table-cell office:value-type="float" office:value="0.428744971752167" calcext:value-type="float">
            <text:p>0.428744971752167</text:p>
          </table:table-cell>
          <table:table-cell table:number-columns-repeated="2"/>
        </table:table-row>
        <table:table-row table:style-name="ro1">
          <table:table-cell office:value-type="float" office:value="0.425509124994278" calcext:value-type="float">
            <text:p>0.425509124994278</text:p>
          </table:table-cell>
          <table:table-cell table:number-columns-repeated="2"/>
        </table:table-row>
        <table:table-row table:style-name="ro1">
          <table:table-cell office:value-type="float" office:value="0.427775233983994" calcext:value-type="float">
            <text:p>0.427775233983994</text:p>
          </table:table-cell>
          <table:table-cell table:number-columns-repeated="2"/>
        </table:table-row>
        <table:table-row table:style-name="ro1">
          <table:table-cell office:value-type="float" office:value="0.428304493427277" calcext:value-type="float">
            <text:p>0.428304493427277</text:p>
          </table:table-cell>
          <table:table-cell table:number-columns-repeated="2"/>
        </table:table-row>
        <table:table-row table:style-name="ro1">
          <table:table-cell office:value-type="float" office:value="0.429323256015778" calcext:value-type="float">
            <text:p>0.429323256015778</text:p>
          </table:table-cell>
          <table:table-cell table:number-columns-repeated="2"/>
        </table:table-row>
        <table:table-row table:style-name="ro1">
          <table:table-cell office:value-type="float" office:value="0.42787104845047" calcext:value-type="float">
            <text:p>0.42787104845047</text:p>
          </table:table-cell>
          <table:table-cell table:number-columns-repeated="2"/>
        </table:table-row>
        <table:table-row table:style-name="ro1">
          <table:table-cell office:value-type="float" office:value="0.431852400302887" calcext:value-type="float">
            <text:p>0.431852400302887</text:p>
          </table:table-cell>
          <table:table-cell table:number-columns-repeated="2"/>
        </table:table-row>
        <table:table-row table:style-name="ro1">
          <table:table-cell office:value-type="float" office:value="0.431406259536743" calcext:value-type="float">
            <text:p>0.431406259536743</text:p>
          </table:table-cell>
          <table:table-cell table:number-columns-repeated="2"/>
        </table:table-row>
        <table:table-row table:style-name="ro1">
          <table:table-cell office:value-type="float" office:value="0.423298954963684" calcext:value-type="float">
            <text:p>0.423298954963684</text:p>
          </table:table-cell>
          <table:table-cell table:number-columns-repeated="2"/>
        </table:table-row>
        <table:table-row table:style-name="ro1">
          <table:table-cell office:value-type="float" office:value="0.419481456279755" calcext:value-type="float">
            <text:p>0.419481456279755</text:p>
          </table:table-cell>
          <table:table-cell table:number-columns-repeated="2"/>
        </table:table-row>
        <table:table-row table:style-name="ro1">
          <table:table-cell office:value-type="float" office:value="0.418916970491409" calcext:value-type="float">
            <text:p>0.418916970491409</text:p>
          </table:table-cell>
          <table:table-cell table:number-columns-repeated="2"/>
        </table:table-row>
        <table:table-row table:style-name="ro1">
          <table:table-cell office:value-type="float" office:value="0.41968846321106" calcext:value-type="float">
            <text:p>0.41968846321106</text:p>
          </table:table-cell>
          <table:table-cell table:number-columns-repeated="2"/>
        </table:table-row>
        <table:table-row table:style-name="ro1">
          <table:table-cell office:value-type="float" office:value="0.418770283460617" calcext:value-type="float">
            <text:p>0.418770283460617</text:p>
          </table:table-cell>
          <table:table-cell table:number-columns-repeated="2"/>
        </table:table-row>
        <table:table-row table:style-name="ro1">
          <table:table-cell office:value-type="float" office:value="0.261244028806686" calcext:value-type="float">
            <text:p>0.261244028806686</text:p>
          </table:table-cell>
          <table:table-cell table:number-columns-repeated="2"/>
        </table:table-row>
        <table:table-row table:style-name="ro1">
          <table:table-cell office:value-type="float" office:value="0.252064645290375" calcext:value-type="float">
            <text:p>0.252064645290375</text:p>
          </table:table-cell>
          <table:table-cell table:number-columns-repeated="2"/>
        </table:table-row>
        <table:table-row table:style-name="ro1">
          <table:table-cell office:value-type="float" office:value="0.25907039642334" calcext:value-type="float">
            <text:p>0.25907039642334</text:p>
          </table:table-cell>
          <table:table-cell table:number-columns-repeated="2"/>
        </table:table-row>
        <table:table-row table:style-name="ro1">
          <table:table-cell office:value-type="float" office:value="0.254492342472076" calcext:value-type="float">
            <text:p>0.254492342472076</text:p>
          </table:table-cell>
          <table:table-cell table:number-columns-repeated="2"/>
        </table:table-row>
        <table:table-row table:style-name="ro1">
          <table:table-cell office:value-type="float" office:value="0.250335216522217" calcext:value-type="float">
            <text:p>0.250335216522217</text:p>
          </table:table-cell>
          <table:table-cell table:number-columns-repeated="2"/>
        </table:table-row>
        <table:table-row table:style-name="ro1">
          <table:table-cell office:value-type="float" office:value="0.253879308700561" calcext:value-type="float">
            <text:p>0.253879308700561</text:p>
          </table:table-cell>
          <table:table-cell table:number-columns-repeated="2"/>
        </table:table-row>
        <table:table-row table:style-name="ro1">
          <table:table-cell office:value-type="float" office:value="0.257489532232285" calcext:value-type="float">
            <text:p>0.257489532232285</text:p>
          </table:table-cell>
          <table:table-cell table:number-columns-repeated="2"/>
        </table:table-row>
        <table:table-row table:style-name="ro1">
          <table:table-cell office:value-type="float" office:value="0.50776219367981" calcext:value-type="float">
            <text:p>0.50776219367981</text:p>
          </table:table-cell>
          <table:table-cell table:number-columns-repeated="2"/>
        </table:table-row>
        <table:table-row table:style-name="ro1">
          <table:table-cell office:value-type="float" office:value="0.499526917934418" calcext:value-type="float">
            <text:p>0.499526917934418</text:p>
          </table:table-cell>
          <table:table-cell table:number-columns-repeated="2"/>
        </table:table-row>
        <table:table-row table:style-name="ro1">
          <table:table-cell office:value-type="float" office:value="0.485374867916107" calcext:value-type="float">
            <text:p>0.485374867916107</text:p>
          </table:table-cell>
          <table:table-cell table:number-columns-repeated="2"/>
        </table:table-row>
        <table:table-row table:style-name="ro1">
          <table:table-cell office:value-type="float" office:value="0.572448492050171" calcext:value-type="float">
            <text:p>0.572448492050171</text:p>
          </table:table-cell>
          <table:table-cell table:number-columns-repeated="2"/>
        </table:table-row>
        <table:table-row table:style-name="ro1">
          <table:table-cell office:value-type="float" office:value="0.559403598308563" calcext:value-type="float">
            <text:p>0.559403598308563</text:p>
          </table:table-cell>
          <table:table-cell table:number-columns-repeated="2"/>
        </table:table-row>
        <table:table-row table:style-name="ro1">
          <table:table-cell office:value-type="float" office:value="0.567181527614594" calcext:value-type="float">
            <text:p>0.567181527614594</text:p>
          </table:table-cell>
          <table:table-cell table:number-columns-repeated="2"/>
        </table:table-row>
        <table:table-row table:style-name="ro1">
          <table:table-cell office:value-type="float" office:value="0.562093734741211" calcext:value-type="float">
            <text:p>0.562093734741211</text:p>
          </table:table-cell>
          <table:table-cell table:number-columns-repeated="2"/>
        </table:table-row>
        <table:table-row table:style-name="ro1">
          <table:table-cell office:value-type="float" office:value="0.579845190048218" calcext:value-type="float">
            <text:p>0.579845190048218</text:p>
          </table:table-cell>
          <table:table-cell table:number-columns-repeated="2"/>
        </table:table-row>
        <table:table-row table:style-name="ro1">
          <table:table-cell office:value-type="float" office:value="0.583145141601563" calcext:value-type="float">
            <text:p>0.583145141601563</text:p>
          </table:table-cell>
          <table:table-cell table:number-columns-repeated="2"/>
        </table:table-row>
        <table:table-row table:style-name="ro1">
          <table:table-cell office:value-type="float" office:value="0.584581851959229" calcext:value-type="float">
            <text:p>0.584581851959229</text:p>
          </table:table-cell>
          <table:table-cell table:number-columns-repeated="2"/>
        </table:table-row>
        <table:table-row table:style-name="ro1">
          <table:table-cell office:value-type="float" office:value="0.572520792484283" calcext:value-type="float">
            <text:p>0.572520792484283</text:p>
          </table:table-cell>
          <table:table-cell table:number-columns-repeated="2"/>
        </table:table-row>
        <table:table-row table:style-name="ro1">
          <table:table-cell office:value-type="float" office:value="0.575997352600098" calcext:value-type="float">
            <text:p>0.575997352600098</text:p>
          </table:table-cell>
          <table:table-cell table:number-columns-repeated="2"/>
        </table:table-row>
        <table:table-row table:style-name="ro1">
          <table:table-cell office:value-type="float" office:value="0.579568207263947" calcext:value-type="float">
            <text:p>0.579568207263947</text:p>
          </table:table-cell>
          <table:table-cell table:number-columns-repeated="2"/>
        </table:table-row>
        <table:table-row table:style-name="ro1">
          <table:table-cell office:value-type="float" office:value="0.5750532746315" calcext:value-type="float">
            <text:p>0.5750532746315</text:p>
          </table:table-cell>
          <table:table-cell table:number-columns-repeated="2"/>
        </table:table-row>
        <table:table-row table:style-name="ro1">
          <table:table-cell office:value-type="float" office:value="0.575490653514862" calcext:value-type="float">
            <text:p>0.575490653514862</text:p>
          </table:table-cell>
          <table:table-cell table:number-columns-repeated="2"/>
        </table:table-row>
        <table:table-row table:style-name="ro1">
          <table:table-cell office:value-type="float" office:value="0.602993547916412" calcext:value-type="float">
            <text:p>0.602993547916412</text:p>
          </table:table-cell>
          <table:table-cell table:number-columns-repeated="2"/>
        </table:table-row>
        <table:table-row table:style-name="ro1">
          <table:table-cell office:value-type="float" office:value="0.58678275346756" calcext:value-type="float">
            <text:p>0.58678275346756</text:p>
          </table:table-cell>
          <table:table-cell table:number-columns-repeated="2"/>
        </table:table-row>
        <table:table-row table:style-name="ro1">
          <table:table-cell office:value-type="float" office:value="0.592053651809692" calcext:value-type="float">
            <text:p>0.592053651809692</text:p>
          </table:table-cell>
          <table:table-cell table:number-columns-repeated="2"/>
        </table:table-row>
        <table:table-row table:style-name="ro1">
          <table:table-cell office:value-type="float" office:value="0.595408141613007" calcext:value-type="float">
            <text:p>0.595408141613007</text:p>
          </table:table-cell>
          <table:table-cell table:number-columns-repeated="2"/>
        </table:table-row>
        <table:table-row table:style-name="ro1">
          <table:table-cell office:value-type="float" office:value="0.589233815670013" calcext:value-type="float">
            <text:p>0.589233815670013</text:p>
          </table:table-cell>
          <table:table-cell table:number-columns-repeated="2"/>
        </table:table-row>
        <table:table-row table:style-name="ro1">
          <table:table-cell office:value-type="float" office:value="0.548198282718658" calcext:value-type="float">
            <text:p>0.548198282718658</text:p>
          </table:table-cell>
          <table:table-cell table:number-columns-repeated="2"/>
        </table:table-row>
        <table:table-row table:style-name="ro1">
          <table:table-cell office:value-type="float" office:value="0.550520420074463" calcext:value-type="float">
            <text:p>0.550520420074463</text:p>
          </table:table-cell>
          <table:table-cell table:number-columns-repeated="2"/>
        </table:table-row>
        <table:table-row table:style-name="ro1">
          <table:table-cell office:value-type="float" office:value="0.552515387535095" calcext:value-type="float">
            <text:p>0.552515387535095</text:p>
          </table:table-cell>
          <table:table-cell table:number-columns-repeated="2"/>
        </table:table-row>
        <table:table-row table:style-name="ro1">
          <table:table-cell office:value-type="float" office:value="0.573400557041168" calcext:value-type="float">
            <text:p>0.573400557041168</text:p>
          </table:table-cell>
          <table:table-cell table:number-columns-repeated="2"/>
        </table:table-row>
        <table:table-row table:style-name="ro1">
          <table:table-cell office:value-type="float" office:value="0.593239009380341" calcext:value-type="float">
            <text:p>0.593239009380341</text:p>
          </table:table-cell>
          <table:table-cell table:number-columns-repeated="2"/>
        </table:table-row>
        <table:table-row table:style-name="ro1">
          <table:table-cell office:value-type="float" office:value="0.608102977275848" calcext:value-type="float">
            <text:p>0.608102977275848</text:p>
          </table:table-cell>
          <table:table-cell table:number-columns-repeated="2"/>
        </table:table-row>
        <table:table-row table:style-name="ro1">
          <table:table-cell office:value-type="float" office:value="0.609564661979675" calcext:value-type="float">
            <text:p>0.609564661979675</text:p>
          </table:table-cell>
          <table:table-cell table:number-columns-repeated="2"/>
        </table:table-row>
        <table:table-row table:style-name="ro1">
          <table:table-cell office:value-type="float" office:value="0.634547889232636" calcext:value-type="float">
            <text:p>0.634547889232636</text:p>
          </table:table-cell>
          <table:table-cell table:number-columns-repeated="2"/>
        </table:table-row>
        <table:table-row table:style-name="ro1">
          <table:table-cell office:value-type="float" office:value="0.638799905776978" calcext:value-type="float">
            <text:p>0.638799905776978</text:p>
          </table:table-cell>
          <table:table-cell table:number-columns-repeated="2"/>
        </table:table-row>
        <table:table-row table:style-name="ro1">
          <table:table-cell office:value-type="float" office:value="0.639856517314911" calcext:value-type="float">
            <text:p>0.639856517314911</text:p>
          </table:table-cell>
          <table:table-cell table:number-columns-repeated="2"/>
        </table:table-row>
        <table:table-row table:style-name="ro1">
          <table:table-cell office:value-type="float" office:value="0.640141606330872" calcext:value-type="float">
            <text:p>0.640141606330872</text:p>
          </table:table-cell>
          <table:table-cell table:number-columns-repeated="2"/>
        </table:table-row>
        <table:table-row table:style-name="ro1">
          <table:table-cell office:value-type="float" office:value="0.636776208877564" calcext:value-type="float">
            <text:p>0.636776208877564</text:p>
          </table:table-cell>
          <table:table-cell table:number-columns-repeated="2"/>
        </table:table-row>
        <table:table-row table:style-name="ro1">
          <table:table-cell office:value-type="float" office:value="0.256615877151489" calcext:value-type="float">
            <text:p>0.256615877151489</text:p>
          </table:table-cell>
          <table:table-cell table:number-columns-repeated="2"/>
        </table:table-row>
        <table:table-row table:style-name="ro1">
          <table:table-cell office:value-type="float" office:value="0.2872254550457" calcext:value-type="float">
            <text:p>0.2872254550457</text:p>
          </table:table-cell>
          <table:table-cell table:number-columns-repeated="2"/>
        </table:table-row>
        <table:table-row table:style-name="ro1">
          <table:table-cell office:value-type="float" office:value="0.270986020565033" calcext:value-type="float">
            <text:p>0.270986020565033</text:p>
          </table:table-cell>
          <table:table-cell table:number-columns-repeated="2"/>
        </table:table-row>
        <table:table-row table:style-name="ro1">
          <table:table-cell office:value-type="float" office:value="0.296820282936096" calcext:value-type="float">
            <text:p>0.296820282936096</text:p>
          </table:table-cell>
          <table:table-cell table:number-columns-repeated="2"/>
        </table:table-row>
        <table:table-row table:style-name="ro1">
          <table:table-cell office:value-type="float" office:value="0.315929263830185" calcext:value-type="float">
            <text:p>0.315929263830185</text:p>
          </table:table-cell>
          <table:table-cell table:number-columns-repeated="2"/>
        </table:table-row>
        <table:table-row table:style-name="ro1">
          <table:table-cell office:value-type="float" office:value="0.302281945943832" calcext:value-type="float">
            <text:p>0.302281945943832</text:p>
          </table:table-cell>
          <table:table-cell table:number-columns-repeated="2"/>
        </table:table-row>
        <table:table-row table:style-name="ro1">
          <table:table-cell office:value-type="float" office:value="0.28207740187645" calcext:value-type="float">
            <text:p>0.28207740187645</text:p>
          </table:table-cell>
          <table:table-cell table:number-columns-repeated="2"/>
        </table:table-row>
        <table:table-row table:style-name="ro1">
          <table:table-cell office:value-type="float" office:value="0.264900803565979" calcext:value-type="float">
            <text:p>0.264900803565979</text:p>
          </table:table-cell>
          <table:table-cell table:number-columns-repeated="2"/>
        </table:table-row>
        <table:table-row table:style-name="ro1">
          <table:table-cell office:value-type="float" office:value="0.261811375617981" calcext:value-type="float">
            <text:p>0.261811375617981</text:p>
          </table:table-cell>
          <table:table-cell table:number-columns-repeated="2"/>
        </table:table-row>
        <table:table-row table:style-name="ro1">
          <table:table-cell office:value-type="float" office:value="0.26400238275528" calcext:value-type="float">
            <text:p>0.26400238275528</text:p>
          </table:table-cell>
          <table:table-cell table:number-columns-repeated="2"/>
        </table:table-row>
        <table:table-row table:style-name="ro1">
          <table:table-cell office:value-type="float" office:value="0.259846031665802" calcext:value-type="float">
            <text:p>0.259846031665802</text:p>
          </table:table-cell>
          <table:table-cell table:number-columns-repeated="2"/>
        </table:table-row>
        <table:table-row table:style-name="ro1">
          <table:table-cell office:value-type="float" office:value="0.288698226213455" calcext:value-type="float">
            <text:p>0.288698226213455</text:p>
          </table:table-cell>
          <table:table-cell table:number-columns-repeated="2"/>
        </table:table-row>
        <table:table-row table:style-name="ro1">
          <table:table-cell office:value-type="float" office:value="0.277629971504211" calcext:value-type="float">
            <text:p>0.277629971504211</text:p>
          </table:table-cell>
          <table:table-cell table:number-columns-repeated="2"/>
        </table:table-row>
        <table:table-row table:style-name="ro1">
          <table:table-cell office:value-type="float" office:value="0.277003049850464" calcext:value-type="float">
            <text:p>0.277003049850464</text:p>
          </table:table-cell>
          <table:table-cell table:number-columns-repeated="2"/>
        </table:table-row>
        <table:table-row table:style-name="ro1">
          <table:table-cell office:value-type="float" office:value="0.276801407337189" calcext:value-type="float">
            <text:p>0.276801407337189</text:p>
          </table:table-cell>
          <table:table-cell table:number-columns-repeated="2"/>
        </table:table-row>
        <table:table-row table:style-name="ro1">
          <table:table-cell office:value-type="float" office:value="0.273912459611893" calcext:value-type="float">
            <text:p>0.273912459611893</text:p>
          </table:table-cell>
          <table:table-cell table:number-columns-repeated="2"/>
        </table:table-row>
        <table:table-row table:style-name="ro1">
          <table:table-cell office:value-type="float" office:value="0.2733513712883" calcext:value-type="float">
            <text:p>0.2733513712883</text:p>
          </table:table-cell>
          <table:table-cell table:number-columns-repeated="2"/>
        </table:table-row>
        <table:table-row table:style-name="ro1">
          <table:table-cell office:value-type="float" office:value="0.271527677774429" calcext:value-type="float">
            <text:p>0.271527677774429</text:p>
          </table:table-cell>
          <table:table-cell table:number-columns-repeated="2"/>
        </table:table-row>
        <table:table-row table:style-name="ro1">
          <table:table-cell office:value-type="float" office:value="0.272278904914856" calcext:value-type="float">
            <text:p>0.272278904914856</text:p>
          </table:table-cell>
          <table:table-cell table:number-columns-repeated="2"/>
        </table:table-row>
        <table:table-row table:style-name="ro1">
          <table:table-cell office:value-type="float" office:value="0.27067843079567" calcext:value-type="float">
            <text:p>0.27067843079567</text:p>
          </table:table-cell>
          <table:table-cell table:number-columns-repeated="2"/>
        </table:table-row>
        <table:table-row table:style-name="ro1">
          <table:table-cell office:value-type="float" office:value="0.27594867348671" calcext:value-type="float">
            <text:p>0.27594867348671</text:p>
          </table:table-cell>
          <table:table-cell table:number-columns-repeated="2"/>
        </table:table-row>
        <table:table-row table:style-name="ro1">
          <table:table-cell office:value-type="float" office:value="0.276265859603882" calcext:value-type="float">
            <text:p>0.276265859603882</text:p>
          </table:table-cell>
          <table:table-cell table:number-columns-repeated="2"/>
        </table:table-row>
        <table:table-row table:style-name="ro1">
          <table:table-cell office:value-type="float" office:value="0.280263096094132" calcext:value-type="float">
            <text:p>0.280263096094132</text:p>
          </table:table-cell>
          <table:table-cell table:number-columns-repeated="2"/>
        </table:table-row>
        <table:table-row table:style-name="ro1">
          <table:table-cell office:value-type="float" office:value="0.291631907224655" calcext:value-type="float">
            <text:p>0.291631907224655</text:p>
          </table:table-cell>
          <table:table-cell table:number-columns-repeated="2"/>
        </table:table-row>
        <table:table-row table:style-name="ro1">
          <table:table-cell office:value-type="float" office:value="0.333022534847259" calcext:value-type="float">
            <text:p>0.333022534847259</text:p>
          </table:table-cell>
          <table:table-cell table:number-columns-repeated="2"/>
        </table:table-row>
        <table:table-row table:style-name="ro1">
          <table:table-cell office:value-type="float" office:value="0.294585764408112" calcext:value-type="float">
            <text:p>0.294585764408112</text:p>
          </table:table-cell>
          <table:table-cell table:number-columns-repeated="2"/>
        </table:table-row>
        <table:table-row table:style-name="ro1">
          <table:table-cell office:value-type="float" office:value="0.296419382095337" calcext:value-type="float">
            <text:p>0.296419382095337</text:p>
          </table:table-cell>
          <table:table-cell table:number-columns-repeated="2"/>
        </table:table-row>
        <table:table-row table:style-name="ro1">
          <table:table-cell office:value-type="float" office:value="0.294856190681458" calcext:value-type="float">
            <text:p>0.294856190681458</text:p>
          </table:table-cell>
          <table:table-cell table:number-columns-repeated="2"/>
        </table:table-row>
        <table:table-row table:style-name="ro1">
          <table:table-cell office:value-type="float" office:value="0.29703876376152" calcext:value-type="float">
            <text:p>0.29703876376152</text:p>
          </table:table-cell>
          <table:table-cell table:number-columns-repeated="2"/>
        </table:table-row>
        <table:table-row table:style-name="ro1">
          <table:table-cell office:value-type="float" office:value="0.298458218574524" calcext:value-type="float">
            <text:p>0.298458218574524</text:p>
          </table:table-cell>
          <table:table-cell table:number-columns-repeated="2"/>
        </table:table-row>
        <table:table-row table:style-name="ro1">
          <table:table-cell office:value-type="float" office:value="0.298575103282928" calcext:value-type="float">
            <text:p>0.298575103282928</text:p>
          </table:table-cell>
          <table:table-cell table:number-columns-repeated="2"/>
        </table:table-row>
        <table:table-row table:style-name="ro1">
          <table:table-cell office:value-type="float" office:value="0.298076808452606" calcext:value-type="float">
            <text:p>0.298076808452606</text:p>
          </table:table-cell>
          <table:table-cell table:number-columns-repeated="2"/>
        </table:table-row>
        <table:table-row table:style-name="ro1">
          <table:table-cell office:value-type="float" office:value="0.255882352590561" calcext:value-type="float">
            <text:p>0.255882352590561</text:p>
          </table:table-cell>
          <table:table-cell table:number-columns-repeated="2"/>
        </table:table-row>
        <table:table-row table:style-name="ro1">
          <table:table-cell office:value-type="float" office:value="0.267207950353622" calcext:value-type="float">
            <text:p>0.267207950353622</text:p>
          </table:table-cell>
          <table:table-cell table:number-columns-repeated="2"/>
        </table:table-row>
        <table:table-row table:style-name="ro1">
          <table:table-cell office:value-type="float" office:value="0.261785179376602" calcext:value-type="float">
            <text:p>0.261785179376602</text:p>
          </table:table-cell>
          <table:table-cell table:number-columns-repeated="2"/>
        </table:table-row>
        <table:table-row table:style-name="ro1">
          <table:table-cell office:value-type="float" office:value="0.268617302179337" calcext:value-type="float">
            <text:p>0.268617302179337</text:p>
          </table:table-cell>
          <table:table-cell table:number-columns-repeated="2"/>
        </table:table-row>
        <table:table-row table:style-name="ro1">
          <table:table-cell office:value-type="float" office:value="0.268626391887665" calcext:value-type="float">
            <text:p>0.268626391887665</text:p>
          </table:table-cell>
          <table:table-cell table:number-columns-repeated="2"/>
        </table:table-row>
        <table:table-row table:style-name="ro1">
          <table:table-cell office:value-type="float" office:value="0.3074891269207" calcext:value-type="float">
            <text:p>0.3074891269207</text:p>
          </table:table-cell>
          <table:table-cell table:number-columns-repeated="2"/>
        </table:table-row>
        <table:table-row table:style-name="ro1">
          <table:table-cell office:value-type="float" office:value="0.319129198789597" calcext:value-type="float">
            <text:p>0.319129198789597</text:p>
          </table:table-cell>
          <table:table-cell table:number-columns-repeated="2"/>
        </table:table-row>
        <table:table-row table:style-name="ro1">
          <table:table-cell office:value-type="float" office:value="0.313444644212723" calcext:value-type="float">
            <text:p>0.313444644212723</text:p>
          </table:table-cell>
          <table:table-cell table:number-columns-repeated="2"/>
        </table:table-row>
        <table:table-row table:style-name="ro1">
          <table:table-cell office:value-type="float" office:value="0.342308551073074" calcext:value-type="float">
            <text:p>0.342308551073074</text:p>
          </table:table-cell>
          <table:table-cell table:number-columns-repeated="2"/>
        </table:table-row>
        <table:table-row table:style-name="ro1">
          <table:table-cell office:value-type="float" office:value="0.350110322237015" calcext:value-type="float">
            <text:p>0.350110322237015</text:p>
          </table:table-cell>
          <table:table-cell table:number-columns-repeated="2"/>
        </table:table-row>
        <table:table-row table:style-name="ro1">
          <table:table-cell office:value-type="float" office:value="0.365345239639282" calcext:value-type="float">
            <text:p>0.365345239639282</text:p>
          </table:table-cell>
          <table:table-cell table:number-columns-repeated="2"/>
        </table:table-row>
        <table:table-row table:style-name="ro1">
          <table:table-cell office:value-type="float" office:value="0.358379423618317" calcext:value-type="float">
            <text:p>0.358379423618317</text:p>
          </table:table-cell>
          <table:table-cell table:number-columns-repeated="2"/>
        </table:table-row>
        <table:table-row table:style-name="ro1">
          <table:table-cell office:value-type="float" office:value="0.380011647939682" calcext:value-type="float">
            <text:p>0.380011647939682</text:p>
          </table:table-cell>
          <table:table-cell table:number-columns-repeated="2"/>
        </table:table-row>
        <table:table-row table:style-name="ro1">
          <table:table-cell office:value-type="float" office:value="0.373112887144089" calcext:value-type="float">
            <text:p>0.373112887144089</text:p>
          </table:table-cell>
          <table:table-cell table:number-columns-repeated="2"/>
        </table:table-row>
        <table:table-row table:style-name="ro1">
          <table:table-cell office:value-type="float" office:value="0.388144671916962" calcext:value-type="float">
            <text:p>0.388144671916962</text:p>
          </table:table-cell>
          <table:table-cell table:number-columns-repeated="2"/>
        </table:table-row>
        <table:table-row table:style-name="ro1">
          <table:table-cell office:value-type="float" office:value="0.383639693260193" calcext:value-type="float">
            <text:p>0.383639693260193</text:p>
          </table:table-cell>
          <table:table-cell table:number-columns-repeated="2"/>
        </table:table-row>
        <table:table-row table:style-name="ro1">
          <table:table-cell office:value-type="float" office:value="0.392367273569107" calcext:value-type="float">
            <text:p>0.392367273569107</text:p>
          </table:table-cell>
          <table:table-cell table:number-columns-repeated="2"/>
        </table:table-row>
        <table:table-row table:style-name="ro1">
          <table:table-cell office:value-type="float" office:value="0.376184463500977" calcext:value-type="float">
            <text:p>0.376184463500977</text:p>
          </table:table-cell>
          <table:table-cell table:number-columns-repeated="2"/>
        </table:table-row>
        <table:table-row table:style-name="ro1">
          <table:table-cell office:value-type="float" office:value="0.379524141550064" calcext:value-type="float">
            <text:p>0.379524141550064</text:p>
          </table:table-cell>
          <table:table-cell table:number-columns-repeated="2"/>
        </table:table-row>
        <table:table-row table:style-name="ro1">
          <table:table-cell office:value-type="float" office:value="0.364387512207031" calcext:value-type="float">
            <text:p>0.364387512207031</text:p>
          </table:table-cell>
          <table:table-cell table:number-columns-repeated="2"/>
        </table:table-row>
        <table:table-row table:style-name="ro1">
          <table:table-cell office:value-type="float" office:value="0.362361878156662" calcext:value-type="float">
            <text:p>0.362361878156662</text:p>
          </table:table-cell>
          <table:table-cell table:number-columns-repeated="2"/>
        </table:table-row>
        <table:table-row table:style-name="ro1">
          <table:table-cell office:value-type="float" office:value="0.36324280500412" calcext:value-type="float">
            <text:p>0.36324280500412</text:p>
          </table:table-cell>
          <table:table-cell table:number-columns-repeated="2"/>
        </table:table-row>
        <table:table-row table:style-name="ro1">
          <table:table-cell office:value-type="float" office:value="0.378092288970947" calcext:value-type="float">
            <text:p>0.378092288970947</text:p>
          </table:table-cell>
          <table:table-cell table:number-columns-repeated="2"/>
        </table:table-row>
        <table:table-row table:style-name="ro1">
          <table:table-cell office:value-type="float" office:value="0.371756374835968" calcext:value-type="float">
            <text:p>0.371756374835968</text:p>
          </table:table-cell>
          <table:table-cell table:number-columns-repeated="2"/>
        </table:table-row>
        <table:table-row table:style-name="ro1">
          <table:table-cell office:value-type="float" office:value="0.3803690969944" calcext:value-type="float">
            <text:p>0.3803690969944</text:p>
          </table:table-cell>
          <table:table-cell table:number-columns-repeated="2"/>
        </table:table-row>
        <table:table-row table:style-name="ro1">
          <table:table-cell office:value-type="float" office:value="0.382177382707596" calcext:value-type="float">
            <text:p>0.382177382707596</text:p>
          </table:table-cell>
          <table:table-cell table:number-columns-repeated="2"/>
        </table:table-row>
        <table:table-row table:style-name="ro1">
          <table:table-cell office:value-type="float" office:value="0.408705174922943" calcext:value-type="float">
            <text:p>0.408705174922943</text:p>
          </table:table-cell>
          <table:table-cell table:number-columns-repeated="2"/>
        </table:table-row>
        <table:table-row table:style-name="ro1">
          <table:table-cell office:value-type="float" office:value="0.419293940067291" calcext:value-type="float">
            <text:p>0.419293940067291</text:p>
          </table:table-cell>
          <table:table-cell table:number-columns-repeated="2"/>
        </table:table-row>
        <table:table-row table:style-name="ro1">
          <table:table-cell office:value-type="float" office:value="0.420582592487335" calcext:value-type="float">
            <text:p>0.420582592487335</text:p>
          </table:table-cell>
          <table:table-cell table:number-columns-repeated="2"/>
        </table:table-row>
        <table:table-row table:style-name="ro1">
          <table:table-cell office:value-type="float" office:value="0.397599160671234" calcext:value-type="float">
            <text:p>0.397599160671234</text:p>
          </table:table-cell>
          <table:table-cell table:number-columns-repeated="2"/>
        </table:table-row>
        <table:table-row table:style-name="ro1">
          <table:table-cell office:value-type="float" office:value="0.413967370986939" calcext:value-type="float">
            <text:p>0.413967370986939</text:p>
          </table:table-cell>
          <table:table-cell table:number-columns-repeated="2"/>
        </table:table-row>
        <table:table-row table:style-name="ro1">
          <table:table-cell office:value-type="float" office:value="0.323785811662674" calcext:value-type="float">
            <text:p>0.323785811662674</text:p>
          </table:table-cell>
          <table:table-cell table:number-columns-repeated="2"/>
        </table:table-row>
        <table:table-row table:style-name="ro1">
          <table:table-cell office:value-type="float" office:value="0.349944859743118" calcext:value-type="float">
            <text:p>0.349944859743118</text:p>
          </table:table-cell>
          <table:table-cell table:number-columns-repeated="2"/>
        </table:table-row>
        <table:table-row table:style-name="ro1">
          <table:table-cell office:value-type="float" office:value="0.344527155160904" calcext:value-type="float">
            <text:p>0.344527155160904</text:p>
          </table:table-cell>
          <table:table-cell table:number-columns-repeated="2"/>
        </table:table-row>
        <table:table-row table:style-name="ro1">
          <table:table-cell office:value-type="float" office:value="0.348528176546097" calcext:value-type="float">
            <text:p>0.348528176546097</text:p>
          </table:table-cell>
          <table:table-cell table:number-columns-repeated="2"/>
        </table:table-row>
        <table:table-row table:style-name="ro1">
          <table:table-cell office:value-type="float" office:value="0.256716281175613" calcext:value-type="float">
            <text:p>0.256716281175613</text:p>
          </table:table-cell>
          <table:table-cell table:number-columns-repeated="2"/>
        </table:table-row>
        <table:table-row table:style-name="ro1">
          <table:table-cell office:value-type="float" office:value="0.268274873495102" calcext:value-type="float">
            <text:p>0.268274873495102</text:p>
          </table:table-cell>
          <table:table-cell table:number-columns-repeated="2"/>
        </table:table-row>
        <table:table-row table:style-name="ro1">
          <table:table-cell office:value-type="float" office:value="0.252884566783905" calcext:value-type="float">
            <text:p>0.252884566783905</text:p>
          </table:table-cell>
          <table:table-cell table:number-columns-repeated="2"/>
        </table:table-row>
        <table:table-row table:style-name="ro1">
          <table:table-cell office:value-type="float" office:value="0.257251352071762" calcext:value-type="float">
            <text:p>0.257251352071762</text:p>
          </table:table-cell>
          <table:table-cell table:number-columns-repeated="2"/>
        </table:table-row>
        <table:table-row table:style-name="ro1">
          <table:table-cell office:value-type="float" office:value="0.256021857261658" calcext:value-type="float">
            <text:p>0.256021857261658</text:p>
          </table:table-cell>
          <table:table-cell table:number-columns-repeated="2"/>
        </table:table-row>
        <table:table-row table:style-name="ro1">
          <table:table-cell office:value-type="float" office:value="0.261157333850861" calcext:value-type="float">
            <text:p>0.261157333850861</text:p>
          </table:table-cell>
          <table:table-cell table:number-columns-repeated="2"/>
        </table:table-row>
        <table:table-row table:style-name="ro1">
          <table:table-cell office:value-type="float" office:value="0.254861950874329" calcext:value-type="float">
            <text:p>0.254861950874329</text:p>
          </table:table-cell>
          <table:table-cell table:number-columns-repeated="2"/>
        </table:table-row>
        <table:table-row table:style-name="ro1">
          <table:table-cell office:value-type="float" office:value="0.251269102096558" calcext:value-type="float">
            <text:p>0.251269102096558</text:p>
          </table:table-cell>
          <table:table-cell table:number-columns-repeated="2"/>
        </table:table-row>
        <table:table-row table:style-name="ro1">
          <table:table-cell office:value-type="float" office:value="0.254356265068054" calcext:value-type="float">
            <text:p>0.254356265068054</text:p>
          </table:table-cell>
          <table:table-cell table:number-columns-repeated="2"/>
        </table:table-row>
        <table:table-row table:style-name="ro1">
          <table:table-cell office:value-type="float" office:value="0.263269245624542" calcext:value-type="float">
            <text:p>0.263269245624542</text:p>
          </table:table-cell>
          <table:table-cell table:number-columns-repeated="2"/>
        </table:table-row>
        <table:table-row table:style-name="ro1">
          <table:table-cell office:value-type="float" office:value="0.264064580202103" calcext:value-type="float">
            <text:p>0.264064580202103</text:p>
          </table:table-cell>
          <table:table-cell table:number-columns-repeated="2"/>
        </table:table-row>
        <table:table-row table:style-name="ro1">
          <table:table-cell office:value-type="float" office:value="0.276571244001389" calcext:value-type="float">
            <text:p>0.276571244001389</text:p>
          </table:table-cell>
          <table:table-cell table:number-columns-repeated="2"/>
        </table:table-row>
        <table:table-row table:style-name="ro1">
          <table:table-cell office:value-type="float" office:value="0.263091862201691" calcext:value-type="float">
            <text:p>0.263091862201691</text:p>
          </table:table-cell>
          <table:table-cell table:number-columns-repeated="2"/>
        </table:table-row>
        <table:table-row table:style-name="ro1">
          <table:table-cell office:value-type="float" office:value="0.264701157808304" calcext:value-type="float">
            <text:p>0.264701157808304</text:p>
          </table:table-cell>
          <table:table-cell table:number-columns-repeated="2"/>
        </table:table-row>
        <table:table-row table:style-name="ro1">
          <table:table-cell office:value-type="float" office:value="0.282509595155716" calcext:value-type="float">
            <text:p>0.282509595155716</text:p>
          </table:table-cell>
          <table:table-cell table:number-columns-repeated="2"/>
        </table:table-row>
        <table:table-row table:style-name="ro1">
          <table:table-cell office:value-type="float" office:value="0.290933698415756" calcext:value-type="float">
            <text:p>0.290933698415756</text:p>
          </table:table-cell>
          <table:table-cell table:number-columns-repeated="2"/>
        </table:table-row>
        <table:table-row table:style-name="ro1">
          <table:table-cell office:value-type="float" office:value="0.269636183977127" calcext:value-type="float">
            <text:p>0.269636183977127</text:p>
          </table:table-cell>
          <table:table-cell table:number-columns-repeated="2"/>
        </table:table-row>
        <table:table-row table:style-name="ro1">
          <table:table-cell office:value-type="float" office:value="0.286502420902252" calcext:value-type="float">
            <text:p>0.286502420902252</text:p>
          </table:table-cell>
          <table:table-cell table:number-columns-repeated="2"/>
        </table:table-row>
        <table:table-row table:style-name="ro1">
          <table:table-cell office:value-type="float" office:value="0.272887676954269" calcext:value-type="float">
            <text:p>0.272887676954269</text:p>
          </table:table-cell>
          <table:table-cell table:number-columns-repeated="2"/>
        </table:table-row>
        <table:table-row table:style-name="ro1">
          <table:table-cell office:value-type="float" office:value="0.256438344717026" calcext:value-type="float">
            <text:p>0.256438344717026</text:p>
          </table:table-cell>
          <table:table-cell table:number-columns-repeated="2"/>
        </table:table-row>
        <table:table-row table:style-name="ro1">
          <table:table-cell office:value-type="float" office:value="0.251460134983063" calcext:value-type="float">
            <text:p>0.251460134983063</text:p>
          </table:table-cell>
          <table:table-cell table:number-columns-repeated="2"/>
        </table:table-row>
        <table:table-row table:style-name="ro1">
          <table:table-cell office:value-type="float" office:value="0.250230371952057" calcext:value-type="float">
            <text:p>0.250230371952057</text:p>
          </table:table-cell>
          <table:table-cell table:number-columns-repeated="2"/>
        </table:table-row>
        <table:table-row table:style-name="ro1">
          <table:table-cell office:value-type="float" office:value="0.259582459926605" calcext:value-type="float">
            <text:p>0.259582459926605</text:p>
          </table:table-cell>
          <table:table-cell table:number-columns-repeated="2"/>
        </table:table-row>
        <table:table-row table:style-name="ro1">
          <table:table-cell office:value-type="float" office:value="0.281673759222031" calcext:value-type="float">
            <text:p>0.281673759222031</text:p>
          </table:table-cell>
          <table:table-cell table:number-columns-repeated="2"/>
        </table:table-row>
        <table:table-row table:style-name="ro1">
          <table:table-cell office:value-type="float" office:value="0.297203779220581" calcext:value-type="float">
            <text:p>0.297203779220581</text:p>
          </table:table-cell>
          <table:table-cell table:number-columns-repeated="2"/>
        </table:table-row>
        <table:table-row table:style-name="ro1">
          <table:table-cell office:value-type="float" office:value="0.304007858037949" calcext:value-type="float">
            <text:p>0.304007858037949</text:p>
          </table:table-cell>
          <table:table-cell table:number-columns-repeated="2"/>
        </table:table-row>
        <table:table-row table:style-name="ro1">
          <table:table-cell office:value-type="float" office:value="0.29491451382637" calcext:value-type="float">
            <text:p>0.29491451382637</text:p>
          </table:table-cell>
          <table:table-cell table:number-columns-repeated="2"/>
        </table:table-row>
        <table:table-row table:style-name="ro1">
          <table:table-cell office:value-type="float" office:value="0.305471748113632" calcext:value-type="float">
            <text:p>0.305471748113632</text:p>
          </table:table-cell>
          <table:table-cell table:number-columns-repeated="2"/>
        </table:table-row>
        <table:table-row table:style-name="ro1">
          <table:table-cell office:value-type="float" office:value="0.316187888383865" calcext:value-type="float">
            <text:p>0.316187888383865</text:p>
          </table:table-cell>
          <table:table-cell table:number-columns-repeated="2"/>
        </table:table-row>
        <table:table-row table:style-name="ro1">
          <table:table-cell office:value-type="float" office:value="0.323683112859726" calcext:value-type="float">
            <text:p>0.323683112859726</text:p>
          </table:table-cell>
          <table:table-cell table:number-columns-repeated="2"/>
        </table:table-row>
        <table:table-row table:style-name="ro1">
          <table:table-cell office:value-type="float" office:value="0.322940438985825" calcext:value-type="float">
            <text:p>0.322940438985825</text:p>
          </table:table-cell>
          <table:table-cell table:number-columns-repeated="2"/>
        </table:table-row>
        <table:table-row table:style-name="ro1">
          <table:table-cell office:value-type="float" office:value="0.315782487392426" calcext:value-type="float">
            <text:p>0.315782487392426</text:p>
          </table:table-cell>
          <table:table-cell table:number-columns-repeated="2"/>
        </table:table-row>
        <table:table-row table:style-name="ro1">
          <table:table-cell office:value-type="float" office:value="0.313832968473434" calcext:value-type="float">
            <text:p>0.313832968473434</text:p>
          </table:table-cell>
          <table:table-cell table:number-columns-repeated="2"/>
        </table:table-row>
        <table:table-row table:style-name="ro1">
          <table:table-cell office:value-type="float" office:value="0.360528826713562" calcext:value-type="float">
            <text:p>0.360528826713562</text:p>
          </table:table-cell>
          <table:table-cell table:number-columns-repeated="2"/>
        </table:table-row>
        <table:table-row table:style-name="ro1">
          <table:table-cell office:value-type="float" office:value="0.375381082296371" calcext:value-type="float">
            <text:p>0.375381082296371</text:p>
          </table:table-cell>
          <table:table-cell table:number-columns-repeated="2"/>
        </table:table-row>
        <table:table-row table:style-name="ro1">
          <table:table-cell office:value-type="float" office:value="0.357644259929657" calcext:value-type="float">
            <text:p>0.357644259929657</text:p>
          </table:table-cell>
          <table:table-cell table:number-columns-repeated="2"/>
        </table:table-row>
        <table:table-row table:style-name="ro1">
          <table:table-cell office:value-type="float" office:value="0.33746212720871" calcext:value-type="float">
            <text:p>0.33746212720871</text:p>
          </table:table-cell>
          <table:table-cell table:number-columns-repeated="2"/>
        </table:table-row>
        <table:table-row table:style-name="ro1">
          <table:table-cell office:value-type="float" office:value="0.339896768331528" calcext:value-type="float">
            <text:p>0.339896768331528</text:p>
          </table:table-cell>
          <table:table-cell table:number-columns-repeated="2"/>
        </table:table-row>
        <table:table-row table:style-name="ro1">
          <table:table-cell office:value-type="float" office:value="0.346715867519379" calcext:value-type="float">
            <text:p>0.346715867519379</text:p>
          </table:table-cell>
          <table:table-cell table:number-columns-repeated="2"/>
        </table:table-row>
        <table:table-row table:style-name="ro1">
          <table:table-cell office:value-type="float" office:value="0.346876412630081" calcext:value-type="float">
            <text:p>0.346876412630081</text:p>
          </table:table-cell>
          <table:table-cell table:number-columns-repeated="2"/>
        </table:table-row>
        <table:table-row table:style-name="ro1">
          <table:table-cell office:value-type="float" office:value="0.337056219577789" calcext:value-type="float">
            <text:p>0.337056219577789</text:p>
          </table:table-cell>
          <table:table-cell table:number-columns-repeated="2"/>
        </table:table-row>
        <table:table-row table:style-name="ro1">
          <table:table-cell office:value-type="float" office:value="0.360051512718201" calcext:value-type="float">
            <text:p>0.360051512718201</text:p>
          </table:table-cell>
          <table:table-cell table:number-columns-repeated="2"/>
        </table:table-row>
        <table:table-row table:style-name="ro1">
          <table:table-cell office:value-type="float" office:value="0.344013512134552" calcext:value-type="float">
            <text:p>0.344013512134552</text:p>
          </table:table-cell>
          <table:table-cell table:number-columns-repeated="2"/>
        </table:table-row>
        <table:table-row table:style-name="ro1">
          <table:table-cell office:value-type="float" office:value="0.359395951032639" calcext:value-type="float">
            <text:p>0.359395951032639</text:p>
          </table:table-cell>
          <table:table-cell table:number-columns-repeated="2"/>
        </table:table-row>
        <table:table-row table:style-name="ro1">
          <table:table-cell office:value-type="float" office:value="0.349769055843353" calcext:value-type="float">
            <text:p>0.349769055843353</text:p>
          </table:table-cell>
          <table:table-cell table:number-columns-repeated="2"/>
        </table:table-row>
        <table:table-row table:style-name="ro1">
          <table:table-cell office:value-type="float" office:value="0.36848846077919" calcext:value-type="float">
            <text:p>0.36848846077919</text:p>
          </table:table-cell>
          <table:table-cell table:number-columns-repeated="2"/>
        </table:table-row>
        <table:table-row table:style-name="ro1">
          <table:table-cell office:value-type="float" office:value="0.343830674886703" calcext:value-type="float">
            <text:p>0.343830674886703</text:p>
          </table:table-cell>
          <table:table-cell table:number-columns-repeated="2"/>
        </table:table-row>
        <table:table-row table:style-name="ro1">
          <table:table-cell office:value-type="float" office:value="0.346742361783981" calcext:value-type="float">
            <text:p>0.346742361783981</text:p>
          </table:table-cell>
          <table:table-cell table:number-columns-repeated="2"/>
        </table:table-row>
        <table:table-row table:style-name="ro1">
          <table:table-cell office:value-type="float" office:value="0.323361098766327" calcext:value-type="float">
            <text:p>0.323361098766327</text:p>
          </table:table-cell>
          <table:table-cell table:number-columns-repeated="2"/>
        </table:table-row>
        <table:table-row table:style-name="ro1">
          <table:table-cell office:value-type="float" office:value="0.323080807924271" calcext:value-type="float">
            <text:p>0.323080807924271</text:p>
          </table:table-cell>
          <table:table-cell table:number-columns-repeated="2"/>
        </table:table-row>
        <table:table-row table:style-name="ro1">
          <table:table-cell office:value-type="float" office:value="0.305894523859024" calcext:value-type="float">
            <text:p>0.305894523859024</text:p>
          </table:table-cell>
          <table:table-cell table:number-columns-repeated="2"/>
        </table:table-row>
        <table:table-row table:style-name="ro1">
          <table:table-cell office:value-type="float" office:value="0.315988779067993" calcext:value-type="float">
            <text:p>0.315988779067993</text:p>
          </table:table-cell>
          <table:table-cell table:number-columns-repeated="2"/>
        </table:table-row>
        <table:table-row table:style-name="ro1">
          <table:table-cell office:value-type="float" office:value="0.308125078678131" calcext:value-type="float">
            <text:p>0.308125078678131</text:p>
          </table:table-cell>
          <table:table-cell table:number-columns-repeated="2"/>
        </table:table-row>
        <table:table-row table:style-name="ro1">
          <table:table-cell office:value-type="float" office:value="0.326345890760422" calcext:value-type="float">
            <text:p>0.326345890760422</text:p>
          </table:table-cell>
          <table:table-cell table:number-columns-repeated="2"/>
        </table:table-row>
        <table:table-row table:style-name="ro1">
          <table:table-cell office:value-type="float" office:value="0.280024707317352" calcext:value-type="float">
            <text:p>0.280024707317352</text:p>
          </table:table-cell>
          <table:table-cell table:number-columns-repeated="2"/>
        </table:table-row>
        <table:table-row table:style-name="ro1">
          <table:table-cell office:value-type="float" office:value="0.351794481277466" calcext:value-type="float">
            <text:p>0.351794481277466</text:p>
          </table:table-cell>
          <table:table-cell table:number-columns-repeated="2"/>
        </table:table-row>
        <table:table-row table:style-name="ro1">
          <table:table-cell office:value-type="float" office:value="0.280279397964478" calcext:value-type="float">
            <text:p>0.280279397964478</text:p>
          </table:table-cell>
          <table:table-cell table:number-columns-repeated="2"/>
        </table:table-row>
        <table:table-row table:style-name="ro1">
          <table:table-cell office:value-type="float" office:value="0.33959949016571" calcext:value-type="float">
            <text:p>0.33959949016571</text:p>
          </table:table-cell>
          <table:table-cell table:number-columns-repeated="2"/>
        </table:table-row>
        <table:table-row table:style-name="ro1">
          <table:table-cell office:value-type="float" office:value="0.252979725599289" calcext:value-type="float">
            <text:p>0.252979725599289</text:p>
          </table:table-cell>
          <table:table-cell table:number-columns-repeated="2"/>
        </table:table-row>
        <table:table-row table:style-name="ro1">
          <table:table-cell office:value-type="float" office:value="0.356670379638672" calcext:value-type="float">
            <text:p>0.356670379638672</text:p>
          </table:table-cell>
          <table:table-cell table:number-columns-repeated="2"/>
        </table:table-row>
        <table:table-row table:style-name="ro1">
          <table:table-cell office:value-type="float" office:value="0.318666666746139" calcext:value-type="float">
            <text:p>0.318666666746139</text:p>
          </table:table-cell>
          <table:table-cell table:number-columns-repeated="2"/>
        </table:table-row>
        <table:table-row table:style-name="ro1">
          <table:table-cell office:value-type="float" office:value="0.366700440645218" calcext:value-type="float">
            <text:p>0.366700440645218</text:p>
          </table:table-cell>
          <table:table-cell table:number-columns-repeated="2"/>
        </table:table-row>
        <table:table-row table:style-name="ro1">
          <table:table-cell office:value-type="float" office:value="0.354022711515427" calcext:value-type="float">
            <text:p>0.354022711515427</text:p>
          </table:table-cell>
          <table:table-cell table:number-columns-repeated="2"/>
        </table:table-row>
        <table:table-row table:style-name="ro1">
          <table:table-cell office:value-type="float" office:value="0.405282735824585" calcext:value-type="float">
            <text:p>0.405282735824585</text:p>
          </table:table-cell>
          <table:table-cell table:number-columns-repeated="2"/>
        </table:table-row>
        <table:table-row table:style-name="ro1">
          <table:table-cell office:value-type="float" office:value="0.376806885004044" calcext:value-type="float">
            <text:p>0.376806885004044</text:p>
          </table:table-cell>
          <table:table-cell table:number-columns-repeated="2"/>
        </table:table-row>
        <table:table-row table:style-name="ro1">
          <table:table-cell office:value-type="float" office:value="0.452951669692993" calcext:value-type="float">
            <text:p>0.452951669692993</text:p>
          </table:table-cell>
          <table:table-cell table:number-columns-repeated="2"/>
        </table:table-row>
        <table:table-row table:style-name="ro1">
          <table:table-cell office:value-type="float" office:value="0.425975352525711" calcext:value-type="float">
            <text:p>0.425975352525711</text:p>
          </table:table-cell>
          <table:table-cell table:number-columns-repeated="2"/>
        </table:table-row>
        <table:table-row table:style-name="ro1">
          <table:table-cell office:value-type="float" office:value="0.423985004425049" calcext:value-type="float">
            <text:p>0.423985004425049</text:p>
          </table:table-cell>
          <table:table-cell table:number-columns-repeated="2"/>
        </table:table-row>
        <table:table-row table:style-name="ro1">
          <table:table-cell office:value-type="float" office:value="0.432991355657578" calcext:value-type="float">
            <text:p>0.432991355657578</text:p>
          </table:table-cell>
          <table:table-cell table:number-columns-repeated="2"/>
        </table:table-row>
        <table:table-row table:style-name="ro1">
          <table:table-cell office:value-type="float" office:value="0.480998486280441" calcext:value-type="float">
            <text:p>0.480998486280441</text:p>
          </table:table-cell>
          <table:table-cell table:number-columns-repeated="2"/>
        </table:table-row>
        <table:table-row table:style-name="ro1">
          <table:table-cell office:value-type="float" office:value="0.444657802581787" calcext:value-type="float">
            <text:p>0.444657802581787</text:p>
          </table:table-cell>
          <table:table-cell table:number-columns-repeated="2"/>
        </table:table-row>
        <table:table-row table:style-name="ro1">
          <table:table-cell office:value-type="float" office:value="0.509531855583191" calcext:value-type="float">
            <text:p>0.509531855583191</text:p>
          </table:table-cell>
          <table:table-cell table:number-columns-repeated="2"/>
        </table:table-row>
        <table:table-row table:style-name="ro1">
          <table:table-cell office:value-type="float" office:value="0.501411855220795" calcext:value-type="float">
            <text:p>0.501411855220795</text:p>
          </table:table-cell>
          <table:table-cell table:number-columns-repeated="2"/>
        </table:table-row>
        <table:table-row table:style-name="ro1">
          <table:table-cell office:value-type="float" office:value="0.465910643339157" calcext:value-type="float">
            <text:p>0.465910643339157</text:p>
          </table:table-cell>
          <table:table-cell table:number-columns-repeated="2"/>
        </table:table-row>
        <table:table-row table:style-name="ro1">
          <table:table-cell office:value-type="float" office:value="0.526169955730438" calcext:value-type="float">
            <text:p>0.526169955730438</text:p>
          </table:table-cell>
          <table:table-cell table:number-columns-repeated="2"/>
        </table:table-row>
        <table:table-row table:style-name="ro1">
          <table:table-cell office:value-type="float" office:value="0.518430709838867" calcext:value-type="float">
            <text:p>0.518430709838867</text:p>
          </table:table-cell>
          <table:table-cell table:number-columns-repeated="2"/>
        </table:table-row>
        <table:table-row table:style-name="ro1">
          <table:table-cell office:value-type="float" office:value="0.530196011066437" calcext:value-type="float">
            <text:p>0.530196011066437</text:p>
          </table:table-cell>
          <table:table-cell table:number-columns-repeated="2"/>
        </table:table-row>
        <table:table-row table:style-name="ro1">
          <table:table-cell office:value-type="float" office:value="0.515445649623871" calcext:value-type="float">
            <text:p>0.515445649623871</text:p>
          </table:table-cell>
          <table:table-cell table:number-columns-repeated="2"/>
        </table:table-row>
        <table:table-row table:style-name="ro1">
          <table:table-cell office:value-type="float" office:value="0.492652714252472" calcext:value-type="float">
            <text:p>0.492652714252472</text:p>
          </table:table-cell>
          <table:table-cell table:number-columns-repeated="2"/>
        </table:table-row>
        <table:table-row table:style-name="ro1">
          <table:table-cell office:value-type="float" office:value="0.506378829479218" calcext:value-type="float">
            <text:p>0.506378829479218</text:p>
          </table:table-cell>
          <table:table-cell table:number-columns-repeated="2"/>
        </table:table-row>
        <table:table-row table:style-name="ro1">
          <table:table-cell office:value-type="float" office:value="0.434098660945892" calcext:value-type="float">
            <text:p>0.434098660945892</text:p>
          </table:table-cell>
          <table:table-cell table:number-columns-repeated="2"/>
        </table:table-row>
        <table:table-row table:style-name="ro1">
          <table:table-cell office:value-type="float" office:value="0.423718184232712" calcext:value-type="float">
            <text:p>0.423718184232712</text:p>
          </table:table-cell>
          <table:table-cell table:number-columns-repeated="2"/>
        </table:table-row>
        <table:table-row table:style-name="ro1">
          <table:table-cell office:value-type="float" office:value="0.42238986492157" calcext:value-type="float">
            <text:p>0.42238986492157</text:p>
          </table:table-cell>
          <table:table-cell table:number-columns-repeated="2"/>
        </table:table-row>
        <table:table-row table:style-name="ro1">
          <table:table-cell office:value-type="float" office:value="0.451645851135254" calcext:value-type="float">
            <text:p>0.451645851135254</text:p>
          </table:table-cell>
          <table:table-cell table:number-columns-repeated="2"/>
        </table:table-row>
        <table:table-row table:style-name="ro1">
          <table:table-cell office:value-type="float" office:value="0.403333425521851" calcext:value-type="float">
            <text:p>0.403333425521851</text:p>
          </table:table-cell>
          <table:table-cell table:number-columns-repeated="2"/>
        </table:table-row>
        <table:table-row table:style-name="ro1">
          <table:table-cell office:value-type="float" office:value="0.424714773893356" calcext:value-type="float">
            <text:p>0.424714773893356</text:p>
          </table:table-cell>
          <table:table-cell table:number-columns-repeated="2"/>
        </table:table-row>
        <table:table-row table:style-name="ro1">
          <table:table-cell office:value-type="float" office:value="0.447555541992188" calcext:value-type="float">
            <text:p>0.447555541992188</text:p>
          </table:table-cell>
          <table:table-cell table:number-columns-repeated="2"/>
        </table:table-row>
        <table:table-row table:style-name="ro1">
          <table:table-cell office:value-type="float" office:value="0.494425714015961" calcext:value-type="float">
            <text:p>0.494425714015961</text:p>
          </table:table-cell>
          <table:table-cell table:number-columns-repeated="2"/>
        </table:table-row>
        <table:table-row table:style-name="ro1">
          <table:table-cell office:value-type="float" office:value="0.498708844184876" calcext:value-type="float">
            <text:p>0.498708844184876</text:p>
          </table:table-cell>
          <table:table-cell table:number-columns-repeated="2"/>
        </table:table-row>
        <table:table-row table:style-name="ro1">
          <table:table-cell office:value-type="float" office:value="0.481228739023209" calcext:value-type="float">
            <text:p>0.481228739023209</text:p>
          </table:table-cell>
          <table:table-cell table:number-columns-repeated="2"/>
        </table:table-row>
        <table:table-row table:style-name="ro1">
          <table:table-cell office:value-type="float" office:value="0.357269138097763" calcext:value-type="float">
            <text:p>0.357269138097763</text:p>
          </table:table-cell>
          <table:table-cell table:number-columns-repeated="2"/>
        </table:table-row>
        <table:table-row table:style-name="ro1">
          <table:table-cell office:value-type="float" office:value="0.300370395183563" calcext:value-type="float">
            <text:p>0.300370395183563</text:p>
          </table:table-cell>
          <table:table-cell table:number-columns-repeated="2"/>
        </table:table-row>
        <table:table-row table:style-name="ro1">
          <table:table-cell office:value-type="float" office:value="0.331553965806961" calcext:value-type="float">
            <text:p>0.331553965806961</text:p>
          </table:table-cell>
          <table:table-cell table:number-columns-repeated="2"/>
        </table:table-row>
        <table:table-row table:style-name="ro1">
          <table:table-cell office:value-type="float" office:value="0.291269391775131" calcext:value-type="float">
            <text:p>0.291269391775131</text:p>
          </table:table-cell>
          <table:table-cell table:number-columns-repeated="2"/>
        </table:table-row>
        <table:table-row table:style-name="ro1">
          <table:table-cell office:value-type="float" office:value="0.367510586977005" calcext:value-type="float">
            <text:p>0.367510586977005</text:p>
          </table:table-cell>
          <table:table-cell table:number-columns-repeated="2"/>
        </table:table-row>
        <table:table-row table:style-name="ro1">
          <table:table-cell office:value-type="float" office:value="0.254627734422684" calcext:value-type="float">
            <text:p>0.254627734422684</text:p>
          </table:table-cell>
          <table:table-cell table:number-columns-repeated="2"/>
        </table:table-row>
        <table:table-row table:style-name="ro1">
          <table:table-cell office:value-type="float" office:value="0.323910415172577" calcext:value-type="float">
            <text:p>0.323910415172577</text:p>
          </table:table-cell>
          <table:table-cell table:number-columns-repeated="2"/>
        </table:table-row>
        <table:table-row table:style-name="ro1">
          <table:table-cell office:value-type="float" office:value="0.271111100912094" calcext:value-type="float">
            <text:p>0.271111100912094</text:p>
          </table:table-cell>
          <table:table-cell table:number-columns-repeated="2"/>
        </table:table-row>
        <table:table-row table:style-name="ro1">
          <table:table-cell office:value-type="float" office:value="0.290726810693741" calcext:value-type="float">
            <text:p>0.290726810693741</text:p>
          </table:table-cell>
          <table:table-cell table:number-columns-repeated="2"/>
        </table:table-row>
        <table:table-row table:style-name="ro1">
          <table:table-cell office:value-type="float" office:value="0.258127480745316" calcext:value-type="float">
            <text:p>0.258127480745316</text:p>
          </table:table-cell>
          <table:table-cell table:number-columns-repeated="2"/>
        </table:table-row>
        <table:table-row table:style-name="ro1">
          <table:table-cell office:value-type="float" office:value="0.251633107662201" calcext:value-type="float">
            <text:p>0.251633107662201</text:p>
          </table:table-cell>
          <table:table-cell table:number-columns-repeated="2"/>
        </table:table-row>
        <table:table-row table:style-name="ro1">
          <table:table-cell office:value-type="float" office:value="0.266399443149567" calcext:value-type="float">
            <text:p>0.266399443149567</text:p>
          </table:table-cell>
          <table:table-cell table:number-columns-repeated="2"/>
        </table:table-row>
        <table:table-row table:style-name="ro1">
          <table:table-cell office:value-type="float" office:value="0.252061814069748" calcext:value-type="float">
            <text:p>0.252061814069748</text:p>
          </table:table-cell>
          <table:table-cell table:number-columns-repeated="2"/>
        </table:table-row>
        <table:table-row table:style-name="ro1">
          <table:table-cell office:value-type="float" office:value="0.269867718219757" calcext:value-type="float">
            <text:p>0.269867718219757</text:p>
          </table:table-cell>
          <table:table-cell table:number-columns-repeated="2"/>
        </table:table-row>
        <table:table-row table:style-name="ro1">
          <table:table-cell office:value-type="float" office:value="0.280572146177292" calcext:value-type="float">
            <text:p>0.280572146177292</text:p>
          </table:table-cell>
          <table:table-cell table:number-columns-repeated="2"/>
        </table:table-row>
        <table:table-row table:style-name="ro1">
          <table:table-cell office:value-type="float" office:value="0.283915728330612" calcext:value-type="float">
            <text:p>0.283915728330612</text:p>
          </table:table-cell>
          <table:table-cell table:number-columns-repeated="2"/>
        </table:table-row>
        <table:table-row table:style-name="ro1">
          <table:table-cell office:value-type="float" office:value="0.276075154542923" calcext:value-type="float">
            <text:p>0.276075154542923</text:p>
          </table:table-cell>
          <table:table-cell table:number-columns-repeated="2"/>
        </table:table-row>
        <table:table-row table:style-name="ro1">
          <table:table-cell office:value-type="float" office:value="0.284055322408676" calcext:value-type="float">
            <text:p>0.284055322408676</text:p>
          </table:table-cell>
          <table:table-cell table:number-columns-repeated="2"/>
        </table:table-row>
        <table:table-row table:style-name="ro1">
          <table:table-cell office:value-type="float" office:value="0.270792812108994" calcext:value-type="float">
            <text:p>0.270792812108994</text:p>
          </table:table-cell>
          <table:table-cell table:number-columns-repeated="2"/>
        </table:table-row>
        <table:table-row table:style-name="ro1">
          <table:table-cell office:value-type="float" office:value="0.636593580245972" calcext:value-type="float">
            <text:p>0.636593580245972</text:p>
          </table:table-cell>
          <table:table-cell table:number-columns-repeated="2"/>
        </table:table-row>
        <table:table-row table:style-name="ro1">
          <table:table-cell office:value-type="float" office:value="0.72574120759964" calcext:value-type="float">
            <text:p>0.72574120759964</text:p>
          </table:table-cell>
          <table:table-cell table:number-columns-repeated="2"/>
        </table:table-row>
        <table:table-row table:style-name="ro1">
          <table:table-cell office:value-type="float" office:value="0.726248323917389" calcext:value-type="float">
            <text:p>0.726248323917389</text:p>
          </table:table-cell>
          <table:table-cell table:number-columns-repeated="2"/>
        </table:table-row>
        <table:table-row table:style-name="ro1">
          <table:table-cell office:value-type="float" office:value="0.77850079536438" calcext:value-type="float">
            <text:p>0.77850079536438</text:p>
          </table:table-cell>
          <table:table-cell table:number-columns-repeated="2"/>
        </table:table-row>
        <table:table-row table:style-name="ro1">
          <table:table-cell office:value-type="float" office:value="0.257882386445999" calcext:value-type="float">
            <text:p>0.257882386445999</text:p>
          </table:table-cell>
          <table:table-cell table:number-columns-repeated="2"/>
        </table:table-row>
        <table:table-row table:style-name="ro1">
          <table:table-cell office:value-type="float" office:value="0.782035112380981" calcext:value-type="float">
            <text:p>0.782035112380981</text:p>
          </table:table-cell>
          <table:table-cell table:number-columns-repeated="2"/>
        </table:table-row>
        <table:table-row table:style-name="ro1">
          <table:table-cell office:value-type="float" office:value="0.780472218990326" calcext:value-type="float">
            <text:p>0.780472218990326</text:p>
          </table:table-cell>
          <table:table-cell table:number-columns-repeated="2"/>
        </table:table-row>
        <table:table-row table:style-name="ro1">
          <table:table-cell office:value-type="float" office:value="0.749132812023163" calcext:value-type="float">
            <text:p>0.749132812023163</text:p>
          </table:table-cell>
          <table:table-cell table:number-columns-repeated="2"/>
        </table:table-row>
        <table:table-row table:style-name="ro1">
          <table:table-cell office:value-type="float" office:value="0.453220874071121" calcext:value-type="float">
            <text:p>0.453220874071121</text:p>
          </table:table-cell>
          <table:table-cell table:number-columns-repeated="2"/>
        </table:table-row>
        <table:table-row table:style-name="ro1">
          <table:table-cell office:value-type="float" office:value="0.293112695217133" calcext:value-type="float">
            <text:p>0.293112695217133</text:p>
          </table:table-cell>
          <table:table-cell table:number-columns-repeated="2"/>
        </table:table-row>
        <table:table-row table:style-name="ro1">
          <table:table-cell office:value-type="float" office:value="0.511190950870514" calcext:value-type="float">
            <text:p>0.511190950870514</text:p>
          </table:table-cell>
          <table:table-cell table:number-columns-repeated="2"/>
        </table:table-row>
        <table:table-row table:style-name="ro1">
          <table:table-cell office:value-type="float" office:value="0.459286898374558" calcext:value-type="float">
            <text:p>0.459286898374558</text:p>
          </table:table-cell>
          <table:table-cell table:number-columns-repeated="2"/>
        </table:table-row>
        <table:table-row table:style-name="ro1">
          <table:table-cell office:value-type="float" office:value="0.268200993537903" calcext:value-type="float">
            <text:p>0.268200993537903</text:p>
          </table:table-cell>
          <table:table-cell table:number-columns-repeated="2"/>
        </table:table-row>
        <table:table-row table:style-name="ro1">
          <table:table-cell office:value-type="float" office:value="0.256061106920242" calcext:value-type="float">
            <text:p>0.256061106920242</text:p>
          </table:table-cell>
          <table:table-cell table:number-columns-repeated="2"/>
        </table:table-row>
        <table:table-row table:style-name="ro1">
          <table:table-cell office:value-type="float" office:value="0.260978758335113" calcext:value-type="float">
            <text:p>0.260978758335113</text:p>
          </table:table-cell>
          <table:table-cell table:number-columns-repeated="2"/>
        </table:table-row>
        <table:table-row table:style-name="ro1">
          <table:table-cell office:value-type="float" office:value="0.334982216358185" calcext:value-type="float">
            <text:p>0.334982216358185</text:p>
          </table:table-cell>
          <table:table-cell table:number-columns-repeated="2"/>
        </table:table-row>
        <table:table-row table:style-name="ro1">
          <table:table-cell office:value-type="float" office:value="0.371739059686661" calcext:value-type="float">
            <text:p>0.371739059686661</text:p>
          </table:table-cell>
          <table:table-cell table:number-columns-repeated="2"/>
        </table:table-row>
        <table:table-row table:style-name="ro1">
          <table:table-cell office:value-type="float" office:value="0.36438462138176" calcext:value-type="float">
            <text:p>0.36438462138176</text:p>
          </table:table-cell>
          <table:table-cell table:number-columns-repeated="2"/>
        </table:table-row>
        <table:table-row table:style-name="ro1">
          <table:table-cell office:value-type="float" office:value="0.323537826538086" calcext:value-type="float">
            <text:p>0.323537826538086</text:p>
          </table:table-cell>
          <table:table-cell table:number-columns-repeated="2"/>
        </table:table-row>
        <table:table-row table:style-name="ro1">
          <table:table-cell office:value-type="float" office:value="0.296650618314743" calcext:value-type="float">
            <text:p>0.296650618314743</text:p>
          </table:table-cell>
          <table:table-cell table:number-columns-repeated="2"/>
        </table:table-row>
        <table:table-row table:style-name="ro1">
          <table:table-cell office:value-type="float" office:value="0.310620427131653" calcext:value-type="float">
            <text:p>0.310620427131653</text:p>
          </table:table-cell>
          <table:table-cell table:number-columns-repeated="2"/>
        </table:table-row>
        <table:table-row table:style-name="ro1">
          <table:table-cell office:value-type="float" office:value="0.291355580091476" calcext:value-type="float">
            <text:p>0.291355580091476</text:p>
          </table:table-cell>
          <table:table-cell table:number-columns-repeated="2"/>
        </table:table-row>
        <table:table-row table:style-name="ro1">
          <table:table-cell office:value-type="float" office:value="0.293743699789047" calcext:value-type="float">
            <text:p>0.293743699789047</text:p>
          </table:table-cell>
          <table:table-cell table:number-columns-repeated="2"/>
        </table:table-row>
        <table:table-row table:style-name="ro1">
          <table:table-cell office:value-type="float" office:value="0.285962671041489" calcext:value-type="float">
            <text:p>0.285962671041489</text:p>
          </table:table-cell>
          <table:table-cell table:number-columns-repeated="2"/>
        </table:table-row>
        <table:table-row table:style-name="ro1">
          <table:table-cell office:value-type="float" office:value="0.265694260597229" calcext:value-type="float">
            <text:p>0.265694260597229</text:p>
          </table:table-cell>
          <table:table-cell table:number-columns-repeated="2"/>
        </table:table-row>
        <table:table-row table:style-name="ro1">
          <table:table-cell office:value-type="float" office:value="0.276309877634048" calcext:value-type="float">
            <text:p>0.276309877634048</text:p>
          </table:table-cell>
          <table:table-cell table:number-columns-repeated="2"/>
        </table:table-row>
        <table:table-row table:style-name="ro1">
          <table:table-cell office:value-type="float" office:value="0.27026179432869" calcext:value-type="float">
            <text:p>0.27026179432869</text:p>
          </table:table-cell>
          <table:table-cell table:number-columns-repeated="2"/>
        </table:table-row>
        <table:table-row table:style-name="ro1">
          <table:table-cell office:value-type="float" office:value="0.680695593357086" calcext:value-type="float">
            <text:p>0.680695593357086</text:p>
          </table:table-cell>
          <table:table-cell table:number-columns-repeated="2"/>
        </table:table-row>
        <table:table-row table:style-name="ro1">
          <table:table-cell office:value-type="float" office:value="0.605377316474915" calcext:value-type="float">
            <text:p>0.605377316474915</text:p>
          </table:table-cell>
          <table:table-cell table:number-columns-repeated="2"/>
        </table:table-row>
        <table:table-row table:style-name="ro1">
          <table:table-cell office:value-type="float" office:value="0.605046808719635" calcext:value-type="float">
            <text:p>0.605046808719635</text:p>
          </table:table-cell>
          <table:table-cell table:number-columns-repeated="2"/>
        </table:table-row>
        <table:table-row table:style-name="ro1">
          <table:table-cell office:value-type="float" office:value="0.916944682598114" calcext:value-type="float">
            <text:p>0.916944682598114</text:p>
          </table:table-cell>
          <table:table-cell table:number-columns-repeated="2"/>
        </table:table-row>
        <table:table-row table:style-name="ro1">
          <table:table-cell office:value-type="float" office:value="0.889252722263336" calcext:value-type="float">
            <text:p>0.889252722263336</text:p>
          </table:table-cell>
          <table:table-cell table:number-columns-repeated="2"/>
        </table:table-row>
        <table:table-row table:style-name="ro1">
          <table:table-cell office:value-type="float" office:value="0.879789233207703" calcext:value-type="float">
            <text:p>0.879789233207703</text:p>
          </table:table-cell>
          <table:table-cell table:number-columns-repeated="2"/>
        </table:table-row>
        <table:table-row table:style-name="ro1">
          <table:table-cell office:value-type="float" office:value="0.746595621109009" calcext:value-type="float">
            <text:p>0.746595621109009</text:p>
          </table:table-cell>
          <table:table-cell table:number-columns-repeated="2"/>
        </table:table-row>
        <table:table-row table:style-name="ro1">
          <table:table-cell office:value-type="float" office:value="0.737885296344757" calcext:value-type="float">
            <text:p>0.737885296344757</text:p>
          </table:table-cell>
          <table:table-cell table:number-columns-repeated="2"/>
        </table:table-row>
        <table:table-row table:style-name="ro1">
          <table:table-cell office:value-type="float" office:value="0.945259571075439" calcext:value-type="float">
            <text:p>0.945259571075439</text:p>
          </table:table-cell>
          <table:table-cell table:number-columns-repeated="2"/>
        </table:table-row>
        <table:table-row table:style-name="ro1">
          <table:table-cell office:value-type="float" office:value="0.902150452136993" calcext:value-type="float">
            <text:p>0.902150452136993</text:p>
          </table:table-cell>
          <table:table-cell table:number-columns-repeated="2"/>
        </table:table-row>
        <table:table-row table:style-name="ro1">
          <table:table-cell office:value-type="float" office:value="0.763682901859283" calcext:value-type="float">
            <text:p>0.763682901859283</text:p>
          </table:table-cell>
          <table:table-cell table:number-columns-repeated="2"/>
        </table:table-row>
        <table:table-row table:style-name="ro1">
          <table:table-cell office:value-type="float" office:value="0.911548018455505" calcext:value-type="float">
            <text:p>0.911548018455505</text:p>
          </table:table-cell>
          <table:table-cell table:number-columns-repeated="2"/>
        </table:table-row>
        <table:table-row table:style-name="ro1">
          <table:table-cell office:value-type="float" office:value="0.922512829303741" calcext:value-type="float">
            <text:p>0.922512829303741</text:p>
          </table:table-cell>
          <table:table-cell table:number-columns-repeated="2"/>
        </table:table-row>
        <table:table-row table:style-name="ro1">
          <table:table-cell office:value-type="float" office:value="0.919237077236176" calcext:value-type="float">
            <text:p>0.919237077236176</text:p>
          </table:table-cell>
          <table:table-cell table:number-columns-repeated="2"/>
        </table:table-row>
        <table:table-row table:style-name="ro1">
          <table:table-cell office:value-type="float" office:value="0.910305142402649" calcext:value-type="float">
            <text:p>0.910305142402649</text:p>
          </table:table-cell>
          <table:table-cell table:number-columns-repeated="2"/>
        </table:table-row>
        <table:table-row table:style-name="ro1">
          <table:table-cell office:value-type="float" office:value="0.863674700260162" calcext:value-type="float">
            <text:p>0.863674700260162</text:p>
          </table:table-cell>
          <table:table-cell table:number-columns-repeated="2"/>
        </table:table-row>
        <table:table-row table:style-name="ro1">
          <table:table-cell office:value-type="float" office:value="0.765748083591461" calcext:value-type="float">
            <text:p>0.765748083591461</text:p>
          </table:table-cell>
          <table:table-cell table:number-columns-repeated="2"/>
        </table:table-row>
        <table:table-row table:style-name="ro1">
          <table:table-cell office:value-type="float" office:value="0.642691969871521" calcext:value-type="float">
            <text:p>0.642691969871521</text:p>
          </table:table-cell>
          <table:table-cell table:number-columns-repeated="2"/>
        </table:table-row>
        <table:table-row table:style-name="ro1">
          <table:table-cell office:value-type="float" office:value="0.726782023906708" calcext:value-type="float">
            <text:p>0.726782023906708</text:p>
          </table:table-cell>
          <table:table-cell table:number-columns-repeated="2"/>
        </table:table-row>
        <table:table-row table:style-name="ro1">
          <table:table-cell office:value-type="float" office:value="0.784272432327271" calcext:value-type="float">
            <text:p>0.784272432327271</text:p>
          </table:table-cell>
          <table:table-cell table:number-columns-repeated="2"/>
        </table:table-row>
        <table:table-row table:style-name="ro1">
          <table:table-cell office:value-type="float" office:value="0.395623683929443" calcext:value-type="float">
            <text:p>0.395623683929443</text:p>
          </table:table-cell>
          <table:table-cell table:number-columns-repeated="2"/>
        </table:table-row>
        <table:table-row table:style-name="ro1">
          <table:table-cell office:value-type="float" office:value="0.391873419284821" calcext:value-type="float">
            <text:p>0.391873419284821</text:p>
          </table:table-cell>
          <table:table-cell table:number-columns-repeated="2"/>
        </table:table-row>
        <table:table-row table:style-name="ro1">
          <table:table-cell office:value-type="float" office:value="0.257899910211563" calcext:value-type="float">
            <text:p>0.257899910211563</text:p>
          </table:table-cell>
          <table:table-cell table:number-columns-repeated="2"/>
        </table:table-row>
        <table:table-row table:style-name="ro1">
          <table:table-cell office:value-type="float" office:value="0.261142522096634" calcext:value-type="float">
            <text:p>0.261142522096634</text:p>
          </table:table-cell>
          <table:table-cell table:number-columns-repeated="2"/>
        </table:table-row>
        <table:table-row table:style-name="ro1">
          <table:table-cell office:value-type="float" office:value="0.26299387216568" calcext:value-type="float">
            <text:p>0.26299387216568</text:p>
          </table:table-cell>
          <table:table-cell table:number-columns-repeated="2"/>
        </table:table-row>
        <table:table-row table:style-name="ro1">
          <table:table-cell office:value-type="float" office:value="0.271190732717514" calcext:value-type="float">
            <text:p>0.271190732717514</text:p>
          </table:table-cell>
          <table:table-cell table:number-columns-repeated="2"/>
        </table:table-row>
        <table:table-row table:style-name="ro1">
          <table:table-cell office:value-type="float" office:value="0.272085666656494" calcext:value-type="float">
            <text:p>0.272085666656494</text:p>
          </table:table-cell>
          <table:table-cell table:number-columns-repeated="2"/>
        </table:table-row>
        <table:table-row table:style-name="ro1">
          <table:table-cell office:value-type="float" office:value="0.279104858636856" calcext:value-type="float">
            <text:p>0.279104858636856</text:p>
          </table:table-cell>
          <table:table-cell table:number-columns-repeated="2"/>
        </table:table-row>
        <table:table-row table:style-name="ro1">
          <table:table-cell office:value-type="float" office:value="0.399118840694427" calcext:value-type="float">
            <text:p>0.399118840694427</text:p>
          </table:table-cell>
          <table:table-cell table:number-columns-repeated="2"/>
        </table:table-row>
        <table:table-row table:style-name="ro1">
          <table:table-cell office:value-type="float" office:value="0.267607241868973" calcext:value-type="float">
            <text:p>0.267607241868973</text:p>
          </table:table-cell>
          <table:table-cell table:number-columns-repeated="2"/>
        </table:table-row>
        <table:table-row table:style-name="ro1">
          <table:table-cell office:value-type="float" office:value="0.253341555595398" calcext:value-type="float">
            <text:p>0.253341555595398</text:p>
          </table:table-cell>
          <table:table-cell table:number-columns-repeated="2"/>
        </table:table-row>
        <table:table-row table:style-name="ro1">
          <table:table-cell office:value-type="float" office:value="0.315285831689835" calcext:value-type="float">
            <text:p>0.315285831689835</text:p>
          </table:table-cell>
          <table:table-cell table:number-columns-repeated="2"/>
        </table:table-row>
        <table:table-row table:style-name="ro1">
          <table:table-cell office:value-type="float" office:value="0.349860340356827" calcext:value-type="float">
            <text:p>0.349860340356827</text:p>
          </table:table-cell>
          <table:table-cell table:number-columns-repeated="2"/>
        </table:table-row>
        <table:table-row table:style-name="ro1">
          <table:table-cell office:value-type="float" office:value="0.347104072570801" calcext:value-type="float">
            <text:p>0.347104072570801</text:p>
          </table:table-cell>
          <table:table-cell table:number-columns-repeated="2"/>
        </table:table-row>
        <table:table-row table:style-name="ro1">
          <table:table-cell office:value-type="float" office:value="0.337392359972" calcext:value-type="float">
            <text:p>0.337392359972</text:p>
          </table:table-cell>
          <table:table-cell table:number-columns-repeated="2"/>
        </table:table-row>
        <table:table-row table:style-name="ro1">
          <table:table-cell office:value-type="float" office:value="0.553470492362976" calcext:value-type="float">
            <text:p>0.553470492362976</text:p>
          </table:table-cell>
          <table:table-cell table:number-columns-repeated="2"/>
        </table:table-row>
        <table:table-row table:style-name="ro1">
          <table:table-cell office:value-type="float" office:value="0.805264413356781" calcext:value-type="float">
            <text:p>0.805264413356781</text:p>
          </table:table-cell>
          <table:table-cell table:number-columns-repeated="2"/>
        </table:table-row>
        <table:table-row table:style-name="ro1">
          <table:table-cell office:value-type="float" office:value="0.858724474906921" calcext:value-type="float">
            <text:p>0.858724474906921</text:p>
          </table:table-cell>
          <table:table-cell table:number-columns-repeated="2"/>
        </table:table-row>
        <table:table-row table:style-name="ro1">
          <table:table-cell office:value-type="float" office:value="0.901145696640015" calcext:value-type="float">
            <text:p>0.901145696640015</text:p>
          </table:table-cell>
          <table:table-cell table:number-columns-repeated="2"/>
        </table:table-row>
        <table:table-row table:style-name="ro1">
          <table:table-cell office:value-type="float" office:value="0.847958624362946" calcext:value-type="float">
            <text:p>0.847958624362946</text:p>
          </table:table-cell>
          <table:table-cell table:number-columns-repeated="2"/>
        </table:table-row>
        <table:table-row table:style-name="ro1">
          <table:table-cell office:value-type="float" office:value="0.876567840576172" calcext:value-type="float">
            <text:p>0.876567840576172</text:p>
          </table:table-cell>
          <table:table-cell table:number-columns-repeated="2"/>
        </table:table-row>
        <table:table-row table:style-name="ro1">
          <table:table-cell office:value-type="float" office:value="0.893292605876923" calcext:value-type="float">
            <text:p>0.893292605876923</text:p>
          </table:table-cell>
          <table:table-cell table:number-columns-repeated="2"/>
        </table:table-row>
        <table:table-row table:style-name="ro1">
          <table:table-cell office:value-type="float" office:value="0.914490103721619" calcext:value-type="float">
            <text:p>0.914490103721619</text:p>
          </table:table-cell>
          <table:table-cell table:number-columns-repeated="2"/>
        </table:table-row>
        <table:table-row table:style-name="ro1">
          <table:table-cell office:value-type="float" office:value="0.899269342422485" calcext:value-type="float">
            <text:p>0.899269342422485</text:p>
          </table:table-cell>
          <table:table-cell table:number-columns-repeated="2"/>
        </table:table-row>
        <table:table-row table:style-name="ro1">
          <table:table-cell office:value-type="float" office:value="0.898750424385071" calcext:value-type="float">
            <text:p>0.898750424385071</text:p>
          </table:table-cell>
          <table:table-cell table:number-columns-repeated="2"/>
        </table:table-row>
        <table:table-row table:style-name="ro1">
          <table:table-cell office:value-type="float" office:value="0.897241532802582" calcext:value-type="float">
            <text:p>0.897241532802582</text:p>
          </table:table-cell>
          <table:table-cell table:number-columns-repeated="2"/>
        </table:table-row>
        <table:table-row table:style-name="ro1">
          <table:table-cell office:value-type="float" office:value="0.903248965740204" calcext:value-type="float">
            <text:p>0.903248965740204</text:p>
          </table:table-cell>
          <table:table-cell table:number-columns-repeated="2"/>
        </table:table-row>
        <table:table-row table:style-name="ro1">
          <table:table-cell office:value-type="float" office:value="0.907140254974365" calcext:value-type="float">
            <text:p>0.907140254974365</text:p>
          </table:table-cell>
          <table:table-cell table:number-columns-repeated="2"/>
        </table:table-row>
        <table:table-row table:style-name="ro1">
          <table:table-cell office:value-type="float" office:value="0.876132845878601" calcext:value-type="float">
            <text:p>0.876132845878601</text:p>
          </table:table-cell>
          <table:table-cell table:number-columns-repeated="2"/>
        </table:table-row>
        <table:table-row table:style-name="ro1">
          <table:table-cell office:value-type="float" office:value="0.261502742767334" calcext:value-type="float">
            <text:p>0.261502742767334</text:p>
          </table:table-cell>
          <table:table-cell table:number-columns-repeated="2"/>
        </table:table-row>
        <table:table-row table:style-name="ro1">
          <table:table-cell office:value-type="float" office:value="0.896295428276062" calcext:value-type="float">
            <text:p>0.896295428276062</text:p>
          </table:table-cell>
          <table:table-cell table:number-columns-repeated="2"/>
        </table:table-row>
        <table:table-row table:style-name="ro1">
          <table:table-cell office:value-type="float" office:value="0.315352141857147" calcext:value-type="float">
            <text:p>0.315352141857147</text:p>
          </table:table-cell>
          <table:table-cell table:number-columns-repeated="2"/>
        </table:table-row>
        <table:table-row table:style-name="ro1">
          <table:table-cell office:value-type="float" office:value="0.862853765487671" calcext:value-type="float">
            <text:p>0.862853765487671</text:p>
          </table:table-cell>
          <table:table-cell table:number-columns-repeated="2"/>
        </table:table-row>
        <table:table-row table:style-name="ro1">
          <table:table-cell office:value-type="float" office:value="0.853231608867645" calcext:value-type="float">
            <text:p>0.853231608867645</text:p>
          </table:table-cell>
          <table:table-cell table:number-columns-repeated="2"/>
        </table:table-row>
        <table:table-row table:style-name="ro1">
          <table:table-cell office:value-type="float" office:value="0.838942348957062" calcext:value-type="float">
            <text:p>0.838942348957062</text:p>
          </table:table-cell>
          <table:table-cell table:number-columns-repeated="2"/>
        </table:table-row>
        <table:table-row table:style-name="ro1">
          <table:table-cell office:value-type="float" office:value="0.832789361476898" calcext:value-type="float">
            <text:p>0.832789361476898</text:p>
          </table:table-cell>
          <table:table-cell table:number-columns-repeated="2"/>
        </table:table-row>
        <table:table-row table:style-name="ro1">
          <table:table-cell office:value-type="float" office:value="0.843688905239105" calcext:value-type="float">
            <text:p>0.843688905239105</text:p>
          </table:table-cell>
          <table:table-cell table:number-columns-repeated="2"/>
        </table:table-row>
        <table:table-row table:style-name="ro1">
          <table:table-cell office:value-type="float" office:value="0.825805306434631" calcext:value-type="float">
            <text:p>0.825805306434631</text:p>
          </table:table-cell>
          <table:table-cell table:number-columns-repeated="2"/>
        </table:table-row>
        <table:table-row table:style-name="ro1">
          <table:table-cell office:value-type="float" office:value="0.260121077299118" calcext:value-type="float">
            <text:p>0.260121077299118</text:p>
          </table:table-cell>
          <table:table-cell table:number-columns-repeated="2"/>
        </table:table-row>
        <table:table-row table:style-name="ro1">
          <table:table-cell office:value-type="float" office:value="0.839724123477936" calcext:value-type="float">
            <text:p>0.839724123477936</text:p>
          </table:table-cell>
          <table:table-cell table:number-columns-repeated="2"/>
        </table:table-row>
        <table:table-row table:style-name="ro1">
          <table:table-cell office:value-type="float" office:value="0.26665472984314" calcext:value-type="float">
            <text:p>0.26665472984314</text:p>
          </table:table-cell>
          <table:table-cell table:number-columns-repeated="2"/>
        </table:table-row>
        <table:table-row table:style-name="ro1">
          <table:table-cell office:value-type="float" office:value="0.840311229228973" calcext:value-type="float">
            <text:p>0.840311229228973</text:p>
          </table:table-cell>
          <table:table-cell table:number-columns-repeated="2"/>
        </table:table-row>
        <table:table-row table:style-name="ro1">
          <table:table-cell office:value-type="float" office:value="0.846885859966278" calcext:value-type="float">
            <text:p>0.846885859966278</text:p>
          </table:table-cell>
          <table:table-cell table:number-columns-repeated="2"/>
        </table:table-row>
        <table:table-row table:style-name="ro1">
          <table:table-cell office:value-type="float" office:value="0.836023509502411" calcext:value-type="float">
            <text:p>0.836023509502411</text:p>
          </table:table-cell>
          <table:table-cell table:number-columns-repeated="2"/>
        </table:table-row>
        <table:table-row table:style-name="ro1">
          <table:table-cell office:value-type="float" office:value="0.857888042926788" calcext:value-type="float">
            <text:p>0.857888042926788</text:p>
          </table:table-cell>
          <table:table-cell table:number-columns-repeated="2"/>
        </table:table-row>
        <table:table-row table:style-name="ro1">
          <table:table-cell office:value-type="float" office:value="0.874702036380768" calcext:value-type="float">
            <text:p>0.874702036380768</text:p>
          </table:table-cell>
          <table:table-cell table:number-columns-repeated="2"/>
        </table:table-row>
        <table:table-row table:style-name="ro1">
          <table:table-cell office:value-type="float" office:value="0.877385377883911" calcext:value-type="float">
            <text:p>0.877385377883911</text:p>
          </table:table-cell>
          <table:table-cell table:number-columns-repeated="2"/>
        </table:table-row>
        <table:table-row table:style-name="ro1">
          <table:table-cell office:value-type="float" office:value="0.867567598819733" calcext:value-type="float">
            <text:p>0.867567598819733</text:p>
          </table:table-cell>
          <table:table-cell table:number-columns-repeated="2"/>
        </table:table-row>
        <table:table-row table:style-name="ro1">
          <table:table-cell office:value-type="float" office:value="0.872616350650787" calcext:value-type="float">
            <text:p>0.872616350650787</text:p>
          </table:table-cell>
          <table:table-cell table:number-columns-repeated="2"/>
        </table:table-row>
        <table:table-row table:style-name="ro1">
          <table:table-cell office:value-type="float" office:value="0.889167547225952" calcext:value-type="float">
            <text:p>0.889167547225952</text:p>
          </table:table-cell>
          <table:table-cell table:number-columns-repeated="2"/>
        </table:table-row>
        <table:table-row table:style-name="ro1">
          <table:table-cell office:value-type="float" office:value="0.898605525493622" calcext:value-type="float">
            <text:p>0.898605525493622</text:p>
          </table:table-cell>
          <table:table-cell table:number-columns-repeated="2"/>
        </table:table-row>
        <table:table-row table:style-name="ro1">
          <table:table-cell office:value-type="float" office:value="0.898027718067169" calcext:value-type="float">
            <text:p>0.898027718067169</text:p>
          </table:table-cell>
          <table:table-cell table:number-columns-repeated="2"/>
        </table:table-row>
        <table:table-row table:style-name="ro1">
          <table:table-cell office:value-type="float" office:value="0.2563536465168" calcext:value-type="float">
            <text:p>0.2563536465168</text:p>
          </table:table-cell>
          <table:table-cell table:number-columns-repeated="2"/>
        </table:table-row>
        <table:table-row table:style-name="ro1">
          <table:table-cell office:value-type="float" office:value="0.907395243644714" calcext:value-type="float">
            <text:p>0.907395243644714</text:p>
          </table:table-cell>
          <table:table-cell table:number-columns-repeated="2"/>
        </table:table-row>
        <table:table-row table:style-name="ro1">
          <table:table-cell office:value-type="float" office:value="0.258044362068176" calcext:value-type="float">
            <text:p>0.258044362068176</text:p>
          </table:table-cell>
          <table:table-cell table:number-columns-repeated="2"/>
        </table:table-row>
        <table:table-row table:style-name="ro1">
          <table:table-cell office:value-type="float" office:value="0.907952070236206" calcext:value-type="float">
            <text:p>0.907952070236206</text:p>
          </table:table-cell>
          <table:table-cell table:number-columns-repeated="2"/>
        </table:table-row>
        <table:table-row table:style-name="ro1">
          <table:table-cell office:value-type="float" office:value="0.271171629428863" calcext:value-type="float">
            <text:p>0.271171629428863</text:p>
          </table:table-cell>
          <table:table-cell table:number-columns-repeated="2"/>
        </table:table-row>
        <table:table-row table:style-name="ro1">
          <table:table-cell office:value-type="float" office:value="0.915060698986053" calcext:value-type="float">
            <text:p>0.915060698986053</text:p>
          </table:table-cell>
          <table:table-cell table:number-columns-repeated="2"/>
        </table:table-row>
        <table:table-row table:style-name="ro1">
          <table:table-cell office:value-type="float" office:value="0.917627155780792" calcext:value-type="float">
            <text:p>0.917627155780792</text:p>
          </table:table-cell>
          <table:table-cell table:number-columns-repeated="2"/>
        </table:table-row>
        <table:table-row table:style-name="ro1">
          <table:table-cell office:value-type="float" office:value="0.906700551509857" calcext:value-type="float">
            <text:p>0.906700551509857</text:p>
          </table:table-cell>
          <table:table-cell table:number-columns-repeated="2"/>
        </table:table-row>
        <table:table-row table:style-name="ro1">
          <table:table-cell office:value-type="float" office:value="0.256651997566223" calcext:value-type="float">
            <text:p>0.256651997566223</text:p>
          </table:table-cell>
          <table:table-cell table:number-columns-repeated="2"/>
        </table:table-row>
        <table:table-row table:style-name="ro1">
          <table:table-cell office:value-type="float" office:value="0.914923787117004" calcext:value-type="float">
            <text:p>0.914923787117004</text:p>
          </table:table-cell>
          <table:table-cell table:number-columns-repeated="2"/>
        </table:table-row>
        <table:table-row table:style-name="ro1">
          <table:table-cell office:value-type="float" office:value="0.258877813816071" calcext:value-type="float">
            <text:p>0.258877813816071</text:p>
          </table:table-cell>
          <table:table-cell table:number-columns-repeated="2"/>
        </table:table-row>
        <table:table-row table:style-name="ro1">
          <table:table-cell office:value-type="float" office:value="0.897615611553192" calcext:value-type="float">
            <text:p>0.897615611553192</text:p>
          </table:table-cell>
          <table:table-cell table:number-columns-repeated="2"/>
        </table:table-row>
        <table:table-row table:style-name="ro1">
          <table:table-cell office:value-type="float" office:value="0.263945668935776" calcext:value-type="float">
            <text:p>0.263945668935776</text:p>
          </table:table-cell>
          <table:table-cell table:number-columns-repeated="2"/>
        </table:table-row>
        <table:table-row table:style-name="ro1">
          <table:table-cell office:value-type="float" office:value="0.905975222587585" calcext:value-type="float">
            <text:p>0.905975222587585</text:p>
          </table:table-cell>
          <table:table-cell table:number-columns-repeated="2"/>
        </table:table-row>
        <table:table-row table:style-name="ro1">
          <table:table-cell office:value-type="float" office:value="0.265578389167786" calcext:value-type="float">
            <text:p>0.265578389167786</text:p>
          </table:table-cell>
          <table:table-cell table:number-columns-repeated="2"/>
        </table:table-row>
        <table:table-row table:style-name="ro1">
          <table:table-cell office:value-type="float" office:value="0.910389244556427" calcext:value-type="float">
            <text:p>0.910389244556427</text:p>
          </table:table-cell>
          <table:table-cell table:number-columns-repeated="2"/>
        </table:table-row>
        <table:table-row table:style-name="ro1">
          <table:table-cell office:value-type="float" office:value="0.271414220333099" calcext:value-type="float">
            <text:p>0.271414220333099</text:p>
          </table:table-cell>
          <table:table-cell table:number-columns-repeated="2"/>
        </table:table-row>
        <table:table-row table:style-name="ro1">
          <table:table-cell office:value-type="float" office:value="0.918084919452667" calcext:value-type="float">
            <text:p>0.918084919452667</text:p>
          </table:table-cell>
          <table:table-cell table:number-columns-repeated="2"/>
        </table:table-row>
        <table:table-row table:style-name="ro1">
          <table:table-cell office:value-type="float" office:value="0.266383707523346" calcext:value-type="float">
            <text:p>0.266383707523346</text:p>
          </table:table-cell>
          <table:table-cell table:number-columns-repeated="2"/>
        </table:table-row>
        <table:table-row table:style-name="ro1">
          <table:table-cell office:value-type="float" office:value="0.892564117908478" calcext:value-type="float">
            <text:p>0.892564117908478</text:p>
          </table:table-cell>
          <table:table-cell table:number-columns-repeated="2"/>
        </table:table-row>
        <table:table-row table:style-name="ro1">
          <table:table-cell office:value-type="float" office:value="0.266322940587997" calcext:value-type="float">
            <text:p>0.266322940587997</text:p>
          </table:table-cell>
          <table:table-cell table:number-columns-repeated="2"/>
        </table:table-row>
        <table:table-row table:style-name="ro1">
          <table:table-cell office:value-type="float" office:value="0.890306770801544" calcext:value-type="float">
            <text:p>0.890306770801544</text:p>
          </table:table-cell>
          <table:table-cell table:number-columns-repeated="2"/>
        </table:table-row>
        <table:table-row table:style-name="ro1">
          <table:table-cell office:value-type="float" office:value="0.26785397529602" calcext:value-type="float">
            <text:p>0.26785397529602</text:p>
          </table:table-cell>
          <table:table-cell table:number-columns-repeated="2"/>
        </table:table-row>
        <table:table-row table:style-name="ro1">
          <table:table-cell office:value-type="float" office:value="0.882125794887543" calcext:value-type="float">
            <text:p>0.882125794887543</text:p>
          </table:table-cell>
          <table:table-cell table:number-columns-repeated="2"/>
        </table:table-row>
        <table:table-row table:style-name="ro1">
          <table:table-cell office:value-type="float" office:value="0.267421871423721" calcext:value-type="float">
            <text:p>0.267421871423721</text:p>
          </table:table-cell>
          <table:table-cell table:number-columns-repeated="2"/>
        </table:table-row>
        <table:table-row table:style-name="ro1">
          <table:table-cell office:value-type="float" office:value="0.869687139987946" calcext:value-type="float">
            <text:p>0.869687139987946</text:p>
          </table:table-cell>
          <table:table-cell table:number-columns-repeated="2"/>
        </table:table-row>
        <table:table-row table:style-name="ro1">
          <table:table-cell office:value-type="float" office:value="0.266816824674606" calcext:value-type="float">
            <text:p>0.266816824674606</text:p>
          </table:table-cell>
          <table:table-cell table:number-columns-repeated="2"/>
        </table:table-row>
        <table:table-row table:style-name="ro1">
          <table:table-cell office:value-type="float" office:value="0.870060503482819" calcext:value-type="float">
            <text:p>0.870060503482819</text:p>
          </table:table-cell>
          <table:table-cell table:number-columns-repeated="2"/>
        </table:table-row>
        <table:table-row table:style-name="ro1">
          <table:table-cell office:value-type="float" office:value="0.266500115394592" calcext:value-type="float">
            <text:p>0.266500115394592</text:p>
          </table:table-cell>
          <table:table-cell table:number-columns-repeated="2"/>
        </table:table-row>
        <table:table-row table:style-name="ro1">
          <table:table-cell office:value-type="float" office:value="0.872496902942658" calcext:value-type="float">
            <text:p>0.872496902942658</text:p>
          </table:table-cell>
          <table:table-cell table:number-columns-repeated="2"/>
        </table:table-row>
        <table:table-row table:style-name="ro1">
          <table:table-cell office:value-type="float" office:value="0.270925343036652" calcext:value-type="float">
            <text:p>0.270925343036652</text:p>
          </table:table-cell>
          <table:table-cell table:number-columns-repeated="2"/>
        </table:table-row>
        <table:table-row table:style-name="ro1">
          <table:table-cell office:value-type="float" office:value="0.849248826503754" calcext:value-type="float">
            <text:p>0.849248826503754</text:p>
          </table:table-cell>
          <table:table-cell table:number-columns-repeated="2"/>
        </table:table-row>
        <table:table-row table:style-name="ro1">
          <table:table-cell office:value-type="float" office:value="0.266940385103226" calcext:value-type="float">
            <text:p>0.266940385103226</text:p>
          </table:table-cell>
          <table:table-cell table:number-columns-repeated="2"/>
        </table:table-row>
        <table:table-row table:style-name="ro1">
          <table:table-cell office:value-type="float" office:value="0.871837437152862" calcext:value-type="float">
            <text:p>0.871837437152862</text:p>
          </table:table-cell>
          <table:table-cell table:number-columns-repeated="2"/>
        </table:table-row>
        <table:table-row table:style-name="ro1">
          <table:table-cell office:value-type="float" office:value="0.263652503490448" calcext:value-type="float">
            <text:p>0.263652503490448</text:p>
          </table:table-cell>
          <table:table-cell table:number-columns-repeated="2"/>
        </table:table-row>
        <table:table-row table:style-name="ro1">
          <table:table-cell office:value-type="float" office:value="0.896905779838562" calcext:value-type="float">
            <text:p>0.896905779838562</text:p>
          </table:table-cell>
          <table:table-cell table:number-columns-repeated="2"/>
        </table:table-row>
        <table:table-row table:style-name="ro1">
          <table:table-cell office:value-type="float" office:value="0.265229612588882" calcext:value-type="float">
            <text:p>0.265229612588882</text:p>
          </table:table-cell>
          <table:table-cell table:number-columns-repeated="2"/>
        </table:table-row>
        <table:table-row table:style-name="ro1">
          <table:table-cell office:value-type="float" office:value="0.887858748435974" calcext:value-type="float">
            <text:p>0.887858748435974</text:p>
          </table:table-cell>
          <table:table-cell table:number-columns-repeated="2"/>
        </table:table-row>
        <table:table-row table:style-name="ro1">
          <table:table-cell office:value-type="float" office:value="0.26798403263092" calcext:value-type="float">
            <text:p>0.26798403263092</text:p>
          </table:table-cell>
          <table:table-cell table:number-columns-repeated="2"/>
        </table:table-row>
        <table:table-row table:style-name="ro1">
          <table:table-cell office:value-type="float" office:value="0.889673113822937" calcext:value-type="float">
            <text:p>0.889673113822937</text:p>
          </table:table-cell>
          <table:table-cell table:number-columns-repeated="2"/>
        </table:table-row>
        <table:table-row table:style-name="ro1">
          <table:table-cell office:value-type="float" office:value="0.26670914888382" calcext:value-type="float">
            <text:p>0.26670914888382</text:p>
          </table:table-cell>
          <table:table-cell table:number-columns-repeated="2"/>
        </table:table-row>
        <table:table-row table:style-name="ro1">
          <table:table-cell office:value-type="float" office:value="0.917943000793457" calcext:value-type="float">
            <text:p>0.917943000793457</text:p>
          </table:table-cell>
          <table:table-cell table:number-columns-repeated="2"/>
        </table:table-row>
        <table:table-row table:style-name="ro1">
          <table:table-cell office:value-type="float" office:value="0.265742421150208" calcext:value-type="float">
            <text:p>0.265742421150208</text:p>
          </table:table-cell>
          <table:table-cell table:number-columns-repeated="2"/>
        </table:table-row>
        <table:table-row table:style-name="ro1">
          <table:table-cell office:value-type="float" office:value="0.918833374977112" calcext:value-type="float">
            <text:p>0.918833374977112</text:p>
          </table:table-cell>
          <table:table-cell table:number-columns-repeated="2"/>
        </table:table-row>
        <table:table-row table:style-name="ro1">
          <table:table-cell office:value-type="float" office:value="0.266354203224182" calcext:value-type="float">
            <text:p>0.266354203224182</text:p>
          </table:table-cell>
          <table:table-cell table:number-columns-repeated="2"/>
        </table:table-row>
        <table:table-row table:style-name="ro1">
          <table:table-cell office:value-type="float" office:value="0.904819130897522" calcext:value-type="float">
            <text:p>0.904819130897522</text:p>
          </table:table-cell>
          <table:table-cell table:number-columns-repeated="2"/>
        </table:table-row>
        <table:table-row table:style-name="ro1">
          <table:table-cell office:value-type="float" office:value="0.265116810798645" calcext:value-type="float">
            <text:p>0.265116810798645</text:p>
          </table:table-cell>
          <table:table-cell table:number-columns-repeated="2"/>
        </table:table-row>
        <table:table-row table:style-name="ro1">
          <table:table-cell office:value-type="float" office:value="0.880609035491943" calcext:value-type="float">
            <text:p>0.880609035491943</text:p>
          </table:table-cell>
          <table:table-cell table:number-columns-repeated="2"/>
        </table:table-row>
        <table:table-row table:style-name="ro1">
          <table:table-cell office:value-type="float" office:value="0.267597317695618" calcext:value-type="float">
            <text:p>0.267597317695618</text:p>
          </table:table-cell>
          <table:table-cell table:number-columns-repeated="2"/>
        </table:table-row>
        <table:table-row table:style-name="ro1">
          <table:table-cell office:value-type="float" office:value="0.568261325359345" calcext:value-type="float">
            <text:p>0.568261325359345</text:p>
          </table:table-cell>
          <table:table-cell table:number-columns-repeated="2"/>
        </table:table-row>
        <table:table-row table:style-name="ro1">
          <table:table-cell office:value-type="float" office:value="0.269944489002228" calcext:value-type="float">
            <text:p>0.269944489002228</text:p>
          </table:table-cell>
          <table:table-cell table:number-columns-repeated="2"/>
        </table:table-row>
        <table:table-row table:style-name="ro1">
          <table:table-cell office:value-type="float" office:value="0.606371581554413" calcext:value-type="float">
            <text:p>0.606371581554413</text:p>
          </table:table-cell>
          <table:table-cell table:number-columns-repeated="2"/>
        </table:table-row>
        <table:table-row table:style-name="ro1">
          <table:table-cell office:value-type="float" office:value="0.270058691501617" calcext:value-type="float">
            <text:p>0.270058691501617</text:p>
          </table:table-cell>
          <table:table-cell table:number-columns-repeated="2"/>
        </table:table-row>
        <table:table-row table:style-name="ro1">
          <table:table-cell office:value-type="float" office:value="0.695377707481384" calcext:value-type="float">
            <text:p>0.695377707481384</text:p>
          </table:table-cell>
          <table:table-cell table:number-columns-repeated="2"/>
        </table:table-row>
        <table:table-row table:style-name="ro1">
          <table:table-cell office:value-type="float" office:value="0.700559318065643" calcext:value-type="float">
            <text:p>0.700559318065643</text:p>
          </table:table-cell>
          <table:table-cell table:number-columns-repeated="2"/>
        </table:table-row>
        <table:table-row table:style-name="ro1">
          <table:table-cell office:value-type="float" office:value="0.852204501628876" calcext:value-type="float">
            <text:p>0.852204501628876</text:p>
          </table:table-cell>
          <table:table-cell table:number-columns-repeated="2"/>
        </table:table-row>
        <table:table-row table:style-name="ro1">
          <table:table-cell office:value-type="float" office:value="0.902818977832794" calcext:value-type="float">
            <text:p>0.902818977832794</text:p>
          </table:table-cell>
          <table:table-cell table:number-columns-repeated="2"/>
        </table:table-row>
        <table:table-row table:style-name="ro1">
          <table:table-cell office:value-type="float" office:value="0.896435260772705" calcext:value-type="float">
            <text:p>0.896435260772705</text:p>
          </table:table-cell>
          <table:table-cell table:number-columns-repeated="2"/>
        </table:table-row>
        <table:table-row table:style-name="ro1">
          <table:table-cell office:value-type="float" office:value="0.894378483295441" calcext:value-type="float">
            <text:p>0.894378483295441</text:p>
          </table:table-cell>
          <table:table-cell table:number-columns-repeated="2"/>
        </table:table-row>
        <table:table-row table:style-name="ro1">
          <table:table-cell office:value-type="float" office:value="0.909632802009582" calcext:value-type="float">
            <text:p>0.909632802009582</text:p>
          </table:table-cell>
          <table:table-cell table:number-columns-repeated="2"/>
        </table:table-row>
        <table:table-row table:style-name="ro1">
          <table:table-cell office:value-type="float" office:value="0.905069410800934" calcext:value-type="float">
            <text:p>0.905069410800934</text:p>
          </table:table-cell>
          <table:table-cell table:number-columns-repeated="2"/>
        </table:table-row>
        <table:table-row table:style-name="ro1">
          <table:table-cell office:value-type="float" office:value="0.893751263618469" calcext:value-type="float">
            <text:p>0.893751263618469</text:p>
          </table:table-cell>
          <table:table-cell table:number-columns-repeated="2"/>
        </table:table-row>
        <table:table-row table:style-name="ro1">
          <table:table-cell office:value-type="float" office:value="0.886985301971435" calcext:value-type="float">
            <text:p>0.886985301971435</text:p>
          </table:table-cell>
          <table:table-cell table:number-columns-repeated="2"/>
        </table:table-row>
        <table:table-row table:style-name="ro1">
          <table:table-cell office:value-type="float" office:value="0.274491608142853" calcext:value-type="float">
            <text:p>0.274491608142853</text:p>
          </table:table-cell>
          <table:table-cell table:number-columns-repeated="2"/>
        </table:table-row>
        <table:table-row table:style-name="ro1">
          <table:table-cell office:value-type="float" office:value="0.840718030929565" calcext:value-type="float">
            <text:p>0.840718030929565</text:p>
          </table:table-cell>
          <table:table-cell table:number-columns-repeated="2"/>
        </table:table-row>
        <table:table-row table:style-name="ro1">
          <table:table-cell office:value-type="float" office:value="0.274735480546951" calcext:value-type="float">
            <text:p>0.274735480546951</text:p>
          </table:table-cell>
          <table:table-cell table:number-columns-repeated="2"/>
        </table:table-row>
        <table:table-row table:style-name="ro1">
          <table:table-cell office:value-type="float" office:value="0.840744197368622" calcext:value-type="float">
            <text:p>0.840744197368622</text:p>
          </table:table-cell>
          <table:table-cell table:number-columns-repeated="2"/>
        </table:table-row>
        <table:table-row table:style-name="ro1">
          <table:table-cell office:value-type="float" office:value="0.277922570705414" calcext:value-type="float">
            <text:p>0.277922570705414</text:p>
          </table:table-cell>
          <table:table-cell table:number-columns-repeated="2"/>
        </table:table-row>
        <table:table-row table:style-name="ro1">
          <table:table-cell office:value-type="float" office:value="0.829049468040466" calcext:value-type="float">
            <text:p>0.829049468040466</text:p>
          </table:table-cell>
          <table:table-cell table:number-columns-repeated="2"/>
        </table:table-row>
        <table:table-row table:style-name="ro1">
          <table:table-cell office:value-type="float" office:value="0.72076278924942" calcext:value-type="float">
            <text:p>0.72076278924942</text:p>
          </table:table-cell>
          <table:table-cell table:number-columns-repeated="2"/>
        </table:table-row>
        <table:table-row table:style-name="ro1">
          <table:table-cell office:value-type="float" office:value="0.25155183672905" calcext:value-type="float">
            <text:p>0.25155183672905</text:p>
          </table:table-cell>
          <table:table-cell table:number-columns-repeated="2"/>
        </table:table-row>
        <table:table-row table:style-name="ro1">
          <table:table-cell office:value-type="float" office:value="0.505889713764191" calcext:value-type="float">
            <text:p>0.505889713764191</text:p>
          </table:table-cell>
          <table:table-cell table:number-columns-repeated="2"/>
        </table:table-row>
        <table:table-row table:style-name="ro1">
          <table:table-cell office:value-type="float" office:value="0.251169353723526" calcext:value-type="float">
            <text:p>0.251169353723526</text:p>
          </table:table-cell>
          <table:table-cell table:number-columns-repeated="2"/>
        </table:table-row>
        <table:table-row table:style-name="ro1">
          <table:table-cell office:value-type="float" office:value="0.391773164272308" calcext:value-type="float">
            <text:p>0.391773164272308</text:p>
          </table:table-cell>
          <table:table-cell table:number-columns-repeated="2"/>
        </table:table-row>
        <table:table-row table:style-name="ro1">
          <table:table-cell office:value-type="float" office:value="0.329091101884842" calcext:value-type="float">
            <text:p>0.329091101884842</text:p>
          </table:table-cell>
          <table:table-cell table:number-columns-repeated="2"/>
        </table:table-row>
        <table:table-row table:style-name="ro1">
          <table:table-cell office:value-type="float" office:value="0.282577872276306" calcext:value-type="float">
            <text:p>0.282577872276306</text:p>
          </table:table-cell>
          <table:table-cell table:number-columns-repeated="2"/>
        </table:table-row>
        <table:table-row table:style-name="ro1">
          <table:table-cell office:value-type="float" office:value="0.313204884529114" calcext:value-type="float">
            <text:p>0.313204884529114</text:p>
          </table:table-cell>
          <table:table-cell table:number-columns-repeated="2"/>
        </table:table-row>
        <table:table-row table:style-name="ro1">
          <table:table-cell office:value-type="float" office:value="0.251619279384613" calcext:value-type="float">
            <text:p>0.251619279384613</text:p>
          </table:table-cell>
          <table:table-cell table:number-columns-repeated="2"/>
        </table:table-row>
        <table:table-row table:style-name="ro1">
          <table:table-cell office:value-type="float" office:value="0.316055655479431" calcext:value-type="float">
            <text:p>0.316055655479431</text:p>
          </table:table-cell>
          <table:table-cell table:number-columns-repeated="2"/>
        </table:table-row>
        <table:table-row table:style-name="ro1">
          <table:table-cell office:value-type="float" office:value="0.341563671827316" calcext:value-type="float">
            <text:p>0.341563671827316</text:p>
          </table:table-cell>
          <table:table-cell table:number-columns-repeated="2"/>
        </table:table-row>
        <table:table-row table:style-name="ro1">
          <table:table-cell office:value-type="float" office:value="0.388323158025742" calcext:value-type="float">
            <text:p>0.388323158025742</text:p>
          </table:table-cell>
          <table:table-cell table:number-columns-repeated="2"/>
        </table:table-row>
        <table:table-row table:style-name="ro1">
          <table:table-cell office:value-type="float" office:value="0.315395176410675" calcext:value-type="float">
            <text:p>0.315395176410675</text:p>
          </table:table-cell>
          <table:table-cell table:number-columns-repeated="2"/>
        </table:table-row>
        <table:table-row table:style-name="ro1">
          <table:table-cell office:value-type="float" office:value="0.343120574951172" calcext:value-type="float">
            <text:p>0.343120574951172</text:p>
          </table:table-cell>
          <table:table-cell table:number-columns-repeated="2"/>
        </table:table-row>
        <table:table-row table:style-name="ro1">
          <table:table-cell office:value-type="float" office:value="0.33352792263031" calcext:value-type="float">
            <text:p>0.33352792263031</text:p>
          </table:table-cell>
          <table:table-cell table:number-columns-repeated="2"/>
        </table:table-row>
        <table:table-row table:style-name="ro1">
          <table:table-cell office:value-type="float" office:value="0.254909515380859" calcext:value-type="float">
            <text:p>0.254909515380859</text:p>
          </table:table-cell>
          <table:table-cell table:number-columns-repeated="2"/>
        </table:table-row>
        <table:table-row table:style-name="ro1">
          <table:table-cell office:value-type="float" office:value="0.337289094924927" calcext:value-type="float">
            <text:p>0.337289094924927</text:p>
          </table:table-cell>
          <table:table-cell table:number-columns-repeated="2"/>
        </table:table-row>
        <table:table-row table:style-name="ro1">
          <table:table-cell office:value-type="float" office:value="0.260269463062286" calcext:value-type="float">
            <text:p>0.260269463062286</text:p>
          </table:table-cell>
          <table:table-cell table:number-columns-repeated="2"/>
        </table:table-row>
        <table:table-row table:style-name="ro1">
          <table:table-cell office:value-type="float" office:value="0.363497376441956" calcext:value-type="float">
            <text:p>0.363497376441956</text:p>
          </table:table-cell>
          <table:table-cell table:number-columns-repeated="2"/>
        </table:table-row>
        <table:table-row table:style-name="ro1">
          <table:table-cell office:value-type="float" office:value="0.258409798145294" calcext:value-type="float">
            <text:p>0.258409798145294</text:p>
          </table:table-cell>
          <table:table-cell table:number-columns-repeated="2"/>
        </table:table-row>
        <table:table-row table:style-name="ro1">
          <table:table-cell office:value-type="float" office:value="0.437560498714447" calcext:value-type="float">
            <text:p>0.437560498714447</text:p>
          </table:table-cell>
          <table:table-cell table:number-columns-repeated="2"/>
        </table:table-row>
        <table:table-row table:style-name="ro1">
          <table:table-cell office:value-type="float" office:value="0.375611394643784" calcext:value-type="float">
            <text:p>0.375611394643784</text:p>
          </table:table-cell>
          <table:table-cell table:number-columns-repeated="2"/>
        </table:table-row>
        <table:table-row table:style-name="ro1">
          <table:table-cell office:value-type="float" office:value="0.259405523538589" calcext:value-type="float">
            <text:p>0.259405523538589</text:p>
          </table:table-cell>
          <table:table-cell table:number-columns-repeated="2"/>
        </table:table-row>
        <table:table-row table:style-name="ro1">
          <table:table-cell office:value-type="float" office:value="0.448118478059769" calcext:value-type="float">
            <text:p>0.448118478059769</text:p>
          </table:table-cell>
          <table:table-cell table:number-columns-repeated="2"/>
        </table:table-row>
        <table:table-row table:style-name="ro1">
          <table:table-cell office:value-type="float" office:value="0.256036847829819" calcext:value-type="float">
            <text:p>0.256036847829819</text:p>
          </table:table-cell>
          <table:table-cell table:number-columns-repeated="2"/>
        </table:table-row>
        <table:table-row table:style-name="ro1">
          <table:table-cell office:value-type="float" office:value="0.507965445518494" calcext:value-type="float">
            <text:p>0.507965445518494</text:p>
          </table:table-cell>
          <table:table-cell table:number-columns-repeated="2"/>
        </table:table-row>
        <table:table-row table:style-name="ro1">
          <table:table-cell office:value-type="float" office:value="0.256289094686508" calcext:value-type="float">
            <text:p>0.256289094686508</text:p>
          </table:table-cell>
          <table:table-cell table:number-columns-repeated="2"/>
        </table:table-row>
        <table:table-row table:style-name="ro1">
          <table:table-cell office:value-type="float" office:value="0.650135636329651" calcext:value-type="float">
            <text:p>0.650135636329651</text:p>
          </table:table-cell>
          <table:table-cell table:number-columns-repeated="2"/>
        </table:table-row>
        <table:table-row table:style-name="ro1">
          <table:table-cell office:value-type="float" office:value="0.253081828355789" calcext:value-type="float">
            <text:p>0.253081828355789</text:p>
          </table:table-cell>
          <table:table-cell table:number-columns-repeated="2"/>
        </table:table-row>
        <table:table-row table:style-name="ro1">
          <table:table-cell office:value-type="float" office:value="0.645277082920074" calcext:value-type="float">
            <text:p>0.645277082920074</text:p>
          </table:table-cell>
          <table:table-cell table:number-columns-repeated="2"/>
        </table:table-row>
        <table:table-row table:style-name="ro1">
          <table:table-cell office:value-type="float" office:value="0.254118293523788" calcext:value-type="float">
            <text:p>0.254118293523788</text:p>
          </table:table-cell>
          <table:table-cell table:number-columns-repeated="2"/>
        </table:table-row>
        <table:table-row table:style-name="ro1">
          <table:table-cell office:value-type="float" office:value="0.729423999786377" calcext:value-type="float">
            <text:p>0.729423999786377</text:p>
          </table:table-cell>
          <table:table-cell table:number-columns-repeated="2"/>
        </table:table-row>
        <table:table-row table:style-name="ro1">
          <table:table-cell office:value-type="float" office:value="0.255201518535614" calcext:value-type="float">
            <text:p>0.255201518535614</text:p>
          </table:table-cell>
          <table:table-cell table:number-columns-repeated="2"/>
        </table:table-row>
        <table:table-row table:style-name="ro1">
          <table:table-cell office:value-type="float" office:value="0.700982511043549" calcext:value-type="float">
            <text:p>0.700982511043549</text:p>
          </table:table-cell>
          <table:table-cell table:number-columns-repeated="2"/>
        </table:table-row>
        <table:table-row table:style-name="ro1">
          <table:table-cell office:value-type="float" office:value="0.257197588682175" calcext:value-type="float">
            <text:p>0.257197588682175</text:p>
          </table:table-cell>
          <table:table-cell table:number-columns-repeated="2"/>
        </table:table-row>
        <table:table-row table:style-name="ro1">
          <table:table-cell office:value-type="float" office:value="0.765205323696137" calcext:value-type="float">
            <text:p>0.765205323696137</text:p>
          </table:table-cell>
          <table:table-cell table:number-columns-repeated="2"/>
        </table:table-row>
        <table:table-row table:style-name="ro1">
          <table:table-cell office:value-type="float" office:value="0.254367768764496" calcext:value-type="float">
            <text:p>0.254367768764496</text:p>
          </table:table-cell>
          <table:table-cell table:number-columns-repeated="2"/>
        </table:table-row>
        <table:table-row table:style-name="ro1">
          <table:table-cell office:value-type="float" office:value="0.744890570640564" calcext:value-type="float">
            <text:p>0.744890570640564</text:p>
          </table:table-cell>
          <table:table-cell table:number-columns-repeated="2"/>
        </table:table-row>
        <table:table-row table:style-name="ro1">
          <table:table-cell office:value-type="float" office:value="0.253668308258057" calcext:value-type="float">
            <text:p>0.253668308258057</text:p>
          </table:table-cell>
          <table:table-cell table:number-columns-repeated="2"/>
        </table:table-row>
        <table:table-row table:style-name="ro1">
          <table:table-cell office:value-type="float" office:value="0.794130444526672" calcext:value-type="float">
            <text:p>0.794130444526672</text:p>
          </table:table-cell>
          <table:table-cell table:number-columns-repeated="2"/>
        </table:table-row>
        <table:table-row table:style-name="ro1">
          <table:table-cell office:value-type="float" office:value="0.25352269411087" calcext:value-type="float">
            <text:p>0.25352269411087</text:p>
          </table:table-cell>
          <table:table-cell table:number-columns-repeated="2"/>
        </table:table-row>
        <table:table-row table:style-name="ro1">
          <table:table-cell office:value-type="float" office:value="0.830932796001434" calcext:value-type="float">
            <text:p>0.830932796001434</text:p>
          </table:table-cell>
          <table:table-cell table:number-columns-repeated="2"/>
        </table:table-row>
        <table:table-row table:style-name="ro1">
          <table:table-cell office:value-type="float" office:value="0.251989513635635" calcext:value-type="float">
            <text:p>0.251989513635635</text:p>
          </table:table-cell>
          <table:table-cell table:number-columns-repeated="2"/>
        </table:table-row>
        <table:table-row table:style-name="ro1">
          <table:table-cell office:value-type="float" office:value="0.849786520004272" calcext:value-type="float">
            <text:p>0.849786520004272</text:p>
          </table:table-cell>
          <table:table-cell table:number-columns-repeated="2"/>
        </table:table-row>
        <table:table-row table:style-name="ro1">
          <table:table-cell office:value-type="float" office:value="0.25350695848465" calcext:value-type="float">
            <text:p>0.25350695848465</text:p>
          </table:table-cell>
          <table:table-cell table:number-columns-repeated="2"/>
        </table:table-row>
        <table:table-row table:style-name="ro1">
          <table:table-cell office:value-type="float" office:value="0.842930316925049" calcext:value-type="float">
            <text:p>0.842930316925049</text:p>
          </table:table-cell>
          <table:table-cell table:number-columns-repeated="2"/>
        </table:table-row>
        <table:table-row table:style-name="ro1">
          <table:table-cell office:value-type="float" office:value="0.818657696247101" calcext:value-type="float">
            <text:p>0.818657696247101</text:p>
          </table:table-cell>
          <table:table-cell table:number-columns-repeated="2"/>
        </table:table-row>
        <table:table-row table:style-name="ro1">
          <table:table-cell office:value-type="float" office:value="0.820539474487305" calcext:value-type="float">
            <text:p>0.820539474487305</text:p>
          </table:table-cell>
          <table:table-cell table:number-columns-repeated="2"/>
        </table:table-row>
        <table:table-row table:style-name="ro1">
          <table:table-cell office:value-type="float" office:value="0.816757440567017" calcext:value-type="float">
            <text:p>0.816757440567017</text:p>
          </table:table-cell>
          <table:table-cell table:number-columns-repeated="2"/>
        </table:table-row>
        <table:table-row table:style-name="ro1">
          <table:table-cell office:value-type="float" office:value="0.838694095611572" calcext:value-type="float">
            <text:p>0.838694095611572</text:p>
          </table:table-cell>
          <table:table-cell table:number-columns-repeated="2"/>
        </table:table-row>
        <table:table-row table:style-name="ro1">
          <table:table-cell office:value-type="float" office:value="0.850695073604584" calcext:value-type="float">
            <text:p>0.850695073604584</text:p>
          </table:table-cell>
          <table:table-cell table:number-columns-repeated="2"/>
        </table:table-row>
        <table:table-row table:style-name="ro1">
          <table:table-cell office:value-type="float" office:value="0.867469310760498" calcext:value-type="float">
            <text:p>0.867469310760498</text:p>
          </table:table-cell>
          <table:table-cell table:number-columns-repeated="2"/>
        </table:table-row>
        <table:table-row table:style-name="ro1">
          <table:table-cell office:value-type="float" office:value="0.875929534435272" calcext:value-type="float">
            <text:p>0.875929534435272</text:p>
          </table:table-cell>
          <table:table-cell table:number-columns-repeated="2"/>
        </table:table-row>
        <table:table-row table:style-name="ro1">
          <table:table-cell office:value-type="float" office:value="0.882214426994324" calcext:value-type="float">
            <text:p>0.882214426994324</text:p>
          </table:table-cell>
          <table:table-cell table:number-columns-repeated="2"/>
        </table:table-row>
        <table:table-row table:style-name="ro1">
          <table:table-cell office:value-type="float" office:value="0.884610116481781" calcext:value-type="float">
            <text:p>0.884610116481781</text:p>
          </table:table-cell>
          <table:table-cell table:number-columns-repeated="2"/>
        </table:table-row>
        <table:table-row table:style-name="ro1">
          <table:table-cell office:value-type="float" office:value="0.887460649013519" calcext:value-type="float">
            <text:p>0.887460649013519</text:p>
          </table:table-cell>
          <table:table-cell table:number-columns-repeated="2"/>
        </table:table-row>
        <table:table-row table:style-name="ro1">
          <table:table-cell office:value-type="float" office:value="0.899164021015167" calcext:value-type="float">
            <text:p>0.899164021015167</text:p>
          </table:table-cell>
          <table:table-cell table:number-columns-repeated="2"/>
        </table:table-row>
        <table:table-row table:style-name="ro1">
          <table:table-cell office:value-type="float" office:value="0.891846299171448" calcext:value-type="float">
            <text:p>0.891846299171448</text:p>
          </table:table-cell>
          <table:table-cell table:number-columns-repeated="2"/>
        </table:table-row>
        <table:table-row table:style-name="ro1">
          <table:table-cell office:value-type="float" office:value="0.891633927822113" calcext:value-type="float">
            <text:p>0.891633927822113</text:p>
          </table:table-cell>
          <table:table-cell table:number-columns-repeated="2"/>
        </table:table-row>
        <table:table-row table:style-name="ro1">
          <table:table-cell office:value-type="float" office:value="0.882964372634888" calcext:value-type="float">
            <text:p>0.882964372634888</text:p>
          </table:table-cell>
          <table:table-cell table:number-columns-repeated="2"/>
        </table:table-row>
        <table:table-row table:style-name="ro1">
          <table:table-cell office:value-type="float" office:value="0.89276510477066" calcext:value-type="float">
            <text:p>0.89276510477066</text:p>
          </table:table-cell>
          <table:table-cell table:number-columns-repeated="2"/>
        </table:table-row>
        <table:table-row table:style-name="ro1">
          <table:table-cell office:value-type="float" office:value="0.893304526805878" calcext:value-type="float">
            <text:p>0.893304526805878</text:p>
          </table:table-cell>
          <table:table-cell table:number-columns-repeated="2"/>
        </table:table-row>
        <table:table-row table:style-name="ro1">
          <table:table-cell office:value-type="float" office:value="0.891409873962402" calcext:value-type="float">
            <text:p>0.891409873962402</text:p>
          </table:table-cell>
          <table:table-cell table:number-columns-repeated="2"/>
        </table:table-row>
        <table:table-row table:style-name="ro1">
          <table:table-cell office:value-type="float" office:value="0.893115818500519" calcext:value-type="float">
            <text:p>0.893115818500519</text:p>
          </table:table-cell>
          <table:table-cell table:number-columns-repeated="2"/>
        </table:table-row>
        <table:table-row table:style-name="ro1">
          <table:table-cell office:value-type="float" office:value="0.899422645568848" calcext:value-type="float">
            <text:p>0.899422645568848</text:p>
          </table:table-cell>
          <table:table-cell table:number-columns-repeated="2"/>
        </table:table-row>
        <table:table-row table:style-name="ro1">
          <table:table-cell office:value-type="float" office:value="0.882319808006287" calcext:value-type="float">
            <text:p>0.882319808006287</text:p>
          </table:table-cell>
          <table:table-cell table:number-columns-repeated="2"/>
        </table:table-row>
        <table:table-row table:style-name="ro1">
          <table:table-cell office:value-type="float" office:value="0.873026192188263" calcext:value-type="float">
            <text:p>0.873026192188263</text:p>
          </table:table-cell>
          <table:table-cell table:number-columns-repeated="2"/>
        </table:table-row>
        <table:table-row table:style-name="ro1">
          <table:table-cell office:value-type="float" office:value="0.872312664985657" calcext:value-type="float">
            <text:p>0.872312664985657</text:p>
          </table:table-cell>
          <table:table-cell table:number-columns-repeated="2"/>
        </table:table-row>
        <table:table-row table:style-name="ro1">
          <table:table-cell office:value-type="float" office:value="0.896729528903961" calcext:value-type="float">
            <text:p>0.896729528903961</text:p>
          </table:table-cell>
          <table:table-cell table:number-columns-repeated="2"/>
        </table:table-row>
        <table:table-row table:style-name="ro1">
          <table:table-cell office:value-type="float" office:value="0.880848288536072" calcext:value-type="float">
            <text:p>0.880848288536072</text:p>
          </table:table-cell>
          <table:table-cell table:number-columns-repeated="2"/>
        </table:table-row>
        <table:table-row table:style-name="ro1">
          <table:table-cell office:value-type="float" office:value="0.881636321544647" calcext:value-type="float">
            <text:p>0.881636321544647</text:p>
          </table:table-cell>
          <table:table-cell table:number-columns-repeated="2"/>
        </table:table-row>
        <table:table-row table:style-name="ro1">
          <table:table-cell office:value-type="float" office:value="0.893938779830933" calcext:value-type="float">
            <text:p>0.893938779830933</text:p>
          </table:table-cell>
          <table:table-cell table:number-columns-repeated="2"/>
        </table:table-row>
        <table:table-row table:style-name="ro1">
          <table:table-cell office:value-type="float" office:value="0.903863489627838" calcext:value-type="float">
            <text:p>0.903863489627838</text:p>
          </table:table-cell>
          <table:table-cell table:number-columns-repeated="2"/>
        </table:table-row>
        <table:table-row table:style-name="ro1">
          <table:table-cell office:value-type="float" office:value="0.893335103988647" calcext:value-type="float">
            <text:p>0.893335103988647</text:p>
          </table:table-cell>
          <table:table-cell table:number-columns-repeated="2"/>
        </table:table-row>
        <table:table-row table:style-name="ro1">
          <table:table-cell office:value-type="float" office:value="0.884360134601593" calcext:value-type="float">
            <text:p>0.884360134601593</text:p>
          </table:table-cell>
          <table:table-cell table:number-columns-repeated="2"/>
        </table:table-row>
        <table:table-row table:style-name="ro1">
          <table:table-cell office:value-type="float" office:value="0.877289950847626" calcext:value-type="float">
            <text:p>0.877289950847626</text:p>
          </table:table-cell>
          <table:table-cell table:number-columns-repeated="2"/>
        </table:table-row>
        <table:table-row table:style-name="ro1">
          <table:table-cell office:value-type="float" office:value="0.883706033229828" calcext:value-type="float">
            <text:p>0.883706033229828</text:p>
          </table:table-cell>
          <table:table-cell table:number-columns-repeated="2"/>
        </table:table-row>
        <table:table-row table:style-name="ro1">
          <table:table-cell office:value-type="float" office:value="0.859651327133179" calcext:value-type="float">
            <text:p>0.859651327133179</text:p>
          </table:table-cell>
          <table:table-cell table:number-columns-repeated="2"/>
        </table:table-row>
        <table:table-row table:style-name="ro1">
          <table:table-cell office:value-type="float" office:value="0.774212837219238" calcext:value-type="float">
            <text:p>0.774212837219238</text:p>
          </table:table-cell>
          <table:table-cell table:number-columns-repeated="2"/>
        </table:table-row>
        <table:table-row table:style-name="ro1">
          <table:table-cell office:value-type="float" office:value="0.808091759681702" calcext:value-type="float">
            <text:p>0.808091759681702</text:p>
          </table:table-cell>
          <table:table-cell table:number-columns-repeated="2"/>
        </table:table-row>
        <table:table-row table:style-name="ro1">
          <table:table-cell office:value-type="float" office:value="0.844912946224213" calcext:value-type="float">
            <text:p>0.844912946224213</text:p>
          </table:table-cell>
          <table:table-cell table:number-columns-repeated="2"/>
        </table:table-row>
        <table:table-row table:style-name="ro1">
          <table:table-cell office:value-type="float" office:value="0.855567097663879" calcext:value-type="float">
            <text:p>0.855567097663879</text:p>
          </table:table-cell>
          <table:table-cell table:number-columns-repeated="2"/>
        </table:table-row>
        <table:table-row table:style-name="ro1">
          <table:table-cell office:value-type="float" office:value="0.877511918544769" calcext:value-type="float">
            <text:p>0.877511918544769</text:p>
          </table:table-cell>
          <table:table-cell table:number-columns-repeated="2"/>
        </table:table-row>
        <table:table-row table:style-name="ro1">
          <table:table-cell office:value-type="float" office:value="0.87725019454956" calcext:value-type="float">
            <text:p>0.87725019454956</text:p>
          </table:table-cell>
          <table:table-cell table:number-columns-repeated="2"/>
        </table:table-row>
        <table:table-row table:style-name="ro1">
          <table:table-cell office:value-type="float" office:value="0.895453453063965" calcext:value-type="float">
            <text:p>0.895453453063965</text:p>
          </table:table-cell>
          <table:table-cell table:number-columns-repeated="2"/>
        </table:table-row>
        <table:table-row table:style-name="ro1">
          <table:table-cell office:value-type="float" office:value="0.320866972208023" calcext:value-type="float">
            <text:p>0.320866972208023</text:p>
          </table:table-cell>
          <table:table-cell table:number-columns-repeated="2"/>
        </table:table-row>
        <table:table-row table:style-name="ro1">
          <table:table-cell office:value-type="float" office:value="0.640948832035065" calcext:value-type="float">
            <text:p>0.640948832035065</text:p>
          </table:table-cell>
          <table:table-cell table:number-columns-repeated="2"/>
        </table:table-row>
        <table:table-row table:style-name="ro1">
          <table:table-cell office:value-type="float" office:value="0.265723705291748" calcext:value-type="float">
            <text:p>0.265723705291748</text:p>
          </table:table-cell>
          <table:table-cell table:number-columns-repeated="2"/>
        </table:table-row>
        <table:table-row table:style-name="ro1">
          <table:table-cell office:value-type="float" office:value="0.80353170633316" calcext:value-type="float">
            <text:p>0.80353170633316</text:p>
          </table:table-cell>
          <table:table-cell table:number-columns-repeated="2"/>
        </table:table-row>
        <table:table-row table:style-name="ro1">
          <table:table-cell office:value-type="float" office:value="0.457026332616806" calcext:value-type="float">
            <text:p>0.457026332616806</text:p>
          </table:table-cell>
          <table:table-cell table:number-columns-repeated="2"/>
        </table:table-row>
        <table:table-row table:style-name="ro1">
          <table:table-cell office:value-type="float" office:value="0.267822474241257" calcext:value-type="float">
            <text:p>0.267822474241257</text:p>
          </table:table-cell>
          <table:table-cell table:number-columns-repeated="2"/>
        </table:table-row>
        <table:table-row table:style-name="ro1">
          <table:table-cell office:value-type="float" office:value="0.810634315013886" calcext:value-type="float">
            <text:p>0.810634315013886</text:p>
          </table:table-cell>
          <table:table-cell table:number-columns-repeated="2"/>
        </table:table-row>
        <table:table-row table:style-name="ro1">
          <table:table-cell office:value-type="float" office:value="0.296384662389755" calcext:value-type="float">
            <text:p>0.296384662389755</text:p>
          </table:table-cell>
          <table:table-cell table:number-columns-repeated="2"/>
        </table:table-row>
        <table:table-row table:style-name="ro1">
          <table:table-cell office:value-type="float" office:value="0.370552718639374" calcext:value-type="float">
            <text:p>0.370552718639374</text:p>
          </table:table-cell>
          <table:table-cell table:number-columns-repeated="2"/>
        </table:table-row>
        <table:table-row table:style-name="ro1">
          <table:table-cell office:value-type="float" office:value="0.267834931612015" calcext:value-type="float">
            <text:p>0.267834931612015</text:p>
          </table:table-cell>
          <table:table-cell table:number-columns-repeated="2"/>
        </table:table-row>
        <table:table-row table:style-name="ro1">
          <table:table-cell office:value-type="float" office:value="0.364184826612472" calcext:value-type="float">
            <text:p>0.364184826612472</text:p>
          </table:table-cell>
          <table:table-cell table:number-columns-repeated="2"/>
        </table:table-row>
        <table:table-row table:style-name="ro1">
          <table:table-cell office:value-type="float" office:value="0.384062916040421" calcext:value-type="float">
            <text:p>0.384062916040421</text:p>
          </table:table-cell>
          <table:table-cell table:number-columns-repeated="2"/>
        </table:table-row>
        <table:table-row table:style-name="ro1">
          <table:table-cell office:value-type="float" office:value="0.43743497133255" calcext:value-type="float">
            <text:p>0.43743497133255</text:p>
          </table:table-cell>
          <table:table-cell table:number-columns-repeated="2"/>
        </table:table-row>
        <table:table-row table:style-name="ro1">
          <table:table-cell office:value-type="float" office:value="0.457001745700836" calcext:value-type="float">
            <text:p>0.457001745700836</text:p>
          </table:table-cell>
          <table:table-cell table:number-columns-repeated="2"/>
        </table:table-row>
        <table:table-row table:style-name="ro1">
          <table:table-cell office:value-type="float" office:value="0.47178053855896" calcext:value-type="float">
            <text:p>0.47178053855896</text:p>
          </table:table-cell>
          <table:table-cell table:number-columns-repeated="2"/>
        </table:table-row>
        <table:table-row table:style-name="ro1">
          <table:table-cell office:value-type="float" office:value="0.458349823951721" calcext:value-type="float">
            <text:p>0.458349823951721</text:p>
          </table:table-cell>
          <table:table-cell table:number-columns-repeated="2"/>
        </table:table-row>
        <table:table-row table:style-name="ro1">
          <table:table-cell office:value-type="float" office:value="0.626591205596924" calcext:value-type="float">
            <text:p>0.626591205596924</text:p>
          </table:table-cell>
          <table:table-cell table:number-columns-repeated="2"/>
        </table:table-row>
        <table:table-row table:style-name="ro1">
          <table:table-cell office:value-type="float" office:value="0.400892823934555" calcext:value-type="float">
            <text:p>0.400892823934555</text:p>
          </table:table-cell>
          <table:table-cell table:number-columns-repeated="2"/>
        </table:table-row>
        <table:table-row table:style-name="ro1">
          <table:table-cell office:value-type="float" office:value="0.430487006902695" calcext:value-type="float">
            <text:p>0.430487006902695</text:p>
          </table:table-cell>
          <table:table-cell table:number-columns-repeated="2"/>
        </table:table-row>
        <table:table-row table:style-name="ro1">
          <table:table-cell office:value-type="float" office:value="0.453753381967545" calcext:value-type="float">
            <text:p>0.453753381967545</text:p>
          </table:table-cell>
          <table:table-cell table:number-columns-repeated="2"/>
        </table:table-row>
        <table:table-row table:style-name="ro1">
          <table:table-cell office:value-type="float" office:value="0.425915151834488" calcext:value-type="float">
            <text:p>0.425915151834488</text:p>
          </table:table-cell>
          <table:table-cell table:number-columns-repeated="2"/>
        </table:table-row>
        <table:table-row table:style-name="ro1">
          <table:table-cell office:value-type="float" office:value="0.476857244968414" calcext:value-type="float">
            <text:p>0.476857244968414</text:p>
          </table:table-cell>
          <table:table-cell table:number-columns-repeated="2"/>
        </table:table-row>
        <table:table-row table:style-name="ro1">
          <table:table-cell office:value-type="float" office:value="0.314785927534103" calcext:value-type="float">
            <text:p>0.314785927534103</text:p>
          </table:table-cell>
          <table:table-cell table:number-columns-repeated="2"/>
        </table:table-row>
        <table:table-row table:style-name="ro1">
          <table:table-cell office:value-type="float" office:value="0.395096033811569" calcext:value-type="float">
            <text:p>0.395096033811569</text:p>
          </table:table-cell>
          <table:table-cell table:number-columns-repeated="2"/>
        </table:table-row>
        <table:table-row table:style-name="ro1">
          <table:table-cell office:value-type="float" office:value="0.322474122047424" calcext:value-type="float">
            <text:p>0.322474122047424</text:p>
          </table:table-cell>
          <table:table-cell table:number-columns-repeated="2"/>
        </table:table-row>
        <table:table-row table:style-name="ro1">
          <table:table-cell office:value-type="float" office:value="0.842371702194214" calcext:value-type="float">
            <text:p>0.842371702194214</text:p>
          </table:table-cell>
          <table:table-cell table:number-columns-repeated="2"/>
        </table:table-row>
        <table:table-row table:style-name="ro1">
          <table:table-cell office:value-type="float" office:value="0.278888940811157" calcext:value-type="float">
            <text:p>0.278888940811157</text:p>
          </table:table-cell>
          <table:table-cell table:number-columns-repeated="2"/>
        </table:table-row>
        <table:table-row table:style-name="ro1">
          <table:table-cell office:value-type="float" office:value="0.865731358528137" calcext:value-type="float">
            <text:p>0.865731358528137</text:p>
          </table:table-cell>
          <table:table-cell table:number-columns-repeated="2"/>
        </table:table-row>
        <table:table-row table:style-name="ro1">
          <table:table-cell office:value-type="float" office:value="0.893814563751221" calcext:value-type="float">
            <text:p>0.893814563751221</text:p>
          </table:table-cell>
          <table:table-cell table:number-columns-repeated="2"/>
        </table:table-row>
        <table:table-row table:style-name="ro1">
          <table:table-cell office:value-type="float" office:value="0.87304037809372" calcext:value-type="float">
            <text:p>0.87304037809372</text:p>
          </table:table-cell>
          <table:table-cell table:number-columns-repeated="2"/>
        </table:table-row>
        <table:table-row table:style-name="ro1">
          <table:table-cell office:value-type="float" office:value="0.912704646587372" calcext:value-type="float">
            <text:p>0.912704646587372</text:p>
          </table:table-cell>
          <table:table-cell table:number-columns-repeated="2"/>
        </table:table-row>
        <table:table-row table:style-name="ro1">
          <table:table-cell office:value-type="float" office:value="0.276561051607132" calcext:value-type="float">
            <text:p>0.276561051607132</text:p>
          </table:table-cell>
          <table:table-cell table:number-columns-repeated="2"/>
        </table:table-row>
        <table:table-row table:style-name="ro1">
          <table:table-cell office:value-type="float" office:value="0.89371931552887" calcext:value-type="float">
            <text:p>0.89371931552887</text:p>
          </table:table-cell>
          <table:table-cell table:number-columns-repeated="2"/>
        </table:table-row>
        <table:table-row table:style-name="ro1">
          <table:table-cell office:value-type="float" office:value="0.25719428062439" calcext:value-type="float">
            <text:p>0.25719428062439</text:p>
          </table:table-cell>
          <table:table-cell table:number-columns-repeated="2"/>
        </table:table-row>
        <table:table-row table:style-name="ro1">
          <table:table-cell office:value-type="float" office:value="0.898886799812317" calcext:value-type="float">
            <text:p>0.898886799812317</text:p>
          </table:table-cell>
          <table:table-cell table:number-columns-repeated="2"/>
        </table:table-row>
        <table:table-row table:style-name="ro1">
          <table:table-cell office:value-type="float" office:value="0.289530873298645" calcext:value-type="float">
            <text:p>0.289530873298645</text:p>
          </table:table-cell>
          <table:table-cell table:number-columns-repeated="2"/>
        </table:table-row>
        <table:table-row table:style-name="ro1">
          <table:table-cell office:value-type="float" office:value="0.836910605430603" calcext:value-type="float">
            <text:p>0.836910605430603</text:p>
          </table:table-cell>
          <table:table-cell table:number-columns-repeated="2"/>
        </table:table-row>
        <table:table-row table:style-name="ro1">
          <table:table-cell office:value-type="float" office:value="0.288021415472031" calcext:value-type="float">
            <text:p>0.288021415472031</text:p>
          </table:table-cell>
          <table:table-cell table:number-columns-repeated="2"/>
        </table:table-row>
        <table:table-row table:style-name="ro1">
          <table:table-cell office:value-type="float" office:value="0.73666650056839" calcext:value-type="float">
            <text:p>0.73666650056839</text:p>
          </table:table-cell>
          <table:table-cell table:number-columns-repeated="2"/>
        </table:table-row>
        <table:table-row table:style-name="ro1">
          <table:table-cell office:value-type="float" office:value="0.289654225111008" calcext:value-type="float">
            <text:p>0.289654225111008</text:p>
          </table:table-cell>
          <table:table-cell table:number-columns-repeated="2"/>
        </table:table-row>
        <table:table-row table:style-name="ro1">
          <table:table-cell office:value-type="float" office:value="0.48157662153244" calcext:value-type="float">
            <text:p>0.48157662153244</text:p>
          </table:table-cell>
          <table:table-cell table:number-columns-repeated="2"/>
        </table:table-row>
        <table:table-row table:style-name="ro1">
          <table:table-cell office:value-type="float" office:value="0.352637022733688" calcext:value-type="float">
            <text:p>0.352637022733688</text:p>
          </table:table-cell>
          <table:table-cell table:number-columns-repeated="2"/>
        </table:table-row>
        <table:table-row table:style-name="ro1">
          <table:table-cell office:value-type="float" office:value="0.70420914888382" calcext:value-type="float">
            <text:p>0.70420914888382</text:p>
          </table:table-cell>
          <table:table-cell table:number-columns-repeated="2"/>
        </table:table-row>
        <table:table-row table:style-name="ro1">
          <table:table-cell office:value-type="float" office:value="0.357077300548553" calcext:value-type="float">
            <text:p>0.357077300548553</text:p>
          </table:table-cell>
          <table:table-cell table:number-columns-repeated="2"/>
        </table:table-row>
        <table:table-row table:style-name="ro1">
          <table:table-cell office:value-type="float" office:value="0.788623154163361" calcext:value-type="float">
            <text:p>0.788623154163361</text:p>
          </table:table-cell>
          <table:table-cell table:number-columns-repeated="2"/>
        </table:table-row>
        <table:table-row table:style-name="ro1">
          <table:table-cell office:value-type="float" office:value="0.354743093252182" calcext:value-type="float">
            <text:p>0.354743093252182</text:p>
          </table:table-cell>
          <table:table-cell table:number-columns-repeated="2"/>
        </table:table-row>
        <table:table-row table:style-name="ro1">
          <table:table-cell office:value-type="float" office:value="0.832124829292297" calcext:value-type="float">
            <text:p>0.832124829292297</text:p>
          </table:table-cell>
          <table:table-cell table:number-columns-repeated="2"/>
        </table:table-row>
        <table:table-row table:style-name="ro1">
          <table:table-cell office:value-type="float" office:value="0.362318962812424" calcext:value-type="float">
            <text:p>0.362318962812424</text:p>
          </table:table-cell>
          <table:table-cell table:number-columns-repeated="2"/>
        </table:table-row>
        <table:table-row table:style-name="ro1">
          <table:table-cell office:value-type="float" office:value="0.864063441753387" calcext:value-type="float">
            <text:p>0.864063441753387</text:p>
          </table:table-cell>
          <table:table-cell table:number-columns-repeated="2"/>
        </table:table-row>
        <table:table-row table:style-name="ro1">
          <table:table-cell office:value-type="float" office:value="0.358367890119553" calcext:value-type="float">
            <text:p>0.358367890119553</text:p>
          </table:table-cell>
          <table:table-cell table:number-columns-repeated="2"/>
        </table:table-row>
        <table:table-row table:style-name="ro1">
          <table:table-cell office:value-type="float" office:value="0.873740971088409" calcext:value-type="float">
            <text:p>0.873740971088409</text:p>
          </table:table-cell>
          <table:table-cell table:number-columns-repeated="2"/>
        </table:table-row>
        <table:table-row table:style-name="ro1">
          <table:table-cell office:value-type="float" office:value="0.363380908966064" calcext:value-type="float">
            <text:p>0.363380908966064</text:p>
          </table:table-cell>
          <table:table-cell table:number-columns-repeated="2"/>
        </table:table-row>
        <table:table-row table:style-name="ro1">
          <table:table-cell office:value-type="float" office:value="0.852566719055176" calcext:value-type="float">
            <text:p>0.852566719055176</text:p>
          </table:table-cell>
          <table:table-cell table:number-columns-repeated="2"/>
        </table:table-row>
        <table:table-row table:style-name="ro1">
          <table:table-cell office:value-type="float" office:value="0.362568318843842" calcext:value-type="float">
            <text:p>0.362568318843842</text:p>
          </table:table-cell>
          <table:table-cell table:number-columns-repeated="2"/>
        </table:table-row>
        <table:table-row table:style-name="ro1">
          <table:table-cell office:value-type="float" office:value="0.729708909988403" calcext:value-type="float">
            <text:p>0.729708909988403</text:p>
          </table:table-cell>
          <table:table-cell table:number-columns-repeated="2"/>
        </table:table-row>
        <table:table-row table:style-name="ro1">
          <table:table-cell office:value-type="float" office:value="0.363165766000748" calcext:value-type="float">
            <text:p>0.363165766000748</text:p>
          </table:table-cell>
          <table:table-cell table:number-columns-repeated="2"/>
        </table:table-row>
        <table:table-row table:style-name="ro1">
          <table:table-cell office:value-type="float" office:value="0.662266552448273" calcext:value-type="float">
            <text:p>0.662266552448273</text:p>
          </table:table-cell>
          <table:table-cell table:number-columns-repeated="2"/>
        </table:table-row>
        <table:table-row table:style-name="ro1">
          <table:table-cell office:value-type="float" office:value="0.367006182670593" calcext:value-type="float">
            <text:p>0.367006182670593</text:p>
          </table:table-cell>
          <table:table-cell table:number-columns-repeated="2"/>
        </table:table-row>
        <table:table-row table:style-name="ro1">
          <table:table-cell office:value-type="float" office:value="0.786468863487244" calcext:value-type="float">
            <text:p>0.786468863487244</text:p>
          </table:table-cell>
          <table:table-cell table:number-columns-repeated="2"/>
        </table:table-row>
        <table:table-row table:style-name="ro1">
          <table:table-cell office:value-type="float" office:value="0.370365351438522" calcext:value-type="float">
            <text:p>0.370365351438522</text:p>
          </table:table-cell>
          <table:table-cell table:number-columns-repeated="2"/>
        </table:table-row>
        <table:table-row table:style-name="ro1">
          <table:table-cell office:value-type="float" office:value="0.694608867168427" calcext:value-type="float">
            <text:p>0.694608867168427</text:p>
          </table:table-cell>
          <table:table-cell table:number-columns-repeated="2"/>
        </table:table-row>
        <table:table-row table:style-name="ro1">
          <table:table-cell office:value-type="float" office:value="0.367897868156433" calcext:value-type="float">
            <text:p>0.367897868156433</text:p>
          </table:table-cell>
          <table:table-cell table:number-columns-repeated="2"/>
        </table:table-row>
        <table:table-row table:style-name="ro1">
          <table:table-cell office:value-type="float" office:value="0.759821891784668" calcext:value-type="float">
            <text:p>0.759821891784668</text:p>
          </table:table-cell>
          <table:table-cell table:number-columns-repeated="2"/>
        </table:table-row>
        <table:table-row table:style-name="ro1">
          <table:table-cell office:value-type="float" office:value="0.370311111211777" calcext:value-type="float">
            <text:p>0.370311111211777</text:p>
          </table:table-cell>
          <table:table-cell table:number-columns-repeated="2"/>
        </table:table-row>
        <table:table-row table:style-name="ro1">
          <table:table-cell office:value-type="float" office:value="0.881125807762146" calcext:value-type="float">
            <text:p>0.881125807762146</text:p>
          </table:table-cell>
          <table:table-cell table:number-columns-repeated="2"/>
        </table:table-row>
        <table:table-row table:style-name="ro1">
          <table:table-cell office:value-type="float" office:value="0.348938882350922" calcext:value-type="float">
            <text:p>0.348938882350922</text:p>
          </table:table-cell>
          <table:table-cell table:number-columns-repeated="2"/>
        </table:table-row>
        <table:table-row table:style-name="ro1">
          <table:table-cell office:value-type="float" office:value="0.861511468887329" calcext:value-type="float">
            <text:p>0.861511468887329</text:p>
          </table:table-cell>
          <table:table-cell table:number-columns-repeated="2"/>
        </table:table-row>
        <table:table-row table:style-name="ro1">
          <table:table-cell office:value-type="float" office:value="0.354917764663696" calcext:value-type="float">
            <text:p>0.354917764663696</text:p>
          </table:table-cell>
          <table:table-cell table:number-columns-repeated="2"/>
        </table:table-row>
        <table:table-row table:style-name="ro1">
          <table:table-cell office:value-type="float" office:value="0.881433129310608" calcext:value-type="float">
            <text:p>0.881433129310608</text:p>
          </table:table-cell>
          <table:table-cell table:number-columns-repeated="2"/>
        </table:table-row>
        <table:table-row table:style-name="ro1">
          <table:table-cell office:value-type="float" office:value="0.354764848947525" calcext:value-type="float">
            <text:p>0.354764848947525</text:p>
          </table:table-cell>
          <table:table-cell table:number-columns-repeated="2"/>
        </table:table-row>
        <table:table-row table:style-name="ro1">
          <table:table-cell office:value-type="float" office:value="0.773037850856781" calcext:value-type="float">
            <text:p>0.773037850856781</text:p>
          </table:table-cell>
          <table:table-cell table:number-columns-repeated="2"/>
        </table:table-row>
        <table:table-row table:style-name="ro1">
          <table:table-cell office:value-type="float" office:value="0.352680563926697" calcext:value-type="float">
            <text:p>0.352680563926697</text:p>
          </table:table-cell>
          <table:table-cell table:number-columns-repeated="2"/>
        </table:table-row>
        <table:table-row table:style-name="ro1">
          <table:table-cell office:value-type="float" office:value="0.799679398536682" calcext:value-type="float">
            <text:p>0.799679398536682</text:p>
          </table:table-cell>
          <table:table-cell table:number-columns-repeated="2"/>
        </table:table-row>
        <table:table-row table:style-name="ro1">
          <table:table-cell office:value-type="float" office:value="0.341796457767487" calcext:value-type="float">
            <text:p>0.341796457767487</text:p>
          </table:table-cell>
          <table:table-cell table:number-columns-repeated="2"/>
        </table:table-row>
        <table:table-row table:style-name="ro1">
          <table:table-cell office:value-type="float" office:value="0.540311098098755" calcext:value-type="float">
            <text:p>0.540311098098755</text:p>
          </table:table-cell>
          <table:table-cell table:number-columns-repeated="2"/>
        </table:table-row>
        <table:table-row table:style-name="ro1">
          <table:table-cell office:value-type="float" office:value="0.372972518205643" calcext:value-type="float">
            <text:p>0.372972518205643</text:p>
          </table:table-cell>
          <table:table-cell table:number-columns-repeated="2"/>
        </table:table-row>
        <table:table-row table:style-name="ro1">
          <table:table-cell office:value-type="float" office:value="0.328829437494278" calcext:value-type="float">
            <text:p>0.328829437494278</text:p>
          </table:table-cell>
          <table:table-cell table:number-columns-repeated="2"/>
        </table:table-row>
        <table:table-row table:style-name="ro1">
          <table:table-cell office:value-type="float" office:value="0.369478225708008" calcext:value-type="float">
            <text:p>0.369478225708008</text:p>
          </table:table-cell>
          <table:table-cell table:number-columns-repeated="2"/>
        </table:table-row>
        <table:table-row table:style-name="ro1">
          <table:table-cell office:value-type="float" office:value="0.351768046617508" calcext:value-type="float">
            <text:p>0.351768046617508</text:p>
          </table:table-cell>
          <table:table-cell table:number-columns-repeated="2"/>
        </table:table-row>
        <table:table-row table:style-name="ro1">
          <table:table-cell office:value-type="float" office:value="0.57091361284256" calcext:value-type="float">
            <text:p>0.57091361284256</text:p>
          </table:table-cell>
          <table:table-cell table:number-columns-repeated="2"/>
        </table:table-row>
        <table:table-row table:style-name="ro1">
          <table:table-cell office:value-type="float" office:value="0.351998597383499" calcext:value-type="float">
            <text:p>0.351998597383499</text:p>
          </table:table-cell>
          <table:table-cell table:number-columns-repeated="2"/>
        </table:table-row>
        <table:table-row table:style-name="ro1">
          <table:table-cell office:value-type="float" office:value="0.350977689027786" calcext:value-type="float">
            <text:p>0.350977689027786</text:p>
          </table:table-cell>
          <table:table-cell table:number-columns-repeated="2"/>
        </table:table-row>
        <table:table-row table:style-name="ro1">
          <table:table-cell office:value-type="float" office:value="0.377990394830704" calcext:value-type="float">
            <text:p>0.377990394830704</text:p>
          </table:table-cell>
          <table:table-cell table:number-columns-repeated="2"/>
        </table:table-row>
        <table:table-row table:style-name="ro1">
          <table:table-cell office:value-type="float" office:value="0.722026586532593" calcext:value-type="float">
            <text:p>0.722026586532593</text:p>
          </table:table-cell>
          <table:table-cell table:number-columns-repeated="2"/>
        </table:table-row>
        <table:table-row table:style-name="ro1">
          <table:table-cell office:value-type="float" office:value="0.368791580200195" calcext:value-type="float">
            <text:p>0.368791580200195</text:p>
          </table:table-cell>
          <table:table-cell table:number-columns-repeated="2"/>
        </table:table-row>
        <table:table-row table:style-name="ro1">
          <table:table-cell office:value-type="float" office:value="0.915608167648315" calcext:value-type="float">
            <text:p>0.915608167648315</text:p>
          </table:table-cell>
          <table:table-cell table:number-columns-repeated="2"/>
        </table:table-row>
        <table:table-row table:style-name="ro1">
          <table:table-cell office:value-type="float" office:value="0.266496449708939" calcext:value-type="float">
            <text:p>0.266496449708939</text:p>
          </table:table-cell>
          <table:table-cell table:number-columns-repeated="2"/>
        </table:table-row>
        <table:table-row table:style-name="ro1">
          <table:table-cell office:value-type="float" office:value="0.36350205540657" calcext:value-type="float">
            <text:p>0.36350205540657</text:p>
          </table:table-cell>
          <table:table-cell table:number-columns-repeated="2"/>
        </table:table-row>
        <table:table-row table:style-name="ro1">
          <table:table-cell office:value-type="float" office:value="0.36000856757164" calcext:value-type="float">
            <text:p>0.36000856757164</text:p>
          </table:table-cell>
          <table:table-cell table:number-columns-repeated="2"/>
        </table:table-row>
        <table:table-row table:style-name="ro1">
          <table:table-cell office:value-type="float" office:value="0.360228151082993" calcext:value-type="float">
            <text:p>0.360228151082993</text:p>
          </table:table-cell>
          <table:table-cell table:number-columns-repeated="2"/>
        </table:table-row>
        <table:table-row table:style-name="ro1">
          <table:table-cell office:value-type="float" office:value="0.389519482851028" calcext:value-type="float">
            <text:p>0.389519482851028</text:p>
          </table:table-cell>
          <table:table-cell table:number-columns-repeated="2"/>
        </table:table-row>
        <table:table-row table:style-name="ro1">
          <table:table-cell office:value-type="float" office:value="0.394191980361938" calcext:value-type="float">
            <text:p>0.394191980361938</text:p>
          </table:table-cell>
          <table:table-cell table:number-columns-repeated="2"/>
        </table:table-row>
        <table:table-row table:style-name="ro1">
          <table:table-cell office:value-type="float" office:value="0.342805117368698" calcext:value-type="float">
            <text:p>0.342805117368698</text:p>
          </table:table-cell>
          <table:table-cell table:number-columns-repeated="2"/>
        </table:table-row>
        <table:table-row table:style-name="ro1">
          <table:table-cell office:value-type="float" office:value="0.342816472053528" calcext:value-type="float">
            <text:p>0.342816472053528</text:p>
          </table:table-cell>
          <table:table-cell table:number-columns-repeated="2"/>
        </table:table-row>
        <table:table-row table:style-name="ro1">
          <table:table-cell office:value-type="float" office:value="0.337158739566803" calcext:value-type="float">
            <text:p>0.337158739566803</text:p>
          </table:table-cell>
          <table:table-cell table:number-columns-repeated="2"/>
        </table:table-row>
        <table:table-row table:style-name="ro1">
          <table:table-cell office:value-type="float" office:value="0.342454940080643" calcext:value-type="float">
            <text:p>0.342454940080643</text:p>
          </table:table-cell>
          <table:table-cell table:number-columns-repeated="2"/>
        </table:table-row>
        <table:table-row table:style-name="ro1">
          <table:table-cell office:value-type="float" office:value="0.335880488157272" calcext:value-type="float">
            <text:p>0.335880488157272</text:p>
          </table:table-cell>
          <table:table-cell table:number-columns-repeated="2"/>
        </table:table-row>
        <table:table-row table:style-name="ro1">
          <table:table-cell office:value-type="float" office:value="0.327320843935013" calcext:value-type="float">
            <text:p>0.327320843935013</text:p>
          </table:table-cell>
          <table:table-cell table:number-columns-repeated="2"/>
        </table:table-row>
        <table:table-row table:style-name="ro1">
          <table:table-cell office:value-type="float" office:value="0.332582265138626" calcext:value-type="float">
            <text:p>0.332582265138626</text:p>
          </table:table-cell>
          <table:table-cell table:number-columns-repeated="2"/>
        </table:table-row>
        <table:table-row table:style-name="ro1">
          <table:table-cell office:value-type="float" office:value="0.358306080102921" calcext:value-type="float">
            <text:p>0.358306080102921</text:p>
          </table:table-cell>
          <table:table-cell table:number-columns-repeated="2"/>
        </table:table-row>
        <table:table-row table:style-name="ro1">
          <table:table-cell office:value-type="float" office:value="0.358345717191696" calcext:value-type="float">
            <text:p>0.358345717191696</text:p>
          </table:table-cell>
          <table:table-cell table:number-columns-repeated="2"/>
        </table:table-row>
        <table:table-row table:style-name="ro1">
          <table:table-cell office:value-type="float" office:value="0.3566974401474" calcext:value-type="float">
            <text:p>0.3566974401474</text:p>
          </table:table-cell>
          <table:table-cell table:number-columns-repeated="2"/>
        </table:table-row>
        <table:table-row table:style-name="ro1">
          <table:table-cell office:value-type="float" office:value="0.353352725505829" calcext:value-type="float">
            <text:p>0.353352725505829</text:p>
          </table:table-cell>
          <table:table-cell table:number-columns-repeated="2"/>
        </table:table-row>
        <table:table-row table:style-name="ro1">
          <table:table-cell office:value-type="float" office:value="0.593282163143158" calcext:value-type="float">
            <text:p>0.593282163143158</text:p>
          </table:table-cell>
          <table:table-cell table:number-columns-repeated="2"/>
        </table:table-row>
        <table:table-row table:style-name="ro1">
          <table:table-cell office:value-type="float" office:value="0.351409584283829" calcext:value-type="float">
            <text:p>0.351409584283829</text:p>
          </table:table-cell>
          <table:table-cell table:number-columns-repeated="2"/>
        </table:table-row>
        <table:table-row table:style-name="ro1">
          <table:table-cell office:value-type="float" office:value="0.873689532279968" calcext:value-type="float">
            <text:p>0.873689532279968</text:p>
          </table:table-cell>
          <table:table-cell table:number-columns-repeated="2"/>
        </table:table-row>
        <table:table-row table:style-name="ro1">
          <table:table-cell office:value-type="float" office:value="0.351491659879684" calcext:value-type="float">
            <text:p>0.351491659879684</text:p>
          </table:table-cell>
          <table:table-cell table:number-columns-repeated="2"/>
        </table:table-row>
        <table:table-row table:style-name="ro1">
          <table:table-cell office:value-type="float" office:value="0.83663809299469" calcext:value-type="float">
            <text:p>0.83663809299469</text:p>
          </table:table-cell>
          <table:table-cell table:number-columns-repeated="2"/>
        </table:table-row>
        <table:table-row table:style-name="ro1">
          <table:table-cell office:value-type="float" office:value="0.352267324924469" calcext:value-type="float">
            <text:p>0.352267324924469</text:p>
          </table:table-cell>
          <table:table-cell table:number-columns-repeated="2"/>
        </table:table-row>
        <table:table-row table:style-name="ro1">
          <table:table-cell office:value-type="float" office:value="0.352742701768875" calcext:value-type="float">
            <text:p>0.352742701768875</text:p>
          </table:table-cell>
          <table:table-cell table:number-columns-repeated="2"/>
        </table:table-row>
        <table:table-row table:style-name="ro1">
          <table:table-cell office:value-type="float" office:value="0.772388577461243" calcext:value-type="float">
            <text:p>0.772388577461243</text:p>
          </table:table-cell>
          <table:table-cell table:number-columns-repeated="2"/>
        </table:table-row>
        <table:table-row table:style-name="ro1">
          <table:table-cell office:value-type="float" office:value="0.356255382299423" calcext:value-type="float">
            <text:p>0.356255382299423</text:p>
          </table:table-cell>
          <table:table-cell table:number-columns-repeated="2"/>
        </table:table-row>
        <table:table-row table:style-name="ro1">
          <table:table-cell office:value-type="float" office:value="0.358001112937927" calcext:value-type="float">
            <text:p>0.358001112937927</text:p>
          </table:table-cell>
          <table:table-cell table:number-columns-repeated="2"/>
        </table:table-row>
        <table:table-row table:style-name="ro1">
          <table:table-cell office:value-type="float" office:value="0.360155552625656" calcext:value-type="float">
            <text:p>0.360155552625656</text:p>
          </table:table-cell>
          <table:table-cell table:number-columns-repeated="2"/>
        </table:table-row>
        <table:table-row table:style-name="ro1">
          <table:table-cell office:value-type="float" office:value="0.360547661781311" calcext:value-type="float">
            <text:p>0.360547661781311</text:p>
          </table:table-cell>
          <table:table-cell table:number-columns-repeated="2"/>
        </table:table-row>
        <table:table-row table:style-name="ro1">
          <table:table-cell office:value-type="float" office:value="0.356554061174393" calcext:value-type="float">
            <text:p>0.356554061174393</text:p>
          </table:table-cell>
          <table:table-cell table:number-columns-repeated="2"/>
        </table:table-row>
        <table:table-row table:style-name="ro1">
          <table:table-cell office:value-type="float" office:value="0.813987255096435" calcext:value-type="float">
            <text:p>0.813987255096435</text:p>
          </table:table-cell>
          <table:table-cell table:number-columns-repeated="2"/>
        </table:table-row>
        <table:table-row table:style-name="ro1">
          <table:table-cell office:value-type="float" office:value="0.361326783895493" calcext:value-type="float">
            <text:p>0.361326783895493</text:p>
          </table:table-cell>
          <table:table-cell table:number-columns-repeated="2"/>
        </table:table-row>
        <table:table-row table:style-name="ro1">
          <table:table-cell office:value-type="float" office:value="0.845704913139343" calcext:value-type="float">
            <text:p>0.845704913139343</text:p>
          </table:table-cell>
          <table:table-cell table:number-columns-repeated="2"/>
        </table:table-row>
        <table:table-row table:style-name="ro1">
          <table:table-cell office:value-type="float" office:value="0.360368281602859" calcext:value-type="float">
            <text:p>0.360368281602859</text:p>
          </table:table-cell>
          <table:table-cell table:number-columns-repeated="2"/>
        </table:table-row>
        <table:table-row table:style-name="ro1">
          <table:table-cell office:value-type="float" office:value="0.847208440303803" calcext:value-type="float">
            <text:p>0.847208440303803</text:p>
          </table:table-cell>
          <table:table-cell table:number-columns-repeated="2"/>
        </table:table-row>
        <table:table-row table:style-name="ro1">
          <table:table-cell office:value-type="float" office:value="0.360356360673904" calcext:value-type="float">
            <text:p>0.360356360673904</text:p>
          </table:table-cell>
          <table:table-cell table:number-columns-repeated="2"/>
        </table:table-row>
        <table:table-row table:style-name="ro1">
          <table:table-cell office:value-type="float" office:value="0.785662651062012" calcext:value-type="float">
            <text:p>0.785662651062012</text:p>
          </table:table-cell>
          <table:table-cell table:number-columns-repeated="2"/>
        </table:table-row>
        <table:table-row table:style-name="ro1">
          <table:table-cell office:value-type="float" office:value="0.358737915754318" calcext:value-type="float">
            <text:p>0.358737915754318</text:p>
          </table:table-cell>
          <table:table-cell table:number-columns-repeated="2"/>
        </table:table-row>
        <table:table-row table:style-name="ro1">
          <table:table-cell office:value-type="float" office:value="0.69809502363205" calcext:value-type="float">
            <text:p>0.69809502363205</text:p>
          </table:table-cell>
          <table:table-cell table:number-columns-repeated="2"/>
        </table:table-row>
        <table:table-row table:style-name="ro1">
          <table:table-cell office:value-type="float" office:value="0.358330994844437" calcext:value-type="float">
            <text:p>0.358330994844437</text:p>
          </table:table-cell>
          <table:table-cell table:number-columns-repeated="2"/>
        </table:table-row>
        <table:table-row table:style-name="ro1">
          <table:table-cell office:value-type="float" office:value="0.357210665941238" calcext:value-type="float">
            <text:p>0.357210665941238</text:p>
          </table:table-cell>
          <table:table-cell table:number-columns-repeated="2"/>
        </table:table-row>
        <table:table-row table:style-name="ro1">
          <table:table-cell office:value-type="float" office:value="0.358301073312759" calcext:value-type="float">
            <text:p>0.358301073312759</text:p>
          </table:table-cell>
          <table:table-cell table:number-columns-repeated="2"/>
        </table:table-row>
        <table:table-row table:style-name="ro1">
          <table:table-cell office:value-type="float" office:value="0.358004927635193" calcext:value-type="float">
            <text:p>0.358004927635193</text:p>
          </table:table-cell>
          <table:table-cell table:number-columns-repeated="2"/>
        </table:table-row>
        <table:table-row table:style-name="ro1">
          <table:table-cell office:value-type="float" office:value="0.357405513525009" calcext:value-type="float">
            <text:p>0.357405513525009</text:p>
          </table:table-cell>
          <table:table-cell table:number-columns-repeated="2"/>
        </table:table-row>
        <table:table-row table:style-name="ro1">
          <table:table-cell office:value-type="float" office:value="0.356951683759689" calcext:value-type="float">
            <text:p>0.356951683759689</text:p>
          </table:table-cell>
          <table:table-cell table:number-columns-repeated="2"/>
        </table:table-row>
        <table:table-row table:style-name="ro1">
          <table:table-cell office:value-type="float" office:value="0.807909965515137" calcext:value-type="float">
            <text:p>0.807909965515137</text:p>
          </table:table-cell>
          <table:table-cell table:number-columns-repeated="2"/>
        </table:table-row>
        <table:table-row table:style-name="ro1">
          <table:table-cell office:value-type="float" office:value="0.359546303749084" calcext:value-type="float">
            <text:p>0.359546303749084</text:p>
          </table:table-cell>
          <table:table-cell table:number-columns-repeated="2"/>
        </table:table-row>
        <table:table-row table:style-name="ro1">
          <table:table-cell office:value-type="float" office:value="0.868105411529541" calcext:value-type="float">
            <text:p>0.868105411529541</text:p>
          </table:table-cell>
          <table:table-cell table:number-columns-repeated="2"/>
        </table:table-row>
        <table:table-row table:style-name="ro1">
          <table:table-cell office:value-type="float" office:value="0.346856534481049" calcext:value-type="float">
            <text:p>0.346856534481049</text:p>
          </table:table-cell>
          <table:table-cell table:number-columns-repeated="2"/>
        </table:table-row>
        <table:table-row table:style-name="ro1">
          <table:table-cell office:value-type="float" office:value="0.865682721138001" calcext:value-type="float">
            <text:p>0.865682721138001</text:p>
          </table:table-cell>
          <table:table-cell table:number-columns-repeated="2"/>
        </table:table-row>
        <table:table-row table:style-name="ro1">
          <table:table-cell office:value-type="float" office:value="0.465799033641815" calcext:value-type="float">
            <text:p>0.465799033641815</text:p>
          </table:table-cell>
          <table:table-cell table:number-columns-repeated="2"/>
        </table:table-row>
        <table:table-row table:style-name="ro1">
          <table:table-cell office:value-type="float" office:value="0.87833845615387" calcext:value-type="float">
            <text:p>0.87833845615387</text:p>
          </table:table-cell>
          <table:table-cell table:number-columns-repeated="2"/>
        </table:table-row>
        <table:table-row table:style-name="ro1">
          <table:table-cell office:value-type="float" office:value="0.457508891820908" calcext:value-type="float">
            <text:p>0.457508891820908</text:p>
          </table:table-cell>
          <table:table-cell table:number-columns-repeated="2"/>
        </table:table-row>
        <table:table-row table:style-name="ro1">
          <table:table-cell office:value-type="float" office:value="0.894655108451843" calcext:value-type="float">
            <text:p>0.894655108451843</text:p>
          </table:table-cell>
          <table:table-cell table:number-columns-repeated="2"/>
        </table:table-row>
        <table:table-row table:style-name="ro1">
          <table:table-cell office:value-type="float" office:value="0.458001405000687" calcext:value-type="float">
            <text:p>0.458001405000687</text:p>
          </table:table-cell>
          <table:table-cell table:number-columns-repeated="2"/>
        </table:table-row>
        <table:table-row table:style-name="ro1">
          <table:table-cell office:value-type="float" office:value="0.902894735336304" calcext:value-type="float">
            <text:p>0.902894735336304</text:p>
          </table:table-cell>
          <table:table-cell table:number-columns-repeated="2"/>
        </table:table-row>
        <table:table-row table:style-name="ro1">
          <table:table-cell office:value-type="float" office:value="0.453315675258637" calcext:value-type="float">
            <text:p>0.453315675258637</text:p>
          </table:table-cell>
          <table:table-cell table:number-columns-repeated="2"/>
        </table:table-row>
        <table:table-row table:style-name="ro1">
          <table:table-cell office:value-type="float" office:value="0.890207588672638" calcext:value-type="float">
            <text:p>0.890207588672638</text:p>
          </table:table-cell>
          <table:table-cell table:number-columns-repeated="2"/>
        </table:table-row>
        <table:table-row table:style-name="ro1">
          <table:table-cell office:value-type="float" office:value="0.451500833034515" calcext:value-type="float">
            <text:p>0.451500833034515</text:p>
          </table:table-cell>
          <table:table-cell table:number-columns-repeated="2"/>
        </table:table-row>
        <table:table-row table:style-name="ro1">
          <table:table-cell office:value-type="float" office:value="0.924186408519745" calcext:value-type="float">
            <text:p>0.924186408519745</text:p>
          </table:table-cell>
          <table:table-cell table:number-columns-repeated="2"/>
        </table:table-row>
        <table:table-row table:style-name="ro1">
          <table:table-cell office:value-type="float" office:value="0.456303268671036" calcext:value-type="float">
            <text:p>0.456303268671036</text:p>
          </table:table-cell>
          <table:table-cell table:number-columns-repeated="2"/>
        </table:table-row>
        <table:table-row table:style-name="ro1">
          <table:table-cell office:value-type="float" office:value="0.899868547916412" calcext:value-type="float">
            <text:p>0.899868547916412</text:p>
          </table:table-cell>
          <table:table-cell table:number-columns-repeated="2"/>
        </table:table-row>
        <table:table-row table:style-name="ro1">
          <table:table-cell office:value-type="float" office:value="0.453414350748062" calcext:value-type="float">
            <text:p>0.453414350748062</text:p>
          </table:table-cell>
          <table:table-cell table:number-columns-repeated="2"/>
        </table:table-row>
        <table:table-row table:style-name="ro1">
          <table:table-cell office:value-type="float" office:value="0.894289314746857" calcext:value-type="float">
            <text:p>0.894289314746857</text:p>
          </table:table-cell>
          <table:table-cell table:number-columns-repeated="2"/>
        </table:table-row>
        <table:table-row table:style-name="ro1">
          <table:table-cell office:value-type="float" office:value="0.452344387769699" calcext:value-type="float">
            <text:p>0.452344387769699</text:p>
          </table:table-cell>
          <table:table-cell table:number-columns-repeated="2"/>
        </table:table-row>
        <table:table-row table:style-name="ro1">
          <table:table-cell office:value-type="float" office:value="0.896048605442047" calcext:value-type="float">
            <text:p>0.896048605442047</text:p>
          </table:table-cell>
          <table:table-cell table:number-columns-repeated="2"/>
        </table:table-row>
        <table:table-row table:style-name="ro1">
          <table:table-cell office:value-type="float" office:value="0.450741291046143" calcext:value-type="float">
            <text:p>0.450741291046143</text:p>
          </table:table-cell>
          <table:table-cell table:number-columns-repeated="2"/>
        </table:table-row>
        <table:table-row table:style-name="ro1">
          <table:table-cell office:value-type="float" office:value="0.856488406658173" calcext:value-type="float">
            <text:p>0.856488406658173</text:p>
          </table:table-cell>
          <table:table-cell table:number-columns-repeated="2"/>
        </table:table-row>
        <table:table-row table:style-name="ro1">
          <table:table-cell office:value-type="float" office:value="0.45231831073761" calcext:value-type="float">
            <text:p>0.45231831073761</text:p>
          </table:table-cell>
          <table:table-cell table:number-columns-repeated="2"/>
        </table:table-row>
        <table:table-row table:style-name="ro1">
          <table:table-cell office:value-type="float" office:value="0.790294408798218" calcext:value-type="float">
            <text:p>0.790294408798218</text:p>
          </table:table-cell>
          <table:table-cell table:number-columns-repeated="2"/>
        </table:table-row>
        <table:table-row table:style-name="ro1">
          <table:table-cell office:value-type="float" office:value="0.454222291707993" calcext:value-type="float">
            <text:p>0.454222291707993</text:p>
          </table:table-cell>
          <table:table-cell table:number-columns-repeated="2"/>
        </table:table-row>
        <table:table-row table:style-name="ro1">
          <table:table-cell office:value-type="float" office:value="0.851646959781647" calcext:value-type="float">
            <text:p>0.851646959781647</text:p>
          </table:table-cell>
          <table:table-cell table:number-columns-repeated="2"/>
        </table:table-row>
        <table:table-row table:style-name="ro1">
          <table:table-cell office:value-type="float" office:value="0.335660398006439" calcext:value-type="float">
            <text:p>0.335660398006439</text:p>
          </table:table-cell>
          <table:table-cell table:number-columns-repeated="2"/>
        </table:table-row>
        <table:table-row table:style-name="ro1">
          <table:table-cell office:value-type="float" office:value="0.771691977977753" calcext:value-type="float">
            <text:p>0.771691977977753</text:p>
          </table:table-cell>
          <table:table-cell table:number-columns-repeated="2"/>
        </table:table-row>
        <table:table-row table:style-name="ro1">
          <table:table-cell office:value-type="float" office:value="0.335889369249344" calcext:value-type="float">
            <text:p>0.335889369249344</text:p>
          </table:table-cell>
          <table:table-cell table:number-columns-repeated="2"/>
        </table:table-row>
        <table:table-row table:style-name="ro1">
          <table:table-cell office:value-type="float" office:value="0.764761984348297" calcext:value-type="float">
            <text:p>0.764761984348297</text:p>
          </table:table-cell>
          <table:table-cell table:number-columns-repeated="2"/>
        </table:table-row>
        <table:table-row table:style-name="ro1">
          <table:table-cell office:value-type="float" office:value="0.335374385118484" calcext:value-type="float">
            <text:p>0.335374385118484</text:p>
          </table:table-cell>
          <table:table-cell table:number-columns-repeated="2"/>
        </table:table-row>
        <table:table-row table:style-name="ro1">
          <table:table-cell office:value-type="float" office:value="0.786311864852905" calcext:value-type="float">
            <text:p>0.786311864852905</text:p>
          </table:table-cell>
          <table:table-cell table:number-columns-repeated="2"/>
        </table:table-row>
        <table:table-row table:style-name="ro1">
          <table:table-cell office:value-type="float" office:value="0.334983944892883" calcext:value-type="float">
            <text:p>0.334983944892883</text:p>
          </table:table-cell>
          <table:table-cell table:number-columns-repeated="2"/>
        </table:table-row>
        <table:table-row table:style-name="ro1">
          <table:table-cell office:value-type="float" office:value="0.816020488739014" calcext:value-type="float">
            <text:p>0.816020488739014</text:p>
          </table:table-cell>
          <table:table-cell table:number-columns-repeated="2"/>
        </table:table-row>
        <table:table-row table:style-name="ro1">
          <table:table-cell office:value-type="float" office:value="0.335281908512115" calcext:value-type="float">
            <text:p>0.335281908512115</text:p>
          </table:table-cell>
          <table:table-cell table:number-columns-repeated="2"/>
        </table:table-row>
        <table:table-row table:style-name="ro1">
          <table:table-cell office:value-type="float" office:value="0.849653303623199" calcext:value-type="float">
            <text:p>0.849653303623199</text:p>
          </table:table-cell>
          <table:table-cell table:number-columns-repeated="2"/>
        </table:table-row>
        <table:table-row table:style-name="ro1">
          <table:table-cell office:value-type="float" office:value="0.336969643831253" calcext:value-type="float">
            <text:p>0.336969643831253</text:p>
          </table:table-cell>
          <table:table-cell table:number-columns-repeated="2"/>
        </table:table-row>
        <table:table-row table:style-name="ro1">
          <table:table-cell office:value-type="float" office:value="0.851126611232758" calcext:value-type="float">
            <text:p>0.851126611232758</text:p>
          </table:table-cell>
          <table:table-cell table:number-columns-repeated="2"/>
        </table:table-row>
        <table:table-row table:style-name="ro1">
          <table:table-cell office:value-type="float" office:value="0.338686347007751" calcext:value-type="float">
            <text:p>0.338686347007751</text:p>
          </table:table-cell>
          <table:table-cell table:number-columns-repeated="2"/>
        </table:table-row>
        <table:table-row table:style-name="ro1">
          <table:table-cell office:value-type="float" office:value="0.809441864490509" calcext:value-type="float">
            <text:p>0.809441864490509</text:p>
          </table:table-cell>
          <table:table-cell table:number-columns-repeated="2"/>
        </table:table-row>
        <table:table-row table:style-name="ro1">
          <table:table-cell office:value-type="float" office:value="0.311052322387695" calcext:value-type="float">
            <text:p>0.311052322387695</text:p>
          </table:table-cell>
          <table:table-cell table:number-columns-repeated="2"/>
        </table:table-row>
        <table:table-row table:style-name="ro1">
          <table:table-cell office:value-type="float" office:value="0.812155067920685" calcext:value-type="float">
            <text:p>0.812155067920685</text:p>
          </table:table-cell>
          <table:table-cell table:number-columns-repeated="2"/>
        </table:table-row>
        <table:table-row table:style-name="ro1">
          <table:table-cell office:value-type="float" office:value="0.309919029474258" calcext:value-type="float">
            <text:p>0.309919029474258</text:p>
          </table:table-cell>
          <table:table-cell table:number-columns-repeated="2"/>
        </table:table-row>
        <table:table-row table:style-name="ro1">
          <table:table-cell office:value-type="float" office:value="0.737182438373566" calcext:value-type="float">
            <text:p>0.737182438373566</text:p>
          </table:table-cell>
          <table:table-cell table:number-columns-repeated="2"/>
        </table:table-row>
        <table:table-row table:style-name="ro1">
          <table:table-cell office:value-type="float" office:value="0.305155366659164" calcext:value-type="float">
            <text:p>0.305155366659164</text:p>
          </table:table-cell>
          <table:table-cell table:number-columns-repeated="2"/>
        </table:table-row>
        <table:table-row table:style-name="ro1">
          <table:table-cell office:value-type="float" office:value="0.670908510684967" calcext:value-type="float">
            <text:p>0.670908510684967</text:p>
          </table:table-cell>
          <table:table-cell table:number-columns-repeated="2"/>
        </table:table-row>
        <table:table-row table:style-name="ro1">
          <table:table-cell office:value-type="float" office:value="0.304376780986786" calcext:value-type="float">
            <text:p>0.304376780986786</text:p>
          </table:table-cell>
          <table:table-cell table:number-columns-repeated="2"/>
        </table:table-row>
        <table:table-row table:style-name="ro1">
          <table:table-cell office:value-type="float" office:value="0.579156339168549" calcext:value-type="float">
            <text:p>0.579156339168549</text:p>
          </table:table-cell>
          <table:table-cell table:number-columns-repeated="2"/>
        </table:table-row>
        <table:table-row table:style-name="ro1">
          <table:table-cell office:value-type="float" office:value="0.305252760648727" calcext:value-type="float">
            <text:p>0.305252760648727</text:p>
          </table:table-cell>
          <table:table-cell table:number-columns-repeated="2"/>
        </table:table-row>
        <table:table-row table:style-name="ro1">
          <table:table-cell office:value-type="float" office:value="0.649060010910034" calcext:value-type="float">
            <text:p>0.649060010910034</text:p>
          </table:table-cell>
          <table:table-cell table:number-columns-repeated="2"/>
        </table:table-row>
        <table:table-row table:style-name="ro1">
          <table:table-cell office:value-type="float" office:value="0.287340432405472" calcext:value-type="float">
            <text:p>0.287340432405472</text:p>
          </table:table-cell>
          <table:table-cell table:number-columns-repeated="2"/>
        </table:table-row>
        <table:table-row table:style-name="ro1">
          <table:table-cell office:value-type="float" office:value="0.671423554420471" calcext:value-type="float">
            <text:p>0.671423554420471</text:p>
          </table:table-cell>
          <table:table-cell table:number-columns-repeated="2"/>
        </table:table-row>
        <table:table-row table:style-name="ro1">
          <table:table-cell office:value-type="float" office:value="0.287529855966568" calcext:value-type="float">
            <text:p>0.287529855966568</text:p>
          </table:table-cell>
          <table:table-cell table:number-columns-repeated="2"/>
        </table:table-row>
        <table:table-row table:style-name="ro1">
          <table:table-cell office:value-type="float" office:value="0.70623517036438" calcext:value-type="float">
            <text:p>0.70623517036438</text:p>
          </table:table-cell>
          <table:table-cell table:number-columns-repeated="2"/>
        </table:table-row>
        <table:table-row table:style-name="ro1">
          <table:table-cell office:value-type="float" office:value="0.286407351493835" calcext:value-type="float">
            <text:p>0.286407351493835</text:p>
          </table:table-cell>
          <table:table-cell table:number-columns-repeated="2"/>
        </table:table-row>
        <table:table-row table:style-name="ro1">
          <table:table-cell office:value-type="float" office:value="0.769081294536591" calcext:value-type="float">
            <text:p>0.769081294536591</text:p>
          </table:table-cell>
          <table:table-cell table:number-columns-repeated="2"/>
        </table:table-row>
        <table:table-row table:style-name="ro1">
          <table:table-cell office:value-type="float" office:value="0.28757181763649" calcext:value-type="float">
            <text:p>0.28757181763649</text:p>
          </table:table-cell>
          <table:table-cell table:number-columns-repeated="2"/>
        </table:table-row>
        <table:table-row table:style-name="ro1">
          <table:table-cell office:value-type="float" office:value="0.859354317188263" calcext:value-type="float">
            <text:p>0.859354317188263</text:p>
          </table:table-cell>
          <table:table-cell table:number-columns-repeated="2"/>
        </table:table-row>
        <table:table-row table:style-name="ro1">
          <table:table-cell office:value-type="float" office:value="0.286544442176819" calcext:value-type="float">
            <text:p>0.286544442176819</text:p>
          </table:table-cell>
          <table:table-cell table:number-columns-repeated="2"/>
        </table:table-row>
        <table:table-row table:style-name="ro1">
          <table:table-cell office:value-type="float" office:value="0.859406411647797" calcext:value-type="float">
            <text:p>0.859406411647797</text:p>
          </table:table-cell>
          <table:table-cell table:number-columns-repeated="2"/>
        </table:table-row>
        <table:table-row table:style-name="ro1">
          <table:table-cell office:value-type="float" office:value="0.290351778268814" calcext:value-type="float">
            <text:p>0.290351778268814</text:p>
          </table:table-cell>
          <table:table-cell table:number-columns-repeated="2"/>
        </table:table-row>
        <table:table-row table:style-name="ro1">
          <table:table-cell office:value-type="float" office:value="0.853557467460632" calcext:value-type="float">
            <text:p>0.853557467460632</text:p>
          </table:table-cell>
          <table:table-cell table:number-columns-repeated="2"/>
        </table:table-row>
        <table:table-row table:style-name="ro1">
          <table:table-cell office:value-type="float" office:value="0.285401910543442" calcext:value-type="float">
            <text:p>0.285401910543442</text:p>
          </table:table-cell>
          <table:table-cell table:number-columns-repeated="2"/>
        </table:table-row>
        <table:table-row table:style-name="ro1">
          <table:table-cell office:value-type="float" office:value="0.856903314590454" calcext:value-type="float">
            <text:p>0.856903314590454</text:p>
          </table:table-cell>
          <table:table-cell table:number-columns-repeated="2"/>
        </table:table-row>
        <table:table-row table:style-name="ro1">
          <table:table-cell office:value-type="float" office:value="0.285707503557205" calcext:value-type="float">
            <text:p>0.285707503557205</text:p>
          </table:table-cell>
          <table:table-cell table:number-columns-repeated="2"/>
        </table:table-row>
        <table:table-row table:style-name="ro1">
          <table:table-cell office:value-type="float" office:value="0.831016004085541" calcext:value-type="float">
            <text:p>0.831016004085541</text:p>
          </table:table-cell>
          <table:table-cell table:number-columns-repeated="2"/>
        </table:table-row>
        <table:table-row table:style-name="ro1">
          <table:table-cell office:value-type="float" office:value="0.285111576318741" calcext:value-type="float">
            <text:p>0.285111576318741</text:p>
          </table:table-cell>
          <table:table-cell table:number-columns-repeated="2"/>
        </table:table-row>
        <table:table-row table:style-name="ro1">
          <table:table-cell office:value-type="float" office:value="0.790835916996002" calcext:value-type="float">
            <text:p>0.790835916996002</text:p>
          </table:table-cell>
          <table:table-cell table:number-columns-repeated="2"/>
        </table:table-row>
        <table:table-row table:style-name="ro1">
          <table:table-cell office:value-type="float" office:value="0.735704481601715" calcext:value-type="float">
            <text:p>0.735704481601715</text:p>
          </table:table-cell>
          <table:table-cell table:number-columns-repeated="2"/>
        </table:table-row>
        <table:table-row table:style-name="ro1">
          <table:table-cell office:value-type="float" office:value="0.679311692714691" calcext:value-type="float">
            <text:p>0.679311692714691</text:p>
          </table:table-cell>
          <table:table-cell table:number-columns-repeated="2"/>
        </table:table-row>
        <table:table-row table:style-name="ro1">
          <table:table-cell office:value-type="float" office:value="0.745897471904755" calcext:value-type="float">
            <text:p>0.745897471904755</text:p>
          </table:table-cell>
          <table:table-cell table:number-columns-repeated="2"/>
        </table:table-row>
        <table:table-row table:style-name="ro1">
          <table:table-cell office:value-type="float" office:value="0.301907181739807" calcext:value-type="float">
            <text:p>0.301907181739807</text:p>
          </table:table-cell>
          <table:table-cell table:number-columns-repeated="2"/>
        </table:table-row>
        <table:table-row table:style-name="ro1">
          <table:table-cell office:value-type="float" office:value="0.561922907829285" calcext:value-type="float">
            <text:p>0.561922907829285</text:p>
          </table:table-cell>
          <table:table-cell table:number-columns-repeated="2"/>
        </table:table-row>
        <table:table-row table:style-name="ro1">
          <table:table-cell office:value-type="float" office:value="0.304751962423325" calcext:value-type="float">
            <text:p>0.304751962423325</text:p>
          </table:table-cell>
          <table:table-cell table:number-columns-repeated="2"/>
        </table:table-row>
        <table:table-row table:style-name="ro1">
          <table:table-cell office:value-type="float" office:value="0.304527461528778" calcext:value-type="float">
            <text:p>0.304527461528778</text:p>
          </table:table-cell>
          <table:table-cell table:number-columns-repeated="2"/>
        </table:table-row>
        <table:table-row table:style-name="ro1">
          <table:table-cell office:value-type="float" office:value="0.305267214775085" calcext:value-type="float">
            <text:p>0.305267214775085</text:p>
          </table:table-cell>
          <table:table-cell table:number-columns-repeated="2"/>
        </table:table-row>
        <table:table-row table:style-name="ro1">
          <table:table-cell office:value-type="float" office:value="0.309453040361404" calcext:value-type="float">
            <text:p>0.309453040361404</text:p>
          </table:table-cell>
          <table:table-cell table:number-columns-repeated="2"/>
        </table:table-row>
        <table:table-row table:style-name="ro1">
          <table:table-cell office:value-type="float" office:value="0.29664808511734" calcext:value-type="float">
            <text:p>0.29664808511734</text:p>
          </table:table-cell>
          <table:table-cell table:number-columns-repeated="2"/>
        </table:table-row>
        <table:table-row table:style-name="ro1">
          <table:table-cell office:value-type="float" office:value="0.293379038572311" calcext:value-type="float">
            <text:p>0.293379038572311</text:p>
          </table:table-cell>
          <table:table-cell table:number-columns-repeated="2"/>
        </table:table-row>
        <table:table-row table:style-name="ro1">
          <table:table-cell office:value-type="float" office:value="0.295132517814636" calcext:value-type="float">
            <text:p>0.295132517814636</text:p>
          </table:table-cell>
          <table:table-cell table:number-columns-repeated="2"/>
        </table:table-row>
        <table:table-row table:style-name="ro1">
          <table:table-cell office:value-type="float" office:value="0.294112682342529" calcext:value-type="float">
            <text:p>0.294112682342529</text:p>
          </table:table-cell>
          <table:table-cell table:number-columns-repeated="2"/>
        </table:table-row>
        <table:table-row table:style-name="ro1">
          <table:table-cell office:value-type="float" office:value="0.297649502754211" calcext:value-type="float">
            <text:p>0.297649502754211</text:p>
          </table:table-cell>
          <table:table-cell table:number-columns-repeated="2"/>
        </table:table-row>
        <table:table-row table:style-name="ro1">
          <table:table-cell office:value-type="float" office:value="0.79526549577713" calcext:value-type="float">
            <text:p>0.79526549577713</text:p>
          </table:table-cell>
          <table:table-cell table:number-columns-repeated="2"/>
        </table:table-row>
        <table:table-row table:style-name="ro1">
          <table:table-cell office:value-type="float" office:value="0.294926196336746" calcext:value-type="float">
            <text:p>0.294926196336746</text:p>
          </table:table-cell>
          <table:table-cell table:number-columns-repeated="2"/>
        </table:table-row>
        <table:table-row table:style-name="ro1">
          <table:table-cell office:value-type="float" office:value="0.570254564285278" calcext:value-type="float">
            <text:p>0.570254564285278</text:p>
          </table:table-cell>
          <table:table-cell table:number-columns-repeated="2"/>
        </table:table-row>
        <table:table-row table:style-name="ro1">
          <table:table-cell office:value-type="float" office:value="0.300592184066772" calcext:value-type="float">
            <text:p>0.300592184066772</text:p>
          </table:table-cell>
          <table:table-cell table:number-columns-repeated="2"/>
        </table:table-row>
        <table:table-row table:style-name="ro1">
          <table:table-cell office:value-type="float" office:value="0.286195576190948" calcext:value-type="float">
            <text:p>0.286195576190948</text:p>
          </table:table-cell>
          <table:table-cell table:number-columns-repeated="2"/>
        </table:table-row>
        <table:table-row table:style-name="ro1">
          <table:table-cell office:value-type="float" office:value="0.289161890745163" calcext:value-type="float">
            <text:p>0.289161890745163</text:p>
          </table:table-cell>
          <table:table-cell table:number-columns-repeated="2"/>
        </table:table-row>
        <table:table-row table:style-name="ro1">
          <table:table-cell office:value-type="float" office:value="0.284886687994003" calcext:value-type="float">
            <text:p>0.284886687994003</text:p>
          </table:table-cell>
          <table:table-cell table:number-columns-repeated="2"/>
        </table:table-row>
        <table:table-row table:style-name="ro1">
          <table:table-cell office:value-type="float" office:value="0.285214275121689" calcext:value-type="float">
            <text:p>0.285214275121689</text:p>
          </table:table-cell>
          <table:table-cell table:number-columns-repeated="2"/>
        </table:table-row>
        <table:table-row table:style-name="ro1">
          <table:table-cell office:value-type="float" office:value="0.285289853811264" calcext:value-type="float">
            <text:p>0.285289853811264</text:p>
          </table:table-cell>
          <table:table-cell table:number-columns-repeated="2"/>
        </table:table-row>
        <table:table-row table:style-name="ro1">
          <table:table-cell office:value-type="float" office:value="0.287108033895493" calcext:value-type="float">
            <text:p>0.287108033895493</text:p>
          </table:table-cell>
          <table:table-cell table:number-columns-repeated="2"/>
        </table:table-row>
        <table:table-row table:style-name="ro1">
          <table:table-cell office:value-type="float" office:value="0.285672813653946" calcext:value-type="float">
            <text:p>0.285672813653946</text:p>
          </table:table-cell>
          <table:table-cell table:number-columns-repeated="2"/>
        </table:table-row>
        <table:table-row table:style-name="ro1">
          <table:table-cell office:value-type="float" office:value="0.286332994699478" calcext:value-type="float">
            <text:p>0.286332994699478</text:p>
          </table:table-cell>
          <table:table-cell table:number-columns-repeated="2"/>
        </table:table-row>
        <table:table-row table:style-name="ro1">
          <table:table-cell office:value-type="float" office:value="0.282578885555267" calcext:value-type="float">
            <text:p>0.282578885555267</text:p>
          </table:table-cell>
          <table:table-cell table:number-columns-repeated="2"/>
        </table:table-row>
        <table:table-row table:style-name="ro1">
          <table:table-cell office:value-type="float" office:value="0.282915055751801" calcext:value-type="float">
            <text:p>0.282915055751801</text:p>
          </table:table-cell>
          <table:table-cell table:number-columns-repeated="2"/>
        </table:table-row>
        <table:table-row table:style-name="ro1">
          <table:table-cell office:value-type="float" office:value="0.282566547393799" calcext:value-type="float">
            <text:p>0.282566547393799</text:p>
          </table:table-cell>
          <table:table-cell table:number-columns-repeated="2"/>
        </table:table-row>
        <table:table-row table:style-name="ro1">
          <table:table-cell office:value-type="float" office:value="0.282711535692215" calcext:value-type="float">
            <text:p>0.282711535692215</text:p>
          </table:table-cell>
          <table:table-cell table:number-columns-repeated="2"/>
        </table:table-row>
        <table:table-row table:style-name="ro1">
          <table:table-cell office:value-type="float" office:value="0.290848851203918" calcext:value-type="float">
            <text:p>0.290848851203918</text:p>
          </table:table-cell>
          <table:table-cell table:number-columns-repeated="2"/>
        </table:table-row>
        <table:table-row table:style-name="ro1">
          <table:table-cell office:value-type="float" office:value="0.292899429798126" calcext:value-type="float">
            <text:p>0.292899429798126</text:p>
          </table:table-cell>
          <table:table-cell table:number-columns-repeated="2"/>
        </table:table-row>
        <table:table-row table:style-name="ro1">
          <table:table-cell office:value-type="float" office:value="0.290338575839996" calcext:value-type="float">
            <text:p>0.290338575839996</text:p>
          </table:table-cell>
          <table:table-cell table:number-columns-repeated="2"/>
        </table:table-row>
        <table:table-row table:style-name="ro1">
          <table:table-cell office:value-type="float" office:value="0.291685283184052" calcext:value-type="float">
            <text:p>0.291685283184052</text:p>
          </table:table-cell>
          <table:table-cell table:number-columns-repeated="2"/>
        </table:table-row>
        <table:table-row table:style-name="ro1">
          <table:table-cell office:value-type="float" office:value="0.290780335664749" calcext:value-type="float">
            <text:p>0.290780335664749</text:p>
          </table:table-cell>
          <table:table-cell table:number-columns-repeated="2"/>
        </table:table-row>
        <table:table-row table:style-name="ro1">
          <table:table-cell office:value-type="float" office:value="0.316004753112793" calcext:value-type="float">
            <text:p>0.316004753112793</text:p>
          </table:table-cell>
          <table:table-cell table:number-columns-repeated="2"/>
        </table:table-row>
        <table:table-row table:style-name="ro1">
          <table:table-cell office:value-type="float" office:value="0.312611669301987" calcext:value-type="float">
            <text:p>0.312611669301987</text:p>
          </table:table-cell>
          <table:table-cell table:number-columns-repeated="2"/>
        </table:table-row>
        <table:table-row table:style-name="ro1">
          <table:table-cell office:value-type="float" office:value="0.311526715755463" calcext:value-type="float">
            <text:p>0.311526715755463</text:p>
          </table:table-cell>
          <table:table-cell table:number-columns-repeated="2"/>
        </table:table-row>
        <table:table-row table:style-name="ro1">
          <table:table-cell office:value-type="float" office:value="0.311366617679596" calcext:value-type="float">
            <text:p>0.311366617679596</text:p>
          </table:table-cell>
          <table:table-cell table:number-columns-repeated="2"/>
        </table:table-row>
        <table:table-row table:style-name="ro1">
          <table:table-cell office:value-type="float" office:value="0.328134447336197" calcext:value-type="float">
            <text:p>0.328134447336197</text:p>
          </table:table-cell>
          <table:table-cell table:number-columns-repeated="2"/>
        </table:table-row>
        <table:table-row table:style-name="ro1">
          <table:table-cell office:value-type="float" office:value="0.332963585853577" calcext:value-type="float">
            <text:p>0.332963585853577</text:p>
          </table:table-cell>
          <table:table-cell table:number-columns-repeated="2"/>
        </table:table-row>
        <table:table-row table:style-name="ro1">
          <table:table-cell office:value-type="float" office:value="0.394300252199173" calcext:value-type="float">
            <text:p>0.394300252199173</text:p>
          </table:table-cell>
          <table:table-cell table:number-columns-repeated="2"/>
        </table:table-row>
        <table:table-row table:style-name="ro1">
          <table:table-cell office:value-type="float" office:value="0.329863250255585" calcext:value-type="float">
            <text:p>0.329863250255585</text:p>
          </table:table-cell>
          <table:table-cell table:number-columns-repeated="2"/>
        </table:table-row>
        <table:table-row table:style-name="ro1">
          <table:table-cell office:value-type="float" office:value="0.505295336246491" calcext:value-type="float">
            <text:p>0.505295336246491</text:p>
          </table:table-cell>
          <table:table-cell table:number-columns-repeated="2"/>
        </table:table-row>
        <table:table-row table:style-name="ro1">
          <table:table-cell office:value-type="float" office:value="0.322505593299866" calcext:value-type="float">
            <text:p>0.322505593299866</text:p>
          </table:table-cell>
          <table:table-cell table:number-columns-repeated="2"/>
        </table:table-row>
        <table:table-row table:style-name="ro1">
          <table:table-cell office:value-type="float" office:value="0.543532431125641" calcext:value-type="float">
            <text:p>0.543532431125641</text:p>
          </table:table-cell>
          <table:table-cell table:number-columns-repeated="2"/>
        </table:table-row>
        <table:table-row table:style-name="ro1">
          <table:table-cell office:value-type="float" office:value="0.32990238070488" calcext:value-type="float">
            <text:p>0.32990238070488</text:p>
          </table:table-cell>
          <table:table-cell table:number-columns-repeated="2"/>
        </table:table-row>
        <table:table-row table:style-name="ro1">
          <table:table-cell office:value-type="float" office:value="0.608042061328888" calcext:value-type="float">
            <text:p>0.608042061328888</text:p>
          </table:table-cell>
          <table:table-cell table:number-columns-repeated="2"/>
        </table:table-row>
        <table:table-row table:style-name="ro1">
          <table:table-cell office:value-type="float" office:value="0.326605468988419" calcext:value-type="float">
            <text:p>0.326605468988419</text:p>
          </table:table-cell>
          <table:table-cell table:number-columns-repeated="2"/>
        </table:table-row>
        <table:table-row table:style-name="ro1">
          <table:table-cell office:value-type="float" office:value="0.527514278888702" calcext:value-type="float">
            <text:p>0.527514278888702</text:p>
          </table:table-cell>
          <table:table-cell table:number-columns-repeated="2"/>
        </table:table-row>
        <table:table-row table:style-name="ro1">
          <table:table-cell office:value-type="float" office:value="0.329413533210754" calcext:value-type="float">
            <text:p>0.329413533210754</text:p>
          </table:table-cell>
          <table:table-cell table:number-columns-repeated="2"/>
        </table:table-row>
        <table:table-row table:style-name="ro1">
          <table:table-cell office:value-type="float" office:value="0.590905845165253" calcext:value-type="float">
            <text:p>0.590905845165253</text:p>
          </table:table-cell>
          <table:table-cell table:number-columns-repeated="2"/>
        </table:table-row>
        <table:table-row table:style-name="ro1">
          <table:table-cell office:value-type="float" office:value="0.329636573791504" calcext:value-type="float">
            <text:p>0.329636573791504</text:p>
          </table:table-cell>
          <table:table-cell table:number-columns-repeated="2"/>
        </table:table-row>
        <table:table-row table:style-name="ro1">
          <table:table-cell office:value-type="float" office:value="0.530624151229858" calcext:value-type="float">
            <text:p>0.530624151229858</text:p>
          </table:table-cell>
          <table:table-cell table:number-columns-repeated="2"/>
        </table:table-row>
        <table:table-row table:style-name="ro1">
          <table:table-cell office:value-type="float" office:value="0.329941511154175" calcext:value-type="float">
            <text:p>0.329941511154175</text:p>
          </table:table-cell>
          <table:table-cell table:number-columns-repeated="2"/>
        </table:table-row>
        <table:table-row table:style-name="ro1">
          <table:table-cell office:value-type="float" office:value="0.639839887619019" calcext:value-type="float">
            <text:p>0.639839887619019</text:p>
          </table:table-cell>
          <table:table-cell table:number-columns-repeated="2"/>
        </table:table-row>
        <table:table-row table:style-name="ro1">
          <table:table-cell office:value-type="float" office:value="0.261490643024445" calcext:value-type="float">
            <text:p>0.261490643024445</text:p>
          </table:table-cell>
          <table:table-cell table:number-columns-repeated="2"/>
        </table:table-row>
        <table:table-row table:style-name="ro1">
          <table:table-cell office:value-type="float" office:value="0.329473733901978" calcext:value-type="float">
            <text:p>0.329473733901978</text:p>
          </table:table-cell>
          <table:table-cell table:number-columns-repeated="2"/>
        </table:table-row>
        <table:table-row table:style-name="ro1">
          <table:table-cell office:value-type="float" office:value="0.720898866653442" calcext:value-type="float">
            <text:p>0.720898866653442</text:p>
          </table:table-cell>
          <table:table-cell table:number-columns-repeated="2"/>
        </table:table-row>
        <table:table-row table:style-name="ro1">
          <table:table-cell office:value-type="float" office:value="0.270298570394516" calcext:value-type="float">
            <text:p>0.270298570394516</text:p>
          </table:table-cell>
          <table:table-cell table:number-columns-repeated="2"/>
        </table:table-row>
        <table:table-row table:style-name="ro1">
          <table:table-cell office:value-type="float" office:value="0.330184191465378" calcext:value-type="float">
            <text:p>0.330184191465378</text:p>
          </table:table-cell>
          <table:table-cell table:number-columns-repeated="2"/>
        </table:table-row>
        <table:table-row table:style-name="ro1">
          <table:table-cell office:value-type="float" office:value="0.77628082036972" calcext:value-type="float">
            <text:p>0.77628082036972</text:p>
          </table:table-cell>
          <table:table-cell table:number-columns-repeated="2"/>
        </table:table-row>
        <table:table-row table:style-name="ro1">
          <table:table-cell office:value-type="float" office:value="0.271559089422226" calcext:value-type="float">
            <text:p>0.271559089422226</text:p>
          </table:table-cell>
          <table:table-cell table:number-columns-repeated="2"/>
        </table:table-row>
        <table:table-row table:style-name="ro1">
          <table:table-cell office:value-type="float" office:value="0.326047599315643" calcext:value-type="float">
            <text:p>0.326047599315643</text:p>
          </table:table-cell>
          <table:table-cell table:number-columns-repeated="2"/>
        </table:table-row>
        <table:table-row table:style-name="ro1">
          <table:table-cell office:value-type="float" office:value="0.777152419090271" calcext:value-type="float">
            <text:p>0.777152419090271</text:p>
          </table:table-cell>
          <table:table-cell table:number-columns-repeated="2"/>
        </table:table-row>
        <table:table-row table:style-name="ro1">
          <table:table-cell office:value-type="float" office:value="0.271298438310623" calcext:value-type="float">
            <text:p>0.271298438310623</text:p>
          </table:table-cell>
          <table:table-cell table:number-columns-repeated="2"/>
        </table:table-row>
        <table:table-row table:style-name="ro1">
          <table:table-cell office:value-type="float" office:value="0.331235647201538" calcext:value-type="float">
            <text:p>0.331235647201538</text:p>
          </table:table-cell>
          <table:table-cell table:number-columns-repeated="2"/>
        </table:table-row>
        <table:table-row table:style-name="ro1">
          <table:table-cell office:value-type="float" office:value="0.736439347267151" calcext:value-type="float">
            <text:p>0.736439347267151</text:p>
          </table:table-cell>
          <table:table-cell table:number-columns-repeated="2"/>
        </table:table-row>
        <table:table-row table:style-name="ro1">
          <table:table-cell office:value-type="float" office:value="0.265129566192627" calcext:value-type="float">
            <text:p>0.265129566192627</text:p>
          </table:table-cell>
          <table:table-cell table:number-columns-repeated="2"/>
        </table:table-row>
        <table:table-row table:style-name="ro1">
          <table:table-cell office:value-type="float" office:value="0.330316573381424" calcext:value-type="float">
            <text:p>0.330316573381424</text:p>
          </table:table-cell>
          <table:table-cell table:number-columns-repeated="2"/>
        </table:table-row>
        <table:table-row table:style-name="ro1">
          <table:table-cell office:value-type="float" office:value="0.636354684829712" calcext:value-type="float">
            <text:p>0.636354684829712</text:p>
          </table:table-cell>
          <table:table-cell table:number-columns-repeated="2"/>
        </table:table-row>
        <table:table-row table:style-name="ro1">
          <table:table-cell office:value-type="float" office:value="0.265674024820328" calcext:value-type="float">
            <text:p>0.265674024820328</text:p>
          </table:table-cell>
          <table:table-cell table:number-columns-repeated="2"/>
        </table:table-row>
        <table:table-row table:style-name="ro1">
          <table:table-cell office:value-type="float" office:value="0.33012443780899" calcext:value-type="float">
            <text:p>0.33012443780899</text:p>
          </table:table-cell>
          <table:table-cell table:number-columns-repeated="2"/>
        </table:table-row>
        <table:table-row table:style-name="ro1">
          <table:table-cell office:value-type="float" office:value="0.678341627120972" calcext:value-type="float">
            <text:p>0.678341627120972</text:p>
          </table:table-cell>
          <table:table-cell table:number-columns-repeated="2"/>
        </table:table-row>
        <table:table-row table:style-name="ro1">
          <table:table-cell office:value-type="float" office:value="0.339129358530045" calcext:value-type="float">
            <text:p>0.339129358530045</text:p>
          </table:table-cell>
          <table:table-cell table:number-columns-repeated="2"/>
        </table:table-row>
        <table:table-row table:style-name="ro1">
          <table:table-cell office:value-type="float" office:value="0.82661634683609" calcext:value-type="float">
            <text:p>0.82661634683609</text:p>
          </table:table-cell>
          <table:table-cell table:number-columns-repeated="2"/>
        </table:table-row>
        <table:table-row table:style-name="ro1">
          <table:table-cell office:value-type="float" office:value="0.342505693435669" calcext:value-type="float">
            <text:p>0.342505693435669</text:p>
          </table:table-cell>
          <table:table-cell table:number-columns-repeated="2"/>
        </table:table-row>
        <table:table-row table:style-name="ro1">
          <table:table-cell office:value-type="float" office:value="0.87405127286911" calcext:value-type="float">
            <text:p>0.87405127286911</text:p>
          </table:table-cell>
          <table:table-cell table:number-columns-repeated="2"/>
        </table:table-row>
        <table:table-row table:style-name="ro1">
          <table:table-cell office:value-type="float" office:value="0.34390464425087" calcext:value-type="float">
            <text:p>0.34390464425087</text:p>
          </table:table-cell>
          <table:table-cell table:number-columns-repeated="2"/>
        </table:table-row>
        <table:table-row table:style-name="ro1">
          <table:table-cell office:value-type="float" office:value="0.812061071395874" calcext:value-type="float">
            <text:p>0.812061071395874</text:p>
          </table:table-cell>
          <table:table-cell table:number-columns-repeated="2"/>
        </table:table-row>
        <table:table-row table:style-name="ro1">
          <table:table-cell office:value-type="float" office:value="0.344270378351212" calcext:value-type="float">
            <text:p>0.344270378351212</text:p>
          </table:table-cell>
          <table:table-cell table:number-columns-repeated="2"/>
        </table:table-row>
        <table:table-row table:style-name="ro1">
          <table:table-cell office:value-type="float" office:value="0.80644965171814" calcext:value-type="float">
            <text:p>0.80644965171814</text:p>
          </table:table-cell>
          <table:table-cell table:number-columns-repeated="2"/>
        </table:table-row>
        <table:table-row table:style-name="ro1">
          <table:table-cell office:value-type="float" office:value="0.3381427526474" calcext:value-type="float">
            <text:p>0.3381427526474</text:p>
          </table:table-cell>
          <table:table-cell table:number-columns-repeated="2"/>
        </table:table-row>
        <table:table-row table:style-name="ro1">
          <table:table-cell office:value-type="float" office:value="0.600964307785034" calcext:value-type="float">
            <text:p>0.600964307785034</text:p>
          </table:table-cell>
          <table:table-cell table:number-columns-repeated="2"/>
        </table:table-row>
        <table:table-row table:style-name="ro1">
          <table:table-cell office:value-type="float" office:value="0.344710290431976" calcext:value-type="float">
            <text:p>0.344710290431976</text:p>
          </table:table-cell>
          <table:table-cell table:number-columns-repeated="2"/>
        </table:table-row>
        <table:table-row table:style-name="ro1">
          <table:table-cell office:value-type="float" office:value="0.785537898540497" calcext:value-type="float">
            <text:p>0.785537898540497</text:p>
          </table:table-cell>
          <table:table-cell table:number-columns-repeated="2"/>
        </table:table-row>
        <table:table-row table:style-name="ro1">
          <table:table-cell office:value-type="float" office:value="0.344109863042831" calcext:value-type="float">
            <text:p>0.344109863042831</text:p>
          </table:table-cell>
          <table:table-cell table:number-columns-repeated="2"/>
        </table:table-row>
        <table:table-row table:style-name="ro1">
          <table:table-cell office:value-type="float" office:value="0.345700591802597" calcext:value-type="float">
            <text:p>0.345700591802597</text:p>
          </table:table-cell>
          <table:table-cell table:number-columns-repeated="2"/>
        </table:table-row>
        <table:table-row table:style-name="ro1">
          <table:table-cell office:value-type="float" office:value="0.340353429317474" calcext:value-type="float">
            <text:p>0.340353429317474</text:p>
          </table:table-cell>
          <table:table-cell table:number-columns-repeated="2"/>
        </table:table-row>
        <table:table-row table:style-name="ro1">
          <table:table-cell office:value-type="float" office:value="0.335822552442551" calcext:value-type="float">
            <text:p>0.335822552442551</text:p>
          </table:table-cell>
          <table:table-cell table:number-columns-repeated="2"/>
        </table:table-row>
        <table:table-row table:style-name="ro1">
          <table:table-cell office:value-type="float" office:value="0.663589537143707" calcext:value-type="float">
            <text:p>0.663589537143707</text:p>
          </table:table-cell>
          <table:table-cell table:number-columns-repeated="2"/>
        </table:table-row>
        <table:table-row table:style-name="ro1">
          <table:table-cell office:value-type="float" office:value="0.335653275251389" calcext:value-type="float">
            <text:p>0.335653275251389</text:p>
          </table:table-cell>
          <table:table-cell table:number-columns-repeated="2"/>
        </table:table-row>
        <table:table-row table:style-name="ro1">
          <table:table-cell office:value-type="float" office:value="0.642105579376221" calcext:value-type="float">
            <text:p>0.642105579376221</text:p>
          </table:table-cell>
          <table:table-cell table:number-columns-repeated="2"/>
        </table:table-row>
        <table:table-row table:style-name="ro1">
          <table:table-cell office:value-type="float" office:value="0.336282461881638" calcext:value-type="float">
            <text:p>0.336282461881638</text:p>
          </table:table-cell>
          <table:table-cell table:number-columns-repeated="2"/>
        </table:table-row>
        <table:table-row table:style-name="ro1">
          <table:table-cell office:value-type="float" office:value="0.73217386007309" calcext:value-type="float">
            <text:p>0.73217386007309</text:p>
          </table:table-cell>
          <table:table-cell table:number-columns-repeated="2"/>
        </table:table-row>
        <table:table-row table:style-name="ro1">
          <table:table-cell office:value-type="float" office:value="0.327892273664474" calcext:value-type="float">
            <text:p>0.327892273664474</text:p>
          </table:table-cell>
          <table:table-cell table:number-columns-repeated="2"/>
        </table:table-row>
        <table:table-row table:style-name="ro1">
          <table:table-cell office:value-type="float" office:value="0.838478565216064" calcext:value-type="float">
            <text:p>0.838478565216064</text:p>
          </table:table-cell>
          <table:table-cell table:number-columns-repeated="2"/>
        </table:table-row>
        <table:table-row table:style-name="ro1">
          <table:table-cell office:value-type="float" office:value="0.30251082777977" calcext:value-type="float">
            <text:p>0.30251082777977</text:p>
          </table:table-cell>
          <table:table-cell table:number-columns-repeated="2"/>
        </table:table-row>
        <table:table-row table:style-name="ro1">
          <table:table-cell office:value-type="float" office:value="0.888775646686554" calcext:value-type="float">
            <text:p>0.888775646686554</text:p>
          </table:table-cell>
          <table:table-cell table:number-columns-repeated="2"/>
        </table:table-row>
        <table:table-row table:style-name="ro1">
          <table:table-cell office:value-type="float" office:value="0.290596336126328" calcext:value-type="float">
            <text:p>0.290596336126328</text:p>
          </table:table-cell>
          <table:table-cell table:number-columns-repeated="2"/>
        </table:table-row>
        <table:table-row table:style-name="ro1">
          <table:table-cell office:value-type="float" office:value="0.891615569591522" calcext:value-type="float">
            <text:p>0.891615569591522</text:p>
          </table:table-cell>
          <table:table-cell table:number-columns-repeated="2"/>
        </table:table-row>
        <table:table-row table:style-name="ro1">
          <table:table-cell office:value-type="float" office:value="0.286990612745285" calcext:value-type="float">
            <text:p>0.286990612745285</text:p>
          </table:table-cell>
          <table:table-cell table:number-columns-repeated="2"/>
        </table:table-row>
        <table:table-row table:style-name="ro1">
          <table:table-cell office:value-type="float" office:value="0.898069500923157" calcext:value-type="float">
            <text:p>0.898069500923157</text:p>
          </table:table-cell>
          <table:table-cell table:number-columns-repeated="2"/>
        </table:table-row>
        <table:table-row table:style-name="ro1">
          <table:table-cell office:value-type="float" office:value="0.287302434444427" calcext:value-type="float">
            <text:p>0.287302434444427</text:p>
          </table:table-cell>
          <table:table-cell table:number-columns-repeated="2"/>
        </table:table-row>
        <table:table-row table:style-name="ro1">
          <table:table-cell office:value-type="float" office:value="0.464440941810608" calcext:value-type="float">
            <text:p>0.464440941810608</text:p>
          </table:table-cell>
          <table:table-cell table:number-columns-repeated="2"/>
        </table:table-row>
        <table:table-row table:style-name="ro1">
          <table:table-cell office:value-type="float" office:value="0.251288890838623" calcext:value-type="float">
            <text:p>0.251288890838623</text:p>
          </table:table-cell>
          <table:table-cell table:number-columns-repeated="2"/>
        </table:table-row>
        <table:table-row table:style-name="ro1">
          <table:table-cell office:value-type="float" office:value="0.771209359169006" calcext:value-type="float">
            <text:p>0.771209359169006</text:p>
          </table:table-cell>
          <table:table-cell table:number-columns-repeated="2"/>
        </table:table-row>
        <table:table-row table:style-name="ro1">
          <table:table-cell office:value-type="float" office:value="0.251621872186661" calcext:value-type="float">
            <text:p>0.251621872186661</text:p>
          </table:table-cell>
          <table:table-cell table:number-columns-repeated="2"/>
        </table:table-row>
        <table:table-row table:style-name="ro1">
          <table:table-cell office:value-type="float" office:value="0.257610231637955" calcext:value-type="float">
            <text:p>0.257610231637955</text:p>
          </table:table-cell>
          <table:table-cell table:number-columns-repeated="2"/>
        </table:table-row>
        <table:table-row table:style-name="ro1">
          <table:table-cell office:value-type="float" office:value="0.251359283924103" calcext:value-type="float">
            <text:p>0.251359283924103</text:p>
          </table:table-cell>
          <table:table-cell table:number-columns-repeated="2"/>
        </table:table-row>
        <table:table-row table:style-name="ro1">
          <table:table-cell office:value-type="float" office:value="0.312423437833786" calcext:value-type="float">
            <text:p>0.312423437833786</text:p>
          </table:table-cell>
          <table:table-cell table:number-columns-repeated="2"/>
        </table:table-row>
        <table:table-row table:style-name="ro1">
          <table:table-cell office:value-type="float" office:value="0.25899612903595" calcext:value-type="float">
            <text:p>0.25899612903595</text:p>
          </table:table-cell>
          <table:table-cell table:number-columns-repeated="2"/>
        </table:table-row>
        <table:table-row table:style-name="ro1">
          <table:table-cell office:value-type="float" office:value="0.513217747211456" calcext:value-type="float">
            <text:p>0.513217747211456</text:p>
          </table:table-cell>
          <table:table-cell table:number-columns-repeated="2"/>
        </table:table-row>
        <table:table-row table:style-name="ro1">
          <table:table-cell office:value-type="float" office:value="0.268652647733688" calcext:value-type="float">
            <text:p>0.268652647733688</text:p>
          </table:table-cell>
          <table:table-cell table:number-columns-repeated="2"/>
        </table:table-row>
        <table:table-row table:style-name="ro1">
          <table:table-cell office:value-type="float" office:value="0.259788334369659" calcext:value-type="float">
            <text:p>0.259788334369659</text:p>
          </table:table-cell>
          <table:table-cell table:number-columns-repeated="2"/>
        </table:table-row>
        <table:table-row table:style-name="ro1">
          <table:table-cell office:value-type="float" office:value="0.253852397203445" calcext:value-type="float">
            <text:p>0.253852397203445</text:p>
          </table:table-cell>
          <table:table-cell table:number-columns-repeated="2"/>
        </table:table-row>
        <table:table-row table:style-name="ro1">
          <table:table-cell office:value-type="float" office:value="0.736187100410461" calcext:value-type="float">
            <text:p>0.736187100410461</text:p>
          </table:table-cell>
          <table:table-cell table:number-columns-repeated="2"/>
        </table:table-row>
        <table:table-row table:style-name="ro1">
          <table:table-cell office:value-type="float" office:value="0.789841234683991" calcext:value-type="float">
            <text:p>0.789841234683991</text:p>
          </table:table-cell>
          <table:table-cell table:number-columns-repeated="2"/>
        </table:table-row>
        <table:table-row table:style-name="ro1">
          <table:table-cell office:value-type="float" office:value="0.264383256435394" calcext:value-type="float">
            <text:p>0.264383256435394</text:p>
          </table:table-cell>
          <table:table-cell table:number-columns-repeated="2"/>
        </table:table-row>
        <table:table-row table:style-name="ro1">
          <table:table-cell office:value-type="float" office:value="0.309034377336502" calcext:value-type="float">
            <text:p>0.309034377336502</text:p>
          </table:table-cell>
          <table:table-cell table:number-columns-repeated="2"/>
        </table:table-row>
        <table:table-row table:style-name="ro1">
          <table:table-cell office:value-type="float" office:value="0.296452283859253" calcext:value-type="float">
            <text:p>0.296452283859253</text:p>
          </table:table-cell>
          <table:table-cell table:number-columns-repeated="2"/>
        </table:table-row>
        <table:table-row table:style-name="ro1">
          <table:table-cell office:value-type="float" office:value="0.520897388458252" calcext:value-type="float">
            <text:p>0.520897388458252</text:p>
          </table:table-cell>
          <table:table-cell table:number-columns-repeated="2"/>
        </table:table-row>
        <table:table-row table:style-name="ro1">
          <table:table-cell office:value-type="float" office:value="0.299733251333237" calcext:value-type="float">
            <text:p>0.299733251333237</text:p>
          </table:table-cell>
          <table:table-cell table:number-columns-repeated="2"/>
        </table:table-row>
        <table:table-row table:style-name="ro1">
          <table:table-cell office:value-type="float" office:value="0.516574084758758" calcext:value-type="float">
            <text:p>0.516574084758758</text:p>
          </table:table-cell>
          <table:table-cell table:number-columns-repeated="2"/>
        </table:table-row>
        <table:table-row table:style-name="ro1">
          <table:table-cell office:value-type="float" office:value="0.300316870212555" calcext:value-type="float">
            <text:p>0.300316870212555</text:p>
          </table:table-cell>
          <table:table-cell table:number-columns-repeated="2"/>
        </table:table-row>
        <table:table-row table:style-name="ro1">
          <table:table-cell office:value-type="float" office:value="0.506702721118927" calcext:value-type="float">
            <text:p>0.506702721118927</text:p>
          </table:table-cell>
          <table:table-cell table:number-columns-repeated="2"/>
        </table:table-row>
        <table:table-row table:style-name="ro1">
          <table:table-cell office:value-type="float" office:value="0.300975143909454" calcext:value-type="float">
            <text:p>0.300975143909454</text:p>
          </table:table-cell>
          <table:table-cell table:number-columns-repeated="2"/>
        </table:table-row>
        <table:table-row table:style-name="ro1">
          <table:table-cell office:value-type="float" office:value="0.476106524467468" calcext:value-type="float">
            <text:p>0.476106524467468</text:p>
          </table:table-cell>
          <table:table-cell table:number-columns-repeated="2"/>
        </table:table-row>
        <table:table-row table:style-name="ro1">
          <table:table-cell office:value-type="float" office:value="0.302382081747055" calcext:value-type="float">
            <text:p>0.302382081747055</text:p>
          </table:table-cell>
          <table:table-cell table:number-columns-repeated="2"/>
        </table:table-row>
        <table:table-row table:style-name="ro1">
          <table:table-cell office:value-type="float" office:value="0.469936162233353" calcext:value-type="float">
            <text:p>0.469936162233353</text:p>
          </table:table-cell>
          <table:table-cell table:number-columns-repeated="2"/>
        </table:table-row>
        <table:table-row table:style-name="ro1">
          <table:table-cell office:value-type="float" office:value="0.816069781780243" calcext:value-type="float">
            <text:p>0.816069781780243</text:p>
          </table:table-cell>
          <table:table-cell table:number-columns-repeated="2"/>
        </table:table-row>
        <table:table-row table:style-name="ro1">
          <table:table-cell office:value-type="float" office:value="0.303388208150864" calcext:value-type="float">
            <text:p>0.303388208150864</text:p>
          </table:table-cell>
          <table:table-cell table:number-columns-repeated="2"/>
        </table:table-row>
        <table:table-row table:style-name="ro1">
          <table:table-cell office:value-type="float" office:value="0.47824889421463" calcext:value-type="float">
            <text:p>0.47824889421463</text:p>
          </table:table-cell>
          <table:table-cell table:number-columns-repeated="2"/>
        </table:table-row>
        <table:table-row table:style-name="ro1">
          <table:table-cell office:value-type="float" office:value="0.849131166934967" calcext:value-type="float">
            <text:p>0.849131166934967</text:p>
          </table:table-cell>
          <table:table-cell table:number-columns-repeated="2"/>
        </table:table-row>
        <table:table-row table:style-name="ro1">
          <table:table-cell office:value-type="float" office:value="0.300617456436157" calcext:value-type="float">
            <text:p>0.300617456436157</text:p>
          </table:table-cell>
          <table:table-cell table:number-columns-repeated="2"/>
        </table:table-row>
        <table:table-row table:style-name="ro1">
          <table:table-cell office:value-type="float" office:value="0.469694882631302" calcext:value-type="float">
            <text:p>0.469694882631302</text:p>
          </table:table-cell>
          <table:table-cell table:number-columns-repeated="2"/>
        </table:table-row>
        <table:table-row table:style-name="ro1">
          <table:table-cell office:value-type="float" office:value="0.873483300209045" calcext:value-type="float">
            <text:p>0.873483300209045</text:p>
          </table:table-cell>
          <table:table-cell table:number-columns-repeated="2"/>
        </table:table-row>
        <table:table-row table:style-name="ro1">
          <table:table-cell office:value-type="float" office:value="0.301675379276276" calcext:value-type="float">
            <text:p>0.301675379276276</text:p>
          </table:table-cell>
          <table:table-cell table:number-columns-repeated="2"/>
        </table:table-row>
        <table:table-row table:style-name="ro1">
          <table:table-cell office:value-type="float" office:value="0.463807433843613" calcext:value-type="float">
            <text:p>0.463807433843613</text:p>
          </table:table-cell>
          <table:table-cell table:number-columns-repeated="2"/>
        </table:table-row>
        <table:table-row table:style-name="ro1">
          <table:table-cell office:value-type="float" office:value="0.918555319309235" calcext:value-type="float">
            <text:p>0.918555319309235</text:p>
          </table:table-cell>
          <table:table-cell table:number-columns-repeated="2"/>
        </table:table-row>
        <table:table-row table:style-name="ro1">
          <table:table-cell office:value-type="float" office:value="0.2959024310112" calcext:value-type="float">
            <text:p>0.2959024310112</text:p>
          </table:table-cell>
          <table:table-cell table:number-columns-repeated="2"/>
        </table:table-row>
        <table:table-row table:style-name="ro1">
          <table:table-cell office:value-type="float" office:value="0.477665036916733" calcext:value-type="float">
            <text:p>0.477665036916733</text:p>
          </table:table-cell>
          <table:table-cell table:number-columns-repeated="2"/>
        </table:table-row>
        <table:table-row table:style-name="ro1">
          <table:table-cell office:value-type="float" office:value="0.924534380435944" calcext:value-type="float">
            <text:p>0.924534380435944</text:p>
          </table:table-cell>
          <table:table-cell table:number-columns-repeated="2"/>
        </table:table-row>
        <table:table-row table:style-name="ro1">
          <table:table-cell office:value-type="float" office:value="0.298456639051437" calcext:value-type="float">
            <text:p>0.298456639051437</text:p>
          </table:table-cell>
          <table:table-cell table:number-columns-repeated="2"/>
        </table:table-row>
        <table:table-row table:style-name="ro1">
          <table:table-cell office:value-type="float" office:value="0.505244851112366" calcext:value-type="float">
            <text:p>0.505244851112366</text:p>
          </table:table-cell>
          <table:table-cell table:number-columns-repeated="2"/>
        </table:table-row>
        <table:table-row table:style-name="ro1">
          <table:table-cell office:value-type="float" office:value="0.917379677295685" calcext:value-type="float">
            <text:p>0.917379677295685</text:p>
          </table:table-cell>
          <table:table-cell table:number-columns-repeated="2"/>
        </table:table-row>
        <table:table-row table:style-name="ro1">
          <table:table-cell office:value-type="float" office:value="0.296382278203964" calcext:value-type="float">
            <text:p>0.296382278203964</text:p>
          </table:table-cell>
          <table:table-cell table:number-columns-repeated="2"/>
        </table:table-row>
        <table:table-row table:style-name="ro1">
          <table:table-cell office:value-type="float" office:value="0.510408639907837" calcext:value-type="float">
            <text:p>0.510408639907837</text:p>
          </table:table-cell>
          <table:table-cell table:number-columns-repeated="2"/>
        </table:table-row>
        <table:table-row table:style-name="ro1">
          <table:table-cell office:value-type="float" office:value="0.811185538768768" calcext:value-type="float">
            <text:p>0.811185538768768</text:p>
          </table:table-cell>
          <table:table-cell table:number-columns-repeated="2"/>
        </table:table-row>
        <table:table-row table:style-name="ro1">
          <table:table-cell office:value-type="float" office:value="0.297590970993042" calcext:value-type="float">
            <text:p>0.297590970993042</text:p>
          </table:table-cell>
          <table:table-cell table:number-columns-repeated="2"/>
        </table:table-row>
        <table:table-row table:style-name="ro1">
          <table:table-cell office:value-type="float" office:value="0.498291045427322" calcext:value-type="float">
            <text:p>0.498291045427322</text:p>
          </table:table-cell>
          <table:table-cell table:number-columns-repeated="2"/>
        </table:table-row>
        <table:table-row table:style-name="ro1">
          <table:table-cell office:value-type="float" office:value="0.782011032104492" calcext:value-type="float">
            <text:p>0.782011032104492</text:p>
          </table:table-cell>
          <table:table-cell table:number-columns-repeated="2"/>
        </table:table-row>
        <table:table-row table:style-name="ro1">
          <table:table-cell office:value-type="float" office:value="0.291295051574707" calcext:value-type="float">
            <text:p>0.291295051574707</text:p>
          </table:table-cell>
          <table:table-cell table:number-columns-repeated="2"/>
        </table:table-row>
        <table:table-row table:style-name="ro1">
          <table:table-cell office:value-type="float" office:value="0.33128148317337" calcext:value-type="float">
            <text:p>0.33128148317337</text:p>
          </table:table-cell>
          <table:table-cell table:number-columns-repeated="2"/>
        </table:table-row>
        <table:table-row table:style-name="ro1">
          <table:table-cell office:value-type="float" office:value="0.429320901632309" calcext:value-type="float">
            <text:p>0.429320901632309</text:p>
          </table:table-cell>
          <table:table-cell table:number-columns-repeated="2"/>
        </table:table-row>
        <table:table-row table:style-name="ro1">
          <table:table-cell office:value-type="float" office:value="0.292321503162384" calcext:value-type="float">
            <text:p>0.292321503162384</text:p>
          </table:table-cell>
          <table:table-cell table:number-columns-repeated="2"/>
        </table:table-row>
        <table:table-row table:style-name="ro1">
          <table:table-cell office:value-type="float" office:value="0.313227385282516" calcext:value-type="float">
            <text:p>0.313227385282516</text:p>
          </table:table-cell>
          <table:table-cell table:number-columns-repeated="2"/>
        </table:table-row>
        <table:table-row table:style-name="ro1">
          <table:table-cell office:value-type="float" office:value="0.292530745267868" calcext:value-type="float">
            <text:p>0.292530745267868</text:p>
          </table:table-cell>
          <table:table-cell table:number-columns-repeated="2"/>
        </table:table-row>
        <table:table-row table:style-name="ro1">
          <table:table-cell office:value-type="float" office:value="0.304223090410233" calcext:value-type="float">
            <text:p>0.304223090410233</text:p>
          </table:table-cell>
          <table:table-cell table:number-columns-repeated="2"/>
        </table:table-row>
        <table:table-row table:style-name="ro1">
          <table:table-cell office:value-type="float" office:value="0.292630851268768" calcext:value-type="float">
            <text:p>0.292630851268768</text:p>
          </table:table-cell>
          <table:table-cell table:number-columns-repeated="2"/>
        </table:table-row>
        <table:table-row table:style-name="ro1">
          <table:table-cell office:value-type="float" office:value="0.293677002191544" calcext:value-type="float">
            <text:p>0.293677002191544</text:p>
          </table:table-cell>
          <table:table-cell table:number-columns-repeated="2"/>
        </table:table-row>
        <table:table-row table:style-name="ro1">
          <table:table-cell office:value-type="float" office:value="0.295132398605347" calcext:value-type="float">
            <text:p>0.295132398605347</text:p>
          </table:table-cell>
          <table:table-cell table:number-columns-repeated="2"/>
        </table:table-row>
        <table:table-row table:style-name="ro1">
          <table:table-cell office:value-type="float" office:value="0.305721580982208" calcext:value-type="float">
            <text:p>0.305721580982208</text:p>
          </table:table-cell>
          <table:table-cell table:number-columns-repeated="2"/>
        </table:table-row>
        <table:table-row table:style-name="ro1">
          <table:table-cell office:value-type="float" office:value="0.297671049833298" calcext:value-type="float">
            <text:p>0.297671049833298</text:p>
          </table:table-cell>
          <table:table-cell table:number-columns-repeated="2"/>
        </table:table-row>
        <table:table-row table:style-name="ro1">
          <table:table-cell office:value-type="float" office:value="0.338473707437515" calcext:value-type="float">
            <text:p>0.338473707437515</text:p>
          </table:table-cell>
          <table:table-cell table:number-columns-repeated="2"/>
        </table:table-row>
        <table:table-row table:style-name="ro1">
          <table:table-cell office:value-type="float" office:value="0.296838700771332" calcext:value-type="float">
            <text:p>0.296838700771332</text:p>
          </table:table-cell>
          <table:table-cell table:number-columns-repeated="2"/>
        </table:table-row>
        <table:table-row table:style-name="ro1">
          <table:table-cell office:value-type="float" office:value="0.323928266763687" calcext:value-type="float">
            <text:p>0.323928266763687</text:p>
          </table:table-cell>
          <table:table-cell table:number-columns-repeated="2"/>
        </table:table-row>
        <table:table-row table:style-name="ro1">
          <table:table-cell office:value-type="float" office:value="0.29675966501236" calcext:value-type="float">
            <text:p>0.29675966501236</text:p>
          </table:table-cell>
          <table:table-cell table:number-columns-repeated="2"/>
        </table:table-row>
        <table:table-row table:style-name="ro1">
          <table:table-cell office:value-type="float" office:value="0.298405587673187" calcext:value-type="float">
            <text:p>0.298405587673187</text:p>
          </table:table-cell>
          <table:table-cell table:number-columns-repeated="2"/>
        </table:table-row>
        <table:table-row table:style-name="ro1">
          <table:table-cell office:value-type="float" office:value="0.290910720825195" calcext:value-type="float">
            <text:p>0.290910720825195</text:p>
          </table:table-cell>
          <table:table-cell table:number-columns-repeated="2"/>
        </table:table-row>
        <table:table-row table:style-name="ro1">
          <table:table-cell office:value-type="float" office:value="0.295765966176987" calcext:value-type="float">
            <text:p>0.295765966176987</text:p>
          </table:table-cell>
          <table:table-cell table:number-columns-repeated="2"/>
        </table:table-row>
        <table:table-row table:style-name="ro1">
          <table:table-cell office:value-type="float" office:value="0.261288702487946" calcext:value-type="float">
            <text:p>0.261288702487946</text:p>
          </table:table-cell>
          <table:table-cell table:number-columns-repeated="2"/>
        </table:table-row>
        <table:table-row table:style-name="ro1">
          <table:table-cell office:value-type="float" office:value="0.293699771165848" calcext:value-type="float">
            <text:p>0.293699771165848</text:p>
          </table:table-cell>
          <table:table-cell table:number-columns-repeated="2"/>
        </table:table-row>
        <table:table-row table:style-name="ro1">
          <table:table-cell office:value-type="float" office:value="0.592878937721252" calcext:value-type="float">
            <text:p>0.592878937721252</text:p>
          </table:table-cell>
          <table:table-cell table:number-columns-repeated="2"/>
        </table:table-row>
        <table:table-row table:style-name="ro1">
          <table:table-cell office:value-type="float" office:value="0.253529578447342" calcext:value-type="float">
            <text:p>0.253529578447342</text:p>
          </table:table-cell>
          <table:table-cell table:number-columns-repeated="2"/>
        </table:table-row>
        <table:table-row table:style-name="ro1">
          <table:table-cell office:value-type="float" office:value="0.291972398757935" calcext:value-type="float">
            <text:p>0.291972398757935</text:p>
          </table:table-cell>
          <table:table-cell table:number-columns-repeated="2"/>
        </table:table-row>
        <table:table-row table:style-name="ro1">
          <table:table-cell office:value-type="float" office:value="0.722610771656036" calcext:value-type="float">
            <text:p>0.722610771656036</text:p>
          </table:table-cell>
          <table:table-cell table:number-columns-repeated="2"/>
        </table:table-row>
        <table:table-row table:style-name="ro1">
          <table:table-cell office:value-type="float" office:value="0.291513025760651" calcext:value-type="float">
            <text:p>0.291513025760651</text:p>
          </table:table-cell>
          <table:table-cell table:number-columns-repeated="2"/>
        </table:table-row>
        <table:table-row table:style-name="ro1">
          <table:table-cell office:value-type="float" office:value="0.564088344573975" calcext:value-type="float">
            <text:p>0.564088344573975</text:p>
          </table:table-cell>
          <table:table-cell table:number-columns-repeated="2"/>
        </table:table-row>
        <table:table-row table:style-name="ro1">
          <table:table-cell office:value-type="float" office:value="0.301908582448959" calcext:value-type="float">
            <text:p>0.301908582448959</text:p>
          </table:table-cell>
          <table:table-cell table:number-columns-repeated="2"/>
        </table:table-row>
        <table:table-row table:style-name="ro1">
          <table:table-cell office:value-type="float" office:value="0.330084234476089" calcext:value-type="float">
            <text:p>0.330084234476089</text:p>
          </table:table-cell>
          <table:table-cell table:number-columns-repeated="2"/>
        </table:table-row>
        <table:table-row table:style-name="ro1">
          <table:table-cell office:value-type="float" office:value="0.453511267900467" calcext:value-type="float">
            <text:p>0.453511267900467</text:p>
          </table:table-cell>
          <table:table-cell table:number-columns-repeated="2"/>
        </table:table-row>
        <table:table-row table:style-name="ro1">
          <table:table-cell office:value-type="float" office:value="0.291118383407593" calcext:value-type="float">
            <text:p>0.291118383407593</text:p>
          </table:table-cell>
          <table:table-cell table:number-columns-repeated="2"/>
        </table:table-row>
        <table:table-row table:style-name="ro1">
          <table:table-cell office:value-type="float" office:value="0.339960724115372" calcext:value-type="float">
            <text:p>0.339960724115372</text:p>
          </table:table-cell>
          <table:table-cell table:number-columns-repeated="2"/>
        </table:table-row>
        <table:table-row table:style-name="ro1">
          <table:table-cell office:value-type="float" office:value="0.310935914516449" calcext:value-type="float">
            <text:p>0.310935914516449</text:p>
          </table:table-cell>
          <table:table-cell table:number-columns-repeated="2"/>
        </table:table-row>
        <table:table-row table:style-name="ro1">
          <table:table-cell office:value-type="float" office:value="0.339666217565536" calcext:value-type="float">
            <text:p>0.339666217565536</text:p>
          </table:table-cell>
          <table:table-cell table:number-columns-repeated="2"/>
        </table:table-row>
        <table:table-row table:style-name="ro1">
          <table:table-cell office:value-type="float" office:value="0.333712637424469" calcext:value-type="float">
            <text:p>0.333712637424469</text:p>
          </table:table-cell>
          <table:table-cell table:number-columns-repeated="2"/>
        </table:table-row>
        <table:table-row table:style-name="ro1">
          <table:table-cell office:value-type="float" office:value="0.338942646980286" calcext:value-type="float">
            <text:p>0.338942646980286</text:p>
          </table:table-cell>
          <table:table-cell table:number-columns-repeated="2"/>
        </table:table-row>
        <table:table-row table:style-name="ro1">
          <table:table-cell office:value-type="float" office:value="0.317328095436096" calcext:value-type="float">
            <text:p>0.317328095436096</text:p>
          </table:table-cell>
          <table:table-cell table:number-columns-repeated="2"/>
        </table:table-row>
        <table:table-row table:style-name="ro1">
          <table:table-cell office:value-type="float" office:value="0.347016096115112" calcext:value-type="float">
            <text:p>0.347016096115112</text:p>
          </table:table-cell>
          <table:table-cell table:number-columns-repeated="2"/>
        </table:table-row>
        <table:table-row table:style-name="ro1">
          <table:table-cell office:value-type="float" office:value="0.313630044460297" calcext:value-type="float">
            <text:p>0.313630044460297</text:p>
          </table:table-cell>
          <table:table-cell table:number-columns-repeated="2"/>
        </table:table-row>
        <table:table-row table:style-name="ro1">
          <table:table-cell office:value-type="float" office:value="0.308279722929001" calcext:value-type="float">
            <text:p>0.308279722929001</text:p>
          </table:table-cell>
          <table:table-cell table:number-columns-repeated="2"/>
        </table:table-row>
        <table:table-row table:style-name="ro1">
          <table:table-cell office:value-type="float" office:value="0.322033554315567" calcext:value-type="float">
            <text:p>0.322033554315567</text:p>
          </table:table-cell>
          <table:table-cell table:number-columns-repeated="2"/>
        </table:table-row>
        <table:table-row table:style-name="ro1">
          <table:table-cell office:value-type="float" office:value="0.31618869304657" calcext:value-type="float">
            <text:p>0.31618869304657</text:p>
          </table:table-cell>
          <table:table-cell table:number-columns-repeated="2"/>
        </table:table-row>
        <table:table-row table:style-name="ro1">
          <table:table-cell office:value-type="float" office:value="0.298068851232529" calcext:value-type="float">
            <text:p>0.298068851232529</text:p>
          </table:table-cell>
          <table:table-cell table:number-columns-repeated="2"/>
        </table:table-row>
        <table:table-row table:style-name="ro1">
          <table:table-cell office:value-type="float" office:value="0.300242573022842" calcext:value-type="float">
            <text:p>0.300242573022842</text:p>
          </table:table-cell>
          <table:table-cell table:number-columns-repeated="2"/>
        </table:table-row>
        <table:table-row table:style-name="ro1">
          <table:table-cell office:value-type="float" office:value="0.29837828874588" calcext:value-type="float">
            <text:p>0.29837828874588</text:p>
          </table:table-cell>
          <table:table-cell table:number-columns-repeated="2"/>
        </table:table-row>
        <table:table-row table:style-name="ro1">
          <table:table-cell office:value-type="float" office:value="0.290995240211487" calcext:value-type="float">
            <text:p>0.290995240211487</text:p>
          </table:table-cell>
          <table:table-cell table:number-columns-repeated="2"/>
        </table:table-row>
        <table:table-row table:style-name="ro1">
          <table:table-cell office:value-type="float" office:value="0.293138742446899" calcext:value-type="float">
            <text:p>0.293138742446899</text:p>
          </table:table-cell>
          <table:table-cell table:number-columns-repeated="2"/>
        </table:table-row>
        <table:table-row table:style-name="ro1">
          <table:table-cell office:value-type="float" office:value="0.525489032268524" calcext:value-type="float">
            <text:p>0.525489032268524</text:p>
          </table:table-cell>
          <table:table-cell table:number-columns-repeated="2"/>
        </table:table-row>
        <table:table-row table:style-name="ro1">
          <table:table-cell office:value-type="float" office:value="0.29521170258522" calcext:value-type="float">
            <text:p>0.29521170258522</text:p>
          </table:table-cell>
          <table:table-cell table:number-columns-repeated="2"/>
        </table:table-row>
        <table:table-row table:style-name="ro1">
          <table:table-cell office:value-type="float" office:value="0.782250463962555" calcext:value-type="float">
            <text:p>0.782250463962555</text:p>
          </table:table-cell>
          <table:table-cell table:number-columns-repeated="2"/>
        </table:table-row>
        <table:table-row table:style-name="ro1">
          <table:table-cell office:value-type="float" office:value="0.2948397397995" calcext:value-type="float">
            <text:p>0.2948397397995</text:p>
          </table:table-cell>
          <table:table-cell table:number-columns-repeated="2"/>
        </table:table-row>
        <table:table-row table:style-name="ro1">
          <table:table-cell office:value-type="float" office:value="0.287482470273972" calcext:value-type="float">
            <text:p>0.287482470273972</text:p>
          </table:table-cell>
          <table:table-cell table:number-columns-repeated="2"/>
        </table:table-row>
        <table:table-row table:style-name="ro1">
          <table:table-cell office:value-type="float" office:value="0.286953568458557" calcext:value-type="float">
            <text:p>0.286953568458557</text:p>
          </table:table-cell>
          <table:table-cell table:number-columns-repeated="2"/>
        </table:table-row>
        <table:table-row table:style-name="ro1">
          <table:table-cell office:value-type="float" office:value="0.286637336015701" calcext:value-type="float">
            <text:p>0.286637336015701</text:p>
          </table:table-cell>
          <table:table-cell table:number-columns-repeated="2"/>
        </table:table-row>
        <table:table-row table:style-name="ro1">
          <table:table-cell office:value-type="float" office:value="0.316165417432785" calcext:value-type="float">
            <text:p>0.316165417432785</text:p>
          </table:table-cell>
          <table:table-cell table:number-columns-repeated="2"/>
        </table:table-row>
        <table:table-row table:style-name="ro1">
          <table:table-cell office:value-type="float" office:value="0.288253992795944" calcext:value-type="float">
            <text:p>0.288253992795944</text:p>
          </table:table-cell>
          <table:table-cell table:number-columns-repeated="2"/>
        </table:table-row>
        <table:table-row table:style-name="ro1">
          <table:table-cell office:value-type="float" office:value="0.573966801166534" calcext:value-type="float">
            <text:p>0.573966801166534</text:p>
          </table:table-cell>
          <table:table-cell table:number-columns-repeated="2"/>
        </table:table-row>
        <table:table-row table:style-name="ro1">
          <table:table-cell office:value-type="float" office:value="0.286891430616379" calcext:value-type="float">
            <text:p>0.286891430616379</text:p>
          </table:table-cell>
          <table:table-cell table:number-columns-repeated="2"/>
        </table:table-row>
        <table:table-row table:style-name="ro1">
          <table:table-cell office:value-type="float" office:value="0.700700223445892" calcext:value-type="float">
            <text:p>0.700700223445892</text:p>
          </table:table-cell>
          <table:table-cell table:number-columns-repeated="2"/>
        </table:table-row>
        <table:table-row table:style-name="ro1">
          <table:table-cell office:value-type="float" office:value="0.276464730501175" calcext:value-type="float">
            <text:p>0.276464730501175</text:p>
          </table:table-cell>
          <table:table-cell table:number-columns-repeated="2"/>
        </table:table-row>
        <table:table-row table:style-name="ro1">
          <table:table-cell office:value-type="float" office:value="0.804460823535919" calcext:value-type="float">
            <text:p>0.804460823535919</text:p>
          </table:table-cell>
          <table:table-cell table:number-columns-repeated="2"/>
        </table:table-row>
        <table:table-row table:style-name="ro1">
          <table:table-cell office:value-type="float" office:value="0.272596061229706" calcext:value-type="float">
            <text:p>0.272596061229706</text:p>
          </table:table-cell>
          <table:table-cell table:number-columns-repeated="2"/>
        </table:table-row>
        <table:table-row table:style-name="ro1">
          <table:table-cell office:value-type="float" office:value="0.693445324897766" calcext:value-type="float">
            <text:p>0.693445324897766</text:p>
          </table:table-cell>
          <table:table-cell table:number-columns-repeated="2"/>
        </table:table-row>
        <table:table-row table:style-name="ro1">
          <table:table-cell office:value-type="float" office:value="0.278361886739731" calcext:value-type="float">
            <text:p>0.278361886739731</text:p>
          </table:table-cell>
          <table:table-cell table:number-columns-repeated="2"/>
        </table:table-row>
        <table:table-row table:style-name="ro1">
          <table:table-cell office:value-type="float" office:value="0.259862512350082" calcext:value-type="float">
            <text:p>0.259862512350082</text:p>
          </table:table-cell>
          <table:table-cell table:number-columns-repeated="2"/>
        </table:table-row>
        <table:table-row table:style-name="ro1">
          <table:table-cell office:value-type="float" office:value="0.320052593946457" calcext:value-type="float">
            <text:p>0.320052593946457</text:p>
          </table:table-cell>
          <table:table-cell table:number-columns-repeated="2"/>
        </table:table-row>
        <table:table-row table:style-name="ro1">
          <table:table-cell office:value-type="float" office:value="0.294460505247116" calcext:value-type="float">
            <text:p>0.294460505247116</text:p>
          </table:table-cell>
          <table:table-cell table:number-columns-repeated="2"/>
        </table:table-row>
        <table:table-row table:style-name="ro1">
          <table:table-cell office:value-type="float" office:value="0.294744998216629" calcext:value-type="float">
            <text:p>0.294744998216629</text:p>
          </table:table-cell>
          <table:table-cell table:number-columns-repeated="2"/>
        </table:table-row>
        <table:table-row table:style-name="ro1">
          <table:table-cell office:value-type="float" office:value="0.295741647481918" calcext:value-type="float">
            <text:p>0.295741647481918</text:p>
          </table:table-cell>
          <table:table-cell table:number-columns-repeated="2"/>
        </table:table-row>
        <table:table-row table:style-name="ro1">
          <table:table-cell office:value-type="float" office:value="0.47310471534729" calcext:value-type="float">
            <text:p>0.47310471534729</text:p>
          </table:table-cell>
          <table:table-cell table:number-columns-repeated="2"/>
        </table:table-row>
        <table:table-row table:style-name="ro1">
          <table:table-cell office:value-type="float" office:value="0.294835776090622" calcext:value-type="float">
            <text:p>0.294835776090622</text:p>
          </table:table-cell>
          <table:table-cell table:number-columns-repeated="2"/>
        </table:table-row>
        <table:table-row table:style-name="ro1">
          <table:table-cell office:value-type="float" office:value="0.295373857021332" calcext:value-type="float">
            <text:p>0.295373857021332</text:p>
          </table:table-cell>
          <table:table-cell table:number-columns-repeated="2"/>
        </table:table-row>
        <table:table-row table:style-name="ro1">
          <table:table-cell office:value-type="float" office:value="0.293799817562103" calcext:value-type="float">
            <text:p>0.293799817562103</text:p>
          </table:table-cell>
          <table:table-cell table:number-columns-repeated="2"/>
        </table:table-row>
        <table:table-row table:style-name="ro1">
          <table:table-cell office:value-type="float" office:value="0.289926171302795" calcext:value-type="float">
            <text:p>0.289926171302795</text:p>
          </table:table-cell>
          <table:table-cell table:number-columns-repeated="2"/>
        </table:table-row>
        <table:table-row table:style-name="ro1">
          <table:table-cell office:value-type="float" office:value="0.29066589474678" calcext:value-type="float">
            <text:p>0.29066589474678</text:p>
          </table:table-cell>
          <table:table-cell table:number-columns-repeated="2"/>
        </table:table-row>
        <table:table-row table:style-name="ro1">
          <table:table-cell office:value-type="float" office:value="0.309615790843964" calcext:value-type="float">
            <text:p>0.309615790843964</text:p>
          </table:table-cell>
          <table:table-cell table:number-columns-repeated="2"/>
        </table:table-row>
        <table:table-row table:style-name="ro1">
          <table:table-cell office:value-type="float" office:value="0.308156549930572" calcext:value-type="float">
            <text:p>0.308156549930572</text:p>
          </table:table-cell>
          <table:table-cell table:number-columns-repeated="2"/>
        </table:table-row>
        <table:table-row table:style-name="ro1">
          <table:table-cell office:value-type="float" office:value="0.308289855718613" calcext:value-type="float">
            <text:p>0.308289855718613</text:p>
          </table:table-cell>
          <table:table-cell table:number-columns-repeated="2"/>
        </table:table-row>
        <table:table-row table:style-name="ro1">
          <table:table-cell office:value-type="float" office:value="0.798537969589233" calcext:value-type="float">
            <text:p>0.798537969589233</text:p>
          </table:table-cell>
          <table:table-cell table:number-columns-repeated="2"/>
        </table:table-row>
        <table:table-row table:style-name="ro1">
          <table:table-cell office:value-type="float" office:value="0.27413222193718" calcext:value-type="float">
            <text:p>0.27413222193718</text:p>
          </table:table-cell>
          <table:table-cell table:number-columns-repeated="2"/>
        </table:table-row>
        <table:table-row table:style-name="ro1">
          <table:table-cell office:value-type="float" office:value="0.698214113712311" calcext:value-type="float">
            <text:p>0.698214113712311</text:p>
          </table:table-cell>
          <table:table-cell table:number-columns-repeated="2"/>
        </table:table-row>
        <table:table-row table:style-name="ro1">
          <table:table-cell office:value-type="float" office:value="0.288754284381866" calcext:value-type="float">
            <text:p>0.288754284381866</text:p>
          </table:table-cell>
          <table:table-cell table:number-columns-repeated="2"/>
        </table:table-row>
        <table:table-row table:style-name="ro1">
          <table:table-cell office:value-type="float" office:value="0.416945517063141" calcext:value-type="float">
            <text:p>0.416945517063141</text:p>
          </table:table-cell>
          <table:table-cell table:number-columns-repeated="2"/>
        </table:table-row>
        <table:table-row table:style-name="ro1">
          <table:table-cell office:value-type="float" office:value="0.349676221609116" calcext:value-type="float">
            <text:p>0.349676221609116</text:p>
          </table:table-cell>
          <table:table-cell table:number-columns-repeated="2"/>
        </table:table-row>
        <table:table-row table:style-name="ro1">
          <table:table-cell office:value-type="float" office:value="0.410397320985794" calcext:value-type="float">
            <text:p>0.410397320985794</text:p>
          </table:table-cell>
          <table:table-cell table:number-columns-repeated="2"/>
        </table:table-row>
        <table:table-row table:style-name="ro1">
          <table:table-cell office:value-type="float" office:value="0.41987082362175" calcext:value-type="float">
            <text:p>0.41987082362175</text:p>
          </table:table-cell>
          <table:table-cell table:number-columns-repeated="2"/>
        </table:table-row>
        <table:table-row table:style-name="ro1">
          <table:table-cell office:value-type="float" office:value="0.62910920381546" calcext:value-type="float">
            <text:p>0.62910920381546</text:p>
          </table:table-cell>
          <table:table-cell table:number-columns-repeated="2"/>
        </table:table-row>
        <table:table-row table:style-name="ro1">
          <table:table-cell office:value-type="float" office:value="0.419178247451782" calcext:value-type="float">
            <text:p>0.419178247451782</text:p>
          </table:table-cell>
          <table:table-cell table:number-columns-repeated="2"/>
        </table:table-row>
        <table:table-row table:style-name="ro1">
          <table:table-cell office:value-type="float" office:value="0.391440689563751" calcext:value-type="float">
            <text:p>0.391440689563751</text:p>
          </table:table-cell>
          <table:table-cell table:number-columns-repeated="2"/>
        </table:table-row>
        <table:table-row table:style-name="ro1">
          <table:table-cell office:value-type="float" office:value="0.405653297901154" calcext:value-type="float">
            <text:p>0.405653297901154</text:p>
          </table:table-cell>
          <table:table-cell table:number-columns-repeated="2"/>
        </table:table-row>
        <table:table-row table:style-name="ro1">
          <table:table-cell office:value-type="float" office:value="0.267005771398544" calcext:value-type="float">
            <text:p>0.267005771398544</text:p>
          </table:table-cell>
          <table:table-cell table:number-columns-repeated="2"/>
        </table:table-row>
        <table:table-row table:style-name="ro1">
          <table:table-cell office:value-type="float" office:value="0.405897498130798" calcext:value-type="float">
            <text:p>0.405897498130798</text:p>
          </table:table-cell>
          <table:table-cell table:number-columns-repeated="2"/>
        </table:table-row>
        <table:table-row table:style-name="ro1">
          <table:table-cell office:value-type="float" office:value="0.410323321819305" calcext:value-type="float">
            <text:p>0.410323321819305</text:p>
          </table:table-cell>
          <table:table-cell table:number-columns-repeated="2"/>
        </table:table-row>
        <table:table-row table:style-name="ro1">
          <table:table-cell office:value-type="float" office:value="0.429729521274567" calcext:value-type="float">
            <text:p>0.429729521274567</text:p>
          </table:table-cell>
          <table:table-cell table:number-columns-repeated="2"/>
        </table:table-row>
        <table:table-row table:style-name="ro1">
          <table:table-cell office:value-type="float" office:value="0.344325184822083" calcext:value-type="float">
            <text:p>0.344325184822083</text:p>
          </table:table-cell>
          <table:table-cell table:number-columns-repeated="2"/>
        </table:table-row>
        <table:table-row table:style-name="ro1">
          <table:table-cell office:value-type="float" office:value="0.408293306827545" calcext:value-type="float">
            <text:p>0.408293306827545</text:p>
          </table:table-cell>
          <table:table-cell table:number-columns-repeated="2"/>
        </table:table-row>
        <table:table-row table:style-name="ro1">
          <table:table-cell office:value-type="float" office:value="0.407496809959412" calcext:value-type="float">
            <text:p>0.407496809959412</text:p>
          </table:table-cell>
          <table:table-cell table:number-columns-repeated="2"/>
        </table:table-row>
        <table:table-row table:style-name="ro1">
          <table:table-cell office:value-type="float" office:value="0.700674414634705" calcext:value-type="float">
            <text:p>0.700674414634705</text:p>
          </table:table-cell>
          <table:table-cell table:number-columns-repeated="2"/>
        </table:table-row>
        <table:table-row table:style-name="ro1">
          <table:table-cell office:value-type="float" office:value="0.412812560796738" calcext:value-type="float">
            <text:p>0.412812560796738</text:p>
          </table:table-cell>
          <table:table-cell table:number-columns-repeated="2"/>
        </table:table-row>
        <table:table-row table:style-name="ro1">
          <table:table-cell office:value-type="float" office:value="0.863352358341217" calcext:value-type="float">
            <text:p>0.863352358341217</text:p>
          </table:table-cell>
          <table:table-cell table:number-columns-repeated="2"/>
        </table:table-row>
        <table:table-row table:style-name="ro1">
          <table:table-cell office:value-type="float" office:value="0.438263654708862" calcext:value-type="float">
            <text:p>0.438263654708862</text:p>
          </table:table-cell>
          <table:table-cell table:number-columns-repeated="2"/>
        </table:table-row>
        <table:table-row table:style-name="ro1">
          <table:table-cell office:value-type="float" office:value="0.861640393733978" calcext:value-type="float">
            <text:p>0.861640393733978</text:p>
          </table:table-cell>
          <table:table-cell/>
          <table:table-cell table:formula="of:=AVERAGE([.A1:.A1806])" office:value-type="float" office:value="0.471447987892435" calcext:value-type="float">
            <text:p>0.471447987892435</text:p>
          </table:table-cell>
        </table:table-row>
        <table:table-row table:style-name="ro1">
          <table:table-cell office:value-type="float" office:value="0.435875296592712" calcext:value-type="float">
            <text:p>0.435875296592712</text:p>
          </table:table-cell>
          <table:table-cell table:number-columns-repeated="2"/>
        </table:table-row>
        <table:table-row table:style-name="ro1">
          <table:table-cell office:value-type="float" office:value="0.837000846862793" calcext:value-type="float">
            <text:p>0.837000846862793</text:p>
          </table:table-cell>
          <table:table-cell table:number-columns-repeated="2"/>
        </table:table-row>
        <table:table-row table:style-name="ro1">
          <table:table-cell office:value-type="float" office:value="0.274077266454697" calcext:value-type="float">
            <text:p>0.274077266454697</text:p>
          </table:table-cell>
          <table:table-cell table:number-columns-repeated="2"/>
        </table:table-row>
        <table:table-row table:style-name="ro1">
          <table:table-cell office:value-type="float" office:value="0.436165183782578" calcext:value-type="float">
            <text:p>0.436165183782578</text:p>
          </table:table-cell>
          <table:table-cell table:number-columns-repeated="2"/>
        </table:table-row>
        <table:table-row table:style-name="ro1">
          <table:table-cell office:value-type="float" office:value="0.437787622213364" calcext:value-type="float">
            <text:p>0.437787622213364</text:p>
          </table:table-cell>
          <table:table-cell table:number-columns-repeated="2"/>
        </table:table-row>
        <table:table-row table:style-name="ro1">
          <table:table-cell office:value-type="float" office:value="0.552586436271668" calcext:value-type="float">
            <text:p>0.552586436271668</text:p>
          </table:table-cell>
          <table:table-cell table:number-columns-repeated="2"/>
        </table:table-row>
        <table:table-row table:style-name="ro1">
          <table:table-cell office:value-type="float" office:value="0.437969893217087" calcext:value-type="float">
            <text:p>0.437969893217087</text:p>
          </table:table-cell>
          <table:table-cell table:number-columns-repeated="2"/>
        </table:table-row>
        <table:table-row table:style-name="ro1">
          <table:table-cell office:value-type="float" office:value="0.78320974111557" calcext:value-type="float">
            <text:p>0.78320974111557</text:p>
          </table:table-cell>
          <table:table-cell table:number-columns-repeated="2"/>
        </table:table-row>
        <table:table-row table:style-name="ro1">
          <table:table-cell office:value-type="float" office:value="0.252952337265015" calcext:value-type="float">
            <text:p>0.252952337265015</text:p>
          </table:table-cell>
          <table:table-cell table:number-columns-repeated="2"/>
        </table:table-row>
        <table:table-row table:style-name="ro1">
          <table:table-cell office:value-type="float" office:value="0.436258345842362" calcext:value-type="float">
            <text:p>0.436258345842362</text:p>
          </table:table-cell>
          <table:table-cell table:number-columns-repeated="2"/>
        </table:table-row>
        <table:table-row table:style-name="ro1">
          <table:table-cell office:value-type="float" office:value="0.436955541372299" calcext:value-type="float">
            <text:p>0.436955541372299</text:p>
          </table:table-cell>
          <table:table-cell table:number-columns-repeated="2"/>
        </table:table-row>
        <table:table-row table:style-name="ro1">
          <table:table-cell office:value-type="float" office:value="0.437944769859314" calcext:value-type="float">
            <text:p>0.437944769859314</text:p>
          </table:table-cell>
          <table:table-cell table:number-columns-repeated="2"/>
        </table:table-row>
        <table:table-row table:style-name="ro1">
          <table:table-cell office:value-type="float" office:value="0.439248323440552" calcext:value-type="float">
            <text:p>0.439248323440552</text:p>
          </table:table-cell>
          <table:table-cell table:number-columns-repeated="2"/>
        </table:table-row>
        <table:table-row table:style-name="ro1">
          <table:table-cell office:value-type="float" office:value="0.288289487361908" calcext:value-type="float">
            <text:p>0.288289487361908</text:p>
          </table:table-cell>
          <table:table-cell table:number-columns-repeated="2"/>
        </table:table-row>
        <table:table-row table:style-name="ro1">
          <table:table-cell office:value-type="float" office:value="0.440960764884949" calcext:value-type="float">
            <text:p>0.440960764884949</text:p>
          </table:table-cell>
          <table:table-cell table:number-columns-repeated="2"/>
        </table:table-row>
        <table:table-row table:style-name="ro1">
          <table:table-cell office:value-type="float" office:value="0.747210264205933" calcext:value-type="float">
            <text:p>0.747210264205933</text:p>
          </table:table-cell>
          <table:table-cell table:number-columns-repeated="2"/>
        </table:table-row>
        <table:table-row table:style-name="ro1">
          <table:table-cell office:value-type="float" office:value="0.284072577953339" calcext:value-type="float">
            <text:p>0.284072577953339</text:p>
          </table:table-cell>
          <table:table-cell table:number-columns-repeated="2"/>
        </table:table-row>
        <table:table-row table:style-name="ro1">
          <table:table-cell office:value-type="float" office:value="0.439729958772659" calcext:value-type="float">
            <text:p>0.439729958772659</text:p>
          </table:table-cell>
          <table:table-cell table:number-columns-repeated="2"/>
        </table:table-row>
        <table:table-row table:style-name="ro1">
          <table:table-cell office:value-type="float" office:value="0.726101815700531" calcext:value-type="float">
            <text:p>0.726101815700531</text:p>
          </table:table-cell>
          <table:table-cell table:number-columns-repeated="2"/>
        </table:table-row>
        <table:table-row table:style-name="ro1">
          <table:table-cell office:value-type="float" office:value="0.286754637956619" calcext:value-type="float">
            <text:p>0.286754637956619</text:p>
          </table:table-cell>
          <table:table-cell table:number-columns-repeated="2"/>
        </table:table-row>
        <table:table-row table:style-name="ro1">
          <table:table-cell office:value-type="float" office:value="0.438547968864441" calcext:value-type="float">
            <text:p>0.438547968864441</text:p>
          </table:table-cell>
          <table:table-cell table:number-columns-repeated="2"/>
        </table:table-row>
        <table:table-row table:style-name="ro1">
          <table:table-cell office:value-type="float" office:value="0.722164034843445" calcext:value-type="float">
            <text:p>0.722164034843445</text:p>
          </table:table-cell>
          <table:table-cell table:number-columns-repeated="2"/>
        </table:table-row>
        <table:table-row table:style-name="ro1">
          <table:table-cell office:value-type="float" office:value="0.32634425163269" calcext:value-type="float">
            <text:p>0.32634425163269</text:p>
          </table:table-cell>
          <table:table-cell table:number-columns-repeated="2"/>
        </table:table-row>
        <table:table-row table:style-name="ro1">
          <table:table-cell office:value-type="float" office:value="0.438431262969971" calcext:value-type="float">
            <text:p>0.438431262969971</text:p>
          </table:table-cell>
          <table:table-cell table:number-columns-repeated="2"/>
        </table:table-row>
        <table:table-row table:style-name="ro1">
          <table:table-cell office:value-type="float" office:value="0.484802603721619" calcext:value-type="float">
            <text:p>0.4848026037216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7:31:26.492586967</dc:date>
    <meta:editing-duration>PT1M14S</meta:editing-duration>
    <meta:editing-cycles>1</meta:editing-cycles>
    <meta:document-statistic meta:table-count="1" meta:cell-count="18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72850conf_memo.A1:20230215_172850conf_memo.A1806" svg:x="0.32cm" svg:y="0.18cm" svg:width="13.255cm" svg:height="8.64cm">
          <chartooo:coordinate-region svg:x="1.047cm" svg:y="0.38cm" svg:width="12.15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72850conf_memo.A1:20230215_172850conf_memo.A1806" chart:class="chart:scatter">
            <chart:data-point chart:repeated="18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549883723259">
                <text:p>0.27549883723259</text:p>
                <draw:g>
                  <svg:desc>20230215_172850conf_memo.A1:20230215_172850conf_memo.A18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233385562897">
                <text:p>0.340233385562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0673100948334">
                <text:p>0.640673100948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5454623699188">
                <text:p>0.855454623699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786302089691">
                <text:p>0.81578630208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2570750713348">
                <text:p>0.812570750713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136688709259">
                <text:p>0.809136688709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6088447570801">
                <text:p>0.556088447570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6593651771545">
                <text:p>0.436593651771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9309356212616">
                <text:p>0.879309356212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110335826874">
                <text:p>0.842110335826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7034331560135">
                <text:p>0.257034331560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2511024475098">
                <text:p>0.252511024475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6899297237396">
                <text:p>0.256899297237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6636968851089">
                <text:p>0.296636968851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9725825786591">
                <text:p>0.679725825786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6872842311859">
                <text:p>0.746872842311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9011911153793">
                <text:p>0.429011911153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6481651067734">
                <text:p>0.346481651067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0310317277908">
                <text:p>0.390310317277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2103229761124">
                <text:p>0.262103229761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1025696992874">
                <text:p>0.261025696992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1537553071976">
                <text:p>0.291537553071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8029609918594">
                <text:p>0.258029609918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1103885173798">
                <text:p>0.681103885173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7326334714889">
                <text:p>0.257326334714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8961491584778">
                <text:p>0.828961491584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7317066192627">
                <text:p>0.257317066192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1540253162384">
                <text:p>0.741540253162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8799612522125">
                <text:p>0.258799612522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0525467395783">
                <text:p>0.820525467395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8471965789795">
                <text:p>0.258471965789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4885897636414">
                <text:p>0.8948858976364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9368717670441">
                <text:p>0.259368717670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6475713253021">
                <text:p>0.916475713253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8544951677322">
                <text:p>0.258544951677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8521134853363">
                <text:p>0.888521134853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0763257741928">
                <text:p>0.260763257741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3237116336823">
                <text:p>0.703237116336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4109551906586">
                <text:p>0.264109551906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7111473083496">
                <text:p>0.837111473083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3354122638702">
                <text:p>0.263354122638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1625419855118">
                <text:p>0.281625419855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3226592540741">
                <text:p>0.863226592540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0861109495163">
                <text:p>0.280861109495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78931641578674">
                <text:p>0.878931641578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1766772270203">
                <text:p>0.281766772270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2942552566528">
                <text:p>0.762942552566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1738370656967">
                <text:p>0.281738370656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1106362342835">
                <text:p>0.771106362342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1826168298721">
                <text:p>0.281826168298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5421340465546">
                <text:p>0.755421340465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2534312009811">
                <text:p>0.302534312009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0497794151306">
                <text:p>0.900497794151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8242598772049">
                <text:p>0.2982425987720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580353736877">
                <text:p>0.830580353736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1591783761978">
                <text:p>0.301591783761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4848412275314">
                <text:p>0.294848412275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2609970569611">
                <text:p>0.312609970569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1273225545883">
                <text:p>0.271273225545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691912651062">
                <text:p>0.27691912651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7138084173203">
                <text:p>0.277138084173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218745470047">
                <text:p>0.35218745470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4037016630173">
                <text:p>0.354037016630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644194483757">
                <text:p>0.35644194483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4887226819992">
                <text:p>0.344887226819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6432209014893">
                <text:p>0.346432209014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5968216657639">
                <text:p>0.345968216657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908252954483">
                <text:p>0.34908252954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260240793228">
                <text:p>0.349260240793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841713905334">
                <text:p>0.349841713905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5356017351151">
                <text:p>0.345356017351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3022018671036">
                <text:p>0.343022018671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3824476003647">
                <text:p>0.343824476003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8862993717194">
                <text:p>0.298862993717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5889735221863">
                <text:p>0.295889735221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0688633918762">
                <text:p>0.290688633918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254273176193">
                <text:p>0.294254273176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2694389820099">
                <text:p>0.292694389820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6507248878479">
                <text:p>0.286507248878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6555588245392">
                <text:p>0.286555588245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7105888128281">
                <text:p>0.287105888128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3196568489075">
                <text:p>0.283196568489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679221868515">
                <text:p>0.28679221868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4503012895584">
                <text:p>0.284503012895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5177499055862">
                <text:p>0.2851774990558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0553817749023">
                <text:p>0.280553817749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8442919254303">
                <text:p>0.278442919254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8725436925888">
                <text:p>0.3187254369258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9053840637207">
                <text:p>0.3690538406372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9688849449158">
                <text:p>0.639688849449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5912868976593">
                <text:p>0.725912868976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0727925300598">
                <text:p>0.340727925300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5924136638641">
                <text:p>0.535924136638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9216576814651">
                <text:p>0.259216576814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8901126384735">
                <text:p>0.438901126384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17851996421814">
                <text:p>0.7178519964218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2421898841858">
                <text:p>0.832421898841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95530462265015">
                <text:p>0.895530462265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2694274187088">
                <text:p>0.82694274187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5539610385895">
                <text:p>0.865539610385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9131972789764">
                <text:p>0.8791319727897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7602360248566">
                <text:p>0.9176023602485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15824115276337">
                <text:p>0.915824115276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1497859954834">
                <text:p>0.881497859954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9853992462158">
                <text:p>0.849853992462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61463665962219">
                <text:p>0.861463665962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0490939617157">
                <text:p>0.9004909396171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9913399219513">
                <text:p>0.8699133992195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5542104244232">
                <text:p>0.875542104244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16293025016785">
                <text:p>0.9162930250167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54762160778046">
                <text:p>0.954762160778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39390599727631">
                <text:p>0.9393905997276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40797090530396">
                <text:p>0.9407970905303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6344890594482">
                <text:p>0.9063448905944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4766759872436">
                <text:p>0.944766759872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5366539955139">
                <text:p>0.9053665399551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57493102550507">
                <text:p>0.857493102550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9873332977295">
                <text:p>0.569873332977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411146402359">
                <text:p>0.884111464023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8371992111206">
                <text:p>0.883719921112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86398506164551">
                <text:p>0.6863985061645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21683847904205">
                <text:p>0.9216838479042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1018158197403">
                <text:p>0.910181581974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78336429595947">
                <text:p>0.8783364295959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72063493728638">
                <text:p>0.7720634937286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4707198143005">
                <text:p>0.2747071981430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63543796539307">
                <text:p>0.563543796539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0024322271347">
                <text:p>0.40024322271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3388576507568">
                <text:p>0.323388576507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1568827629089">
                <text:p>0.5915688276290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03778827190399">
                <text:p>0.803778827190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30312669277191">
                <text:p>0.8303126692771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4221065044403">
                <text:p>0.834221065044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8011085987091">
                <text:p>0.880110859870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05493259429931">
                <text:p>0.9054932594299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7634325027466">
                <text:p>0.8376343250274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4314593076706">
                <text:p>0.2943145930767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8434202671051">
                <text:p>0.684342026710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60600656270981">
                <text:p>0.2606006562709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3745845556259">
                <text:p>0.293745845556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09946322441101">
                <text:p>0.909946322441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8618980646133">
                <text:p>0.2586189806461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5069680213928">
                <text:p>0.9350696802139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0913789272308">
                <text:p>0.260913789272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3328469991684">
                <text:p>0.93328469991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7125278711319">
                <text:p>0.2671252787113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30987358093262">
                <text:p>0.9309873580932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5885323286057">
                <text:p>0.2658853232860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324155330658">
                <text:p>0.86324155330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593804359436">
                <text:p>0.26593804359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88274598121643">
                <text:p>0.5882745981216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3937532901764">
                <text:p>0.2639375329017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2432701587677">
                <text:p>0.6924327015876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0733630657196">
                <text:p>0.6707336306571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640070438385">
                <text:p>0.25640070438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0523239374161">
                <text:p>0.2505232393741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0815411806107">
                <text:p>0.260815411806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9194155931473">
                <text:p>0.2691941559314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68875598907471">
                <text:p>0.268875598907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77463465929031">
                <text:p>0.277463465929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7061253786087">
                <text:p>0.270612537860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0230760574341">
                <text:p>0.2802307605743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7851004600525">
                <text:p>0.257851004600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92899072170258">
                <text:p>0.2928990721702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7398606538773">
                <text:p>0.287398606538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75257110595703">
                <text:p>0.2752571105957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091677069664">
                <text:p>0.290916770696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1167459487915">
                <text:p>0.311674594879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7978947162628">
                <text:p>0.2879789471626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55130881071091">
                <text:p>0.355130881071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8605392575264">
                <text:p>0.286053925752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5105893611908">
                <text:p>0.751058936119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3693015575409">
                <text:p>0.2836930155754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1218758225441">
                <text:p>0.312187582254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8487503528595">
                <text:p>0.7784875035285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490149974823">
                <text:p>0.284901499748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5953894853592">
                <text:p>0.425953894853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5020534992218">
                <text:p>0.905020534992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2974373102188">
                <text:p>0.302974373102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22805905342102">
                <text:p>0.422805905342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29119753837585">
                <text:p>0.6291197538375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3842124938965">
                <text:p>0.7438421249389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27774202823639">
                <text:p>0.7277742028236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229718208313">
                <text:p>0.732297182083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2179205417633">
                <text:p>0.7521792054176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7826356887817">
                <text:p>0.7278263568878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0198445320129">
                <text:p>0.790198445320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68586850166321">
                <text:p>0.6685868501663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22634661197662">
                <text:p>0.922634661197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53417885303497">
                <text:p>0.653417885303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3596904277802">
                <text:p>0.813596904277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9821467399597">
                <text:p>0.579821467399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85460090637207">
                <text:p>0.6854600906372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64124965667725">
                <text:p>0.664124965667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27911615371704">
                <text:p>0.827911615371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28004550933838">
                <text:p>0.6280045509338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85555768013">
                <text:p>0.89855557680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3312726020813">
                <text:p>0.483312726020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6145086288452">
                <text:p>0.9161450862884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8897123336792">
                <text:p>0.4488971233367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77204120159149">
                <text:p>0.8772041201591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58970814943314">
                <text:p>0.458970814943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3493520021439">
                <text:p>0.3134935200214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8495223522186">
                <text:p>0.3084952235221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082906126976">
                <text:p>0.260829061269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2028428316116">
                <text:p>0.3220284283161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7076015472412">
                <text:p>0.267076015472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81958484649658">
                <text:p>0.8819584846496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08780694007874">
                <text:p>0.9087806940078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95143389701843">
                <text:p>0.8951433897018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8101952075958">
                <text:p>0.3081019520759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9161128997803">
                <text:p>0.8691611289978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4724142551422">
                <text:p>0.9447241425514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06672239303589">
                <text:p>0.9066722393035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1296144723892">
                <text:p>0.301296144723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59947025775909">
                <text:p>0.3599470257759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71941304206848">
                <text:p>0.2719413042068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66624808311462">
                <text:p>0.266624808311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2444984912872">
                <text:p>0.312444984912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17074537277222">
                <text:p>0.3170745372772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2505295276642">
                <text:p>0.3225052952766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10210931301117">
                <text:p>0.510210931301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98401153087616">
                <text:p>0.6984011530876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52003252506256">
                <text:p>0.7520032525062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56150388717651">
                <text:p>0.8561503887176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51240336894989">
                <text:p>0.8512403368949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93610572814941">
                <text:p>0.7936105728149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568267583847">
                <text:p>0.725682675838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01459968090057">
                <text:p>0.8014599680900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7314293384552">
                <text:p>0.773142933845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89078664779663">
                <text:p>0.5890786647796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42185699939728">
                <text:p>0.442185699939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09320747852325">
                <text:p>0.8093207478523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17605292797089">
                <text:p>0.7176052927970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12917709350586">
                <text:p>0.8129177093505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92353892326355">
                <text:p>0.8923538923263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84662926197052">
                <text:p>0.8846629261970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75968515872955">
                <text:p>0.8759685158729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94898509979248">
                <text:p>0.794898509979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7207095623016">
                <text:p>0.507207095623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4270129203796">
                <text:p>0.324270129203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7225683927536">
                <text:p>0.2972256839275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17178100347519">
                <text:p>0.317178100347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58628362417221">
                <text:p>0.3586283624172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25743764638901">
                <text:p>0.3257437646389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29407513141632">
                <text:p>0.3294075131416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64608651399612">
                <text:p>0.264608651399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54737281799316">
                <text:p>0.8547372817993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6591193675995">
                <text:p>0.8265911936759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14664924144745">
                <text:p>0.9146649241447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00375425815582">
                <text:p>0.900375425815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81753569841385">
                <text:p>0.2817535698413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5355384349823">
                <text:p>0.9153553843498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22544240951538">
                <text:p>0.922544240951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592249751091">
                <text:p>0.8592249751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13211166858673">
                <text:p>0.9132111668586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19310986995697">
                <text:p>0.9193109869956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4032871723175">
                <text:p>0.940328717231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39434587955475">
                <text:p>0.939434587955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09454107284546">
                <text:p>0.9094541072845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67938697338104">
                <text:p>0.867938697338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9263758659363">
                <text:p>0.879263758659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1307994127274">
                <text:p>0.2513079941272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0521894693375">
                <text:p>0.410521894693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614466905594">
                <text:p>0.2666144669055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86821305751801">
                <text:p>0.2868213057518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90046542882919">
                <text:p>0.2900465428829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7701954841614">
                <text:p>0.2977019548416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4942675828934">
                <text:p>0.264942675828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89353370666504">
                <text:p>0.2893533706665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04599332809448">
                <text:p>0.5045993328094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90883243083954">
                <text:p>0.2908832430839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21428418159485">
                <text:p>0.3214284181594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44825947284699">
                <text:p>0.4448259472846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88622945547104">
                <text:p>0.288622945547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93247312307358">
                <text:p>0.2932473123073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73628270626068">
                <text:p>0.6736282706260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8427650928497">
                <text:p>0.2884276509284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0656417608261">
                <text:p>0.2906564176082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2539516687393">
                <text:p>0.2825395166873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9469159245491">
                <text:p>0.294691592454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45103633403778">
                <text:p>0.6451036334037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92804032564163">
                <text:p>0.2928040325641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10250669717789">
                <text:p>0.3102506697177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3265330791473">
                <text:p>0.7432653307914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93482303619385">
                <text:p>0.2934823036193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94476807117462">
                <text:p>0.2944768071174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8644118309021">
                <text:p>0.868644118309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5124918222427">
                <text:p>0.2951249182224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9512833356857">
                <text:p>0.2995128333568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10756206512451">
                <text:p>0.8107562065124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9610892534256">
                <text:p>0.2896108925342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584139585495">
                <text:p>0.295841395854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8674647808075">
                <text:p>0.686746478080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939326286316">
                <text:p>0.2959393262863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03136497735977">
                <text:p>0.3031364977359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41867578029633">
                <text:p>0.6418675780296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2437672615051">
                <text:p>0.2924376726150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7123849391937">
                <text:p>0.2971238493919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70219027996063">
                <text:p>0.2702190279960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9795925617218">
                <text:p>0.2997959256172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8849396109581">
                <text:p>0.288493961095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89069521427155">
                <text:p>0.4890695214271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85528033971786">
                <text:p>0.2855280339717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02770006656647">
                <text:p>0.5027700066566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82862901687622">
                <text:p>0.2828629016876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08597195148468">
                <text:p>0.508597195148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83437520265579">
                <text:p>0.2834375202655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09633779525757">
                <text:p>0.5096337795257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3079862594604">
                <text:p>0.2830798625946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15044271945953">
                <text:p>0.5150442719459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83572942018509">
                <text:p>0.2835729420185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26331782341003">
                <text:p>0.5263317823410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258603811264">
                <text:p>0.282586038112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27806580066681">
                <text:p>0.5278065800666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4937500953674">
                <text:p>0.2849375009536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34080803394318">
                <text:p>0.5340808033943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4861326217651">
                <text:p>0.2848613262176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27399063110352">
                <text:p>0.5273990631103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24864256381989">
                <text:p>0.5248642563819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22570675611496">
                <text:p>0.422570675611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0134534835815">
                <text:p>0.430134534835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94115394353867">
                <text:p>0.2941153943538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7072868347168">
                <text:p>0.3170728683471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8337796926498">
                <text:p>0.2883377969264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2921872138977">
                <text:p>0.3229218721389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04357588291168">
                <text:p>0.304357588291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59790331125259">
                <text:p>0.2597903311252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3270488977432">
                <text:p>0.3032704889774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6921780109406">
                <text:p>0.306921780109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03849220275879">
                <text:p>0.3038492202758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0704253911972">
                <text:p>0.307042539119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67423927783966">
                <text:p>0.2674239277839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2194864749908">
                <text:p>0.8321948647499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7747854590416">
                <text:p>0.277478545904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50602149963379">
                <text:p>0.8506021499633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77941793203354">
                <text:p>0.2779417932033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78918892145157">
                <text:p>0.2789188921451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78938770294189">
                <text:p>0.2789387702941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78720891475678">
                <text:p>0.6787208914756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78211206197739">
                <text:p>0.2782112061977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10850024223328">
                <text:p>0.8108500242233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78386443853378">
                <text:p>0.2783864438533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27818417549133">
                <text:p>0.4278184175491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76143759489059">
                <text:p>0.2761437594890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7791514396667">
                <text:p>0.38779151439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75118261575699">
                <text:p>0.2751182615756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77427744865418">
                <text:p>0.5774277448654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73193448781967">
                <text:p>0.2731934487819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12065601348877">
                <text:p>0.8120656013488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60564893484116">
                <text:p>0.260564893484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13181412220001">
                <text:p>0.61318141222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61402368545532">
                <text:p>0.2614023685455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18349766731262">
                <text:p>0.5183497667312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60017424821854">
                <text:p>0.2600174248218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73524606227875">
                <text:p>0.873524606227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60095477104187">
                <text:p>0.2600954771041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00571143627167">
                <text:p>0.8005711436271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60387301445007">
                <text:p>0.2603873014450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3369002342224">
                <text:p>0.7233690023422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7786877155304">
                <text:p>0.87786877155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5302084684372">
                <text:p>0.853020846843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34744274616241">
                <text:p>0.8347442746162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01262021064758">
                <text:p>0.8012620210647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56765902042389">
                <text:p>0.256765902042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59968996047974">
                <text:p>0.2599689960479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77199596166611">
                <text:p>0.2771995961666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78930634260178">
                <text:p>0.2789306342601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72167384624481">
                <text:p>0.2721673846244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73431777954102">
                <text:p>0.273431777954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73035228252411">
                <text:p>0.2730352282524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1806755065918">
                <text:p>0.81806755065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89854735136032">
                <text:p>0.2898547351360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79505997896194">
                <text:p>0.2795059978961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79668420553207">
                <text:p>0.2796684205532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83980250358582">
                <text:p>0.2839802503585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83356457948685">
                <text:p>0.2833564579486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01369178295136">
                <text:p>0.501369178295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32420265674591">
                <text:p>0.7324202656745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0128934383392">
                <text:p>0.7401289343833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26902770996094">
                <text:p>0.9269027709960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2098331451416">
                <text:p>0.920983314514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74950057268143">
                <text:p>0.2749500572681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93871831893921">
                <text:p>0.5938718318939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57879018783569">
                <text:p>0.7578790187835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74248242378235">
                <text:p>0.2742482423782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59318125247955">
                <text:p>0.559318125247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17064166069031">
                <text:p>0.8170641660690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78774410486221">
                <text:p>0.2787744104862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22547483444214">
                <text:p>0.522547483444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75053477287293">
                <text:p>0.6750534772872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12602162361145">
                <text:p>0.3126021623611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09117305278778">
                <text:p>0.5091173052787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56982886791229">
                <text:p>0.8569828867912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10472756624222">
                <text:p>0.3104727566242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11920869350433">
                <text:p>0.5119208693504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41688525676727">
                <text:p>0.6416885256767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08876365423203">
                <text:p>0.3088763654232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23337525129318">
                <text:p>0.323337525129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55129325389862">
                <text:p>0.4551293253898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97842532396317">
                <text:p>0.2978425323963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02100390195847">
                <text:p>0.3021003901958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79609489440918">
                <text:p>0.4796094894409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00314724445343">
                <text:p>0.3003147244453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479092001915">
                <text:p>0.454790920019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91318625211716">
                <text:p>0.2913186252117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884479999542">
                <text:p>0.3938844799995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14074325561523">
                <text:p>0.514074325561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91046380996704">
                <text:p>0.2910463809967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40190279483795">
                <text:p>0.5401902794837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9244726896286">
                <text:p>0.292447268962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44641709327698">
                <text:p>0.4446417093276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47394514083862">
                <text:p>0.5473945140838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91907876729965">
                <text:p>0.2919078767299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8770626783371">
                <text:p>0.587706267833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93078392744064">
                <text:p>0.2930783927440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16218566894531">
                <text:p>0.6162185668945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90213614702225">
                <text:p>0.2902136147022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12974107265472">
                <text:p>0.612974107265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90623307228088">
                <text:p>0.2906233072280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10987901687622">
                <text:p>0.6109879016876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99401342868805">
                <text:p>0.299401342868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9110593795776">
                <text:p>0.6091105937957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05947929620743">
                <text:p>0.3059479296207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33099734783173">
                <text:p>0.6330997347831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05225044488907">
                <text:p>0.3052250444889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23764574527741">
                <text:p>0.6237645745277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22321146726608">
                <text:p>0.3223211467266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49668157100678">
                <text:p>0.6496681571006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3626130819321">
                <text:p>0.3236261308193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05650722980499">
                <text:p>0.6056507229804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23666304349899">
                <text:p>0.3236663043498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90046763420105">
                <text:p>0.5900467634201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1825414896011">
                <text:p>0.3218254148960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78566253185272">
                <text:p>0.5785662531852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19347929954529">
                <text:p>0.6193479299545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17675709724426">
                <text:p>0.3176757097244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66117107868195">
                <text:p>0.5661171078681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98771524429321">
                <text:p>0.8987715244293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26125890016556">
                <text:p>0.3261258900165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29894649982452">
                <text:p>0.5298946499824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75953614711762">
                <text:p>0.8759536147117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836389541626">
                <text:p>0.328363895416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26047229766846">
                <text:p>0.5260472297668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94263362884522">
                <text:p>0.794263362884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25579822063446">
                <text:p>0.3255798220634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21200358867645">
                <text:p>0.521200358867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66899609565735">
                <text:p>0.8668996095657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18549990653992">
                <text:p>0.3185499906539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9427542090416">
                <text:p>0.494275420904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36685943603516">
                <text:p>0.5366859436035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92020469903946">
                <text:p>0.2920204699039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1134611368179">
                <text:p>0.4311346113681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87063682079315">
                <text:p>0.8870636820793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89272755384445">
                <text:p>0.2892727553844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792577624321">
                <text:p>0.447925776243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41464877128601">
                <text:p>0.8414648771286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89763987064362">
                <text:p>0.2897639870643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27141129970551">
                <text:p>0.4271411299705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30551052093506">
                <text:p>0.9305510520935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93486207723618">
                <text:p>0.2934862077236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27147924900055">
                <text:p>0.4271479249000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04437601566315">
                <text:p>0.9044376015663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92801469564438">
                <text:p>0.292801469564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29767578840256">
                <text:p>0.4297675788402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02481710910797">
                <text:p>0.3024817109107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2087615728378">
                <text:p>0.3220876157283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29676657915115">
                <text:p>0.3296766579151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50576430559158">
                <text:p>0.3505764305591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01238745450973">
                <text:p>0.3012387454509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03233176469803">
                <text:p>0.3032331764698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05850595235825">
                <text:p>0.3058505952358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67647695541382">
                <text:p>0.5676476955413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18739354610443">
                <text:p>0.8187393546104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50365936756134">
                <text:p>0.8503659367561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97543549537659">
                <text:p>0.8975435495376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88502061367035">
                <text:p>0.8885020613670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73808085918427">
                <text:p>0.8738080859184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87875735759735">
                <text:p>0.8878757357597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80908846855164">
                <text:p>0.8809088468551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8108241558075">
                <text:p>0.881082415580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84133398532867">
                <text:p>0.8841333985328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83191704750061">
                <text:p>0.8831917047500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58020842075348">
                <text:p>0.8580208420753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3585821390152">
                <text:p>0.53585821390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39562356472015">
                <text:p>0.839562356472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3449997901917">
                <text:p>0.5434499979019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44365477561951">
                <text:p>0.8443654775619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3712809085846">
                <text:p>0.537128090858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95985674858093">
                <text:p>0.6959856748580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92389953136444">
                <text:p>0.3923899531364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39120674133301">
                <text:p>0.5391206741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05708873271942">
                <text:p>0.5057088732719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65631783008575">
                <text:p>0.4656317830085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62634295225143">
                <text:p>0.4626342952251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35477644205093">
                <text:p>0.4354776442050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1988405585289">
                <text:p>0.419884055852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4330632686615">
                <text:p>0.443306326866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8814570903778">
                <text:p>0.4488145709037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91777575016022">
                <text:p>0.3917775750160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87242877483368">
                <text:p>0.4872428774833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09230297803879">
                <text:p>0.3092302978038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04501384496689">
                <text:p>0.3045013844966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80846178531647">
                <text:p>0.2808461785316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61312812566757">
                <text:p>0.2613128125667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72606313228607">
                <text:p>0.2726063132286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97226101160049">
                <text:p>0.2972261011600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4887221455574">
                <text:p>0.348872214555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51455092430115">
                <text:p>0.3514550924301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7205628156662">
                <text:p>0.272056281566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70904004573822">
                <text:p>0.2709040045738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75741159915924">
                <text:p>0.2757411599159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60826736688614">
                <text:p>0.2608267366886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63217854499817">
                <text:p>0.4632178544998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2344764471054">
                <text:p>0.4323447644710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30004447698593">
                <text:p>0.4300044476985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59555518627167">
                <text:p>0.2595555186271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58042097091675">
                <text:p>0.2580420970916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56197720766067">
                <text:p>0.2561977207660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24780583381653">
                <text:p>0.3247805833816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57484555244446">
                <text:p>0.2574845552444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18987101316452">
                <text:p>0.3189871013164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13989371061325">
                <text:p>0.3139893710613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5076088309288">
                <text:p>0.250760883092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82738983631134">
                <text:p>0.2827389836311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50841647386551">
                <text:p>0.2508416473865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89297610521317">
                <text:p>0.2892976105213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55795955657959">
                <text:p>0.2557959556579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75401204824448">
                <text:p>0.2754012048244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53991335630417">
                <text:p>0.2539913356304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75026887655258">
                <text:p>0.2750268876552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53901541233063">
                <text:p>0.2539015412330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54046261310577">
                <text:p>0.2540462613105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52522557973862">
                <text:p>0.2525225579738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64937371015549">
                <text:p>0.2649373710155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50825315713882">
                <text:p>0.2508253157138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04618865251541">
                <text:p>0.3046188652515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50877112150192">
                <text:p>0.2508771121501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40218186378479">
                <text:p>0.3402181863784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50418424606323">
                <text:p>0.2504184246063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31600725650787">
                <text:p>0.3316007256507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50507831573486">
                <text:p>0.2505078315734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32962214946747">
                <text:p>0.3329622149467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50051409006119">
                <text:p>0.2500514090061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69802594184875">
                <text:p>0.3698025941848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52525091171265">
                <text:p>0.2525250911712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3901834487915">
                <text:p>0.339018344879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53246062994003">
                <text:p>0.3532460629940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53874480724335">
                <text:p>0.2538744807243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45836013555527">
                <text:p>0.3458360135555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53595858812332">
                <text:p>0.2535958588123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40607702732086">
                <text:p>0.3406077027320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54163831472397">
                <text:p>0.2541638314723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98497223854065">
                <text:p>0.3984972238540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53718465566635">
                <text:p>0.2537184655666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97352069616318">
                <text:p>0.3973520696163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56204813718796">
                <text:p>0.2562048137187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01486665010452">
                <text:p>0.4014866650104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50540733337402">
                <text:p>0.2505407333374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70525991916656">
                <text:p>0.2705259919166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70355641841888">
                <text:p>0.2703556418418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299760222435">
                <text:p>0.32997602224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70695596933365">
                <text:p>0.2706955969333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29184889793396">
                <text:p>0.329184889793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7199774980545">
                <text:p>0.271997749805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23977947235107">
                <text:p>0.3239779472351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7081835269928">
                <text:p>0.270818352699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23079526424408">
                <text:p>0.3230795264244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31543707847595">
                <text:p>0.4315437078475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28367078304291">
                <text:p>0.4283670783042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24305081367493">
                <text:p>0.4243050813674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77868741750717">
                <text:p>0.3778687417507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85676831007004">
                <text:p>0.3856768310070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76060038805008">
                <text:p>0.3760600388050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75564575195312">
                <text:p>0.3755645751953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72600108385086">
                <text:p>0.3726001083850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75790864229202">
                <text:p>0.3757908642292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75464588403702">
                <text:p>0.3754645884037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72691065073013">
                <text:p>0.3726910650730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72955620288849">
                <text:p>0.3729556202888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77521961927414">
                <text:p>0.3775219619274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77310246229172">
                <text:p>0.3773102462291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78895282745361">
                <text:p>0.3788952827453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01640421152115">
                <text:p>0.3016404211521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04093509912491">
                <text:p>0.3040935099124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03415060043335">
                <text:p>0.303415060043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03992062807083">
                <text:p>0.3039920628070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04884552955627">
                <text:p>0.3048845529556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06668162345886">
                <text:p>0.3066681623458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04006695747375">
                <text:p>0.3040066957473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05425465106964">
                <text:p>0.3054254651069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05716872215271">
                <text:p>0.3057168722152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06626409292221">
                <text:p>0.3066264092922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02731305360794">
                <text:p>0.3027313053607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04062694311142">
                <text:p>0.3040626943111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4570786356926">
                <text:p>0.345707863569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51264387369156">
                <text:p>0.3512643873691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50356101989746">
                <text:p>0.3503561019897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202619433403">
                <text:p>0.352026194334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52876842021942">
                <text:p>0.3528768420219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80194520950317">
                <text:p>0.2801945209503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7497923374176">
                <text:p>0.274979233741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75289058685303">
                <text:p>0.2752890586853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71546751260757">
                <text:p>0.2715467512607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71234035491943">
                <text:p>0.2712340354919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69579410552979">
                <text:p>0.2695794105529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71981418132782">
                <text:p>0.2719814181327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56352722644806">
                <text:p>0.2563527226448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71724045276642">
                <text:p>0.2717240452766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79028832912445">
                <text:p>0.2790288329124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7120167016983">
                <text:p>0.271201670169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77193427085876">
                <text:p>0.2771934270858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73002743721008">
                <text:p>0.2730027437210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68596649169922">
                <text:p>0.2685966491699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65665203332901">
                <text:p>0.2656652033329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65251070261002">
                <text:p>0.2652510702610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62607961893082">
                <text:p>0.26260796189308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60340303182602">
                <text:p>0.2603403031826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61254191398621">
                <text:p>0.2612541913986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60861754417419">
                <text:p>0.2608617544174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86243706941605">
                <text:p>0.2862437069416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85794138908386">
                <text:p>0.2857941389083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83403038978577">
                <text:p>0.2834030389785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8409069776535">
                <text:p>0.284090697765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83041805028915">
                <text:p>0.283041805028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85253345966339">
                <text:p>0.2852533459663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85781562328339">
                <text:p>0.2857815623283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85978049039841">
                <text:p>0.2859780490398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83379465341568">
                <text:p>0.2833794653415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84133076667786">
                <text:p>0.2841330766677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84764379262924">
                <text:p>0.2847643792629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83119887113571">
                <text:p>0.2831198871135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72524952888489">
                <text:p>0.2725249528884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68843978643417">
                <text:p>0.2688439786434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67749518156052">
                <text:p>0.2677495181560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68342733383179">
                <text:p>0.2683427333831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67912775278091">
                <text:p>0.2679127752780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90652602910995">
                <text:p>0.2906526029109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08858692646027">
                <text:p>0.3088586926460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17814320325851">
                <text:p>0.3178143203258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5782216787338">
                <text:p>0.2557822167873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3078907728195">
                <text:p>0.2530789077281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55028456449509">
                <text:p>0.2550284564495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5841623544693">
                <text:p>0.258416235446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64124840497971">
                <text:p>0.2641248404979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63587951660156">
                <text:p>0.2635879516601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63934671878815">
                <text:p>0.2639346718788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63546973466873">
                <text:p>0.2635469734668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62688428163528">
                <text:p>0.2626884281635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2252897024155">
                <text:p>0.2622528970241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2513637542725">
                <text:p>0.2625136375427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2860924005508">
                <text:p>0.2628609240055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8459694981575">
                <text:p>0.284596949815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85055100917816">
                <text:p>0.2850551009178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86934018135071">
                <text:p>0.2869340181350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92494744062424">
                <text:p>0.2924947440624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94049084186554">
                <text:p>0.2940490841865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93913096189499">
                <text:p>0.2939130961894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95007139444351">
                <text:p>0.2950071394443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98247337341309">
                <text:p>0.2982473373413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95845210552216">
                <text:p>0.2958452105522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95957535505295">
                <text:p>0.2959575355052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94925212860107">
                <text:p>0.2949252128601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94110506772995">
                <text:p>0.2941105067729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04071635007858">
                <text:p>0.3040716350078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20711433887482">
                <text:p>0.3207114338874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05681169033051">
                <text:p>0.3056811690330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06982308626175">
                <text:p>0.3069823086261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82117515802383">
                <text:p>0.2821175158023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88355350494385">
                <text:p>0.2883553504943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86321043968201">
                <text:p>0.2863210439682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58639842271805">
                <text:p>0.2586398422718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6600728034973">
                <text:p>0.2666007280349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66077548265457">
                <text:p>0.2660775482654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64203250408173">
                <text:p>0.2642032504081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62311100959778">
                <text:p>0.2623111009597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06012809276581">
                <text:p>0.3060128092765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09758692979813">
                <text:p>0.3097586929798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08703601360321">
                <text:p>0.3087036013603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29030990600586">
                <text:p>0.3290309906005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53345662355423">
                <text:p>0.3533456623554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52613538503647">
                <text:p>0.3526135385036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44631195068359">
                <text:p>0.3446311950683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46426486968994">
                <text:p>0.3464264869689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45560759305954">
                <text:p>0.3455607593059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26205104589462">
                <text:p>0.3262051045894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25338393449783">
                <text:p>0.3253383934497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02494883537292">
                <text:p>0.302494883537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99272477626801">
                <text:p>0.2992724776268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02291452884674">
                <text:p>0.3022914528846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98232167959213">
                <text:p>0.2982321679592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97025620937347">
                <text:p>0.2970256209373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96365946531296">
                <text:p>0.2963659465312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96580225229263">
                <text:p>0.2965802252292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96538233757019">
                <text:p>0.2965382337570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97810643911362">
                <text:p>0.2978106439113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97063112258911">
                <text:p>0.2970631122589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8808941245079">
                <text:p>0.488089412450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59186398983002">
                <text:p>0.5591863989830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51389563083649">
                <text:p>0.2513895630836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50607579946518">
                <text:p>0.2506075799465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5097331404686">
                <text:p>0.250973314046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55517095327377">
                <text:p>0.2555170953273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57565557956696">
                <text:p>0.2575655579566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61914134025574">
                <text:p>0.2619141340255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66327947378159">
                <text:p>0.2663279473781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63366252183914">
                <text:p>0.2633662521839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83385026454926">
                <text:p>0.4833850264549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10820668935776">
                <text:p>0.3108206689357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594205558300018">
                <text:p>0.5942055583000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32128918170929">
                <text:p>0.7321289181709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02659070491791">
                <text:p>0.7026590704917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98265671730042">
                <text:p>0.6982656717300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54338121414185">
                <text:p>0.6543381214141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551166117191315">
                <text:p>0.5511661171913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565747499465942">
                <text:p>0.5657474994659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90011119842529">
                <text:p>0.5900111198425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13899409770966">
                <text:p>0.6138994097709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07589483261108">
                <text:p>0.6075894832611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16210639476776">
                <text:p>0.6162106394767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578014433383942">
                <text:p>0.5780144333839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24927854537964">
                <text:p>0.5249278545379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506050586700439">
                <text:p>0.5060505867004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511978030204773">
                <text:p>0.5119780302047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508723139762878">
                <text:p>0.5087231397628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66630578041077">
                <text:p>0.4666305780410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53942209482193">
                <text:p>0.539422094821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565403461456299">
                <text:p>0.5654034614562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572386920452118">
                <text:p>0.5723869204521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04835033416748">
                <text:p>0.6048350334167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67607820034027">
                <text:p>0.5676078200340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99870467185974">
                <text:p>0.6998704671859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13130474090576">
                <text:p>0.7131304740905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13501155376434">
                <text:p>0.713501155376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25213170051575">
                <text:p>0.7252131700515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22099184989929">
                <text:p>0.7220991849899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02830970287323">
                <text:p>0.7028309702873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14925765991211">
                <text:p>0.7149257659912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76902675628662">
                <text:p>0.7769026756286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79996395111084">
                <text:p>0.7799963951110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81949162483215">
                <text:p>0.7819491624832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71991670131683">
                <text:p>0.7719916701316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76738286018372">
                <text:p>0.7767382860183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8198379278183">
                <text:p>0.781983792781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55581557750702">
                <text:p>0.7555815577507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82497406005859">
                <text:p>0.7824974060058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11743676662445">
                <text:p>0.8117436766624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09176117181778">
                <text:p>0.3091761171817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10589253902435">
                <text:p>0.3105892539024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07543456554413">
                <text:p>0.307543456554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6352496147156">
                <text:p>0.3063524961471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6602329015732">
                <text:p>0.3066023290157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97244757413864">
                <text:p>0.2972447574138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94960826635361">
                <text:p>0.29496082663536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94521331787109">
                <text:p>0.2945213317871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92719632387161">
                <text:p>0.2927196323871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90813773870468">
                <text:p>0.2908137738704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90409654378891">
                <text:p>0.2904096543788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98926830291748">
                <text:p>0.2989268302917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81507521867752">
                <text:p>0.2815075218677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81912356615067">
                <text:p>0.2819123566150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8222531080246">
                <text:p>0.282225310802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82119661569595">
                <text:p>0.2821196615695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80218929052353">
                <text:p>0.2802189290523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80040591955185">
                <text:p>0.2800405919551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80218303203583">
                <text:p>0.2802183032035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79683709144592">
                <text:p>0.2796837091445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80503153800964">
                <text:p>0.2805031538009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80355364084244">
                <text:p>0.2803553640842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80537098646164">
                <text:p>0.2805370986461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79177784919739">
                <text:p>0.2791777849197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77859181165695">
                <text:p>0.2778591811656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7563202381134">
                <text:p>0.275632023811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70089417695999">
                <text:p>0.2700894176959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71533310413361">
                <text:p>0.2715333104133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722048163414">
                <text:p>0.27220481634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8867830038071">
                <text:p>0.2588678300380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50404477119446">
                <text:p>0.2504044771194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94919282197952">
                <text:p>0.2949192821979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32372891902924">
                <text:p>0.5323728919029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98888832330704">
                <text:p>0.2988888323307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517763257026672">
                <text:p>0.5177632570266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02082866430283">
                <text:p>0.3020828664302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21961331367493">
                <text:p>0.5219613313674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1976591348648">
                <text:p>0.3019765913486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529500246047974">
                <text:p>0.5295002460479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01984965801239">
                <text:p>0.3019849658012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20976424217224">
                <text:p>0.5209764242172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01709651947021">
                <text:p>0.3017096519470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556768894195557">
                <text:p>0.5567688941955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02019834518433">
                <text:p>0.3020198345184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61639487743378">
                <text:p>0.5616394877433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02405923604965">
                <text:p>0.3024059236049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564152359962463">
                <text:p>0.5641523599624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01906168460846">
                <text:p>0.3019061684608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70293843746185">
                <text:p>0.5702938437461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02464723587036">
                <text:p>0.3024647235870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67886233329773">
                <text:p>0.5678862333297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02915424108505">
                <text:p>0.3029154241085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54317712783814">
                <text:p>0.5543177127838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03119540214539">
                <text:p>0.3031195402145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562284231185913">
                <text:p>0.5622842311859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0437844991684">
                <text:p>0.304378449916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592437267303467">
                <text:p>0.5924372673034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96982884407043">
                <text:p>0.2969828844070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583073973655701">
                <text:p>0.5830739736557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92042434215546">
                <text:p>0.2920424342155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604230582714081">
                <text:p>0.60423058271408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96726644039154">
                <text:p>0.2967266440391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599950850009918">
                <text:p>0.5999508500099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96122610569">
                <text:p>0.2961226105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595719695091248">
                <text:p>0.5957196950912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88765043020248">
                <text:p>0.2887650430202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79685628414154">
                <text:p>0.5796856284141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88562595844269">
                <text:p>0.2885625958442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579266905784607">
                <text:p>0.5792669057846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88668721914291">
                <text:p>0.2886687219142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578194141387939">
                <text:p>0.57819414138793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88776934146881">
                <text:p>0.2887769341468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62682211399078">
                <text:p>0.5626822113990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51091718673706">
                <text:p>0.2510917186737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51697182655334">
                <text:p>0.2516971826553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50388771295547">
                <text:p>0.2503887712955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8046299219132">
                <text:p>0.2580462992191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55014717578888">
                <text:p>0.2550147175788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55159169435501">
                <text:p>0.2551591694355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94988477230072">
                <text:p>0.3949884772300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18585687875748">
                <text:p>0.4185856878757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14871215820313">
                <text:p>0.4148712158203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2706310749054">
                <text:p>0.427063107490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29733842611313">
                <text:p>0.4297338426113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28588569164276">
                <text:p>0.4285885691642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32116687297821">
                <text:p>0.4321166872978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31604564189911">
                <text:p>0.4316045641899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31215852499008">
                <text:p>0.4312158524990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31068658828735">
                <text:p>0.4310686588287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30518805980682">
                <text:p>0.43051880598068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27336633205414">
                <text:p>0.4273366332054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27120327949524">
                <text:p>0.4271203279495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26960706710815">
                <text:p>0.4269607067108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27205622196198">
                <text:p>0.4272056221961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31399255990982">
                <text:p>0.4313992559909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29256945848465">
                <text:p>0.4292569458484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28447186946869">
                <text:p>0.4284471869468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29215967655182">
                <text:p>0.4292159676551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28744971752167">
                <text:p>0.4287449717521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25509124994278">
                <text:p>0.4255091249942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27775233983994">
                <text:p>0.4277752339839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28304493427277">
                <text:p>0.4283044934272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29323256015778">
                <text:p>0.4293232560157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2787104845047">
                <text:p>0.427871048450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431852400302887">
                <text:p>0.43185240030288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31406259536743">
                <text:p>0.4314062595367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423298954963684">
                <text:p>0.4232989549636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19481456279755">
                <text:p>0.4194814562797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18916970491409">
                <text:p>0.4189169704914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1968846321106">
                <text:p>0.419688463211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18770283460617">
                <text:p>0.4187702834606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61244028806686">
                <text:p>0.2612440288066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52064645290375">
                <text:p>0.2520646452903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5907039642334">
                <text:p>0.259070396423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54492342472076">
                <text:p>0.2544923424720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50335216522217">
                <text:p>0.2503352165222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53879308700561">
                <text:p>0.2538793087005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57489532232285">
                <text:p>0.2574895322322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50776219367981">
                <text:p>0.507762193679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99526917934418">
                <text:p>0.4995269179344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85374867916107">
                <text:p>0.4853748679161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572448492050171">
                <text:p>0.5724484920501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59403598308563">
                <text:p>0.55940359830856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567181527614594">
                <text:p>0.56718152761459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62093734741211">
                <text:p>0.5620937347412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579845190048218">
                <text:p>0.5798451900482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83145141601563">
                <text:p>0.5831451416015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84581851959229">
                <text:p>0.5845818519592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572520792484283">
                <text:p>0.5725207924842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575997352600098">
                <text:p>0.5759973526000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579568207263947">
                <text:p>0.5795682072639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750532746315">
                <text:p>0.57505327463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75490653514862">
                <text:p>0.575490653514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02993547916412">
                <text:p>0.6029935479164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8678275346756">
                <text:p>0.586782753467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92053651809692">
                <text:p>0.5920536518096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95408141613007">
                <text:p>0.5954081416130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589233815670013">
                <text:p>0.5892338156700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548198282718658">
                <text:p>0.5481982827186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50520420074463">
                <text:p>0.5505204200744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52515387535095">
                <text:p>0.5525153875350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573400557041168">
                <text:p>0.5734005570411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593239009380341">
                <text:p>0.5932390093803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08102977275848">
                <text:p>0.608102977275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09564661979675">
                <text:p>0.6095646619796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634547889232636">
                <text:p>0.6345478892326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38799905776978">
                <text:p>0.6387999057769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39856517314911">
                <text:p>0.6398565173149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40141606330872">
                <text:p>0.6401416063308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636776208877564">
                <text:p>0.6367762088775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56615877151489">
                <text:p>0.2566158771514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872254550457">
                <text:p>0.28722545504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70986020565033">
                <text:p>0.2709860205650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96820282936096">
                <text:p>0.2968202829360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15929263830185">
                <text:p>0.3159292638301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02281945943832">
                <text:p>0.3022819459438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8207740187645">
                <text:p>0.282077401876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64900803565979">
                <text:p>0.26490080356597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61811375617981">
                <text:p>0.2618113756179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6400238275528">
                <text:p>0.264002382755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59846031665802">
                <text:p>0.2598460316658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88698226213455">
                <text:p>0.2886982262134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77629971504211">
                <text:p>0.2776299715042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77003049850464">
                <text:p>0.277003049850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76801407337189">
                <text:p>0.2768014073371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73912459611893">
                <text:p>0.2739124596118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733513712883">
                <text:p>0.27335137128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71527677774429">
                <text:p>0.2715276777744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72278904914856">
                <text:p>0.2722789049148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7067843079567">
                <text:p>0.270678430795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7594867348671">
                <text:p>0.275948673486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76265859603882">
                <text:p>0.2762658596038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80263096094132">
                <text:p>0.2802630960941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91631907224655">
                <text:p>0.2916319072246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33022534847259">
                <text:p>0.33302253484725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94585764408112">
                <text:p>0.2945857644081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96419382095337">
                <text:p>0.2964193820953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94856190681458">
                <text:p>0.2948561906814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9703876376152">
                <text:p>0.297038763761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98458218574524">
                <text:p>0.2984582185745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98575103282928">
                <text:p>0.2985751032829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98076808452606">
                <text:p>0.2980768084526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55882352590561">
                <text:p>0.2558823525905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67207950353622">
                <text:p>0.2672079503536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61785179376602">
                <text:p>0.2617851793766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68617302179337">
                <text:p>0.2686173021793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68626391887665">
                <text:p>0.26862639188766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074891269207">
                <text:p>0.30748912692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19129198789597">
                <text:p>0.3191291987895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13444644212723">
                <text:p>0.3134446442127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42308551073074">
                <text:p>0.3423085510730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50110322237015">
                <text:p>0.3501103222370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65345239639282">
                <text:p>0.3653452396392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58379423618317">
                <text:p>0.3583794236183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80011647939682">
                <text:p>0.38001164793968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3112887144089">
                <text:p>0.3731128871440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88144671916962">
                <text:p>0.3881446719169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83639693260193">
                <text:p>0.3836396932601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92367273569107">
                <text:p>0.3923672735691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6184463500977">
                <text:p>0.3761844635009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9524141550064">
                <text:p>0.3795241415500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64387512207031">
                <text:p>0.3643875122070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62361878156662">
                <text:p>0.3623618781566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6324280500412">
                <text:p>0.363242805004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78092288970947">
                <text:p>0.3780922889709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71756374835968">
                <text:p>0.3717563748359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03690969944">
                <text:p>0.38036909699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177382707596">
                <text:p>0.3821773827075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08705174922943">
                <text:p>0.4087051749229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19293940067291">
                <text:p>0.4192939400672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20582592487335">
                <text:p>0.4205825924873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97599160671234">
                <text:p>0.3975991606712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13967370986939">
                <text:p>0.4139673709869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23785811662674">
                <text:p>0.3237858116626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49944859743118">
                <text:p>0.3499448597431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44527155160904">
                <text:p>0.3445271551609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48528176546097">
                <text:p>0.34852817654609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56716281175613">
                <text:p>0.2567162811756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68274873495102">
                <text:p>0.2682748734951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52884566783905">
                <text:p>0.2528845667839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57251352071762">
                <text:p>0.2572513520717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56021857261658">
                <text:p>0.2560218572616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61157333850861">
                <text:p>0.2611573338508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54861950874329">
                <text:p>0.2548619508743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51269102096558">
                <text:p>0.2512691020965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54356265068054">
                <text:p>0.2543562650680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63269245624542">
                <text:p>0.2632692456245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64064580202103">
                <text:p>0.2640645802021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76571244001389">
                <text:p>0.2765712440013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63091862201691">
                <text:p>0.2630918622016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64701157808304">
                <text:p>0.2647011578083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82509595155716">
                <text:p>0.2825095951557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90933698415756">
                <text:p>0.2909336984157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69636183977127">
                <text:p>0.26963618397712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86502420902252">
                <text:p>0.2865024209022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72887676954269">
                <text:p>0.2728876769542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56438344717026">
                <text:p>0.2564383447170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51460134983063">
                <text:p>0.2514601349830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50230371952057">
                <text:p>0.25023037195205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59582459926605">
                <text:p>0.2595824599266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81673759222031">
                <text:p>0.2816737592220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97203779220581">
                <text:p>0.29720377922058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04007858037949">
                <text:p>0.3040078580379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9491451382637">
                <text:p>0.294914513826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05471748113632">
                <text:p>0.3054717481136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16187888383865">
                <text:p>0.3161878883838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23683112859726">
                <text:p>0.3236831128597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22940438985825">
                <text:p>0.3229404389858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15782487392426">
                <text:p>0.3157824873924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13832968473434">
                <text:p>0.3138329684734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60528826713562">
                <text:p>0.3605288267135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75381082296371">
                <text:p>0.3753810822963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57644259929657">
                <text:p>0.3576442599296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3746212720871">
                <text:p>0.337462127208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39896768331528">
                <text:p>0.33989676833152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46715867519379">
                <text:p>0.3467158675193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46876412630081">
                <text:p>0.3468764126300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37056219577789">
                <text:p>0.33705621957778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360051512718201">
                <text:p>0.3600515127182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344013512134552">
                <text:p>0.34401351213455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59395951032639">
                <text:p>0.35939595103263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349769055843353">
                <text:p>0.34976905584335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36848846077919">
                <text:p>0.3684884607791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43830674886703">
                <text:p>0.34383067488670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46742361783981">
                <text:p>0.3467423617839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323361098766327">
                <text:p>0.3233610987663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323080807924271">
                <text:p>0.3230808079242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05894523859024">
                <text:p>0.3058945238590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15988779067993">
                <text:p>0.31598877906799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08125078678131">
                <text:p>0.30812507867813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26345890760422">
                <text:p>0.3263458907604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280024707317352">
                <text:p>0.2800247073173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51794481277466">
                <text:p>0.35179448127746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80279397964478">
                <text:p>0.28027939796447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33959949016571">
                <text:p>0.339599490165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52979725599289">
                <text:p>0.25297972559928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356670379638672">
                <text:p>0.35667037963867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18666666746139">
                <text:p>0.31866666674613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366700440645218">
                <text:p>0.36670044064521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354022711515427">
                <text:p>0.35402271151542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05282735824585">
                <text:p>0.4052827358245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376806885004044">
                <text:p>0.3768068850040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52951669692993">
                <text:p>0.45295166969299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25975352525711">
                <text:p>0.4259753525257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23985004425049">
                <text:p>0.4239850044250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32991355657578">
                <text:p>0.4329913556575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80998486280441">
                <text:p>0.48099848628044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44657802581787">
                <text:p>0.44465780258178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09531855583191">
                <text:p>0.5095318555831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501411855220795">
                <text:p>0.5014118552207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65910643339157">
                <text:p>0.46591064333915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526169955730438">
                <text:p>0.5261699557304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18430709838867">
                <text:p>0.5184307098388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530196011066437">
                <text:p>0.53019601106643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515445649623871">
                <text:p>0.51544564962387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92652714252472">
                <text:p>0.49265271425247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06378829479218">
                <text:p>0.50637882947921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34098660945892">
                <text:p>0.4340986609458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23718184232712">
                <text:p>0.42371818423271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2238986492157">
                <text:p>0.4223898649215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51645851135254">
                <text:p>0.45164585113525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03333425521851">
                <text:p>0.4033334255218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24714773893356">
                <text:p>0.4247147738933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47555541992188">
                <text:p>0.44755554199218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94425714015961">
                <text:p>0.49442571401596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98708844184876">
                <text:p>0.49870884418487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81228739023209">
                <text:p>0.48122873902320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357269138097763">
                <text:p>0.3572691380977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300370395183563">
                <text:p>0.30037039518356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331553965806961">
                <text:p>0.33155396580696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91269391775131">
                <text:p>0.29126939177513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367510586977005">
                <text:p>0.3675105869770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54627734422684">
                <text:p>0.25462773442268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23910415172577">
                <text:p>0.32391041517257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71111100912094">
                <text:p>0.27111110091209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290726810693741">
                <text:p>0.2907268106937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258127480745316">
                <text:p>0.25812748074531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251633107662201">
                <text:p>0.25163310766220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66399443149567">
                <text:p>0.2663994431495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52061814069748">
                <text:p>0.25206181406974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69867718219757">
                <text:p>0.26986771821975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280572146177292">
                <text:p>0.28057214617729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83915728330612">
                <text:p>0.2839157283306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76075154542923">
                <text:p>0.27607515454292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284055322408676">
                <text:p>0.28405532240867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270792812108994">
                <text:p>0.27079281210899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636593580245972">
                <text:p>0.63659358024597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72574120759964">
                <text:p>0.725741207599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726248323917389">
                <text:p>0.7262483239173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77850079536438">
                <text:p>0.778500795364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257882386445999">
                <text:p>0.25788238644599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782035112380981">
                <text:p>0.78203511238098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780472218990326">
                <text:p>0.78047221899032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749132812023163">
                <text:p>0.7491328120231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53220874071121">
                <text:p>0.4532208740711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293112695217133">
                <text:p>0.2931126952171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511190950870514">
                <text:p>0.5111909508705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459286898374558">
                <text:p>0.45928689837455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268200993537903">
                <text:p>0.26820099353790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256061106920242">
                <text:p>0.25606110692024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60978758335113">
                <text:p>0.2609787583351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334982216358185">
                <text:p>0.33498221635818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371739059686661">
                <text:p>0.37173905968666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36438462138176">
                <text:p>0.3643846213817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23537826538086">
                <text:p>0.3235378265380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296650618314743">
                <text:p>0.29665061831474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310620427131653">
                <text:p>0.3106204271316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91355580091476">
                <text:p>0.29135558009147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293743699789047">
                <text:p>0.29374369978904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285962671041489">
                <text:p>0.28596267104148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265694260597229">
                <text:p>0.2656942605972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76309877634048">
                <text:p>0.2763098776340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27026179432869">
                <text:p>0.270261794328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680695593357086">
                <text:p>0.68069559335708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605377316474915">
                <text:p>0.6053773164749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605046808719635">
                <text:p>0.60504680871963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916944682598114">
                <text:p>0.9169446825981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89252722263336">
                <text:p>0.88925272226333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879789233207703">
                <text:p>0.87978923320770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746595621109009">
                <text:p>0.7465956211090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737885296344757">
                <text:p>0.73788529634475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945259571075439">
                <text:p>0.94525957107543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902150452136993">
                <text:p>0.90215045213699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763682901859283">
                <text:p>0.76368290185928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911548018455505">
                <text:p>0.9115480184555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922512829303741">
                <text:p>0.9225128293037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919237077236176">
                <text:p>0.91923707723617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910305142402649">
                <text:p>0.9103051424026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863674700260162">
                <text:p>0.8636747002601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765748083591461">
                <text:p>0.76574808359146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42691969871521">
                <text:p>0.64269196987152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726782023906708">
                <text:p>0.7267820239067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784272432327271">
                <text:p>0.78427243232727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395623683929443">
                <text:p>0.39562368392944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391873419284821">
                <text:p>0.39187341928482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257899910211563">
                <text:p>0.25789991021156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61142522096634">
                <text:p>0.26114252209663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6299387216568">
                <text:p>0.2629938721656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271190732717514">
                <text:p>0.2711907327175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72085666656494">
                <text:p>0.27208566665649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79104858636856">
                <text:p>0.27910485863685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399118840694427">
                <text:p>0.3991188406944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67607241868973">
                <text:p>0.2676072418689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53341555595398">
                <text:p>0.25334155559539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15285831689835">
                <text:p>0.31528583168983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349860340356827">
                <text:p>0.34986034035682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347104072570801">
                <text:p>0.3471040725708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337392359972">
                <text:p>0.33739235997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53470492362976">
                <text:p>0.55347049236297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05264413356781">
                <text:p>0.8052644133567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58724474906921">
                <text:p>0.85872447490692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901145696640015">
                <text:p>0.90114569664001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847958624362946">
                <text:p>0.8479586243629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876567840576172">
                <text:p>0.87656784057617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93292605876923">
                <text:p>0.89329260587692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914490103721619">
                <text:p>0.9144901037216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899269342422485">
                <text:p>0.8992693424224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898750424385071">
                <text:p>0.89875042438507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97241532802582">
                <text:p>0.89724153280258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903248965740204">
                <text:p>0.9032489657402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07140254974365">
                <text:p>0.90714025497436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876132845878601">
                <text:p>0.87613284587860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261502742767334">
                <text:p>0.2615027427673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896295428276062">
                <text:p>0.89629542827606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15352141857147">
                <text:p>0.31535214185714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862853765487671">
                <text:p>0.86285376548767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853231608867645">
                <text:p>0.85323160886764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838942348957062">
                <text:p>0.83894234895706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832789361476898">
                <text:p>0.8327893614768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43688905239105">
                <text:p>0.8436889052391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825805306434631">
                <text:p>0.82580530643463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260121077299118">
                <text:p>0.26012107729911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839724123477936">
                <text:p>0.83972412347793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6665472984314">
                <text:p>0.266654729843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840311229228973">
                <text:p>0.8403112292289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846885859966278">
                <text:p>0.84688585996627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836023509502411">
                <text:p>0.83602350950241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857888042926788">
                <text:p>0.85788804292678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874702036380768">
                <text:p>0.8747020363807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77385377883911">
                <text:p>0.8773853778839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867567598819733">
                <text:p>0.8675675988197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872616350650787">
                <text:p>0.87261635065078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889167547225952">
                <text:p>0.8891675472259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98605525493622">
                <text:p>0.8986055254936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898027718067169">
                <text:p>0.8980277180671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2563536465168">
                <text:p>0.256353646516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907395243644714">
                <text:p>0.90739524364471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258044362068176">
                <text:p>0.25804436206817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907952070236206">
                <text:p>0.90795207023620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71171629428863">
                <text:p>0.27117162942886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915060698986053">
                <text:p>0.91506069898605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917627155780792">
                <text:p>0.91762715578079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906700551509857">
                <text:p>0.90670055150985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56651997566223">
                <text:p>0.25665199756622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914923787117004">
                <text:p>0.9149237871170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58877813816071">
                <text:p>0.25887781381607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897615611553192">
                <text:p>0.89761561155319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63945668935776">
                <text:p>0.26394566893577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905975222587585">
                <text:p>0.9059752225875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65578389167786">
                <text:p>0.2655783891677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910389244556427">
                <text:p>0.91038924455642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71414220333099">
                <text:p>0.27141422033309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918084919452667">
                <text:p>0.9180849194526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66383707523346">
                <text:p>0.26638370752334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892564117908478">
                <text:p>0.89256411790847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266322940587997">
                <text:p>0.26632294058799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890306770801544">
                <text:p>0.8903067708015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6785397529602">
                <text:p>0.2678539752960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882125794887543">
                <text:p>0.8821257948875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267421871423721">
                <text:p>0.26742187142372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869687139987946">
                <text:p>0.8696871399879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66816824674606">
                <text:p>0.26681682467460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870060503482819">
                <text:p>0.87006050348281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66500115394592">
                <text:p>0.26650011539459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872496902942658">
                <text:p>0.8724969029426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70925343036652">
                <text:p>0.27092534303665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49248826503754">
                <text:p>0.84924882650375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66940385103226">
                <text:p>0.26694038510322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871837437152862">
                <text:p>0.87183743715286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63652503490448">
                <text:p>0.26365250349044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96905779838562">
                <text:p>0.8969057798385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65229612588882">
                <text:p>0.26522961258888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887858748435974">
                <text:p>0.88785874843597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6798403263092">
                <text:p>0.2679840326309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89673113822937">
                <text:p>0.8896731138229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6670914888382">
                <text:p>0.2667091488838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917943000793457">
                <text:p>0.91794300079345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65742421150208">
                <text:p>0.26574242115020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18833374977112">
                <text:p>0.91883337497711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266354203224182">
                <text:p>0.26635420322418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04819130897522">
                <text:p>0.9048191308975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265116810798645">
                <text:p>0.26511681079864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880609035491943">
                <text:p>0.8806090354919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67597317695618">
                <text:p>0.26759731769561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568261325359345">
                <text:p>0.56826132535934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69944489002228">
                <text:p>0.2699444890022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606371581554413">
                <text:p>0.6063715815544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270058691501617">
                <text:p>0.27005869150161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695377707481384">
                <text:p>0.6953777074813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700559318065643">
                <text:p>0.7005593180656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852204501628876">
                <text:p>0.85220450162887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902818977832794">
                <text:p>0.90281897783279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896435260772705">
                <text:p>0.8964352607727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894378483295441">
                <text:p>0.89437848329544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909632802009582">
                <text:p>0.90963280200958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905069410800934">
                <text:p>0.90506941080093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893751263618469">
                <text:p>0.8937512636184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886985301971435">
                <text:p>0.88698530197143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274491608142853">
                <text:p>0.27449160814285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40718030929565">
                <text:p>0.8407180309295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74735480546951">
                <text:p>0.27473548054695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840744197368622">
                <text:p>0.84074419736862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277922570705414">
                <text:p>0.27792257070541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29049468040466">
                <text:p>0.82904946804046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72076278924942">
                <text:p>0.720762789249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25155183672905">
                <text:p>0.2515518367290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505889713764191">
                <text:p>0.50588971376419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51169353723526">
                <text:p>0.2511693537235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391773164272308">
                <text:p>0.39177316427230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329091101884842">
                <text:p>0.3290911018848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82577872276306">
                <text:p>0.28257787227630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313204884529114">
                <text:p>0.3132048845291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51619279384613">
                <text:p>0.25161927938461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316055655479431">
                <text:p>0.31605565547943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341563671827316">
                <text:p>0.34156367182731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388323158025742">
                <text:p>0.38832315802574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315395176410675">
                <text:p>0.31539517641067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343120574951172">
                <text:p>0.34312057495117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33352792263031">
                <text:p>0.3335279226303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54909515380859">
                <text:p>0.25490951538085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337289094924927">
                <text:p>0.33728909492492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60269463062286">
                <text:p>0.26026946306228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63497376441956">
                <text:p>0.36349737644195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58409798145294">
                <text:p>0.2584097981452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37560498714447">
                <text:p>0.43756049871444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375611394643784">
                <text:p>0.37561139464378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59405523538589">
                <text:p>0.25940552353858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448118478059769">
                <text:p>0.44811847805976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256036847829819">
                <text:p>0.2560368478298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07965445518494">
                <text:p>0.50796544551849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56289094686508">
                <text:p>0.2562890946865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650135636329651">
                <text:p>0.6501356363296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53081828355789">
                <text:p>0.25308182835578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45277082920074">
                <text:p>0.6452770829200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254118293523788">
                <text:p>0.25411829352378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729423999786377">
                <text:p>0.7294239997863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255201518535614">
                <text:p>0.25520151853561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700982511043549">
                <text:p>0.70098251104354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257197588682175">
                <text:p>0.25719758868217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765205323696137">
                <text:p>0.76520532369613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254367768764496">
                <text:p>0.25436776876449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744890570640564">
                <text:p>0.74489057064056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53668308258057">
                <text:p>0.25366830825805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794130444526672">
                <text:p>0.79413044452667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5352269411087">
                <text:p>0.2535226941108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30932796001434">
                <text:p>0.83093279600143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51989513635635">
                <text:p>0.25198951363563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849786520004272">
                <text:p>0.8497865200042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25350695848465">
                <text:p>0.253506958484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42930316925049">
                <text:p>0.84293031692504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818657696247101">
                <text:p>0.8186576962471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820539474487305">
                <text:p>0.82053947448730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816757440567017">
                <text:p>0.81675744056701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838694095611572">
                <text:p>0.83869409561157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850695073604584">
                <text:p>0.8506950736045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867469310760498">
                <text:p>0.86746931076049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875929534435272">
                <text:p>0.87592953443527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82214426994324">
                <text:p>0.8822144269943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884610116481781">
                <text:p>0.88461011648178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887460649013519">
                <text:p>0.8874606490135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899164021015167">
                <text:p>0.8991640210151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91846299171448">
                <text:p>0.89184629917144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91633927822113">
                <text:p>0.89163392782211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882964372634888">
                <text:p>0.88296437263488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89276510477066">
                <text:p>0.8927651047706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93304526805878">
                <text:p>0.89330452680587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891409873962402">
                <text:p>0.89140987396240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893115818500519">
                <text:p>0.89311581850051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899422645568848">
                <text:p>0.8994226455688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82319808006287">
                <text:p>0.88231980800628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73026192188263">
                <text:p>0.87302619218826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872312664985657">
                <text:p>0.87231266498565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896729528903961">
                <text:p>0.89672952890396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80848288536072">
                <text:p>0.88084828853607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881636321544647">
                <text:p>0.88163632154464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893938779830933">
                <text:p>0.8939387798309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903863489627838">
                <text:p>0.90386348962783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93335103988647">
                <text:p>0.89333510398864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884360134601593">
                <text:p>0.88436013460159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877289950847626">
                <text:p>0.87728995084762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883706033229828">
                <text:p>0.88370603322982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859651327133179">
                <text:p>0.8596513271331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74212837219238">
                <text:p>0.77421283721923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808091759681702">
                <text:p>0.80809175968170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844912946224213">
                <text:p>0.84491294622421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855567097663879">
                <text:p>0.85556709766387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877511918544769">
                <text:p>0.8775119185447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87725019454956">
                <text:p>0.8772501945495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895453453063965">
                <text:p>0.89545345306396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20866972208023">
                <text:p>0.32086697220802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640948832035065">
                <text:p>0.64094883203506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265723705291748">
                <text:p>0.2657237052917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80353170633316">
                <text:p>0.803531706333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457026332616806">
                <text:p>0.45702633261680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267822474241257">
                <text:p>0.26782247424125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810634315013886">
                <text:p>0.81063431501388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96384662389755">
                <text:p>0.2963846623897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70552718639374">
                <text:p>0.37055271863937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67834931612015">
                <text:p>0.26783493161201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64184826612472">
                <text:p>0.36418482661247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84062916040421">
                <text:p>0.38406291604042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43743497133255">
                <text:p>0.437434971332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457001745700836">
                <text:p>0.4570017457008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47178053855896">
                <text:p>0.4717805385589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58349823951721">
                <text:p>0.45834982395172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626591205596924">
                <text:p>0.62659120559692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00892823934555">
                <text:p>0.4008928239345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430487006902695">
                <text:p>0.43048700690269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53753381967545">
                <text:p>0.45375338196754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25915151834488">
                <text:p>0.42591515183448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76857244968414">
                <text:p>0.47685724496841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14785927534103">
                <text:p>0.31478592753410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395096033811569">
                <text:p>0.3950960338115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22474122047424">
                <text:p>0.32247412204742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42371702194214">
                <text:p>0.84237170219421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278888940811157">
                <text:p>0.27888894081115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865731358528137">
                <text:p>0.86573135852813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893814563751221">
                <text:p>0.89381456375122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87304037809372">
                <text:p>0.8730403780937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912704646587372">
                <text:p>0.9127046465873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276561051607132">
                <text:p>0.27656105160713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89371931552887">
                <text:p>0.8937193155288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25719428062439">
                <text:p>0.2571942806243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98886799812317">
                <text:p>0.89888679981231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289530873298645">
                <text:p>0.28953087329864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836910605430603">
                <text:p>0.83691060543060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88021415472031">
                <text:p>0.28802141547203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73666650056839">
                <text:p>0.736666500568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289654225111008">
                <text:p>0.28965422511100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8157662153244">
                <text:p>0.4815766215324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352637022733688">
                <text:p>0.35263702273368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70420914888382">
                <text:p>0.7042091488838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357077300548553">
                <text:p>0.3570773005485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788623154163361">
                <text:p>0.78862315416336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54743093252182">
                <text:p>0.35474309325218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32124829292297">
                <text:p>0.83212482929229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362318962812424">
                <text:p>0.36231896281242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864063441753387">
                <text:p>0.86406344175338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58367890119553">
                <text:p>0.35836789011955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873740971088409">
                <text:p>0.87374097108840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363380908966064">
                <text:p>0.36338090896606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52566719055176">
                <text:p>0.85256671905517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62568318843842">
                <text:p>0.36256831884384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729708909988403">
                <text:p>0.7297089099884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63165766000748">
                <text:p>0.36316576600074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662266552448273">
                <text:p>0.66226655244827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67006182670593">
                <text:p>0.36700618267059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786468863487244">
                <text:p>0.7864688634872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70365351438522">
                <text:p>0.37036535143852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694608867168427">
                <text:p>0.69460886716842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67897868156433">
                <text:p>0.3678978681564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759821891784668">
                <text:p>0.75982189178466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370311111211777">
                <text:p>0.37031111121177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81125807762146">
                <text:p>0.8811258077621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48938882350922">
                <text:p>0.3489388823509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861511468887329">
                <text:p>0.86151146888732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354917764663696">
                <text:p>0.35491776466369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881433129310608">
                <text:p>0.88143312931060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54764848947525">
                <text:p>0.3547648489475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73037850856781">
                <text:p>0.77303785085678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352680563926697">
                <text:p>0.35268056392669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799679398536682">
                <text:p>0.79967939853668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41796457767487">
                <text:p>0.34179645776748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540311098098755">
                <text:p>0.5403110980987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72972518205643">
                <text:p>0.37297251820564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28829437494278">
                <text:p>0.32882943749427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69478225708008">
                <text:p>0.36947822570800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51768046617508">
                <text:p>0.35176804661750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57091361284256">
                <text:p>0.5709136128425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51998597383499">
                <text:p>0.35199859738349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50977689027786">
                <text:p>0.35097768902778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77990394830704">
                <text:p>0.37799039483070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722026586532593">
                <text:p>0.7220265865325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368791580200195">
                <text:p>0.3687915802001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915608167648315">
                <text:p>0.91560816764831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66496449708939">
                <text:p>0.26649644970893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36350205540657">
                <text:p>0.3635020554065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36000856757164">
                <text:p>0.3600085675716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60228151082993">
                <text:p>0.36022815108299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389519482851028">
                <text:p>0.3895194828510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94191980361938">
                <text:p>0.39419198036193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342805117368698">
                <text:p>0.34280511736869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42816472053528">
                <text:p>0.3428164720535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337158739566803">
                <text:p>0.33715873956680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42454940080643">
                <text:p>0.34245494008064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335880488157272">
                <text:p>0.33588048815727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27320843935013">
                <text:p>0.32732084393501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32582265138626">
                <text:p>0.33258226513862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358306080102921">
                <text:p>0.35830608010292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358345717191696">
                <text:p>0.35834571719169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566974401474">
                <text:p>0.356697440147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353352725505829">
                <text:p>0.35335272550582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593282163143158">
                <text:p>0.59328216314315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51409584283829">
                <text:p>0.35140958428382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873689532279968">
                <text:p>0.87368953227996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51491659879684">
                <text:p>0.3514916598796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83663809299469">
                <text:p>0.8366380929946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52267324924469">
                <text:p>0.35226732492446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52742701768875">
                <text:p>0.35274270176887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772388577461243">
                <text:p>0.77238857746124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356255382299423">
                <text:p>0.35625538229942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58001112937927">
                <text:p>0.35800111293792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60155552625656">
                <text:p>0.36015555262565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60547661781311">
                <text:p>0.36054766178131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56554061174393">
                <text:p>0.35655406117439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813987255096435">
                <text:p>0.81398725509643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61326783895493">
                <text:p>0.36132678389549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845704913139343">
                <text:p>0.84570491313934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60368281602859">
                <text:p>0.36036828160285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847208440303803">
                <text:p>0.84720844030380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60356360673904">
                <text:p>0.36035636067390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785662651062012">
                <text:p>0.78566265106201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58737915754318">
                <text:p>0.35873791575431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69809502363205">
                <text:p>0.6980950236320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58330994844437">
                <text:p>0.35833099484443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57210665941238">
                <text:p>0.35721066594123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58301073312759">
                <text:p>0.35830107331275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358004927635193">
                <text:p>0.35800492763519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57405513525009">
                <text:p>0.35740551352500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56951683759689">
                <text:p>0.35695168375968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807909965515137">
                <text:p>0.80790996551513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59546303749084">
                <text:p>0.3595463037490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868105411529541">
                <text:p>0.86810541152954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346856534481049">
                <text:p>0.34685653448104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865682721138001">
                <text:p>0.8656827211380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465799033641815">
                <text:p>0.4657990336418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87833845615387">
                <text:p>0.8783384561538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57508891820908">
                <text:p>0.4575088918209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894655108451843">
                <text:p>0.89465510845184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58001405000687">
                <text:p>0.45800140500068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902894735336304">
                <text:p>0.90289473533630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453315675258637">
                <text:p>0.45331567525863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890207588672638">
                <text:p>0.89020758867263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451500833034515">
                <text:p>0.45150083303451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924186408519745">
                <text:p>0.92418640851974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56303268671036">
                <text:p>0.4563032686710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99868547916412">
                <text:p>0.89986854791641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453414350748062">
                <text:p>0.45341435074806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94289314746857">
                <text:p>0.89428931474685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52344387769699">
                <text:p>0.45234438776969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896048605442047">
                <text:p>0.89604860544204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450741291046143">
                <text:p>0.45074129104614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856488406658173">
                <text:p>0.85648840665817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45231831073761">
                <text:p>0.4523183107376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90294408798218">
                <text:p>0.79029440879821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454222291707993">
                <text:p>0.45422229170799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851646959781647">
                <text:p>0.85164695978164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35660398006439">
                <text:p>0.33566039800643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771691977977753">
                <text:p>0.77169197797775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35889369249344">
                <text:p>0.33588936924934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64761984348297">
                <text:p>0.76476198434829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35374385118484">
                <text:p>0.33537438511848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786311864852905">
                <text:p>0.78631186485290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34983944892883">
                <text:p>0.33498394489288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816020488739014">
                <text:p>0.81602048873901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35281908512115">
                <text:p>0.33528190851211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849653303623199">
                <text:p>0.84965330362319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36969643831253">
                <text:p>0.3369696438312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851126611232758">
                <text:p>0.8511266112327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38686347007751">
                <text:p>0.33868634700775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09441864490509">
                <text:p>0.80944186449050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11052322387695">
                <text:p>0.31105232238769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812155067920685">
                <text:p>0.81215506792068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09919029474258">
                <text:p>0.30991902947425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37182438373566">
                <text:p>0.73718243837356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05155366659164">
                <text:p>0.30515536665916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670908510684967">
                <text:p>0.67090851068496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04376780986786">
                <text:p>0.30437678098678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579156339168549">
                <text:p>0.57915633916854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05252760648727">
                <text:p>0.30525276064872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649060010910034">
                <text:p>0.64906001091003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287340432405472">
                <text:p>0.28734043240547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671423554420471">
                <text:p>0.67142355442047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287529855966568">
                <text:p>0.28752985596656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70623517036438">
                <text:p>0.7062351703643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286407351493835">
                <text:p>0.28640735149383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769081294536591">
                <text:p>0.76908129453659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28757181763649">
                <text:p>0.2875718176364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59354317188263">
                <text:p>0.85935431718826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286544442176819">
                <text:p>0.2865444421768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59406411647797">
                <text:p>0.85940641164779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290351778268814">
                <text:p>0.29035177826881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853557467460632">
                <text:p>0.8535574674606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285401910543442">
                <text:p>0.28540191054344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56903314590454">
                <text:p>0.8569033145904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285707503557205">
                <text:p>0.28570750355720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831016004085541">
                <text:p>0.83101600408554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285111576318741">
                <text:p>0.28511157631874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790835916996002">
                <text:p>0.79083591699600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735704481601715">
                <text:p>0.7357044816017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679311692714691">
                <text:p>0.6793116927146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745897471904755">
                <text:p>0.74589747190475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01907181739807">
                <text:p>0.30190718173980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561922907829285">
                <text:p>0.56192290782928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04751962423325">
                <text:p>0.3047519624233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04527461528778">
                <text:p>0.30452746152877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05267214775085">
                <text:p>0.30526721477508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09453040361404">
                <text:p>0.30945304036140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29664808511734">
                <text:p>0.296648085117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293379038572311">
                <text:p>0.29337903857231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295132517814636">
                <text:p>0.29513251781463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294112682342529">
                <text:p>0.29411268234252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297649502754211">
                <text:p>0.29764950275421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79526549577713">
                <text:p>0.7952654957771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294926196336746">
                <text:p>0.29492619633674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570254564285278">
                <text:p>0.57025456428527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300592184066772">
                <text:p>0.3005921840667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286195576190948">
                <text:p>0.28619557619094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289161890745163">
                <text:p>0.28916189074516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284886687994003">
                <text:p>0.28488668799400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285214275121689">
                <text:p>0.28521427512168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285289853811264">
                <text:p>0.28528985381126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287108033895493">
                <text:p>0.28710803389549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285672813653946">
                <text:p>0.28567281365394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286332994699478">
                <text:p>0.28633299469947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282578885555267">
                <text:p>0.2825788855552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282915055751801">
                <text:p>0.28291505575180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282566547393799">
                <text:p>0.28256654739379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282711535692215">
                <text:p>0.28271153569221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290848851203918">
                <text:p>0.29084885120391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292899429798126">
                <text:p>0.2928994297981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290338575839996">
                <text:p>0.29033857583999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291685283184052">
                <text:p>0.29168528318405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290780335664749">
                <text:p>0.2907803356647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316004753112793">
                <text:p>0.31600475311279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312611669301987">
                <text:p>0.31261166930198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311526715755463">
                <text:p>0.31152671575546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311366617679596">
                <text:p>0.31136661767959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328134447336197">
                <text:p>0.32813444733619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332963585853577">
                <text:p>0.33296358585357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394300252199173">
                <text:p>0.39430025219917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329863250255585">
                <text:p>0.3298632502555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505295336246491">
                <text:p>0.50529533624649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322505593299866">
                <text:p>0.32250559329986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543532431125641">
                <text:p>0.54353243112564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32990238070488">
                <text:p>0.3299023807048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608042061328888">
                <text:p>0.60804206132888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326605468988419">
                <text:p>0.32660546898841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527514278888702">
                <text:p>0.52751427888870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29413533210754">
                <text:p>0.32941353321075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590905845165253">
                <text:p>0.59090584516525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329636573791504">
                <text:p>0.3296365737915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530624151229858">
                <text:p>0.53062415122985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329941511154175">
                <text:p>0.32994151115417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639839887619019">
                <text:p>0.63983988761901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261490643024445">
                <text:p>0.26149064302444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329473733901978">
                <text:p>0.32947373390197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720898866653442">
                <text:p>0.72089886665344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270298570394516">
                <text:p>0.2702985703945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330184191465378">
                <text:p>0.33018419146537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77628082036972">
                <text:p>0.7762808203697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271559089422226">
                <text:p>0.27155908942222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326047599315643">
                <text:p>0.32604759931564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777152419090271">
                <text:p>0.77715241909027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271298438310623">
                <text:p>0.27129843831062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331235647201538">
                <text:p>0.33123564720153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736439347267151">
                <text:p>0.73643934726715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265129566192627">
                <text:p>0.26512956619262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330316573381424">
                <text:p>0.33031657338142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636354684829712">
                <text:p>0.6363546848297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265674024820328">
                <text:p>0.26567402482032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33012443780899">
                <text:p>0.3301244378089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678341627120972">
                <text:p>0.67834162712097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339129358530045">
                <text:p>0.33912935853004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2661634683609">
                <text:p>0.8266163468360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42505693435669">
                <text:p>0.34250569343566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7405127286911">
                <text:p>0.8740512728691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34390464425087">
                <text:p>0.3439046442508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12061071395874">
                <text:p>0.81206107139587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344270378351212">
                <text:p>0.34427037835121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0644965171814">
                <text:p>0.8064496517181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3381427526474">
                <text:p>0.338142752647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600964307785034">
                <text:p>0.60096430778503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44710290431976">
                <text:p>0.34471029043197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785537898540497">
                <text:p>0.78553789854049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44109863042831">
                <text:p>0.34410986304283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45700591802597">
                <text:p>0.34570059180259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40353429317474">
                <text:p>0.34035342931747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35822552442551">
                <text:p>0.33582255244255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663589537143707">
                <text:p>0.66358953714370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335653275251389">
                <text:p>0.33565327525138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642105579376221">
                <text:p>0.64210557937622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336282461881638">
                <text:p>0.33628246188163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73217386007309">
                <text:p>0.7321738600730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327892273664474">
                <text:p>0.3278922736644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38478565216064">
                <text:p>0.83847856521606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30251082777977">
                <text:p>0.3025108277797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88775646686554">
                <text:p>0.88877564668655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290596336126328">
                <text:p>0.29059633612632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91615569591522">
                <text:p>0.8916155695915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286990612745285">
                <text:p>0.28699061274528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98069500923157">
                <text:p>0.89806950092315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287302434444427">
                <text:p>0.28730243444442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464440941810608">
                <text:p>0.46444094181060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251288890838623">
                <text:p>0.25128889083862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771209359169006">
                <text:p>0.77120935916900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251621872186661">
                <text:p>0.25162187218666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257610231637955">
                <text:p>0.25761023163795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251359283924103">
                <text:p>0.25135928392410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312423437833786">
                <text:p>0.31242343783378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25899612903595">
                <text:p>0.2589961290359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513217747211456">
                <text:p>0.51321774721145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268652647733688">
                <text:p>0.26865264773368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259788334369659">
                <text:p>0.25978833436965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253852397203445">
                <text:p>0.25385239720344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736187100410461">
                <text:p>0.73618710041046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789841234683991">
                <text:p>0.78984123468399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264383256435394">
                <text:p>0.2643832564353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309034377336502">
                <text:p>0.30903437733650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296452283859253">
                <text:p>0.29645228385925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520897388458252">
                <text:p>0.52089738845825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299733251333237">
                <text:p>0.29973325133323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516574084758758">
                <text:p>0.51657408475875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300316870212555">
                <text:p>0.30031687021255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506702721118927">
                <text:p>0.50670272111892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300975143909454">
                <text:p>0.30097514390945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76106524467468">
                <text:p>0.47610652446746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302382081747055">
                <text:p>0.30238208174705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469936162233353">
                <text:p>0.46993616223335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816069781780243">
                <text:p>0.81606978178024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303388208150864">
                <text:p>0.30338820815086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47824889421463">
                <text:p>0.4782488942146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849131166934967">
                <text:p>0.84913116693496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00617456436157">
                <text:p>0.30061745643615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469694882631302">
                <text:p>0.46969488263130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73483300209045">
                <text:p>0.87348330020904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301675379276276">
                <text:p>0.30167537927627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463807433843613">
                <text:p>0.46380743384361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918555319309235">
                <text:p>0.91855531930923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2959024310112">
                <text:p>0.295902431011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477665036916733">
                <text:p>0.47766503691673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924534380435944">
                <text:p>0.92453438043594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298456639051437">
                <text:p>0.29845663905143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505244851112366">
                <text:p>0.50524485111236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917379677295685">
                <text:p>0.91737967729568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296382278203964">
                <text:p>0.29638227820396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510408639907837">
                <text:p>0.51040863990783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811185538768768">
                <text:p>0.81118553876876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297590970993042">
                <text:p>0.29759097099304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498291045427322">
                <text:p>0.49829104542732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782011032104492">
                <text:p>0.78201103210449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291295051574707">
                <text:p>0.29129505157470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33128148317337">
                <text:p>0.3312814831733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429320901632309">
                <text:p>0.42932090163230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292321503162384">
                <text:p>0.29232150316238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313227385282516">
                <text:p>0.3132273852825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292530745267868">
                <text:p>0.29253074526786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304223090410233">
                <text:p>0.30422309041023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292630851268768">
                <text:p>0.29263085126876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293677002191544">
                <text:p>0.29367700219154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295132398605347">
                <text:p>0.29513239860534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305721580982208">
                <text:p>0.3057215809822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297671049833298">
                <text:p>0.29767104983329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338473707437515">
                <text:p>0.33847370743751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296838700771332">
                <text:p>0.2968387007713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323928266763687">
                <text:p>0.32392826676368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29675966501236">
                <text:p>0.2967596650123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298405587673187">
                <text:p>0.29840558767318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290910720825195">
                <text:p>0.29091072082519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295765966176987">
                <text:p>0.29576596617698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261288702487946">
                <text:p>0.26128870248794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293699771165848">
                <text:p>0.29369977116584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592878937721252">
                <text:p>0.59287893772125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253529578447342">
                <text:p>0.25352957844734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291972398757935">
                <text:p>0.29197239875793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722610771656036">
                <text:p>0.72261077165603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291513025760651">
                <text:p>0.29151302576065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564088344573975">
                <text:p>0.56408834457397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301908582448959">
                <text:p>0.30190858244895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330084234476089">
                <text:p>0.33008423447608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453511267900467">
                <text:p>0.4535112679004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291118383407593">
                <text:p>0.29111838340759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339960724115372">
                <text:p>0.33996072411537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310935914516449">
                <text:p>0.31093591451644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339666217565536">
                <text:p>0.33966621756553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333712637424469">
                <text:p>0.33371263742446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338942646980286">
                <text:p>0.33894264698028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317328095436096">
                <text:p>0.31732809543609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347016096115112">
                <text:p>0.34701609611511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313630044460297">
                <text:p>0.31363004446029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308279722929001">
                <text:p>0.30827972292900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322033554315567">
                <text:p>0.32203355431556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31618869304657">
                <text:p>0.3161886930465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298068851232529">
                <text:p>0.29806885123252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300242573022842">
                <text:p>0.30024257302284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29837828874588">
                <text:p>0.2983782887458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290995240211487">
                <text:p>0.29099524021148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293138742446899">
                <text:p>0.29313874244689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525489032268524">
                <text:p>0.52548903226852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29521170258522">
                <text:p>0.295211702585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782250463962555">
                <text:p>0.78225046396255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2948397397995">
                <text:p>0.294839739799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287482470273972">
                <text:p>0.28748247027397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286953568458557">
                <text:p>0.28695356845855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286637336015701">
                <text:p>0.28663733601570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316165417432785">
                <text:p>0.31616541743278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288253992795944">
                <text:p>0.28825399279594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573966801166534">
                <text:p>0.57396680116653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286891430616379">
                <text:p>0.28689143061637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700700223445892">
                <text:p>0.7007002234458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276464730501175">
                <text:p>0.27646473050117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804460823535919">
                <text:p>0.80446082353591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272596061229706">
                <text:p>0.2725960612297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693445324897766">
                <text:p>0.69344532489776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278361886739731">
                <text:p>0.27836188673973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259862512350082">
                <text:p>0.25986251235008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320052593946457">
                <text:p>0.32005259394645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294460505247116">
                <text:p>0.29446050524711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294744998216629">
                <text:p>0.29474499821662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295741647481918">
                <text:p>0.2957416474819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47310471534729">
                <text:p>0.4731047153472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294835776090622">
                <text:p>0.29483577609062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295373857021332">
                <text:p>0.29537385702133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293799817562103">
                <text:p>0.29379981756210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289926171302795">
                <text:p>0.28992617130279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29066589474678">
                <text:p>0.290665894746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309615790843964">
                <text:p>0.3096157908439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308156549930572">
                <text:p>0.30815654993057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308289855718613">
                <text:p>0.30828985571861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798537969589233">
                <text:p>0.79853796958923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27413222193718">
                <text:p>0.2741322219371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698214113712311">
                <text:p>0.6982141137123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288754284381866">
                <text:p>0.28875428438186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416945517063141">
                <text:p>0.41694551706314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349676221609116">
                <text:p>0.34967622160911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410397320985794">
                <text:p>0.41039732098579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1987082362175">
                <text:p>0.4198708236217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62910920381546">
                <text:p>0.6291092038154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19178247451782">
                <text:p>0.41917824745178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391440689563751">
                <text:p>0.39144068956375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405653297901154">
                <text:p>0.40565329790115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267005771398544">
                <text:p>0.26700577139854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405897498130798">
                <text:p>0.40589749813079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410323321819305">
                <text:p>0.41032332181930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429729521274567">
                <text:p>0.42972952127456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344325184822083">
                <text:p>0.34432518482208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408293306827545">
                <text:p>0.4082933068275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07496809959412">
                <text:p>0.40749680995941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700674414634705">
                <text:p>0.7006744146347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412812560796738">
                <text:p>0.41281256079673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863352358341217">
                <text:p>0.86335235834121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438263654708862">
                <text:p>0.43826365470886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861640393733978">
                <text:p>0.86164039373397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435875296592712">
                <text:p>0.43587529659271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837000846862793">
                <text:p>0.83700084686279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274077266454697">
                <text:p>0.27407726645469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436165183782578">
                <text:p>0.4361651837825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437787622213364">
                <text:p>0.43778762221336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552586436271668">
                <text:p>0.55258643627166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37969893217087">
                <text:p>0.43796989321708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78320974111557">
                <text:p>0.7832097411155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252952337265015">
                <text:p>0.25295233726501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436258345842362">
                <text:p>0.43625834584236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36955541372299">
                <text:p>0.43695554137229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437944769859314">
                <text:p>0.43794476985931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439248323440552">
                <text:p>0.43924832344055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288289487361908">
                <text:p>0.28828948736190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440960764884949">
                <text:p>0.44096076488494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747210264205933">
                <text:p>0.74721026420593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284072577953339">
                <text:p>0.28407257795333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439729958772659">
                <text:p>0.43972995877265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726101815700531">
                <text:p>0.7261018157005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286754637956619">
                <text:p>0.2867546379566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438547968864441">
                <text:p>0.43854796886444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722164034843445">
                <text:p>0.72216403484344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32634425163269">
                <text:p>0.3263442516326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438431262969971">
                <text:p>0.43843126296997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484802603721619">
                <text:p>0.484802603721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